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8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67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7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0.7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fo:color="#ff0000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="0.002cm solid #000000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row table:style-name="ro3">
          <table:table-cell table:style-name="ce1" office:value-type="string">
            <text:p>„bad boy“ numeric simulation ONLY for testing</text:p>
          </table:table-cell>
          <table:table-cell table:number-columns-repeated="13"/>
          <table:table-cell office:value-type="string">
            <text:p>stability test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14"/>
          <table:table-cell office:value-type="string">
            <text:p>error</text:p>
          </table:table-cell>
          <table:table-cell office:value-type="string">
            <text:p>integrator</text:p>
          </table:table-cell>
          <table:table-cell table:style-name="Default" office:value-type="string">
            <text:p>valve_calc</text:p>
          </table:table-cell>
          <table:table-cell office:value-type="string">
            <text:p>Valve [center +-%]</text:p>
          </table:table-cell>
          <table:table-cell office:value-type="string">
            <text:p>real valve</text:p>
          </table:table-cell>
          <table:table-cell table:number-columns-repeated="4"/>
        </table:table-row>
        <table:table-row table:style-name="ro4">
          <table:table-cell table:style-name="ce2" office:value-type="string">
            <text:p>Tuning constants visualizer</text:p>
          </table:table-cell>
          <table:table-cell table:number-columns-repeated="14"/>
          <table:table-cell office:value-type="float" office:value="12345">
            <text:p>12345</text:p>
          </table:table-cell>
          <table:table-cell table:formula="of:=[.Q4]" office:value-type="float" office:value="153.658447265625">
            <text:p>153,66</text:p>
          </table:table-cell>
          <table:table-cell table:formula="of:=IF([.Q4]&gt;10;10;IF([.Q4]&lt;-10;-10;ROUND([.Q3])))" office:value-type="float" office:value="10">
            <text:p>10</text:p>
          </table:table-cell>
          <table:table-cell office:value-type="float" office:value="0.27">
            <text:p>0,27</text:p>
          </table:table-cell>
          <table: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2">
            <text:p>-2</text:p>
          </table:table-cell>
          <table:table-cell table:formula="of:=(([.I4]*[.I4]*10000)/256*[.$B$5]+[.$B$6]*256)*[.I4]*100/256/256" office:value-type="float" office:value="-12.8341674804688">
            <text:p>-12,8341674805</text:p>
          </table:table-cell>
          <table:table-cell office:value-type="float" office:value="0">
            <text:p>0</text:p>
          </table:table-cell>
          <table:table-cell table:style-name="ce7" table:number-columns-repeated="2"/>
          <table:table-cell/>
          <table:table-cell office:value-type="float" office:value="4.8">
            <text:p>4,8</text:p>
          </table:table-cell>
          <table:table-cell table:formula="of:=IF([.V3]&gt;0;TRUNC([.P3]+[.O4]*800);[.P3])" office:value-type="float" office:value="12345">
            <text:p>12345</text:p>
          </table:table-cell>
          <table:table-cell table:formula="of:=((([.O4]*[.O4]*10000)/256*[.$B$5]+[.$B$6]*256)*[.O4]*100+[.P4]*[.$B$7])/256/256+0" office:value-type="float" office:value="153.658447265625">
            <text:p>153,66</text:p>
          </table:table-cell>
          <table:table-cell table:formula="of:=IF([.Q4]&gt;10;10;IF([.Q4]&lt;-10;-10;IF([.Q4]&gt;=[.R3];TRUNC([.Q4]+1/4);TRUNC([.Q4]+3/4))))" office:value-type="float" office:value="10">
            <text:p>10</text:p>
          </table:table-cell>
          <table:table-cell table:formula="of:=IF([.R4]&gt;[.R3];[.R4]-[.$S$3];[.R4]+[.$S$3])-[.$W$4]" office:value-type="float" office:value="5.8256">
            <text:p>5,8256</text:p>
          </table:table-cell>
          <table:table-cell table:formula="of:=IF([.S4]&gt;0;IF([.S4]&gt;3;3*0.25;[.S4]*0.25);IF([.S4]&lt;-3;-3*0.16;[.S4]*0.16))/3" office:value-type="float" office:value="0.25">
            <text:p>0,25</text:p>
          </table:table-cell>
          <table:table-cell table:formula="of:=IF([.R4]=[.R3];[.U3];IF([.R4]&gt;[.R3];1;0))" office:value-type="float" office:value="0">
            <text:p>0</text:p>
          </table:table-cell>
          <table:table-cell table:formula="of:=IF([.U4]=[.U3];IF([.V3]&gt;0;[.V3]-1;0);[.$W$6])" office:value-type="float" office:value="0">
            <text:p>0</text:p>
          </table:table-cell>
          <table:table-cell office:value-type="float" office:value="4.4444">
            <text:p>4,4444</text:p>
          </table:table-cell>
        </table:table-row>
        <table:table-row table:style-name="ro5">
          <table:table-cell table:style-name="ce3" office:value-type="string">
            <text:p>P3_factor</text:p>
          </table:table-cell>
          <table:table-cell table:style-name="ce6" office:value-type="float" office:value="22">
            <text:p>22</text:p>
          </table:table-cell>
          <table:table-cell table:number-columns-repeated="6"/>
          <table:table-cell office:value-type="float" office:value="-1.9">
            <text:p>-1,9</text:p>
          </table:table-cell>
          <table:table-cell table:formula="of:=(([.I5]*[.I5]*10000)/256*[.$B$5]+[.$B$6]*256)*[.I5]*100/256/256" office:value-type="float" office:value="-11.2207841873169">
            <text:p>-11,2207841873</text:p>
          </table:table-cell>
          <table:table-cell table:formula="of:=[.K4]+[.$B$8]*5/60" office:value-type="float" office:value="4">
            <text:p>4</text:p>
          </table:table-cell>
          <table:table-cell table:style-name="ce7" table:number-columns-repeated="2"/>
          <table:table-cell/>
          <table:table-cell table:formula="of:=[.O4]-([.T4]*1)/1" office:value-type="float" office:value="4.55">
            <text:p>4,55</text:p>
          </table:table-cell>
          <table:table-cell table:formula="of:=IF([.V4]&gt;0;TRUNC([.P4]+[.O5]*800);[.P4])" office:value-type="float" office:value="12345">
            <text:p>12345</text:p>
          </table:table-cell>
          <table:table-cell table:formula="of:=((([.O5]*[.O5]*10000)/256*[.$B$5]+[.$B$6]*256)*[.O5]*100+[.P5]*[.$B$7])/256/256+0" office:value-type="float" office:value="131.865859627724">
            <text:p>131,87</text:p>
          </table:table-cell>
          <table:table-cell table:formula="of:=IF([.Q5]&gt;10;10;IF([.Q5]&lt;-10;-10;IF([.Q5]&gt;=[.R4];TRUNC([.Q5]+1/4);TRUNC([.Q5]+3/4))))" office:value-type="float" office:value="10">
            <text:p>10</text:p>
          </table:table-cell>
          <table:table-cell table:formula="of:=IF([.R5]&gt;[.R4];[.R5]-[.$S$3];[.R5]+[.$S$3])-[.$W$4]" office:value-type="float" office:value="5.8256">
            <text:p>5,8256</text:p>
          </table:table-cell>
          <table:table-cell table:formula="of:=IF([.S5]&gt;0;IF([.S5]&gt;3;3*0.25;[.S5]*0.25);IF([.S5]&lt;-3;-3*0.16;[.S5]*0.16))/3" office:value-type="float" office:value="0.25">
            <text:p>0,25</text:p>
          </table:table-cell>
          <table:table-cell table:formula="of:=IF([.R5]=[.R4];[.U4];IF([.R5]&gt;[.R4];1;0))" office:value-type="float" office:value="0">
            <text:p>0</text:p>
          </table:table-cell>
          <table:table-cell table:formula="of:=IF([.U5]=[.U4];IF([.V4]&gt;0;[.V4]-1;0);[.$W$6])" office:value-type="float" office:value="0">
            <text:p>0</text:p>
          </table:table-cell>
          <table:table-cell/>
        </table:table-row>
        <table:table-row table:style-name="ro5">
          <table:table-cell table:style-name="ce3" office:value-type="string">
            <text:p>P_factor</text:p>
          </table:table-cell>
          <table:table-cell table:style-name="ce6" office:value-type="float" office:value="3">
            <text:p>3</text:p>
          </table:table-cell>
          <table:table-cell table:number-columns-repeated="6"/>
          <table:table-cell office:value-type="float" office:value="-1.8">
            <text:p>-1,8</text:p>
          </table:table-cell>
          <table:table-cell table:formula="of:=(([.I6]*[.I6]*10000)/256*[.$B$5]+[.$B$6]*256)*[.I6]*100/256/256" office:value-type="float" office:value="-9.75688934326172">
            <text:p>-9,7568893433</text:p>
          </table:table-cell>
          <table:table-cell table:formula="of:=[.K5]+[.$B$8]*5/60" office:value-type="float" office:value="8">
            <text:p>8</text:p>
          </table:table-cell>
          <table:table-cell table:style-name="ce7" table:number-columns-repeated="2"/>
          <table:table-cell/>
          <table:table-cell table:formula="of:=[.O5]-([.T5]*1+[.T4]*3+[.T3]*3)/7" office:value-type="float" office:value="4.40714285714286">
            <text:p>4,4071428571</text:p>
          </table:table-cell>
          <table:table-cell table:formula="of:=IF([.V5]&gt;0;TRUNC([.P5]+[.O6]*800);[.P5])" office:value-type="float" office:value="12345">
            <text:p>12345</text:p>
          </table:table-cell>
          <table:table-cell table:formula="of:=((([.O6]*[.O6]*10000)/256*[.$B$5]+[.$B$6]*256)*[.O6]*100+[.P6]*[.$B$7])/256/256+0" office:value-type="float" office:value="120.425388561046">
            <text:p>120,43</text:p>
          </table:table-cell>
          <table:table-cell table:formula="of:=IF([.Q6]&gt;10;10;IF([.Q6]&lt;-10;-10;IF([.Q6]&gt;=[.R5];TRUNC([.Q6]+1/4);TRUNC([.Q6]+3/4))))" office:value-type="float" office:value="10">
            <text:p>10</text:p>
          </table:table-cell>
          <table:table-cell table:formula="of:=IF([.R6]&gt;[.R5];[.R6]-[.$S$3];[.R6]+[.$S$3])-[.$W$4]" office:value-type="float" office:value="5.8256">
            <text:p>5,8256</text:p>
          </table:table-cell>
          <table:table-cell table:formula="of:=IF([.S6]&gt;0;IF([.S6]&gt;3;3*0.25;[.S6]*0.25);IF([.S6]&lt;-3;-3*0.16;[.S6]*0.16))/3" office:value-type="float" office:value="0.25">
            <text:p>0,25</text:p>
          </table:table-cell>
          <table:table-cell table:formula="of:=IF([.R6]=[.R5];[.U5];IF([.R6]&gt;[.R5];1;0))" office:value-type="float" office:value="0">
            <text:p>0</text:p>
          </table:table-cell>
          <table:table-cell table:formula="of:=IF([.U6]=[.U5];IF([.V5]&gt;0;[.V5]-1;0);[.$W$6])"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 table:style-name="ro5">
          <table:table-cell table:style-name="ce3" office:value-type="string">
            <text:p>I_factor</text:p>
          </table:table-cell>
          <table:table-cell table:style-name="ce6" office:value-type="float" office:value="16">
            <text:p>16</text:p>
          </table:table-cell>
          <table:table-cell table:number-columns-repeated="6"/>
          <table:table-cell office:value-type="float" office:value="-1.7">
            <text:p>-1,7</text:p>
          </table:table-cell>
          <table:table-cell table:formula="of:=(([.I7]*[.I7]*10000)/256*[.$B$5]+[.$B$6]*256)*[.I7]*100/256/256" office:value-type="float" office:value="-8.43461513519287">
            <text:p>-8,4346151352</text:p>
          </table:table-cell>
          <table:table-cell table:formula="of:=[.K6]+[.$B$8]*5/60" office:value-type="float" office:value="12">
            <text:p>12</text:p>
          </table:table-cell>
          <table:table-cell table:style-name="ce7" table:number-columns-repeated="2"/>
          <table:table-cell/>
          <table:table-cell table:formula="of:=[.O6]-([.T6]*1+[.T5]*3+[.T4]*3)/7" office:value-type="float" office:value="4.15714285714286">
            <text:p>4,1571428571</text:p>
          </table:table-cell>
          <table:table-cell table:formula="of:=IF([.V6]&gt;0;TRUNC([.P6]+[.O7]*800);[.P6])" office:value-type="float" office:value="12345">
            <text:p>12345</text:p>
          </table:table-cell>
          <table:table-cell table:formula="of:=((([.O7]*[.O7]*10000)/256*[.$B$5]+[.$B$6]*256)*[.O7]*100+[.P7]*[.$B$7])/256/256+0" office:value-type="float" office:value="102.093534789349">
            <text:p>102,09</text:p>
          </table:table-cell>
          <table:table-cell table:formula="of:=IF([.Q7]&gt;10;10;IF([.Q7]&lt;-10;-10;IF([.Q7]&gt;=[.R6];TRUNC([.Q7]+1/4);TRUNC([.Q7]+3/4))))" office:value-type="float" office:value="10">
            <text:p>10</text:p>
          </table:table-cell>
          <table:table-cell table:formula="of:=IF([.R7]&gt;[.R6];[.R7]-[.$S$3];[.R7]+[.$S$3])-[.$W$4]" office:value-type="float" office:value="5.8256">
            <text:p>5,8256</text:p>
          </table:table-cell>
          <table:table-cell table:formula="of:=IF([.S7]&gt;0;IF([.S7]&gt;3;3*0.25;[.S7]*0.25);IF([.S7]&lt;-3;-3*0.16;[.S7]*0.16))/3" office:value-type="float" office:value="0.25">
            <text:p>0,25</text:p>
          </table:table-cell>
          <table:table-cell table:formula="of:=IF([.R7]=[.R6];[.U6];IF([.R7]&gt;[.R6];1;0))" office:value-type="float" office:value="0">
            <text:p>0</text:p>
          </table:table-cell>
          <table:table-cell table:formula="of:=IF([.U7]=[.U6];IF([.V6]&gt;0;[.V6]-1;0);[.$W$6])" office:value-type="float" office:value="0">
            <text:p>0</text:p>
          </table:table-cell>
          <table:table-cell/>
        </table:table-row>
        <table:table-row table:style-name="ro6">
          <table:table-cell table:style-name="ce3" office:value-type="string">
            <text:p>PID_interval</text:p>
          </table:table-cell>
          <table:table-cell table:style-name="ce6" office:value-type="float" office:value="48">
            <text:p>48</text:p>
          </table:table-cell>
          <table:table-cell table:number-columns-repeated="6"/>
          <table:table-cell office:value-type="float" office:value="-1.6">
            <text:p>-1,6</text:p>
          </table:table-cell>
          <table:table-cell table:formula="of:=(([.I8]*[.I8]*10000)/256*[.$B$5]+[.$B$6]*256)*[.I8]*100/256/256" office:value-type="float" office:value="-7.24609375">
            <text:p>-7,24609375</text:p>
          </table:table-cell>
          <table:table-cell table:formula="of:=[.K7]+[.$B$8]*5/60" office:value-type="float" office:value="16">
            <text:p>16</text:p>
          </table:table-cell>
          <table:table-cell table:style-name="ce7" table:number-columns-repeated="2"/>
          <table:table-cell/>
          <table:table-cell table:formula="of:=[.O7]-([.T7]*1+[.T6]*3+[.T5]*3+[.T4]*2)/9" office:value-type="float" office:value="3.90714285714286">
            <text:p>3,9071428571</text:p>
          </table:table-cell>
          <table:table-cell table:formula="of:=IF([.V7]&gt;0;TRUNC([.P7]+[.O8]*800);[.P7])" office:value-type="float" office:value="12345">
            <text:p>12345</text:p>
          </table:table-cell>
          <table:table-cell table:formula="of:=((([.O8]*[.O8]*10000)/256*[.$B$5]+[.$B$6]*256)*[.O8]*100+[.P8]*[.$B$7])/256/256+0" office:value-type="float" office:value="85.8059074597178">
            <text:p>85,81</text:p>
          </table:table-cell>
          <table:table-cell table:formula="of:=IF([.Q8]&gt;10;10;IF([.Q8]&lt;-10;-10;IF([.Q8]&gt;=[.R7];TRUNC([.Q8]+1/4);TRUNC([.Q8]+3/4))))" office:value-type="float" office:value="10">
            <text:p>10</text:p>
          </table:table-cell>
          <table:table-cell table:formula="of:=IF([.R8]&gt;[.R7];[.R8]-[.$S$3];[.R8]+[.$S$3])-[.$W$4]" office:value-type="float" office:value="5.8256">
            <text:p>5,8256</text:p>
          </table:table-cell>
          <table:table-cell table:formula="of:=IF([.S8]&gt;0;IF([.S8]&gt;3;3*0.25;[.S8]*0.25);IF([.S8]&lt;-3;-3*0.16;[.S8]*0.16))/3" office:value-type="float" office:value="0.25">
            <text:p>0,25</text:p>
          </table:table-cell>
          <table:table-cell table:formula="of:=IF([.R8]=[.R7];[.U7];IF([.R8]&gt;[.R7];1;0))" office:value-type="float" office:value="0">
            <text:p>0</text:p>
          </table:table-cell>
          <table:table-cell table:formula="of:=IF([.U8]=[.U7];IF([.V7]&gt;0;[.V7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1.5">
            <text:p>-1,5</text:p>
          </table:table-cell>
          <table:table-cell table:formula="of:=(([.I9]*[.I9]*10000)/256*[.$B$5]+[.$B$6]*256)*[.I9]*100/256/256" office:value-type="float" office:value="-6.18345737457275">
            <text:p>-6,1834573746</text:p>
          </table:table-cell>
          <table:table-cell table:formula="of:=[.K8]+[.$B$8]*5/60" office:value-type="float" office:value="20">
            <text:p>20</text:p>
          </table:table-cell>
          <table:table-cell table:style-name="ce7" table:number-columns-repeated="2"/>
          <table:table-cell/>
          <table:table-cell table:formula="of:=[.O8]-([.T8]*1+[.T7]*3+[.T6]*3+[.T5]*2+[.T4]*2)/11" office:value-type="float" office:value="3.65714285714286">
            <text:p>3,6571428571</text:p>
          </table:table-cell>
          <table:table-cell table:formula="of:=IF([.V8]&gt;0;TRUNC([.P8]+[.O9]*800);[.P8])" office:value-type="float" office:value="12345">
            <text:p>12345</text:p>
          </table:table-cell>
          <table:table-cell table:formula="of:=((([.O9]*[.O9]*10000)/256*[.$B$5]+[.$B$6]*256)*[.O9]*100+[.P9]*[.$B$7])/256/256+0" office:value-type="float" office:value="71.4395719923014">
            <text:p>71,44</text:p>
          </table:table-cell>
          <table:table-cell table:formula="of:=IF([.Q9]&gt;10;10;IF([.Q9]&lt;-10;-10;IF([.Q9]&gt;=[.R8];TRUNC([.Q9]+1/4);TRUNC([.Q9]+3/4))))" office:value-type="float" office:value="10">
            <text:p>10</text:p>
          </table:table-cell>
          <table:table-cell table:formula="of:=IF([.R9]&gt;[.R8];[.R9]-[.$S$3];[.R9]+[.$S$3])-[.$W$4]" office:value-type="float" office:value="5.8256">
            <text:p>5,8256</text:p>
          </table:table-cell>
          <table:table-cell table:formula="of:=IF([.S9]&gt;0;IF([.S9]&gt;3;3*0.25;[.S9]*0.25);IF([.S9]&lt;-3;-3*0.16;[.S9]*0.16))/3" office:value-type="float" office:value="0.25">
            <text:p>0,25</text:p>
          </table:table-cell>
          <table:table-cell table:formula="of:=IF([.R9]=[.R8];[.U8];IF([.R9]&gt;[.R8];1;0))" office:value-type="float" office:value="0">
            <text:p>0</text:p>
          </table:table-cell>
          <table:table-cell table:formula="of:=IF([.U9]=[.U8];IF([.V8]&gt;0;[.V8]-1;0);[.$W$6])" office:value-type="float" office:value="0">
            <text:p>0</text:p>
          </table:table-cell>
          <table:table-cell/>
        </table:table-row>
        <table:table-row table:style-name="ro7">
          <table:table-cell table:style-name="ce4" office:value-type="string">
            <text:p>Controller static characteristic</text:p>
          </table:table-cell>
          <table:table-cell table:number-columns-repeated="7"/>
          <table:table-cell office:value-type="float" office:value="-1.4">
            <text:p>-1,4</text:p>
          </table:table-cell>
          <table:table-cell table:formula="of:=(([.I10]*[.I10]*10000)/256*[.$B$5]+[.$B$6]*256)*[.I10]*100/256/256" office:value-type="float" office:value="-5.23883819580078">
            <text:p>-5,2388381958</text:p>
          </table:table-cell>
          <table:table-cell table:formula="of:=[.K9]+[.$B$8]*5/60" office:value-type="float" office:value="24">
            <text:p>24</text:p>
          </table:table-cell>
          <table:table-cell table:style-name="ce7" table:number-columns-repeated="2"/>
          <table:table-cell/>
          <table:table-cell table:formula="of:=[.O9]-([.T9]*1+[.T8]*3+[.T7]*3+[.T6]*2+[.T5]*2+[.T4]*1)/12+RAND()*0.077" office:value-type="float" office:value="3.42692352248695">
            <text:p>3,4269235225</text:p>
          </table:table-cell>
          <table:table-cell table:formula="of:=IF([.V9]&gt;0;TRUNC([.P9]+[.O10]*800);[.P9])" office:value-type="float" office:value="12345">
            <text:p>12345</text:p>
          </table:table-cell>
          <table:table-cell table:formula="of:=((([.O10]*[.O10]*10000)/256*[.$B$5]+[.$B$6]*256)*[.O10]*100+[.P10]*[.$B$7])/256/256+0" office:value-type="float" office:value="59.803357139402">
            <text:p>59,80</text:p>
          </table:table-cell>
          <table:table-cell table:formula="of:=IF([.Q10]&gt;10;10;IF([.Q10]&lt;-10;-10;IF([.Q10]&gt;=[.R9];TRUNC([.Q10]+1/4);TRUNC([.Q10]+3/4))))" office:value-type="float" office:value="10">
            <text:p>10</text:p>
          </table:table-cell>
          <table:table-cell table:formula="of:=IF([.R10]&gt;[.R9];[.R10]-[.$S$3];[.R10]+[.$S$3])-[.$W$4]" office:value-type="float" office:value="5.8256">
            <text:p>5,8256</text:p>
          </table:table-cell>
          <table:table-cell table:formula="of:=IF([.S10]&gt;0;IF([.S10]&gt;3;3*0.25;[.S10]*0.25);IF([.S10]&lt;-3;-3*0.16;[.S10]*0.16))/3" office:value-type="float" office:value="0.25">
            <text:p>0,25</text:p>
          </table:table-cell>
          <table:table-cell table:formula="of:=IF([.R10]=[.R9];[.U9];IF([.R10]&gt;[.R9];1;0))" office:value-type="float" office:value="0">
            <text:p>0</text:p>
          </table:table-cell>
          <table:table-cell table:formula="of:=IF([.U10]=[.U9];IF([.V9]&gt;0;[.V9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1.3">
            <text:p>-1,3</text:p>
          </table:table-cell>
          <table:table-cell table:formula="of:=(([.I11]*[.I11]*10000)/256*[.$B$5]+[.$B$6]*256)*[.I11]*100/256/256" office:value-type="float" office:value="-4.40436840057373">
            <text:p>-4,4043684006</text:p>
          </table:table-cell>
          <table:table-cell table:formula="of:=[.K10]+[.$B$8]*5/60" office:value-type="float" office:value="28">
            <text:p>28</text:p>
          </table:table-cell>
          <table:table-cell table:style-name="ce7" table:number-columns-repeated="2"/>
          <table:table-cell/>
          <table:table-cell table:formula="of:=[.O10]-([.T10]*1+[.T9]*3+[.T8]*3+[.T7]*2+[.T6]*2+[.T5]*1)/12+RAND()*0.077" office:value-type="float" office:value="3.20193234420302">
            <text:p>3,2019323442</text:p>
          </table:table-cell>
          <table:table-cell table:formula="of:=IF([.V10]&gt;0;TRUNC([.P10]+[.O11]*800);[.P10])" office:value-type="float" office:value="12345">
            <text:p>12345</text:p>
          </table:table-cell>
          <table:table-cell table:formula="of:=((([.O11]*[.O11]*10000)/256*[.$B$5]+[.$B$6]*256)*[.O11]*100+[.P11]*[.$B$7])/256/256+0" office:value-type="float" office:value="49.8128185098719">
            <text:p>49,81</text:p>
          </table:table-cell>
          <table:table-cell table:formula="of:=IF([.Q11]&gt;10;10;IF([.Q11]&lt;-10;-10;IF([.Q11]&gt;=[.R10];TRUNC([.Q11]+1/4);TRUNC([.Q11]+3/4))))" office:value-type="float" office:value="10">
            <text:p>10</text:p>
          </table:table-cell>
          <table:table-cell table:formula="of:=IF([.R11]&gt;[.R10];[.R11]-[.$S$3];[.R11]+[.$S$3])-[.$W$4]" office:value-type="float" office:value="5.8256">
            <text:p>5,8256</text:p>
          </table:table-cell>
          <table:table-cell table:formula="of:=IF([.S11]&gt;0;IF([.S11]&gt;3;3*0.25;[.S11]*0.25);IF([.S11]&lt;-3;-3*0.16;[.S11]*0.16))/3" office:value-type="float" office:value="0.25">
            <text:p>0,25</text:p>
          </table:table-cell>
          <table:table-cell table:formula="of:=IF([.R11]=[.R10];[.U10];IF([.R11]&gt;[.R10];1;0))" office:value-type="float" office:value="0">
            <text:p>0</text:p>
          </table:table-cell>
          <table:table-cell table:formula="of:=IF([.U11]=[.U10];IF([.V10]&gt;0;[.V10]-1;0);[.$W$6])" office:value-type="float" office:value="0">
            <text:p>0</text:p>
          </table:table-cell>
          <table:table-cell/>
        </table:table-row>
        <table:table-row table:style-name="ro2">
          <table:table-cell>
            <draw:frame table:end-cell-address="List1.I39" table:end-x="0.385cm" table:end-y="0.429cm" draw:z-index="0" draw:style-name="gr1" svg:width="18.617cm" svg:height="12.532cm" svg:x="0.026cm" svg:y="0.044cm">
              <draw:object draw:notify-on-update-of-ranges="List1.I4:List1.I44 List1.J4:List1.J4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office:value-type="float" office:value="-1.2">
            <text:p>-1,2</text:p>
          </table:table-cell>
          <table:table-cell table:formula="of:=(([.I12]*[.I12]*10000)/256*[.$B$5]+[.$B$6]*256)*[.I12]*100/256/256" office:value-type="float" office:value="-3.67218017578125">
            <text:p>-3,6721801758</text:p>
          </table:table-cell>
          <table:table-cell table:formula="of:=[.K11]+[.$B$8]*5/60" office:value-type="float" office:value="32">
            <text:p>32</text:p>
          </table:table-cell>
          <table:table-cell table:style-name="ce7" table:number-columns-repeated="2"/>
          <table:table-cell/>
          <table:table-cell table:formula="of:=[.O11]-([.T11]*1+[.T10]*3+[.T9]*3+[.T8]*2+[.T7]*2+[.T6]*1)/12+RAND()*0.077" office:value-type="float" office:value="2.97139427570453">
            <text:p>2,9713942757</text:p>
          </table:table-cell>
          <table:table-cell table:formula="of:=IF([.V11]&gt;0;TRUNC([.P11]+[.O12]*800);[.P11])" office:value-type="float" office:value="12345">
            <text:p>12345</text:p>
          </table:table-cell>
          <table:table-cell table:formula="of:=((([.O12]*[.O12]*10000)/256*[.$B$5]+[.$B$6]*256)*[.O12]*100+[.P12]*[.$B$7])/256/256+0" office:value-type="float" office:value="40.8980139668173">
            <text:p>40,90</text:p>
          </table:table-cell>
          <table:table-cell table:formula="of:=IF([.Q12]&gt;10;10;IF([.Q12]&lt;-10;-10;IF([.Q12]&gt;=[.R11];TRUNC([.Q12]+1/4);TRUNC([.Q12]+3/4))))" office:value-type="float" office:value="10">
            <text:p>10</text:p>
          </table:table-cell>
          <table:table-cell table:formula="of:=IF([.R12]&gt;[.R11];[.R12]-[.$S$3];[.R12]+[.$S$3])-[.$W$4]" office:value-type="float" office:value="5.8256">
            <text:p>5,8256</text:p>
          </table:table-cell>
          <table:table-cell table:formula="of:=IF([.S12]&gt;0;IF([.S12]&gt;3;3*0.25;[.S12]*0.25);IF([.S12]&lt;-3;-3*0.16;[.S12]*0.16))/3" office:value-type="float" office:value="0.25">
            <text:p>0,25</text:p>
          </table:table-cell>
          <table:table-cell table:formula="of:=IF([.R12]=[.R11];[.U11];IF([.R12]&gt;[.R11];1;0))" office:value-type="float" office:value="0">
            <text:p>0</text:p>
          </table:table-cell>
          <table:table-cell table:formula="of:=IF([.U12]=[.U11];IF([.V11]&gt;0;[.V11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1.1">
            <text:p>-1,1</text:p>
          </table:table-cell>
          <table:table-cell table:formula="of:=(([.I13]*[.I13]*10000)/256*[.$B$5]+[.$B$6]*256)*[.I13]*100/256/256" office:value-type="float" office:value="-3.03440570831299">
            <text:p>-3,0344057083</text:p>
          </table:table-cell>
          <table:table-cell table:formula="of:=[.K12]+[.$B$8]*5/60" office:value-type="float" office:value="36">
            <text:p>36</text:p>
          </table:table-cell>
          <table:table-cell table:style-name="ce7" table:number-columns-repeated="2"/>
          <table:table-cell/>
          <table:table-cell table:formula="of:=[.O12]-([.T12]*1+[.T11]*3+[.T10]*3+[.T9]*2+[.T8]*2+[.T7]*1)/12+RAND()*0.077" office:value-type="float" office:value="2.76220688886814">
            <text:p>2,7622068889</text:p>
          </table:table-cell>
          <table:table-cell table:formula="of:=IF([.V12]&gt;0;TRUNC([.P12]+[.O13]*800);[.P12])" office:value-type="float" office:value="12345">
            <text:p>12345</text:p>
          </table:table-cell>
          <table:table-cell table:formula="of:=((([.O13]*[.O13]*10000)/256*[.$B$5]+[.$B$6]*256)*[.O13]*100+[.P13]*[.$B$7])/256/256+0" office:value-type="float" office:value="33.8866362333292">
            <text:p>33,89</text:p>
          </table:table-cell>
          <table:table-cell table:formula="of:=IF([.Q13]&gt;10;10;IF([.Q13]&lt;-10;-10;IF([.Q13]&gt;=[.R12];TRUNC([.Q13]+1/4);TRUNC([.Q13]+3/4))))" office:value-type="float" office:value="10">
            <text:p>10</text:p>
          </table:table-cell>
          <table:table-cell table:formula="of:=IF([.R13]&gt;[.R12];[.R13]-[.$S$3];[.R13]+[.$S$3])-[.$W$4]" office:value-type="float" office:value="5.8256">
            <text:p>5,8256</text:p>
          </table:table-cell>
          <table:table-cell table:formula="of:=IF([.S13]&gt;0;IF([.S13]&gt;3;3*0.25;[.S13]*0.25);IF([.S13]&lt;-3;-3*0.16;[.S13]*0.16))/3" office:value-type="float" office:value="0.25">
            <text:p>0,25</text:p>
          </table:table-cell>
          <table:table-cell table:formula="of:=IF([.R13]=[.R12];[.U12];IF([.R13]&gt;[.R12];1;0))" office:value-type="float" office:value="0">
            <text:p>0</text:p>
          </table:table-cell>
          <table:table-cell table:formula="of:=IF([.U13]=[.U12];IF([.V12]&gt;0;[.V12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999999999999999">
            <text:p>-1</text:p>
          </table:table-cell>
          <table:table-cell table:formula="of:=(([.I14]*[.I14]*10000)/256*[.$B$5]+[.$B$6]*256)*[.I14]*100/256/256" office:value-type="float" office:value="-2.48317718505859">
            <text:p>-2,4831771851</text:p>
          </table:table-cell>
          <table:table-cell table:formula="of:=[.K13]+[.$B$8]*5/60" office:value-type="float" office:value="40">
            <text:p>40</text:p>
          </table:table-cell>
          <table:table-cell table:style-name="ce7" table:number-columns-repeated="2"/>
          <table:table-cell/>
          <table:table-cell table:formula="of:=[.O13]-([.T13]*1+[.T12]*3+[.T11]*3+[.T10]*2+[.T9]*2+[.T8]*1)/12+RAND()*0.077" office:value-type="float" office:value="2.5599124303345">
            <text:p>2,5599124303</text:p>
          </table:table-cell>
          <table:table-cell table:formula="of:=IF([.V13]&gt;0;TRUNC([.P13]+[.O14]*800);[.P13])" office:value-type="float" office:value="12345">
            <text:p>12345</text:p>
          </table:table-cell>
          <table:table-cell table:formula="of:=((([.O14]*[.O14]*10000)/256*[.$B$5]+[.$B$6]*256)*[.O14]*100+[.P14]*[.$B$7])/256/256+0" office:value-type="float" office:value="28.0115558167112">
            <text:p>28,01</text:p>
          </table:table-cell>
          <table:table-cell table:formula="of:=IF([.Q14]&gt;10;10;IF([.Q14]&lt;-10;-10;IF([.Q14]&gt;=[.R13];TRUNC([.Q14]+1/4);TRUNC([.Q14]+3/4))))" office:value-type="float" office:value="10">
            <text:p>10</text:p>
          </table:table-cell>
          <table:table-cell table:formula="of:=IF([.R14]&gt;[.R13];[.R14]-[.$S$3];[.R14]+[.$S$3])-[.$W$4]" office:value-type="float" office:value="5.8256">
            <text:p>5,8256</text:p>
          </table:table-cell>
          <table:table-cell table:formula="of:=IF([.S14]&gt;0;IF([.S14]&gt;3;3*0.25;[.S14]*0.25);IF([.S14]&lt;-3;-3*0.16;[.S14]*0.16))/3" office:value-type="float" office:value="0.25">
            <text:p>0,25</text:p>
          </table:table-cell>
          <table:table-cell table:formula="of:=IF([.R14]=[.R13];[.U13];IF([.R14]&gt;[.R13];1;0))" office:value-type="float" office:value="0">
            <text:p>0</text:p>
          </table:table-cell>
          <table:table-cell table:formula="of:=IF([.U14]=[.U13];IF([.V13]&gt;0;[.V13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899999999999999">
            <text:p>-0,9</text:p>
          </table:table-cell>
          <table:table-cell table:formula="of:=(([.I15]*[.I15]*10000)/256*[.$B$5]+[.$B$6]*256)*[.I15]*100/256/256" office:value-type="float" office:value="-2.01062679290771">
            <text:p>-2,0106267929</text:p>
          </table:table-cell>
          <table:table-cell table:formula="of:=[.K14]+[.$B$8]*5/60" office:value-type="float" office:value="44">
            <text:p>44</text:p>
          </table:table-cell>
          <table:table-cell table:style-name="ce7" table:number-columns-repeated="2"/>
          <table:table-cell/>
          <table:table-cell table:formula="of:=[.O14]-([.T14]*1+[.T13]*3+[.T12]*3+[.T11]*2+[.T10]*2+[.T9]*1)/12+RAND()*0.077" office:value-type="float" office:value="2.31161653570658">
            <text:p>2,3116165357</text:p>
          </table:table-cell>
          <table:table-cell table:formula="of:=IF([.V14]&gt;0;TRUNC([.P14]+[.O15]*800);[.P14])" office:value-type="float" office:value="12345">
            <text:p>12345</text:p>
          </table:table-cell>
          <table:table-cell table:formula="of:=((([.O15]*[.O15]*10000)/256*[.$B$5]+[.$B$6]*256)*[.O15]*100+[.P15]*[.$B$7])/256/256+0" office:value-type="float" office:value="21.9204227109483">
            <text:p>21,92</text:p>
          </table:table-cell>
          <table:table-cell table:formula="of:=IF([.Q15]&gt;10;10;IF([.Q15]&lt;-10;-10;IF([.Q15]&gt;=[.R14];TRUNC([.Q15]+1/4);TRUNC([.Q15]+3/4))))" office:value-type="float" office:value="10">
            <text:p>10</text:p>
          </table:table-cell>
          <table:table-cell table:formula="of:=IF([.R15]&gt;[.R14];[.R15]-[.$S$3];[.R15]+[.$S$3])-[.$W$4]" office:value-type="float" office:value="5.8256">
            <text:p>5,8256</text:p>
          </table:table-cell>
          <table:table-cell table:formula="of:=IF([.S15]&gt;0;IF([.S15]&gt;3;3*0.25;[.S15]*0.25);IF([.S15]&lt;-3;-3*0.16;[.S15]*0.16))/3" office:value-type="float" office:value="0.25">
            <text:p>0,25</text:p>
          </table:table-cell>
          <table:table-cell table:formula="of:=IF([.R15]=[.R14];[.U14];IF([.R15]&gt;[.R14];1;0))" office:value-type="float" office:value="0">
            <text:p>0</text:p>
          </table:table-cell>
          <table:table-cell table:formula="of:=IF([.U15]=[.U14];IF([.V14]&gt;0;[.V14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799999999999999">
            <text:p>-0,8</text:p>
          </table:table-cell>
          <table:table-cell table:formula="of:=(([.I16]*[.I16]*10000)/256*[.$B$5]+[.$B$6]*256)*[.I16]*100/256/256" office:value-type="float" office:value="-1.60888671875">
            <text:p>-1,6088867188</text:p>
          </table:table-cell>
          <table:table-cell table:formula="of:=[.K15]+[.$B$8]*5/60" office:value-type="float" office:value="48">
            <text:p>48</text:p>
          </table:table-cell>
          <table:table-cell table:style-name="ce7" table:number-columns-repeated="2"/>
          <table:table-cell/>
          <table:table-cell table:formula="of:=[.O15]-([.T15]*1+[.T14]*3+[.T13]*3+[.T12]*2+[.T11]*2+[.T10]*1)/12+RAND()*0.077" office:value-type="float" office:value="2.07103283457238">
            <text:p>2,0710328346</text:p>
          </table:table-cell>
          <table:table-cell table:formula="of:=IF([.V15]&gt;0;TRUNC([.P15]+[.O16]*800);[.P15])" office:value-type="float" office:value="12345">
            <text:p>12345</text:p>
          </table:table-cell>
          <table:table-cell table:formula="of:=((([.O16]*[.O16]*10000)/256*[.$B$5]+[.$B$6]*256)*[.O16]*100+[.P16]*[.$B$7])/256/256+0" office:value-type="float" office:value="17.0892395523737">
            <text:p>17,09</text:p>
          </table:table-cell>
          <table:table-cell table:formula="of:=IF([.Q16]&gt;10;10;IF([.Q16]&lt;-10;-10;IF([.Q16]&gt;=[.R15];TRUNC([.Q16]+1/4);TRUNC([.Q16]+3/4))))" office:value-type="float" office:value="10">
            <text:p>10</text:p>
          </table:table-cell>
          <table:table-cell table:formula="of:=IF([.R16]&gt;[.R15];[.R16]-[.$S$3];[.R16]+[.$S$3])-[.$W$4]" office:value-type="float" office:value="5.8256">
            <text:p>5,8256</text:p>
          </table:table-cell>
          <table:table-cell table:formula="of:=IF([.S16]&gt;0;IF([.S16]&gt;3;3*0.25;[.S16]*0.25);IF([.S16]&lt;-3;-3*0.16;[.S16]*0.16))/3" office:value-type="float" office:value="0.25">
            <text:p>0,25</text:p>
          </table:table-cell>
          <table:table-cell table:formula="of:=IF([.R16]=[.R15];[.U15];IF([.R16]&gt;[.R15];1;0))" office:value-type="float" office:value="0">
            <text:p>0</text:p>
          </table:table-cell>
          <table:table-cell table:formula="of:=IF([.U16]=[.U15];IF([.V15]&gt;0;[.V15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699999999999999">
            <text:p>-0,7</text:p>
          </table:table-cell>
          <table:table-cell table:formula="of:=(([.I17]*[.I17]*10000)/256*[.$B$5]+[.$B$6]*256)*[.I17]*100/256/256" office:value-type="float" office:value="-1.27008914947509">
            <text:p>-1,2700891495</text:p>
          </table:table-cell>
          <table:table-cell table:formula="of:=[.K16]+[.$B$8]*5/60" office:value-type="float" office:value="52">
            <text:p>52</text:p>
          </table:table-cell>
          <table:table-cell table:style-name="ce7" table:number-columns-repeated="2"/>
          <table:table-cell/>
          <table:table-cell table:formula="of:=[.O16]-([.T16]*1+[.T15]*3+[.T14]*3+[.T13]*2+[.T12]*2+[.T11]*1)/12+RAND()*0.077" office:value-type="float" office:value="1.8827143268512">
            <text:p>1,8827143269</text:p>
          </table:table-cell>
          <table:table-cell table:formula="of:=IF([.V16]&gt;0;TRUNC([.P16]+[.O17]*800);[.P16])" office:value-type="float" office:value="12345">
            <text:p>12345</text:p>
          </table:table-cell>
          <table:table-cell table:formula="of:=((([.O17]*[.O17]*10000)/256*[.$B$5]+[.$B$6]*256)*[.O17]*100+[.P17]*[.$B$7])/256/256+0" office:value-type="float" office:value="13.9711892936075">
            <text:p>13,97</text:p>
          </table:table-cell>
          <table:table-cell table:formula="of:=IF([.Q17]&gt;10;10;IF([.Q17]&lt;-10;-10;IF([.Q17]&gt;=[.R16];TRUNC([.Q17]+1/4);TRUNC([.Q17]+3/4))))" office:value-type="float" office:value="10">
            <text:p>10</text:p>
          </table:table-cell>
          <table:table-cell table:formula="of:=IF([.R17]&gt;[.R16];[.R17]-[.$S$3];[.R17]+[.$S$3])-[.$W$4]" office:value-type="float" office:value="5.8256">
            <text:p>5,8256</text:p>
          </table:table-cell>
          <table:table-cell table:formula="of:=IF([.S17]&gt;0;IF([.S17]&gt;3;3*0.25;[.S17]*0.25);IF([.S17]&lt;-3;-3*0.16;[.S17]*0.16))/3" office:value-type="float" office:value="0.25">
            <text:p>0,25</text:p>
          </table:table-cell>
          <table:table-cell table:formula="of:=IF([.R17]=[.R16];[.U16];IF([.R17]&gt;[.R16];1;0))" office:value-type="float" office:value="0">
            <text:p>0</text:p>
          </table:table-cell>
          <table:table-cell table:formula="of:=IF([.U17]=[.U16];IF([.V16]&gt;0;[.V16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599999999999999">
            <text:p>-0,6</text:p>
          </table:table-cell>
          <table:table-cell table:formula="of:=(([.I18]*[.I18]*10000)/256*[.$B$5]+[.$B$6]*256)*[.I18]*100/256/256" office:value-type="float" office:value="-0.986366271972654">
            <text:p>-0,986366272</text:p>
          </table:table-cell>
          <table:table-cell table:formula="of:=[.K17]+[.$B$8]*5/60" office:value-type="float" office:value="56">
            <text:p>56</text:p>
          </table:table-cell>
          <table:table-cell table:style-name="ce7" table:number-columns-repeated="2"/>
          <table:table-cell/>
          <table:table-cell table:formula="of:=[.O17]-([.T17]*1+[.T16]*3+[.T15]*3+[.T14]*2+[.T13]*2+[.T12]*1)/12+RAND()*0.077" office:value-type="float" office:value="1.67575562135609">
            <text:p>1,6757556214</text:p>
          </table:table-cell>
          <table:table-cell table:formula="of:=IF([.V17]&gt;0;TRUNC([.P17]+[.O18]*800);[.P17])" office:value-type="float" office:value="12345">
            <text:p>12345</text:p>
          </table:table-cell>
          <table:table-cell table:formula="of:=((([.O18]*[.O18]*10000)/256*[.$B$5]+[.$B$6]*256)*[.O18]*100+[.P18]*[.$B$7])/256/256+0" office:value-type="float" office:value="11.1483979136296">
            <text:p>11,15</text:p>
          </table:table-cell>
          <table:table-cell table:formula="of:=IF([.Q18]&gt;10;10;IF([.Q18]&lt;-10;-10;IF([.Q18]&gt;=[.R17];TRUNC([.Q18]+1/4);TRUNC([.Q18]+3/4))))" office:value-type="float" office:value="10">
            <text:p>10</text:p>
          </table:table-cell>
          <table:table-cell table:formula="of:=IF([.R18]&gt;[.R17];[.R18]-[.$S$3];[.R18]+[.$S$3])-[.$W$4]" office:value-type="float" office:value="5.8256">
            <text:p>5,8256</text:p>
          </table:table-cell>
          <table:table-cell table:formula="of:=IF([.S18]&gt;0;IF([.S18]&gt;3;3*0.25;[.S18]*0.25);IF([.S18]&lt;-3;-3*0.16;[.S18]*0.16))/3" office:value-type="float" office:value="0.25">
            <text:p>0,25</text:p>
          </table:table-cell>
          <table:table-cell table:formula="of:=IF([.R18]=[.R17];[.U17];IF([.R18]&gt;[.R17];1;0))" office:value-type="float" office:value="0">
            <text:p>0</text:p>
          </table:table-cell>
          <table:table-cell table:formula="of:=IF([.U18]=[.U17];IF([.V17]&gt;0;[.V17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499999999999999">
            <text:p>-0,5</text:p>
          </table:table-cell>
          <table:table-cell table:formula="of:=(([.I19]*[.I19]*10000)/256*[.$B$5]+[.$B$6]*256)*[.I19]*100/256/256" office:value-type="float" office:value="-0.749850273132322">
            <text:p>-0,7498502731</text:p>
          </table:table-cell>
          <table:table-cell table:formula="of:=[.K18]+[.$B$8]*5/60" office:value-type="float" office:value="60">
            <text:p>60</text:p>
          </table:table-cell>
          <table:table-cell table:style-name="ce7" table:number-columns-repeated="2"/>
          <table:table-cell/>
          <table:table-cell table:formula="of:=[.O18]-([.T18]*1+[.T17]*3+[.T16]*3+[.T15]*2+[.T14]*2+[.T13]*1)/12+RAND()*0.077" office:value-type="float" office:value="1.4454325511876">
            <text:p>1,4454325512</text:p>
          </table:table-cell>
          <table:table-cell table:formula="of:=IF([.V18]&gt;0;TRUNC([.P18]+[.O19]*800);[.P18])" office:value-type="float" office:value="12345">
            <text:p>12345</text:p>
          </table:table-cell>
          <table:table-cell table:formula="of:=((([.O19]*[.O19]*10000)/256*[.$B$5]+[.$B$6]*256)*[.O19]*100+[.P19]*[.$B$7])/256/256+0" office:value-type="float" office:value="8.6677922383378">
            <text:p>8,67</text:p>
          </table:table-cell>
          <table:table-cell table:formula="of:=IF([.Q19]&gt;10;10;IF([.Q19]&lt;-10;-10;IF([.Q19]&gt;=[.R18];TRUNC([.Q19]+1/4);TRUNC([.Q19]+3/4))))" office:value-type="float" office:value="9">
            <text:p>9</text:p>
          </table:table-cell>
          <table:table-cell table:formula="of:=IF([.R19]&gt;[.R18];[.R19]-[.$S$3];[.R19]+[.$S$3])-[.$W$4]" office:value-type="float" office:value="4.8256">
            <text:p>4,8256</text:p>
          </table:table-cell>
          <table:table-cell table:formula="of:=IF([.S19]&gt;0;IF([.S19]&gt;3;3*0.25;[.S19]*0.25);IF([.S19]&lt;-3;-3*0.16;[.S19]*0.16))/3" office:value-type="float" office:value="0.25">
            <text:p>0,25</text:p>
          </table:table-cell>
          <table:table-cell table:formula="of:=IF([.R19]=[.R18];[.U18];IF([.R19]&gt;[.R18];1;0))" office:value-type="float" office:value="0">
            <text:p>0</text:p>
          </table:table-cell>
          <table:table-cell table:formula="of:=IF([.U19]=[.U18];IF([.V18]&gt;0;[.V18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399999999999999">
            <text:p>-0,4</text:p>
          </table:table-cell>
          <table:table-cell table:formula="of:=(([.I20]*[.I20]*10000)/256*[.$B$5]+[.$B$6]*256)*[.I20]*100/256/256" office:value-type="float" office:value="-0.552673339843748">
            <text:p>-0,5526733398</text:p>
          </table:table-cell>
          <table:table-cell table:formula="of:=[.K19]+[.$B$8]*5/60" office:value-type="float" office:value="64">
            <text:p>64</text:p>
          </table:table-cell>
          <table:table-cell table:style-name="ce7" table:number-columns-repeated="2"/>
          <table:table-cell/>
          <table:table-cell table:formula="of:=[.O19]-([.T19]*1+[.T18]*3+[.T17]*3+[.T16]*2+[.T15]*2+[.T14]*1)/12+RAND()*0.077" office:value-type="float" office:value="1.20281818259521">
            <text:p>1,2028181826</text:p>
          </table:table-cell>
          <table:table-cell table:formula="of:=IF([.V19]&gt;0;TRUNC([.P19]+[.O20]*800);[.P19])" office:value-type="float" office:value="12345">
            <text:p>12345</text:p>
          </table:table-cell>
          <table:table-cell table:formula="of:=((([.O20]*[.O20]*10000)/256*[.$B$5]+[.$B$6]*256)*[.O20]*100+[.P20]*[.$B$7])/256/256+0" office:value-type="float" office:value="6.70540078336946">
            <text:p>6,71</text:p>
          </table:table-cell>
          <table:table-cell table:formula="of:=IF([.Q20]&gt;10;10;IF([.Q20]&lt;-10;-10;IF([.Q20]&gt;=[.R19];TRUNC([.Q20]+1/4);TRUNC([.Q20]+3/4))))" office:value-type="float" office:value="7">
            <text:p>7</text:p>
          </table:table-cell>
          <table:table-cell table:formula="of:=IF([.R20]&gt;[.R19];[.R20]-[.$S$3];[.R20]+[.$S$3])-[.$W$4]" office:value-type="float" office:value="2.8256">
            <text:p>2,8256</text:p>
          </table:table-cell>
          <table:table-cell table:formula="of:=IF([.S20]&gt;0;IF([.S20]&gt;3;3*0.25;[.S20]*0.25);IF([.S20]&lt;-3;-3*0.16;[.S20]*0.16))/3" office:value-type="float" office:value="0.235466666666667">
            <text:p>0,2354666667</text:p>
          </table:table-cell>
          <table:table-cell table:formula="of:=IF([.R20]=[.R19];[.U19];IF([.R20]&gt;[.R19];1;0))" office:value-type="float" office:value="0">
            <text:p>0</text:p>
          </table:table-cell>
          <table:table-cell table:formula="of:=IF([.U20]=[.U19];IF([.V19]&gt;0;[.V19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299999999999998">
            <text:p>-0,3</text:p>
          </table:table-cell>
          <table:table-cell table:formula="of:=(([.I21]*[.I21]*10000)/256*[.$B$5]+[.$B$6]*256)*[.I21]*100/256/256" office:value-type="float" office:value="-0.386967658996579">
            <text:p>-0,386967659</text:p>
          </table:table-cell>
          <table:table-cell table:formula="of:=[.K20]+[.$B$8]*5/60" office:value-type="float" office:value="68">
            <text:p>68</text:p>
          </table:table-cell>
          <table:table-cell table:style-name="ce7" table:number-columns-repeated="2"/>
          <table:table-cell/>
          <table:table-cell table:formula="of:=[.O20]-([.T20]*1+[.T19]*3+[.T18]*3+[.T17]*2+[.T16]*2+[.T15]*1)/12+RAND()*0.077" office:value-type="float" office:value="0.966570642274482">
            <text:p>0,9665706423</text:p>
          </table:table-cell>
          <table:table-cell table:formula="of:=IF([.V20]&gt;0;TRUNC([.P20]+[.O21]*800);[.P20])" office:value-type="float" office:value="12345">
            <text:p>12345</text:p>
          </table:table-cell>
          <table:table-cell table:formula="of:=((([.O21]*[.O21]*10000)/256*[.$B$5]+[.$B$6]*256)*[.O21]*100+[.P21]*[.$B$7])/256/256+0" office:value-type="float" office:value="5.33075744188198">
            <text:p>5,33</text:p>
          </table:table-cell>
          <table:table-cell table:formula="of:=IF([.Q21]&gt;10;10;IF([.Q21]&lt;-10;-10;IF([.Q21]&gt;=[.R20];TRUNC([.Q21]+1/4);TRUNC([.Q21]+3/4))))" office:value-type="float" office:value="6">
            <text:p>6</text:p>
          </table:table-cell>
          <table:table-cell table:formula="of:=IF([.R21]&gt;[.R20];[.R21]-[.$S$3];[.R21]+[.$S$3])-[.$W$4]" office:value-type="float" office:value="1.8256">
            <text:p>1,8256</text:p>
          </table:table-cell>
          <table:table-cell table:formula="of:=IF([.S21]&gt;0;IF([.S21]&gt;3;3*0.25;[.S21]*0.25);IF([.S21]&lt;-3;-3*0.16;[.S21]*0.16))/3" office:value-type="float" office:value="0.152133333333333">
            <text:p>0,1521333333</text:p>
          </table:table-cell>
          <table:table-cell table:formula="of:=IF([.R21]=[.R20];[.U20];IF([.R21]&gt;[.R20];1;0))" office:value-type="float" office:value="0">
            <text:p>0</text:p>
          </table:table-cell>
          <table:table-cell table:formula="of:=IF([.U21]=[.U20];IF([.V20]&gt;0;[.V20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199999999999998">
            <text:p>-0,2</text:p>
          </table:table-cell>
          <table:table-cell table:formula="of:=(([.I22]*[.I22]*10000)/256*[.$B$5]+[.$B$6]*256)*[.I22]*100/256/256" office:value-type="float" office:value="-0.244865417480466">
            <text:p>-0,2448654175</text:p>
          </table:table-cell>
          <table:table-cell table:formula="of:=[.K21]+[.$B$8]*5/60" office:value-type="float" office:value="72">
            <text:p>72</text:p>
          </table:table-cell>
          <table:table-cell table:style-name="ce7" table:number-columns-repeated="2"/>
          <table:table-cell/>
          <table:table-cell table:formula="of:=[.O21]-([.T21]*1+[.T20]*3+[.T19]*3+[.T18]*2+[.T17]*2+[.T16]*1)/12+RAND()*0.077" office:value-type="float" office:value="0.763818881274799">
            <text:p>0,7638188813</text:p>
          </table:table-cell>
          <table:table-cell table:formula="of:=IF([.V21]&gt;0;TRUNC([.P21]+[.O22]*800);[.P21])" office:value-type="float" office:value="12345">
            <text:p>12345</text:p>
          </table:table-cell>
          <table:table-cell table:formula="of:=((([.O22]*[.O22]*10000)/256*[.$B$5]+[.$B$6]*256)*[.O22]*100+[.P22]*[.$B$7])/256/256+0" office:value-type="float" office:value="4.49336748580738">
            <text:p>4,49</text:p>
          </table:table-cell>
          <table:table-cell table:formula="of:=IF([.Q22]&gt;10;10;IF([.Q22]&lt;-10;-10;IF([.Q22]&gt;=[.R21];TRUNC([.Q22]+1/4);TRUNC([.Q22]+3/4))))" office:value-type="float" office:value="5">
            <text:p>5</text:p>
          </table:table-cell>
          <table:table-cell table:formula="of:=IF([.R22]&gt;[.R21];[.R22]-[.$S$3];[.R22]+[.$S$3])-[.$W$4]" office:value-type="float" office:value="0.8256">
            <text:p>0,8256</text:p>
          </table:table-cell>
          <table:table-cell table:formula="of:=IF([.S22]&gt;0;IF([.S22]&gt;3;3*0.25;[.S22]*0.25);IF([.S22]&lt;-3;-3*0.16;[.S22]*0.16))/3" office:value-type="float" office:value="0.0688">
            <text:p>0,0688</text:p>
          </table:table-cell>
          <table:table-cell table:formula="of:=IF([.R22]=[.R21];[.U21];IF([.R22]&gt;[.R21];1;0))" office:value-type="float" office:value="0">
            <text:p>0</text:p>
          </table:table-cell>
          <table:table-cell table:formula="of:=IF([.U22]=[.U21];IF([.V21]&gt;0;[.V21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0999999999999983">
            <text:p>-0,1</text:p>
          </table:table-cell>
          <table:table-cell table:formula="of:=(([.I23]*[.I23]*10000)/256*[.$B$5]+[.$B$6]*256)*[.I23]*100/256/256" office:value-type="float" office:value="-0.118498802185057">
            <text:p>-0,1184988022</text:p>
          </table:table-cell>
          <table:table-cell table:formula="of:=[.K22]+[.$B$8]*5/60" office:value-type="float" office:value="76">
            <text:p>76</text:p>
          </table:table-cell>
          <table:table-cell table:style-name="ce7" table:number-columns-repeated="2"/>
          <table:table-cell/>
          <table:table-cell table:formula="of:=[.O22]-([.T22]*1+[.T21]*3+[.T20]*3+[.T19]*2+[.T18]*2+[.T17]*1)/12+RAND()*0.077" office:value-type="float" office:value="0.628415376607741">
            <text:p>0,6284153766</text:p>
          </table:table-cell>
          <table:table-cell table:formula="of:=IF([.V22]&gt;0;TRUNC([.P22]+[.O23]*800);[.P22])" office:value-type="float" office:value="12345">
            <text:p>12345</text:p>
          </table:table-cell>
          <table:table-cell table:formula="of:=((([.O23]*[.O23]*10000)/256*[.$B$5]+[.$B$6]*256)*[.O23]*100+[.P23]*[.$B$7])/256/256+0" office:value-type="float" office:value="4.07575950109615">
            <text:p>4,08</text:p>
          </table:table-cell>
          <table:table-cell table:formula="of:=IF([.Q23]&gt;10;10;IF([.Q23]&lt;-10;-10;IF([.Q23]&gt;=[.R22];TRUNC([.Q23]+1/4);TRUNC([.Q23]+3/4))))" office:value-type="float" office:value="4">
            <text:p>4</text:p>
          </table:table-cell>
          <table:table-cell table:formula="of:=IF([.R23]&gt;[.R22];[.R23]-[.$S$3];[.R23]+[.$S$3])-[.$W$4]" office:value-type="float" office:value="-0.1744">
            <text:p>-0,1744</text:p>
          </table:table-cell>
          <table:table-cell table:formula="of:=IF([.S23]&gt;0;IF([.S23]&gt;3;3*0.25;[.S23]*0.25);IF([.S23]&lt;-3;-3*0.16;[.S23]*0.16))/3" office:value-type="float" office:value="-0.00930133333333335">
            <text:p>-0,0093013333</text:p>
          </table:table-cell>
          <table:table-cell table:formula="of:=IF([.R23]=[.R22];[.U22];IF([.R23]&gt;[.R22];1;0))" office:value-type="float" office:value="0">
            <text:p>0</text:p>
          </table:table-cell>
          <table:table-cell table:formula="of:=IF([.U23]=[.U22];IF([.V22]&gt;0;[.V22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77635683940025E-015">
            <text:p>0</text:p>
          </table:table-cell>
          <table:table-cell table:formula="of:=(([.I24]*[.I24]*10000)/256*[.$B$5]+[.$B$6]*256)*[.I24]*100/256/256" office:value-type="float" office:value="2.08166817117217E-015">
            <text:p>0</text:p>
          </table:table-cell>
          <table:table-cell table:formula="of:=[.K23]+[.$B$8]*5/60" office:value-type="float" office:value="80">
            <text:p>80</text:p>
          </table:table-cell>
          <table:table-cell table:style-name="ce7" table:number-columns-repeated="2"/>
          <table:table-cell/>
          <table:table-cell table:formula="of:=[.O23]-([.T23]*1+[.T22]*3+[.T21]*3+[.T20]*2+[.T19]*2+[.T18]*1)/12+RAND()*0.077" office:value-type="float" office:value="0.511612235236551">
            <text:p>0,5116122352</text:p>
          </table:table-cell>
          <table:table-cell table:formula="of:=IF([.V23]&gt;0;TRUNC([.P23]+[.O24]*800);[.P23])" office:value-type="float" office:value="12345">
            <text:p>12345</text:p>
          </table:table-cell>
          <table:table-cell table:formula="of:=((([.O24]*[.O24]*10000)/256*[.$B$5]+[.$B$6]*256)*[.O24]*100+[.P24]*[.$B$7])/256/256+0" office:value-type="float" office:value="3.78906202415624">
            <text:p>3,79</text:p>
          </table:table-cell>
          <table:table-cell table:formula="of:=IF([.Q24]&gt;10;10;IF([.Q24]&lt;-10;-10;IF([.Q24]&gt;=[.R23];TRUNC([.Q24]+1/4);TRUNC([.Q24]+3/4))))" office:value-type="float" office:value="4">
            <text:p>4</text:p>
          </table:table-cell>
          <table:table-cell table:formula="of:=IF([.R24]&gt;[.R23];[.R24]-[.$S$3];[.R24]+[.$S$3])-[.$W$4]" office:value-type="float" office:value="-0.1744">
            <text:p>-0,1744</text:p>
          </table:table-cell>
          <table:table-cell table:formula="of:=IF([.S24]&gt;0;IF([.S24]&gt;3;3*0.25;[.S24]*0.25);IF([.S24]&lt;-3;-3*0.16;[.S24]*0.16))/3" office:value-type="float" office:value="-0.00930133333333335">
            <text:p>-0,0093013333</text:p>
          </table:table-cell>
          <table:table-cell table:formula="of:=IF([.R24]=[.R23];[.U23];IF([.R24]&gt;[.R23];1;0))" office:value-type="float" office:value="0">
            <text:p>0</text:p>
          </table:table-cell>
          <table:table-cell table:formula="of:=IF([.U24]=[.U23];IF([.V23]&gt;0;[.V23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100000000000002">
            <text:p>0,1</text:p>
          </table:table-cell>
          <table:table-cell table:formula="of:=(([.I25]*[.I25]*10000)/256*[.$B$5]+[.$B$6]*256)*[.I25]*100/256/256" office:value-type="float" office:value="0.118498802185061">
            <text:p>0,1184988022</text:p>
          </table:table-cell>
          <table:table-cell table:formula="of:=[.K24]+[.$B$8]*5/60" office:value-type="float" office:value="84">
            <text:p>84</text:p>
          </table:table-cell>
          <table:table-cell table:style-name="ce7" table:number-columns-repeated="2"/>
          <table:table-cell/>
          <table:table-cell table:formula="of:=[.O24]-([.T24]*1+[.T23]*3+[.T22]*3+[.T21]*2+[.T20]*2+[.T19]*1)/12+RAND()*0.077" office:value-type="float" office:value="0.459233776313315">
            <text:p>0,4592337763</text:p>
          </table:table-cell>
          <table:table-cell table:formula="of:=IF([.V24]&gt;0;TRUNC([.P24]+[.O25]*800);[.P24])" office:value-type="float" office:value="12345">
            <text:p>12345</text:p>
          </table:table-cell>
          <table:table-cell table:formula="of:=((([.O25]*[.O25]*10000)/256*[.$B$5]+[.$B$6]*256)*[.O25]*100+[.P25]*[.$B$7])/256/256+0" office:value-type="float" office:value="3.67908075274486">
            <text:p>3,68</text:p>
          </table:table-cell>
          <table:table-cell table:formula="of:=IF([.Q25]&gt;10;10;IF([.Q25]&lt;-10;-10;IF([.Q25]&gt;=[.R24];TRUNC([.Q25]+1/4);TRUNC([.Q25]+3/4))))" office:value-type="float" office:value="4">
            <text:p>4</text:p>
          </table:table-cell>
          <table:table-cell table:formula="of:=IF([.R25]&gt;[.R24];[.R25]-[.$S$3];[.R25]+[.$S$3])-[.$W$4]" office:value-type="float" office:value="-0.1744">
            <text:p>-0,1744</text:p>
          </table:table-cell>
          <table:table-cell table:formula="of:=IF([.S25]&gt;0;IF([.S25]&gt;3;3*0.25;[.S25]*0.25);IF([.S25]&lt;-3;-3*0.16;[.S25]*0.16))/3" office:value-type="float" office:value="-0.00930133333333335">
            <text:p>-0,0093013333</text:p>
          </table:table-cell>
          <table:table-cell table:formula="of:=IF([.R25]=[.R24];[.U24];IF([.R25]&gt;[.R24];1;0))" office:value-type="float" office:value="0">
            <text:p>0</text:p>
          </table:table-cell>
          <table:table-cell table:formula="of:=IF([.U25]=[.U24];IF([.V24]&gt;0;[.V24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200000000000002">
            <text:p>0,2</text:p>
          </table:table-cell>
          <table:table-cell table:formula="of:=(([.I26]*[.I26]*10000)/256*[.$B$5]+[.$B$6]*256)*[.I26]*100/256/256" office:value-type="float" office:value="0.244865417480471">
            <text:p>0,2448654175</text:p>
          </table:table-cell>
          <table:table-cell table:formula="of:=[.K25]+[.$B$8]*5/60" office:value-type="float" office:value="88">
            <text:p>88</text:p>
          </table:table-cell>
          <table:table-cell table:style-name="ce7" table:number-columns-repeated="2"/>
          <table:table-cell/>
          <table:table-cell table:formula="of:=[.O25]-([.T25]*1+[.T24]*3+[.T23]*3+[.T22]*2+[.T21]*2+[.T20]*1)/12+RAND()*0.077" office:value-type="float" office:value="0.452570729077656">
            <text:p>0,4525707291</text:p>
          </table:table-cell>
          <table:table-cell table:formula="of:=IF([.V25]&gt;0;TRUNC([.P25]+[.O26]*800);[.P25])" office:value-type="float" office:value="12345">
            <text:p>12345</text:p>
          </table:table-cell>
          <table:table-cell table:formula="of:=((([.O26]*[.O26]*10000)/256*[.$B$5]+[.$B$6]*256)*[.O26]*100+[.P26]*[.$B$7])/256/256+0" office:value-type="float" office:value="3.66582435577972">
            <text:p>3,67</text:p>
          </table:table-cell>
          <table:table-cell table:formula="of:=IF([.Q26]&gt;10;10;IF([.Q26]&lt;-10;-10;IF([.Q26]&gt;=[.R25];TRUNC([.Q26]+1/4);TRUNC([.Q26]+3/4))))" office:value-type="float" office:value="4">
            <text:p>4</text:p>
          </table:table-cell>
          <table:table-cell table:formula="of:=IF([.R26]&gt;[.R25];[.R26]-[.$S$3];[.R26]+[.$S$3])-[.$W$4]" office:value-type="float" office:value="-0.1744">
            <text:p>-0,1744</text:p>
          </table:table-cell>
          <table:table-cell table:formula="of:=IF([.S26]&gt;0;IF([.S26]&gt;3;3*0.25;[.S26]*0.25);IF([.S26]&lt;-3;-3*0.16;[.S26]*0.16))/3" office:value-type="float" office:value="-0.00930133333333335">
            <text:p>-0,0093013333</text:p>
          </table:table-cell>
          <table:table-cell table:formula="of:=IF([.R26]=[.R25];[.U25];IF([.R26]&gt;[.R25];1;0))" office:value-type="float" office:value="0">
            <text:p>0</text:p>
          </table:table-cell>
          <table:table-cell table:formula="of:=IF([.U26]=[.U25];IF([.V25]&gt;0;[.V25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300000000000002">
            <text:p>0,3</text:p>
          </table:table-cell>
          <table:table-cell table:formula="of:=(([.I27]*[.I27]*10000)/256*[.$B$5]+[.$B$6]*256)*[.I27]*100/256/256" office:value-type="float" office:value="0.386967658996585">
            <text:p>0,386967659</text:p>
          </table:table-cell>
          <table:table-cell table:formula="of:=[.K26]+[.$B$8]*5/60" office:value-type="float" office:value="92">
            <text:p>92</text:p>
          </table:table-cell>
          <table:table-cell table:style-name="ce7" table:number-columns-repeated="2"/>
          <table:table-cell/>
          <table:table-cell table:formula="of:=[.O26]-([.T26]*1+[.T25]*3+[.T24]*3+[.T23]*2+[.T22]*2+[.T21]*1)/12+RAND()*0.077" office:value-type="float" office:value="0.497632667748101">
            <text:p>0,4976326677</text:p>
          </table:table-cell>
          <table:table-cell table:formula="of:=IF([.V26]&gt;0;TRUNC([.P26]+[.O27]*800);[.P26])" office:value-type="float" office:value="12345">
            <text:p>12345</text:p>
          </table:table-cell>
          <table:table-cell table:formula="of:=((([.O27]*[.O27]*10000)/256*[.$B$5]+[.$B$6]*256)*[.O27]*100+[.P27]*[.$B$7])/256/256+0" office:value-type="float" office:value="3.75867486123287">
            <text:p>3,76</text:p>
          </table:table-cell>
          <table:table-cell table:formula="of:=IF([.Q27]&gt;10;10;IF([.Q27]&lt;-10;-10;IF([.Q27]&gt;=[.R26];TRUNC([.Q27]+1/4);TRUNC([.Q27]+3/4))))" office:value-type="float" office:value="4">
            <text:p>4</text:p>
          </table:table-cell>
          <table:table-cell table:formula="of:=IF([.R27]&gt;[.R26];[.R27]-[.$S$3];[.R27]+[.$S$3])-[.$W$4]" office:value-type="float" office:value="-0.1744">
            <text:p>-0,1744</text:p>
          </table:table-cell>
          <table:table-cell table:formula="of:=IF([.S27]&gt;0;IF([.S27]&gt;3;3*0.25;[.S27]*0.25);IF([.S27]&lt;-3;-3*0.16;[.S27]*0.16))/3" office:value-type="float" office:value="-0.00930133333333335">
            <text:p>-0,0093013333</text:p>
          </table:table-cell>
          <table:table-cell table:formula="of:=IF([.R27]=[.R26];[.U26];IF([.R27]&gt;[.R26];1;0))" office:value-type="float" office:value="0">
            <text:p>0</text:p>
          </table:table-cell>
          <table:table-cell table:formula="of:=IF([.U27]=[.U26];IF([.V26]&gt;0;[.V26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400000000000002">
            <text:p>0,4</text:p>
          </table:table-cell>
          <table:table-cell table:formula="of:=(([.I28]*[.I28]*10000)/256*[.$B$5]+[.$B$6]*256)*[.I28]*100/256/256" office:value-type="float" office:value="0.552673339843754">
            <text:p>0,5526733398</text:p>
          </table:table-cell>
          <table:table-cell table:formula="of:=[.K27]+[.$B$8]*5/60" office:value-type="float" office:value="96">
            <text:p>96</text:p>
          </table:table-cell>
          <table:table-cell table:style-name="ce7" table:number-columns-repeated="2"/>
          <table:table-cell/>
          <table:table-cell table:formula="of:=[.O27]-([.T27]*1+[.T26]*3+[.T25]*3+[.T24]*2+[.T23]*2+[.T22]*1)/12+RAND()*0.077" office:value-type="float" office:value="0.574906534357105">
            <text:p>0,5749065344</text:p>
          </table:table-cell>
          <table:table-cell table:formula="of:=IF([.V27]&gt;0;TRUNC([.P27]+[.O28]*800);[.P27])" office:value-type="float" office:value="12345">
            <text:p>12345</text:p>
          </table:table-cell>
          <table:table-cell table:formula="of:=((([.O28]*[.O28]*10000)/256*[.$B$5]+[.$B$6]*256)*[.O28]*100+[.P28]*[.$B$7])/256/256+0" office:value-type="float" office:value="3.93680390328376">
            <text:p>3,94</text:p>
          </table:table-cell>
          <table:table-cell table:formula="of:=IF([.Q28]&gt;10;10;IF([.Q28]&lt;-10;-10;IF([.Q28]&gt;=[.R27];TRUNC([.Q28]+1/4);TRUNC([.Q28]+3/4))))" office:value-type="float" office:value="4">
            <text:p>4</text:p>
          </table:table-cell>
          <table:table-cell table:formula="of:=IF([.R28]&gt;[.R27];[.R28]-[.$S$3];[.R28]+[.$S$3])-[.$W$4]" office:value-type="float" office:value="-0.1744">
            <text:p>-0,1744</text:p>
          </table:table-cell>
          <table:table-cell table:formula="of:=IF([.S28]&gt;0;IF([.S28]&gt;3;3*0.25;[.S28]*0.25);IF([.S28]&lt;-3;-3*0.16;[.S28]*0.16))/3" office:value-type="float" office:value="-0.00930133333333335">
            <text:p>-0,0093013333</text:p>
          </table:table-cell>
          <table:table-cell table:formula="of:=IF([.R28]=[.R27];[.U27];IF([.R28]&gt;[.R27];1;0))" office:value-type="float" office:value="0">
            <text:p>0</text:p>
          </table:table-cell>
          <table:table-cell table:formula="of:=IF([.U28]=[.U27];IF([.V27]&gt;0;[.V27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500000000000002">
            <text:p>0,5</text:p>
          </table:table-cell>
          <table:table-cell table:formula="of:=(([.I29]*[.I29]*10000)/256*[.$B$5]+[.$B$6]*256)*[.I29]*100/256/256" office:value-type="float" office:value="0.749850273132329">
            <text:p>0,7498502731</text:p>
          </table:table-cell>
          <table:table-cell table:formula="of:=[.K28]+[.$B$8]*5/60" office:value-type="float" office:value="100">
            <text:p>100</text:p>
          </table:table-cell>
          <table:table-cell table:style-name="ce7" table:number-columns-repeated="2"/>
          <table:table-cell/>
          <table:table-cell table:formula="of:=[.O28]-([.T28]*1+[.T27]*3+[.T26]*3+[.T25]*2+[.T24]*2+[.T23]*1)/12+RAND()*0.077" office:value-type="float" office:value="0.648676838635078">
            <text:p>0,6486768386</text:p>
          </table:table-cell>
          <table:table-cell table:formula="of:=IF([.V28]&gt;0;TRUNC([.P28]+[.O29]*800);[.P28])" office:value-type="float" office:value="12345">
            <text:p>12345</text:p>
          </table:table-cell>
          <table:table-cell table:formula="of:=((([.O29]*[.O29]*10000)/256*[.$B$5]+[.$B$6]*256)*[.O29]*100+[.P29]*[.$B$7])/256/256+0" office:value-type="float" office:value="4.13200582807328">
            <text:p>4,13</text:p>
          </table:table-cell>
          <table:table-cell table:formula="of:=IF([.Q29]&gt;10;10;IF([.Q29]&lt;-10;-10;IF([.Q29]&gt;=[.R28];TRUNC([.Q29]+1/4);TRUNC([.Q29]+3/4))))" office:value-type="float" office:value="4">
            <text:p>4</text:p>
          </table:table-cell>
          <table:table-cell table:formula="of:=IF([.R29]&gt;[.R28];[.R29]-[.$S$3];[.R29]+[.$S$3])-[.$W$4]" office:value-type="float" office:value="-0.1744">
            <text:p>-0,1744</text:p>
          </table:table-cell>
          <table:table-cell table:formula="of:=IF([.S29]&gt;0;IF([.S29]&gt;3;3*0.25;[.S29]*0.25);IF([.S29]&lt;-3;-3*0.16;[.S29]*0.16))/3" office:value-type="float" office:value="-0.00930133333333335">
            <text:p>-0,0093013333</text:p>
          </table:table-cell>
          <table:table-cell table:formula="of:=IF([.R29]=[.R28];[.U28];IF([.R29]&gt;[.R28];1;0))" office:value-type="float" office:value="0">
            <text:p>0</text:p>
          </table:table-cell>
          <table:table-cell table:formula="of:=IF([.U29]=[.U28];IF([.V28]&gt;0;[.V28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600000000000002">
            <text:p>0,6</text:p>
          </table:table-cell>
          <table:table-cell table:formula="of:=(([.I30]*[.I30]*10000)/256*[.$B$5]+[.$B$6]*256)*[.I30]*100/256/256" office:value-type="float" office:value="0.986366271972662">
            <text:p>0,986366272</text:p>
          </table:table-cell>
          <table:table-cell table:formula="of:=[.K29]+[.$B$8]*5/60" office:value-type="float" office:value="104">
            <text:p>104</text:p>
          </table:table-cell>
          <table:table-cell table:style-name="ce7" table:number-columns-repeated="2"/>
          <table:table-cell/>
          <table:table-cell table:formula="of:=[.O29]-([.T29]*1+[.T28]*3+[.T27]*3+[.T26]*2+[.T25]*2+[.T24]*1)/12+RAND()*0.077" office:value-type="float" office:value="0.666354587794326">
            <text:p>0,6663545878</text:p>
          </table:table-cell>
          <table:table-cell table:formula="of:=IF([.V29]&gt;0;TRUNC([.P29]+[.O30]*800);[.P29])" office:value-type="float" office:value="12345">
            <text:p>12345</text:p>
          </table:table-cell>
          <table:table-cell table:formula="of:=((([.O30]*[.O30]*10000)/256*[.$B$5]+[.$B$6]*256)*[.O30]*100+[.P30]*[.$B$7])/256/256+0" office:value-type="float" office:value="4.182788894729">
            <text:p>4,18</text:p>
          </table:table-cell>
          <table:table-cell table:formula="of:=IF([.Q30]&gt;10;10;IF([.Q30]&lt;-10;-10;IF([.Q30]&gt;=[.R29];TRUNC([.Q30]+1/4);TRUNC([.Q30]+3/4))))" office:value-type="float" office:value="4">
            <text:p>4</text:p>
          </table:table-cell>
          <table:table-cell table:formula="of:=IF([.R30]&gt;[.R29];[.R30]-[.$S$3];[.R30]+[.$S$3])-[.$W$4]" office:value-type="float" office:value="-0.1744">
            <text:p>-0,1744</text:p>
          </table:table-cell>
          <table:table-cell table:formula="of:=IF([.S30]&gt;0;IF([.S30]&gt;3;3*0.25;[.S30]*0.25);IF([.S30]&lt;-3;-3*0.16;[.S30]*0.16))/3" office:value-type="float" office:value="-0.00930133333333335">
            <text:p>-0,0093013333</text:p>
          </table:table-cell>
          <table:table-cell table:formula="of:=IF([.R30]=[.R29];[.U29];IF([.R30]&gt;[.R29];1;0))" office:value-type="float" office:value="0">
            <text:p>0</text:p>
          </table:table-cell>
          <table:table-cell table:formula="of:=IF([.U30]=[.U29];IF([.V29]&gt;0;[.V29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700000000000002">
            <text:p>0,7</text:p>
          </table:table-cell>
          <table:table-cell table:formula="of:=(([.I31]*[.I31]*10000)/256*[.$B$5]+[.$B$6]*256)*[.I31]*100/256/256" office:value-type="float" office:value="1.2700891494751">
            <text:p>1,2700891495</text:p>
          </table:table-cell>
          <table:table-cell table:formula="of:=[.K30]+[.$B$8]*5/60" office:value-type="float" office:value="108">
            <text:p>108</text:p>
          </table:table-cell>
          <table:table-cell table:style-name="ce7" table:number-columns-repeated="2"/>
          <table:table-cell/>
          <table:table-cell table:formula="of:=[.O30]-([.T30]*1+[.T29]*3+[.T28]*3+[.T27]*2+[.T26]*2+[.T25]*1)/12+RAND()*0.077" office:value-type="float" office:value="0.697164869633515">
            <text:p>0,6971648696</text:p>
          </table:table-cell>
          <table:table-cell table:formula="of:=IF([.V30]&gt;0;TRUNC([.P30]+[.O31]*800);[.P30])" office:value-type="float" office:value="12345">
            <text:p>12345</text:p>
          </table:table-cell>
          <table:table-cell table:formula="of:=((([.O31]*[.O31]*10000)/256*[.$B$5]+[.$B$6]*256)*[.O31]*100+[.P31]*[.$B$7])/256/256+0" office:value-type="float" office:value="4.27523981365165">
            <text:p>4,28</text:p>
          </table:table-cell>
          <table:table-cell table:formula="of:=IF([.Q31]&gt;10;10;IF([.Q31]&lt;-10;-10;IF([.Q31]&gt;=[.R30];TRUNC([.Q31]+1/4);TRUNC([.Q31]+3/4))))" office:value-type="float" office:value="4">
            <text:p>4</text:p>
          </table:table-cell>
          <table:table-cell table:formula="of:=IF([.R31]&gt;[.R30];[.R31]-[.$S$3];[.R31]+[.$S$3])-[.$W$4]" office:value-type="float" office:value="-0.1744">
            <text:p>-0,1744</text:p>
          </table:table-cell>
          <table:table-cell table:formula="of:=IF([.S31]&gt;0;IF([.S31]&gt;3;3*0.25;[.S31]*0.25);IF([.S31]&lt;-3;-3*0.16;[.S31]*0.16))/3" office:value-type="float" office:value="-0.00930133333333335">
            <text:p>-0,0093013333</text:p>
          </table:table-cell>
          <table:table-cell table:formula="of:=IF([.R31]=[.R30];[.U30];IF([.R31]&gt;[.R30];1;0))" office:value-type="float" office:value="0">
            <text:p>0</text:p>
          </table:table-cell>
          <table:table-cell table:formula="of:=IF([.U31]=[.U30];IF([.V30]&gt;0;[.V30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800000000000003">
            <text:p>0,8</text:p>
          </table:table-cell>
          <table:table-cell table:formula="of:=(([.I32]*[.I32]*10000)/256*[.$B$5]+[.$B$6]*256)*[.I32]*100/256/256" office:value-type="float" office:value="1.60888671875001">
            <text:p>1,6088867188</text:p>
          </table:table-cell>
          <table:table-cell table:formula="of:=[.K31]+[.$B$8]*5/60" office:value-type="float" office:value="112">
            <text:p>112</text:p>
          </table:table-cell>
          <table:table-cell table:style-name="ce7" table:number-columns-repeated="2"/>
          <table:table-cell/>
          <table:table-cell table:formula="of:=[.O31]-([.T31]*1+[.T30]*3+[.T29]*3+[.T28]*2+[.T27]*2+[.T26]*1)/12+RAND()*0.077" office:value-type="float" office:value="0.744250664539615">
            <text:p>0,7442506645</text:p>
          </table:table-cell>
          <table:table-cell table:formula="of:=IF([.V31]&gt;0;TRUNC([.P31]+[.O32]*800);[.P31])" office:value-type="float" office:value="12345">
            <text:p>12345</text:p>
          </table:table-cell>
          <table:table-cell table:formula="of:=((([.O32]*[.O32]*10000)/256*[.$B$5]+[.$B$6]*256)*[.O32]*100+[.P32]*[.$B$7])/256/256+0" office:value-type="float" office:value="4.42666539078594">
            <text:p>4,43</text:p>
          </table:table-cell>
          <table:table-cell table:formula="of:=IF([.Q32]&gt;10;10;IF([.Q32]&lt;-10;-10;IF([.Q32]&gt;=[.R31];TRUNC([.Q32]+1/4);TRUNC([.Q32]+3/4))))" office:value-type="float" office:value="4">
            <text:p>4</text:p>
          </table:table-cell>
          <table:table-cell table:formula="of:=IF([.R32]&gt;[.R31];[.R32]-[.$S$3];[.R32]+[.$S$3])-[.$W$4]" office:value-type="float" office:value="-0.1744">
            <text:p>-0,1744</text:p>
          </table:table-cell>
          <table:table-cell table:formula="of:=IF([.S32]&gt;0;IF([.S32]&gt;3;3*0.25;[.S32]*0.25);IF([.S32]&lt;-3;-3*0.16;[.S32]*0.16))/3" office:value-type="float" office:value="-0.00930133333333335">
            <text:p>-0,0093013333</text:p>
          </table:table-cell>
          <table:table-cell table:formula="of:=IF([.R32]=[.R31];[.U31];IF([.R32]&gt;[.R31];1;0))" office:value-type="float" office:value="0">
            <text:p>0</text:p>
          </table:table-cell>
          <table:table-cell table:formula="of:=IF([.U32]=[.U31];IF([.V31]&gt;0;[.V31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900000000000003">
            <text:p>0,9</text:p>
          </table:table-cell>
          <table:table-cell table:formula="of:=(([.I33]*[.I33]*10000)/256*[.$B$5]+[.$B$6]*256)*[.I33]*100/256/256" office:value-type="float" office:value="2.01062679290773">
            <text:p>2,0106267929</text:p>
          </table:table-cell>
          <table:table-cell table:formula="of:=[.K32]+[.$B$8]*5/60" office:value-type="float" office:value="116">
            <text:p>116</text:p>
          </table:table-cell>
          <table:table-cell table:style-name="ce7" table:number-columns-repeated="2"/>
          <table:table-cell/>
          <table:table-cell table:formula="of:=[.O32]-([.T32]*1+[.T31]*3+[.T30]*3+[.T29]*2+[.T28]*2+[.T27]*1)/12+RAND()*0.077" office:value-type="float" office:value="0.787502912629809">
            <text:p>0,7875029126</text:p>
          </table:table-cell>
          <table:table-cell table:formula="of:=IF([.V32]&gt;0;TRUNC([.P32]+[.O33]*800);[.P32])" office:value-type="float" office:value="12345">
            <text:p>12345</text:p>
          </table:table-cell>
          <table:table-cell table:formula="of:=((([.O33]*[.O33]*10000)/256*[.$B$5]+[.$B$6]*256)*[.O33]*100+[.P33]*[.$B$7])/256/256+0" office:value-type="float" office:value="4.57718274063893">
            <text:p>4,58</text:p>
          </table:table-cell>
          <table:table-cell table:formula="of:=IF([.Q33]&gt;10;10;IF([.Q33]&lt;-10;-10;IF([.Q33]&gt;=[.R32];TRUNC([.Q33]+1/4);TRUNC([.Q33]+3/4))))" office:value-type="float" office:value="4">
            <text:p>4</text:p>
          </table:table-cell>
          <table:table-cell table:formula="of:=IF([.R33]&gt;[.R32];[.R33]-[.$S$3];[.R33]+[.$S$3])-[.$W$4]" office:value-type="float" office:value="-0.1744">
            <text:p>-0,1744</text:p>
          </table:table-cell>
          <table:table-cell table:formula="of:=IF([.S33]&gt;0;IF([.S33]&gt;3;3*0.25;[.S33]*0.25);IF([.S33]&lt;-3;-3*0.16;[.S33]*0.16))/3" office:value-type="float" office:value="-0.00930133333333335">
            <text:p>-0,0093013333</text:p>
          </table:table-cell>
          <table:table-cell table:formula="of:=IF([.R33]=[.R32];[.U32];IF([.R33]&gt;[.R32];1;0))" office:value-type="float" office:value="0">
            <text:p>0</text:p>
          </table:table-cell>
          <table:table-cell table:formula="of:=IF([.U33]=[.U32];IF([.V32]&gt;0;[.V32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">
            <text:p>1</text:p>
          </table:table-cell>
          <table:table-cell table:formula="of:=(([.I34]*[.I34]*10000)/256*[.$B$5]+[.$B$6]*256)*[.I34]*100/256/256" office:value-type="float" office:value="2.48317718505859">
            <text:p>2,4831771851</text:p>
          </table:table-cell>
          <table:table-cell table:formula="of:=[.K33]+[.$B$8]*5/60" office:value-type="float" office:value="120">
            <text:p>120</text:p>
          </table:table-cell>
          <table:table-cell table:style-name="ce7" table:number-columns-repeated="2"/>
          <table:table-cell/>
          <table:table-cell table:formula="of:=[.O33]-([.T33]*1+[.T32]*3+[.T31]*3+[.T30]*2+[.T29]*2+[.T28]*1)/12+RAND()*0.077" office:value-type="float" office:value="0.819502444698391">
            <text:p>0,8195024447</text:p>
          </table:table-cell>
          <table:table-cell table:formula="of:=IF([.V33]&gt;0;TRUNC([.P33]+[.O34]*800);[.P33])" office:value-type="float" office:value="12345">
            <text:p>12345</text:p>
          </table:table-cell>
          <table:table-cell table:formula="of:=((([.O34]*[.O34]*10000)/256*[.$B$5]+[.$B$6]*256)*[.O34]*100+[.P34]*[.$B$7])/256/256+0" office:value-type="float" office:value="4.69596519183133">
            <text:p>4,70</text:p>
          </table:table-cell>
          <table:table-cell table:formula="of:=IF([.Q34]&gt;10;10;IF([.Q34]&lt;-10;-10;IF([.Q34]&gt;=[.R33];TRUNC([.Q34]+1/4);TRUNC([.Q34]+3/4))))" office:value-type="float" office:value="4">
            <text:p>4</text:p>
          </table:table-cell>
          <table:table-cell table:formula="of:=IF([.R34]&gt;[.R33];[.R34]-[.$S$3];[.R34]+[.$S$3])-[.$W$4]" office:value-type="float" office:value="-0.1744">
            <text:p>-0,1744</text:p>
          </table:table-cell>
          <table:table-cell table:formula="of:=IF([.S34]&gt;0;IF([.S34]&gt;3;3*0.25;[.S34]*0.25);IF([.S34]&lt;-3;-3*0.16;[.S34]*0.16))/3" office:value-type="float" office:value="-0.00930133333333335">
            <text:p>-0,0093013333</text:p>
          </table:table-cell>
          <table:table-cell table:formula="of:=IF([.R34]=[.R33];[.U33];IF([.R34]&gt;[.R33];1;0))" office:value-type="float" office:value="0">
            <text:p>0</text:p>
          </table:table-cell>
          <table:table-cell table:formula="of:=IF([.U34]=[.U33];IF([.V33]&gt;0;[.V33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1">
            <text:p>1,1</text:p>
          </table:table-cell>
          <table:table-cell table:formula="of:=(([.I35]*[.I35]*10000)/256*[.$B$5]+[.$B$6]*256)*[.I35]*100/256/256" office:value-type="float" office:value="3.03440570831299">
            <text:p>3,0344057083</text:p>
          </table:table-cell>
          <table:table-cell table:formula="of:=[.K34]+[.$B$8]*5/60" office:value-type="float" office:value="124">
            <text:p>124</text:p>
          </table:table-cell>
          <table:table-cell table:style-name="ce7" table:number-columns-repeated="2"/>
          <table:table-cell/>
          <table:table-cell table:formula="of:=[.O34]-([.T34]*1+[.T33]*3+[.T32]*3+[.T31]*2+[.T30]*2+[.T29]*1)/12+RAND()*0.077" office:value-type="float" office:value="0.886007723613991">
            <text:p>0,8860077236</text:p>
          </table:table-cell>
          <table:table-cell table:formula="of:=IF([.V34]&gt;0;TRUNC([.P34]+[.O35]*800);[.P34])" office:value-type="float" office:value="12345">
            <text:p>12345</text:p>
          </table:table-cell>
          <table:table-cell table:formula="of:=((([.O35]*[.O35]*10000)/256*[.$B$5]+[.$B$6]*256)*[.O35]*100+[.P35]*[.$B$7])/256/256+0" office:value-type="float" office:value="4.96424930371762">
            <text:p>4,96</text:p>
          </table:table-cell>
          <table:table-cell table:formula="of:=IF([.Q35]&gt;10;10;IF([.Q35]&lt;-10;-10;IF([.Q35]&gt;=[.R34];TRUNC([.Q35]+1/4);TRUNC([.Q35]+3/4))))" office:value-type="float" office:value="5">
            <text:p>5</text:p>
          </table:table-cell>
          <table:table-cell table:formula="of:=IF([.R35]&gt;[.R34];[.R35]-[.$S$3];[.R35]+[.$S$3])-[.$W$4]" office:value-type="float" office:value="0.285600000000001">
            <text:p>0,2856</text:p>
          </table:table-cell>
          <table:table-cell table:formula="of:=IF([.S35]&gt;0;IF([.S35]&gt;3;3*0.25;[.S35]*0.25);IF([.S35]&lt;-3;-3*0.16;[.S35]*0.16))/3" office:value-type="float" office:value="0.0238">
            <text:p>0,0238</text:p>
          </table:table-cell>
          <table:table-cell table:formula="of:=IF([.R35]=[.R34];[.U34];IF([.R35]&gt;[.R34];1;0))" office:value-type="float" office:value="1">
            <text:p>1</text:p>
          </table:table-cell>
          <table:table-cell table:formula="of:=IF([.U35]=[.U34];IF([.V34]&gt;0;[.V34]-1;0);[.$W$6])" office:value-type="float" office:value="20">
            <text:p>2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2">
            <text:p>1,2</text:p>
          </table:table-cell>
          <table:table-cell table:formula="of:=(([.I36]*[.I36]*10000)/256*[.$B$5]+[.$B$6]*256)*[.I36]*100/256/256" office:value-type="float" office:value="3.67218017578125">
            <text:p>3,6721801758</text:p>
          </table:table-cell>
          <table:table-cell table:formula="of:=[.K35]+[.$B$8]*5/60" office:value-type="float" office:value="128">
            <text:p>128</text:p>
          </table:table-cell>
          <table:table-cell table:style-name="ce7" table:number-columns-repeated="2"/>
          <table:table-cell/>
          <table:table-cell table:formula="of:=[.O35]-([.T35]*1+[.T34]*3+[.T33]*3+[.T32]*2+[.T31]*2+[.T30]*1)/12+RAND()*0.077" office:value-type="float" office:value="0.964372792857382">
            <text:p>0,9643727929</text:p>
          </table:table-cell>
          <table:table-cell table:formula="of:=IF([.V35]&gt;0;TRUNC([.P35]+[.O36]*800);[.P35])" office:value-type="float" office:value="13116">
            <text:p>13116</text:p>
          </table:table-cell>
          <table:table-cell table:formula="of:=((([.O36]*[.O36]*10000)/256*[.$B$5]+[.$B$6]*256)*[.O36]*100+[.P36]*[.$B$7])/256/256+0" office:value-type="float" office:value="5.50835488564989">
            <text:p>5,51</text:p>
          </table:table-cell>
          <table:table-cell table:formula="of:=IF([.Q36]&gt;10;10;IF([.Q36]&lt;-10;-10;IF([.Q36]&gt;=[.R35];TRUNC([.Q36]+1/4);TRUNC([.Q36]+3/4))))" office:value-type="float" office:value="5">
            <text:p>5</text:p>
          </table:table-cell>
          <table:table-cell table:formula="of:=IF([.R36]&gt;[.R35];[.R36]-[.$S$3];[.R36]+[.$S$3])-[.$W$4]" office:value-type="float" office:value="0.8256">
            <text:p>0,8256</text:p>
          </table:table-cell>
          <table:table-cell table:formula="of:=IF([.S36]&gt;0;IF([.S36]&gt;3;3*0.25;[.S36]*0.25);IF([.S36]&lt;-3;-3*0.16;[.S36]*0.16))/3" office:value-type="float" office:value="0.0688">
            <text:p>0,0688</text:p>
          </table:table-cell>
          <table:table-cell table:formula="of:=IF([.R36]=[.R35];[.U35];IF([.R36]&gt;[.R35];1;0))" office:value-type="float" office:value="1">
            <text:p>1</text:p>
          </table:table-cell>
          <table:table-cell table:formula="of:=IF([.U36]=[.U35];IF([.V35]&gt;0;[.V35]-1;0);[.$W$6])" office:value-type="float" office:value="19">
            <text:p>19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3">
            <text:p>1,3</text:p>
          </table:table-cell>
          <table:table-cell table:formula="of:=(([.I37]*[.I37]*10000)/256*[.$B$5]+[.$B$6]*256)*[.I37]*100/256/256" office:value-type="float" office:value="4.40436840057373">
            <text:p>4,4043684006</text:p>
          </table:table-cell>
          <table:table-cell table:formula="of:=[.K36]+[.$B$8]*5/60" office:value-type="float" office:value="132">
            <text:p>132</text:p>
          </table:table-cell>
          <table:table-cell table:style-name="ce7" table:number-columns-repeated="2"/>
          <table:table-cell/>
          <table:table-cell table:formula="of:=[.O36]-([.T36]*1+[.T35]*3+[.T34]*3+[.T33]*2+[.T32]*2+[.T31]*1)/12+RAND()*0.077" office:value-type="float" office:value="1.03021677450314">
            <text:p>1,0302167745</text:p>
          </table:table-cell>
          <table:table-cell table:formula="of:=IF([.V36]&gt;0;TRUNC([.P36]+[.O37]*800);[.P36])" office:value-type="float" office:value="13940">
            <text:p>13940</text:p>
          </table:table-cell>
          <table:table-cell table:formula="of:=((([.O37]*[.O37]*10000)/256*[.$B$5]+[.$B$6]*256)*[.O37]*100+[.P37]*[.$B$7])/256/256+0" office:value-type="float" office:value="6.04440579268228">
            <text:p>6,04</text:p>
          </table:table-cell>
          <table:table-cell table:formula="of:=IF([.Q37]&gt;10;10;IF([.Q37]&lt;-10;-10;IF([.Q37]&gt;=[.R36];TRUNC([.Q37]+1/4);TRUNC([.Q37]+3/4))))" office:value-type="float" office:value="6">
            <text:p>6</text:p>
          </table:table-cell>
          <table:table-cell table:formula="of:=IF([.R37]&gt;[.R36];[.R37]-[.$S$3];[.R37]+[.$S$3])-[.$W$4]" office:value-type="float" office:value="1.2856">
            <text:p>1,2856</text:p>
          </table:table-cell>
          <table:table-cell table:formula="of:=IF([.S37]&gt;0;IF([.S37]&gt;3;3*0.25;[.S37]*0.25);IF([.S37]&lt;-3;-3*0.16;[.S37]*0.16))/3" office:value-type="float" office:value="0.107133333333333">
            <text:p>0,1071333333</text:p>
          </table:table-cell>
          <table:table-cell table:formula="of:=IF([.R37]=[.R36];[.U36];IF([.R37]&gt;[.R36];1;0))" office:value-type="float" office:value="1">
            <text:p>1</text:p>
          </table:table-cell>
          <table:table-cell table:formula="of:=IF([.U37]=[.U36];IF([.V36]&gt;0;[.V36]-1;0);[.$W$6])" office:value-type="float" office:value="18">
            <text:p>18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4">
            <text:p>1,4</text:p>
          </table:table-cell>
          <table:table-cell table:formula="of:=(([.I38]*[.I38]*10000)/256*[.$B$5]+[.$B$6]*256)*[.I38]*100/256/256" office:value-type="float" office:value="5.23883819580078">
            <text:p>5,2388381958</text:p>
          </table:table-cell>
          <table:table-cell table:formula="of:=[.K37]+[.$B$8]*5/60" office:value-type="float" office:value="136">
            <text:p>136</text:p>
          </table:table-cell>
          <table:table-cell table:style-name="ce7" table:number-columns-repeated="2"/>
          <table:table-cell/>
          <table:table-cell table:formula="of:=[.O37]-([.T37]*1+[.T36]*3+[.T35]*3+[.T34]*2+[.T33]*2+[.T32]*1)/12+RAND()*0.077" office:value-type="float" office:value="1.01540575780828">
            <text:p>1,0154057578</text:p>
          </table:table-cell>
          <table:table-cell table:formula="of:=IF([.V37]&gt;0;TRUNC([.P37]+[.O38]*800);[.P37])" office:value-type="float" office:value="14752">
            <text:p>14752</text:p>
          </table:table-cell>
          <table:table-cell table:formula="of:=((([.O38]*[.O38]*10000)/256*[.$B$5]+[.$B$6]*256)*[.O38]*100+[.P38]*[.$B$7])/256/256+0" office:value-type="float" office:value="6.16433657676518">
            <text:p>6,16</text:p>
          </table:table-cell>
          <table:table-cell table:formula="of:=IF([.Q38]&gt;10;10;IF([.Q38]&lt;-10;-10;IF([.Q38]&gt;=[.R37];TRUNC([.Q38]+1/4);TRUNC([.Q38]+3/4))))" office:value-type="float" office:value="6">
            <text:p>6</text:p>
          </table:table-cell>
          <table:table-cell table:formula="of:=IF([.R38]&gt;[.R37];[.R38]-[.$S$3];[.R38]+[.$S$3])-[.$W$4]" office:value-type="float" office:value="1.8256">
            <text:p>1,8256</text:p>
          </table:table-cell>
          <table:table-cell table:formula="of:=IF([.S38]&gt;0;IF([.S38]&gt;3;3*0.25;[.S38]*0.25);IF([.S38]&lt;-3;-3*0.16;[.S38]*0.16))/3" office:value-type="float" office:value="0.152133333333333">
            <text:p>0,1521333333</text:p>
          </table:table-cell>
          <table:table-cell table:formula="of:=IF([.R38]=[.R37];[.U37];IF([.R38]&gt;[.R37];1;0))" office:value-type="float" office:value="1">
            <text:p>1</text:p>
          </table:table-cell>
          <table:table-cell table:formula="of:=IF([.U38]=[.U37];IF([.V37]&gt;0;[.V37]-1;0);[.$W$6])" office:value-type="float" office:value="17">
            <text:p>17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5">
            <text:p>1,5</text:p>
          </table:table-cell>
          <table:table-cell table:formula="of:=(([.I39]*[.I39]*10000)/256*[.$B$5]+[.$B$6]*256)*[.I39]*100/256/256" office:value-type="float" office:value="6.18345737457275">
            <text:p>6,1834573746</text:p>
          </table:table-cell>
          <table:table-cell table:formula="of:=[.K38]+[.$B$8]*5/60" office:value-type="float" office:value="140">
            <text:p>140</text:p>
          </table:table-cell>
          <table:table-cell table:style-name="ce7" table:number-columns-repeated="2"/>
          <table:table-cell/>
          <table:table-cell table:formula="of:=[.O38]-([.T38]*1+[.T37]*3+[.T36]*3+[.T35]*2+[.T34]*2+[.T33]*1)/12+RAND()*0.077" office:value-type="float" office:value="1.03387139451804">
            <text:p>1,0338713945</text:p>
          </table:table-cell>
          <table:table-cell table:formula="of:=IF([.V38]&gt;0;TRUNC([.P38]+[.O39]*800);[.P38])" office:value-type="float" office:value="15579">
            <text:p>15579</text:p>
          </table:table-cell>
          <table:table-cell table:formula="of:=((([.O39]*[.O39]*10000)/256*[.$B$5]+[.$B$6]*256)*[.O39]*100+[.P39]*[.$B$7])/256/256+0" office:value-type="float" office:value="6.46414813844621">
            <text:p>6,46</text:p>
          </table:table-cell>
          <table:table-cell table:formula="of:=IF([.Q39]&gt;10;10;IF([.Q39]&lt;-10;-10;IF([.Q39]&gt;=[.R38];TRUNC([.Q39]+1/4);TRUNC([.Q39]+3/4))))" office:value-type="float" office:value="6">
            <text:p>6</text:p>
          </table:table-cell>
          <table:table-cell table:formula="of:=IF([.R39]&gt;[.R38];[.R39]-[.$S$3];[.R39]+[.$S$3])-[.$W$4]" office:value-type="float" office:value="1.8256">
            <text:p>1,8256</text:p>
          </table:table-cell>
          <table:table-cell table:formula="of:=IF([.S39]&gt;0;IF([.S39]&gt;3;3*0.25;[.S39]*0.25);IF([.S39]&lt;-3;-3*0.16;[.S39]*0.16))/3" office:value-type="float" office:value="0.152133333333333">
            <text:p>0,1521333333</text:p>
          </table:table-cell>
          <table:table-cell table:formula="of:=IF([.R39]=[.R38];[.U38];IF([.R39]&gt;[.R38];1;0))" office:value-type="float" office:value="1">
            <text:p>1</text:p>
          </table:table-cell>
          <table:table-cell table:formula="of:=IF([.U39]=[.U38];IF([.V38]&gt;0;[.V38]-1;0);[.$W$6])" office:value-type="float" office:value="16">
            <text:p>16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6">
            <text:p>1,6</text:p>
          </table:table-cell>
          <table:table-cell table:formula="of:=(([.I40]*[.I40]*10000)/256*[.$B$5]+[.$B$6]*256)*[.I40]*100/256/256" office:value-type="float" office:value="7.24609375">
            <text:p>7,24609375</text:p>
          </table:table-cell>
          <table:table-cell table:formula="of:=[.K39]+[.$B$8]*5/60" office:value-type="float" office:value="144">
            <text:p>144</text:p>
          </table:table-cell>
          <table:table-cell table:style-name="ce7" table:number-columns-repeated="2"/>
          <table:table-cell/>
          <table:table-cell table:formula="of:=[.O39]-([.T39]*1+[.T38]*3+[.T37]*3+[.T36]*2+[.T35]*2+[.T34]*1)/12+RAND()*0.077" office:value-type="float" office:value="1.01830809550322">
            <text:p>1,0183080955</text:p>
          </table:table-cell>
          <table:table-cell table:formula="of:=IF([.V39]&gt;0;TRUNC([.P39]+[.O40]*800);[.P39])" office:value-type="float" office:value="16393">
            <text:p>16393</text:p>
          </table:table-cell>
          <table:table-cell table:formula="of:=((([.O40]*[.O40]*10000)/256*[.$B$5]+[.$B$6]*256)*[.O40]*100+[.P40]*[.$B$7])/256/256+0" office:value-type="float" office:value="6.58017822580524">
            <text:p>6,58</text:p>
          </table:table-cell>
          <table:table-cell table:formula="of:=IF([.Q40]&gt;10;10;IF([.Q40]&lt;-10;-10;IF([.Q40]&gt;=[.R39];TRUNC([.Q40]+1/4);TRUNC([.Q40]+3/4))))" office:value-type="float" office:value="6">
            <text:p>6</text:p>
          </table:table-cell>
          <table:table-cell table:formula="of:=IF([.R40]&gt;[.R39];[.R40]-[.$S$3];[.R40]+[.$S$3])-[.$W$4]" office:value-type="float" office:value="1.8256">
            <text:p>1,8256</text:p>
          </table:table-cell>
          <table:table-cell table:formula="of:=IF([.S40]&gt;0;IF([.S40]&gt;3;3*0.25;[.S40]*0.25);IF([.S40]&lt;-3;-3*0.16;[.S40]*0.16))/3" office:value-type="float" office:value="0.152133333333333">
            <text:p>0,1521333333</text:p>
          </table:table-cell>
          <table:table-cell table:formula="of:=IF([.R40]=[.R39];[.U39];IF([.R40]&gt;[.R39];1;0))" office:value-type="float" office:value="1">
            <text:p>1</text:p>
          </table:table-cell>
          <table:table-cell table:formula="of:=IF([.U40]=[.U39];IF([.V39]&gt;0;[.V39]-1;0);[.$W$6])" office:value-type="float" office:value="15">
            <text:p>15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7">
            <text:p>1,7</text:p>
          </table:table-cell>
          <table:table-cell table:formula="of:=(([.I41]*[.I41]*10000)/256*[.$B$5]+[.$B$6]*256)*[.I41]*100/256/256" office:value-type="float" office:value="8.43461513519287">
            <text:p>8,4346151352</text:p>
          </table:table-cell>
          <table:table-cell table:formula="of:=[.K40]+[.$B$8]*5/60" office:value-type="float" office:value="148">
            <text:p>148</text:p>
          </table:table-cell>
          <table:table-cell table:style-name="ce7" table:number-columns-repeated="2"/>
          <table:table-cell/>
          <table:table-cell table:formula="of:=[.O40]-([.T40]*1+[.T39]*3+[.T38]*3+[.T37]*2+[.T36]*2+[.T35]*1)/12+RAND()*0.077" office:value-type="float" office:value="0.931429966410523">
            <text:p>0,9314299664</text:p>
          </table:table-cell>
          <table:table-cell table:formula="of:=IF([.V40]&gt;0;TRUNC([.P40]+[.O41]*800);[.P40])" office:value-type="float" office:value="17138">
            <text:p>17138</text:p>
          </table:table-cell>
          <table:table-cell table:formula="of:=((([.O41]*[.O41]*10000)/256*[.$B$5]+[.$B$6]*256)*[.O41]*100+[.P41]*[.$B$7])/256/256+0" office:value-type="float" office:value="6.33522946850038">
            <text:p>6,34</text:p>
          </table:table-cell>
          <table:table-cell table:formula="of:=IF([.Q41]&gt;10;10;IF([.Q41]&lt;-10;-10;IF([.Q41]&gt;=[.R40];TRUNC([.Q41]+1/4);TRUNC([.Q41]+3/4))))" office:value-type="float" office:value="6">
            <text:p>6</text:p>
          </table:table-cell>
          <table:table-cell table:formula="of:=IF([.R41]&gt;[.R40];[.R41]-[.$S$3];[.R41]+[.$S$3])-[.$W$4]" office:value-type="float" office:value="1.8256">
            <text:p>1,8256</text:p>
          </table:table-cell>
          <table:table-cell table:formula="of:=IF([.S41]&gt;0;IF([.S41]&gt;3;3*0.25;[.S41]*0.25);IF([.S41]&lt;-3;-3*0.16;[.S41]*0.16))/3" office:value-type="float" office:value="0.152133333333333">
            <text:p>0,1521333333</text:p>
          </table:table-cell>
          <table:table-cell table:formula="of:=IF([.R41]=[.R40];[.U40];IF([.R41]&gt;[.R40];1;0))" office:value-type="float" office:value="1">
            <text:p>1</text:p>
          </table:table-cell>
          <table:table-cell table:formula="of:=IF([.U41]=[.U40];IF([.V40]&gt;0;[.V40]-1;0);[.$W$6])" office:value-type="float" office:value="14">
            <text:p>14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8">
            <text:p>1,8</text:p>
          </table:table-cell>
          <table:table-cell table:formula="of:=(([.I42]*[.I42]*10000)/256*[.$B$5]+[.$B$6]*256)*[.I42]*100/256/256" office:value-type="float" office:value="9.75688934326172">
            <text:p>9,7568893433</text:p>
          </table:table-cell>
          <table:table-cell table:formula="of:=[.K41]+[.$B$8]*5/60" office:value-type="float" office:value="152">
            <text:p>152</text:p>
          </table:table-cell>
          <table:table-cell table:style-name="ce7" table:number-columns-repeated="2"/>
          <table:table-cell/>
          <table:table-cell table:formula="of:=[.O41]-([.T41]*1+[.T40]*3+[.T39]*3+[.T38]*2+[.T37]*2+[.T36]*1)/12+RAND()*0.077" office:value-type="float" office:value="0.818517980391909">
            <text:p>0,8185179804</text:p>
          </table:table-cell>
          <table:table-cell table:formula="of:=IF([.V41]&gt;0;TRUNC([.P41]+[.O42]*800);[.P41])" office:value-type="float" office:value="17792">
            <text:p>17792</text:p>
          </table:table-cell>
          <table:table-cell table:formula="of:=((([.O42]*[.O42]*10000)/256*[.$B$5]+[.$B$6]*256)*[.O42]*100+[.P42]*[.$B$7])/256/256+0" office:value-type="float" office:value="6.02204772511137">
            <text:p>6,02</text:p>
          </table:table-cell>
          <table:table-cell table:formula="of:=IF([.Q42]&gt;10;10;IF([.Q42]&lt;-10;-10;IF([.Q42]&gt;=[.R41];TRUNC([.Q42]+1/4);TRUNC([.Q42]+3/4))))" office:value-type="float" office:value="6">
            <text:p>6</text:p>
          </table:table-cell>
          <table:table-cell table:formula="of:=IF([.R42]&gt;[.R41];[.R42]-[.$S$3];[.R42]+[.$S$3])-[.$W$4]" office:value-type="float" office:value="1.8256">
            <text:p>1,8256</text:p>
          </table:table-cell>
          <table:table-cell table:formula="of:=IF([.S42]&gt;0;IF([.S42]&gt;3;3*0.25;[.S42]*0.25);IF([.S42]&lt;-3;-3*0.16;[.S42]*0.16))/3" office:value-type="float" office:value="0.152133333333333">
            <text:p>0,1521333333</text:p>
          </table:table-cell>
          <table:table-cell table:formula="of:=IF([.R42]=[.R41];[.U41];IF([.R42]&gt;[.R41];1;0))" office:value-type="float" office:value="1">
            <text:p>1</text:p>
          </table:table-cell>
          <table:table-cell table:formula="of:=IF([.U42]=[.U41];IF([.V41]&gt;0;[.V41]-1;0);[.$W$6])" office:value-type="float" office:value="13">
            <text:p>13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9">
            <text:p>1,9</text:p>
          </table:table-cell>
          <table:table-cell table:formula="of:=(([.I43]*[.I43]*10000)/256*[.$B$5]+[.$B$6]*256)*[.I43]*100/256/256" office:value-type="float" office:value="11.2207841873169">
            <text:p>11,2207841873</text:p>
          </table:table-cell>
          <table:table-cell table:formula="of:=[.K42]+[.$B$8]*5/60" office:value-type="float" office:value="156">
            <text:p>156</text:p>
          </table:table-cell>
          <table:table-cell table:style-name="ce7" table:number-columns-repeated="2"/>
          <table:table-cell/>
          <table:table-cell table:formula="of:=[.O42]-([.T42]*1+[.T41]*3+[.T40]*3+[.T39]*2+[.T38]*2+[.T37]*1)/12+RAND()*0.077" office:value-type="float" office:value="0.689185946211937">
            <text:p>0,6891859462</text:p>
          </table:table-cell>
          <table:table-cell table:formula="of:=IF([.V42]&gt;0;TRUNC([.P42]+[.O43]*800);[.P42])" office:value-type="float" office:value="18343">
            <text:p>18343</text:p>
          </table:table-cell>
          <table:table-cell table:formula="of:=((([.O43]*[.O43]*10000)/256*[.$B$5]+[.$B$6]*256)*[.O43]*100+[.P43]*[.$B$7])/256/256+0" office:value-type="float" office:value="5.71516296455053">
            <text:p>5,72</text:p>
          </table:table-cell>
          <table:table-cell table:formula="of:=IF([.Q43]&gt;10;10;IF([.Q43]&lt;-10;-10;IF([.Q43]&gt;=[.R42];TRUNC([.Q43]+1/4);TRUNC([.Q43]+3/4))))" office:value-type="float" office:value="6">
            <text:p>6</text:p>
          </table:table-cell>
          <table:table-cell table:formula="of:=IF([.R43]&gt;[.R42];[.R43]-[.$S$3];[.R43]+[.$S$3])-[.$W$4]" office:value-type="float" office:value="1.8256">
            <text:p>1,8256</text:p>
          </table:table-cell>
          <table:table-cell table:formula="of:=IF([.S43]&gt;0;IF([.S43]&gt;3;3*0.25;[.S43]*0.25);IF([.S43]&lt;-3;-3*0.16;[.S43]*0.16))/3" office:value-type="float" office:value="0.152133333333333">
            <text:p>0,1521333333</text:p>
          </table:table-cell>
          <table:table-cell table:formula="of:=IF([.R43]=[.R42];[.U42];IF([.R43]&gt;[.R42];1;0))" office:value-type="float" office:value="1">
            <text:p>1</text:p>
          </table:table-cell>
          <table:table-cell table:formula="of:=IF([.U43]=[.U42];IF([.V42]&gt;0;[.V42]-1;0);[.$W$6])" office:value-type="float" office:value="12">
            <text:p>12</text:p>
          </table:table-cell>
          <table:table-cell/>
        </table:table-row>
        <table:table-row table:style-name="ro2">
          <table:table-cell table:number-columns-repeated="8"/>
          <table:table-cell office:value-type="float" office:value="2">
            <text:p>2</text:p>
          </table:table-cell>
          <table:table-cell table:formula="of:=(([.I44]*[.I44]*10000)/256*[.$B$5]+[.$B$6]*256)*[.I44]*100/256/256" office:value-type="float" office:value="12.8341674804688">
            <text:p>12,8341674805</text:p>
          </table:table-cell>
          <table:table-cell table:formula="of:=[.K43]+[.$B$8]*5/60" office:value-type="float" office:value="160">
            <text:p>160</text:p>
          </table:table-cell>
          <table:table-cell table:style-name="ce7" table:number-columns-repeated="2"/>
          <table:table-cell/>
          <table:table-cell table:formula="of:=[.O43]-([.T43]*1+[.T42]*3+[.T41]*3+[.T40]*2+[.T39]*2+[.T38]*1)/12+RAND()*0.077" office:value-type="float" office:value="0.611037096949516">
            <text:p>0,6110370969</text:p>
          </table:table-cell>
          <table:table-cell table:formula="of:=IF([.V43]&gt;0;TRUNC([.P43]+[.O44]*800);[.P43])" office:value-type="float" office:value="18831">
            <text:p>18831</text:p>
          </table:table-cell>
          <table:table-cell table:formula="of:=((([.O44]*[.O44]*10000)/256*[.$B$5]+[.$B$6]*256)*[.O44]*100+[.P44]*[.$B$7])/256/256+0" office:value-type="float" office:value="5.61263258050926">
            <text:p>5,61</text:p>
          </table:table-cell>
          <table:table-cell table:formula="of:=IF([.Q44]&gt;10;10;IF([.Q44]&lt;-10;-10;IF([.Q44]&gt;=[.R43];TRUNC([.Q44]+1/4);TRUNC([.Q44]+3/4))))" office:value-type="float" office:value="6">
            <text:p>6</text:p>
          </table:table-cell>
          <table:table-cell table:formula="of:=IF([.R44]&gt;[.R43];[.R44]-[.$S$3];[.R44]+[.$S$3])-[.$W$4]" office:value-type="float" office:value="1.8256">
            <text:p>1,8256</text:p>
          </table:table-cell>
          <table:table-cell table:formula="of:=IF([.S44]&gt;0;IF([.S44]&gt;3;3*0.25;[.S44]*0.25);IF([.S44]&lt;-3;-3*0.16;[.S44]*0.16))/3" office:value-type="float" office:value="0.152133333333333">
            <text:p>0,1521333333</text:p>
          </table:table-cell>
          <table:table-cell table:formula="of:=IF([.R44]=[.R43];[.U43];IF([.R44]&gt;[.R43];1;0))" office:value-type="float" office:value="1">
            <text:p>1</text:p>
          </table:table-cell>
          <table:table-cell table:formula="of:=IF([.U44]=[.U43];IF([.V43]&gt;0;[.V43]-1;0);[.$W$6])" office:value-type="float" office:value="11">
            <text:p>11</text:p>
          </table:table-cell>
          <table:table-cell/>
        </table:table-row>
        <table:table-row table:style-name="ro8">
          <table:table-cell table:style-name="ce5" office:value-type="string">
            <text:p>Extremely unstable system emulation test</text:p>
          </table:table-cell>
          <table:table-cell table:number-columns-repeated="13"/>
          <table:table-cell table:formula="of:=[.O44]-([.T44]*1+[.T43]*3+[.T42]*3+[.T41]*2+[.T40]*2+[.T39]*1)/12+RAND()*0.077" office:value-type="float" office:value="0.53138620795282">
            <text:p>0,531386208</text:p>
          </table:table-cell>
          <table:table-cell table:formula="of:=IF([.V44]&gt;0;TRUNC([.P44]+[.O45]*800);[.P44])" office:value-type="float" office:value="19256">
            <text:p>19256</text:p>
          </table:table-cell>
          <table:table-cell table:formula="of:=((([.O45]*[.O45]*10000)/256*[.$B$5]+[.$B$6]*256)*[.O45]*100+[.P45]*[.$B$7])/256/256+0" office:value-type="float" office:value="5.52064864017048">
            <text:p>5,52</text:p>
          </table:table-cell>
          <table:table-cell table:formula="of:=IF([.Q45]&gt;10;10;IF([.Q45]&lt;-10;-10;IF([.Q45]&gt;=[.R44];TRUNC([.Q45]+1/4);TRUNC([.Q45]+3/4))))" office:value-type="float" office:value="6">
            <text:p>6</text:p>
          </table:table-cell>
          <table:table-cell table:formula="of:=IF([.R45]&gt;[.R44];[.R45]-[.$S$3];[.R45]+[.$S$3])-[.$W$4]" office:value-type="float" office:value="1.8256">
            <text:p>1,8256</text:p>
          </table:table-cell>
          <table:table-cell table:formula="of:=IF([.S45]&gt;0;IF([.S45]&gt;3;3*0.25;[.S45]*0.25);IF([.S45]&lt;-3;-3*0.16;[.S45]*0.16))/3" office:value-type="float" office:value="0.152133333333333">
            <text:p>0,1521333333</text:p>
          </table:table-cell>
          <table:table-cell table:formula="of:=IF([.R45]=[.R44];[.U44];IF([.R45]&gt;[.R44];1;0))" office:value-type="float" office:value="1">
            <text:p>1</text:p>
          </table:table-cell>
          <table:table-cell table:formula="of:=IF([.U45]=[.U44];IF([.V44]&gt;0;[.V44]-1;0);[.$W$6])" office:value-type="float" office:value="10">
            <text:p>10</text:p>
          </table:table-cell>
          <table:table-cell/>
        </table:table-row>
        <table:table-row table:style-name="ro2">
          <table:table-cell>
            <draw:frame table:end-cell-address="List1.N62" table:end-x="0.992cm" table:end-y="0.187cm" draw:z-index="1" draw:style-name="gr1" svg:width="30.54cm" svg:height="7.251cm" svg:x="0cm" svg:y="0.134cm">
              <draw:object draw:notify-on-update-of-ranges="List1.O2:List1.O2 List1.O4:List1.O220 List1.R2:List1.R2 List1.R4:List1.R22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3"/>
          <table:table-cell table:formula="of:=[.O45]-([.T45]*1+[.T44]*3+[.T43]*3+[.T42]*2+[.T41]*2+[.T40]*1)/12+RAND()*0.077" office:value-type="float" office:value="0.400008279144923">
            <text:p>0,4000082791</text:p>
          </table:table-cell>
          <table:table-cell table:formula="of:=IF([.V45]&gt;0;TRUNC([.P45]+[.O46]*800);[.P45])" office:value-type="float" office:value="19576">
            <text:p>19576</text:p>
          </table:table-cell>
          <table:table-cell table:formula="of:=((([.O46]*[.O46]*10000)/256*[.$B$5]+[.$B$6]*256)*[.O46]*100+[.P46]*[.$B$7])/256/256+0" office:value-type="float" office:value="5.33198512817576">
            <text:p>5,33</text:p>
          </table:table-cell>
          <table:table-cell table:formula="of:=IF([.Q46]&gt;10;10;IF([.Q46]&lt;-10;-10;IF([.Q46]&gt;=[.R45];TRUNC([.Q46]+1/4);TRUNC([.Q46]+3/4))))" office:value-type="float" office:value="6">
            <text:p>6</text:p>
          </table:table-cell>
          <table:table-cell table:formula="of:=IF([.R46]&gt;[.R45];[.R46]-[.$S$3];[.R46]+[.$S$3])-[.$W$4]" office:value-type="float" office:value="1.8256">
            <text:p>1,8256</text:p>
          </table:table-cell>
          <table:table-cell table:formula="of:=IF([.S46]&gt;0;IF([.S46]&gt;3;3*0.25;[.S46]*0.25);IF([.S46]&lt;-3;-3*0.16;[.S46]*0.16))/3" office:value-type="float" office:value="0.152133333333333">
            <text:p>0,1521333333</text:p>
          </table:table-cell>
          <table:table-cell table:formula="of:=IF([.R46]=[.R45];[.U45];IF([.R46]&gt;[.R45];1;0))" office:value-type="float" office:value="1">
            <text:p>1</text:p>
          </table:table-cell>
          <table:table-cell table:formula="of:=IF([.U46]=[.U45];IF([.V45]&gt;0;[.V45]-1;0);[.$W$6])" office:value-type="float" office:value="9">
            <text:p>9</text:p>
          </table:table-cell>
          <table:table-cell/>
        </table:table-row>
        <table:table-row table:style-name="ro2">
          <table:table-cell table:number-columns-repeated="14"/>
          <table:table-cell table:formula="of:=[.O46]-([.T46]*1+[.T45]*3+[.T44]*3+[.T43]*2+[.T42]*2+[.T41]*1)/12+RAND()*0.077" office:value-type="float" office:value="0.254275728784164">
            <text:p>0,2542757288</text:p>
          </table:table-cell>
          <table:table-cell table:formula="of:=IF([.V46]&gt;0;TRUNC([.P46]+[.O47]*800);[.P46])" office:value-type="float" office:value="19779">
            <text:p>19779</text:p>
          </table:table-cell>
          <table:table-cell table:formula="of:=((([.O47]*[.O47]*10000)/256*[.$B$5]+[.$B$6]*256)*[.O47]*100+[.P47]*[.$B$7])/256/256+0" office:value-type="float" office:value="5.14839524030987">
            <text:p>5,15</text:p>
          </table:table-cell>
          <table:table-cell table:formula="of:=IF([.Q47]&gt;10;10;IF([.Q47]&lt;-10;-10;IF([.Q47]&gt;=[.R46];TRUNC([.Q47]+1/4);TRUNC([.Q47]+3/4))))" office:value-type="float" office:value="5">
            <text:p>5</text:p>
          </table:table-cell>
          <table:table-cell table:formula="of:=IF([.R47]&gt;[.R46];[.R47]-[.$S$3];[.R47]+[.$S$3])-[.$W$4]" office:value-type="float" office:value="0.8256">
            <text:p>0,8256</text:p>
          </table:table-cell>
          <table:table-cell table:formula="of:=IF([.S47]&gt;0;IF([.S47]&gt;3;3*0.25;[.S47]*0.25);IF([.S47]&lt;-3;-3*0.16;[.S47]*0.16))/3" office:value-type="float" office:value="0.0688">
            <text:p>0,0688</text:p>
          </table:table-cell>
          <table:table-cell table:formula="of:=IF([.R47]=[.R46];[.U46];IF([.R47]&gt;[.R46];1;0))" office:value-type="float" office:value="0">
            <text:p>0</text:p>
          </table:table-cell>
          <table:table-cell table:formula="of:=IF([.U47]=[.U46];IF([.V46]&gt;0;[.V46]-1;0);[.$W$6])" office:value-type="float" office:value="20">
            <text:p>20</text:p>
          </table:table-cell>
          <table:table-cell/>
        </table:table-row>
        <table:table-row table:style-name="ro2">
          <table:table-cell table:number-columns-repeated="14"/>
          <table:table-cell table:formula="of:=[.O47]-([.T47]*1+[.T46]*3+[.T45]*3+[.T44]*2+[.T43]*2+[.T42]*1)/12+RAND()*0.077" office:value-type="float" office:value="0.166250776510731">
            <text:p>0,1662507765</text:p>
          </table:table-cell>
          <table:table-cell table:formula="of:=IF([.V47]&gt;0;TRUNC([.P47]+[.O48]*800);[.P47])" office:value-type="float" office:value="19912">
            <text:p>19912</text:p>
          </table:table-cell>
          <table:table-cell table:formula="of:=((([.O48]*[.O48]*10000)/256*[.$B$5]+[.$B$6]*256)*[.O48]*100+[.P48]*[.$B$7])/256/256+0" office:value-type="float" office:value="5.06217876401046">
            <text:p>5,06</text:p>
          </table:table-cell>
          <table:table-cell table:formula="of:=IF([.Q48]&gt;10;10;IF([.Q48]&lt;-10;-10;IF([.Q48]&gt;=[.R47];TRUNC([.Q48]+1/4);TRUNC([.Q48]+3/4))))" office:value-type="float" office:value="5">
            <text:p>5</text:p>
          </table:table-cell>
          <table:table-cell table:formula="of:=IF([.R48]&gt;[.R47];[.R48]-[.$S$3];[.R48]+[.$S$3])-[.$W$4]" office:value-type="float" office:value="0.8256">
            <text:p>0,8256</text:p>
          </table:table-cell>
          <table:table-cell table:formula="of:=IF([.S48]&gt;0;IF([.S48]&gt;3;3*0.25;[.S48]*0.25);IF([.S48]&lt;-3;-3*0.16;[.S48]*0.16))/3" office:value-type="float" office:value="0.0688">
            <text:p>0,0688</text:p>
          </table:table-cell>
          <table:table-cell table:formula="of:=IF([.R48]=[.R47];[.U47];IF([.R48]&gt;[.R47];1;0))" office:value-type="float" office:value="0">
            <text:p>0</text:p>
          </table:table-cell>
          <table:table-cell table:formula="of:=IF([.U48]=[.U47];IF([.V47]&gt;0;[.V47]-1;0);[.$W$6])" office:value-type="float" office:value="19">
            <text:p>19</text:p>
          </table:table-cell>
          <table:table-cell/>
        </table:table-row>
        <table:table-row table:style-name="ro2">
          <table:table-cell table:number-columns-repeated="14"/>
          <table:table-cell table:formula="of:=[.O48]-([.T48]*1+[.T47]*3+[.T46]*3+[.T45]*2+[.T44]*2+[.T43]*1)/12+RAND()*0.077" office:value-type="float" office:value="0.105691919985501">
            <text:p>0,10569192</text:p>
          </table:table-cell>
          <table:table-cell table:formula="of:=IF([.V48]&gt;0;TRUNC([.P48]+[.O49]*800);[.P48])" office:value-type="float" office:value="19996">
            <text:p>19996</text:p>
          </table:table-cell>
          <table:table-cell table:formula="of:=((([.O49]*[.O49]*10000)/256*[.$B$5]+[.$B$6]*256)*[.O49]*100+[.P49]*[.$B$7])/256/256+0" office:value-type="float" office:value="5.00724186009623">
            <text:p>5,01</text:p>
          </table:table-cell>
          <table:table-cell table:formula="of:=IF([.Q49]&gt;10;10;IF([.Q49]&lt;-10;-10;IF([.Q49]&gt;=[.R48];TRUNC([.Q49]+1/4);TRUNC([.Q49]+3/4))))" office:value-type="float" office:value="5">
            <text:p>5</text:p>
          </table:table-cell>
          <table:table-cell table:formula="of:=IF([.R49]&gt;[.R48];[.R49]-[.$S$3];[.R49]+[.$S$3])-[.$W$4]" office:value-type="float" office:value="0.8256">
            <text:p>0,8256</text:p>
          </table:table-cell>
          <table:table-cell table:formula="of:=IF([.S49]&gt;0;IF([.S49]&gt;3;3*0.25;[.S49]*0.25);IF([.S49]&lt;-3;-3*0.16;[.S49]*0.16))/3" office:value-type="float" office:value="0.0688">
            <text:p>0,0688</text:p>
          </table:table-cell>
          <table:table-cell table:formula="of:=IF([.R49]=[.R48];[.U48];IF([.R49]&gt;[.R48];1;0))" office:value-type="float" office:value="0">
            <text:p>0</text:p>
          </table:table-cell>
          <table:table-cell table:formula="of:=IF([.U49]=[.U48];IF([.V48]&gt;0;[.V48]-1;0);[.$W$6])" office:value-type="float" office:value="18">
            <text:p>18</text:p>
          </table:table-cell>
          <table:table-cell/>
        </table:table-row>
        <table:table-row table:style-name="ro2">
          <table:table-cell table:number-columns-repeated="14"/>
          <table:table-cell table:formula="of:=[.O49]-([.T49]*1+[.T48]*3+[.T47]*3+[.T46]*2+[.T45]*2+[.T44]*1)/12+RAND()*0.077" office:value-type="float" office:value="0.0282474105673575">
            <text:p>0,0282474106</text:p>
          </table:table-cell>
          <table:table-cell table:formula="of:=IF([.V49]&gt;0;TRUNC([.P49]+[.O50]*800);[.P49])" office:value-type="float" office:value="20018">
            <text:p>20018</text:p>
          </table:table-cell>
          <table:table-cell table:formula="of:=((([.O50]*[.O50]*10000)/256*[.$B$5]+[.$B$6]*256)*[.O50]*100+[.P50]*[.$B$7])/256/256+0" office:value-type="float" office:value="4.92033902103591">
            <text:p>4,92</text:p>
          </table:table-cell>
          <table:table-cell table:formula="of:=IF([.Q50]&gt;10;10;IF([.Q50]&lt;-10;-10;IF([.Q50]&gt;=[.R49];TRUNC([.Q50]+1/4);TRUNC([.Q50]+3/4))))" office:value-type="float" office:value="5">
            <text:p>5</text:p>
          </table:table-cell>
          <table:table-cell table:formula="of:=IF([.R50]&gt;[.R49];[.R50]-[.$S$3];[.R50]+[.$S$3])-[.$W$4]" office:value-type="float" office:value="0.8256">
            <text:p>0,8256</text:p>
          </table:table-cell>
          <table:table-cell table:formula="of:=IF([.S50]&gt;0;IF([.S50]&gt;3;3*0.25;[.S50]*0.25);IF([.S50]&lt;-3;-3*0.16;[.S50]*0.16))/3" office:value-type="float" office:value="0.0688">
            <text:p>0,0688</text:p>
          </table:table-cell>
          <table:table-cell table:formula="of:=IF([.R50]=[.R49];[.U49];IF([.R50]&gt;[.R49];1;0))" office:value-type="float" office:value="0">
            <text:p>0</text:p>
          </table:table-cell>
          <table:table-cell table:formula="of:=IF([.U50]=[.U49];IF([.V49]&gt;0;[.V49]-1;0);[.$W$6])" office:value-type="float" office:value="17">
            <text:p>17</text:p>
          </table:table-cell>
          <table:table-cell/>
        </table:table-row>
        <table:table-row table:style-name="ro2">
          <table:table-cell table:number-columns-repeated="14"/>
          <table:table-cell table:formula="of:=[.O50]-([.T50]*1+[.T49]*3+[.T48]*3+[.T47]*2+[.T46]*2+[.T45]*1)/12+RAND()*0.077" office:value-type="float" office:value="0.00316364525709113">
            <text:p>0,0031636453</text:p>
          </table:table-cell>
          <table:table-cell table:formula="of:=IF([.V50]&gt;0;TRUNC([.P50]+[.O51]*800);[.P50])" office:value-type="float" office:value="20020">
            <text:p>20020</text:p>
          </table:table-cell>
          <table:table-cell table:formula="of:=((([.O51]*[.O51]*10000)/256*[.$B$5]+[.$B$6]*256)*[.O51]*100+[.P51]*[.$B$7])/256/256+0" office:value-type="float" office:value="4.89140275080649">
            <text:p>4,89</text:p>
          </table:table-cell>
          <table:table-cell table:formula="of:=IF([.Q51]&gt;10;10;IF([.Q51]&lt;-10;-10;IF([.Q51]&gt;=[.R50];TRUNC([.Q51]+1/4);TRUNC([.Q51]+3/4))))" office:value-type="float" office:value="5">
            <text:p>5</text:p>
          </table:table-cell>
          <table:table-cell table:formula="of:=IF([.R51]&gt;[.R50];[.R51]-[.$S$3];[.R51]+[.$S$3])-[.$W$4]" office:value-type="float" office:value="0.8256">
            <text:p>0,8256</text:p>
          </table:table-cell>
          <table:table-cell table:formula="of:=IF([.S51]&gt;0;IF([.S51]&gt;3;3*0.25;[.S51]*0.25);IF([.S51]&lt;-3;-3*0.16;[.S51]*0.16))/3" office:value-type="float" office:value="0.0688">
            <text:p>0,0688</text:p>
          </table:table-cell>
          <table:table-cell table:formula="of:=IF([.R51]=[.R50];[.U50];IF([.R51]&gt;[.R50];1;0))" office:value-type="float" office:value="0">
            <text:p>0</text:p>
          </table:table-cell>
          <table:table-cell table:formula="of:=IF([.U51]=[.U50];IF([.V50]&gt;0;[.V50]-1;0);[.$W$6])" office:value-type="float" office:value="16">
            <text:p>16</text:p>
          </table:table-cell>
          <table:table-cell/>
        </table:table-row>
        <table:table-row table:style-name="ro2">
          <table:table-cell table:number-columns-repeated="14"/>
          <table:table-cell table:formula="of:=[.O51]-([.T51]*1+[.T50]*3+[.T49]*3+[.T48]*2+[.T47]*2+[.T46]*1)/12+RAND()*0.077" office:value-type="float" office:value="0.00375724844699125">
            <text:p>0,0037572484</text:p>
          </table:table-cell>
          <table:table-cell table:formula="of:=IF([.V51]&gt;0;TRUNC([.P51]+[.O52]*800);[.P51])" office:value-type="float" office:value="20023">
            <text:p>20023</text:p>
          </table:table-cell>
          <table:table-cell table:formula="of:=((([.O52]*[.O52]*10000)/256*[.$B$5]+[.$B$6]*256)*[.O52]*100+[.P52]*[.$B$7])/256/256+0" office:value-type="float" office:value="4.89283082945128">
            <text:p>4,89</text:p>
          </table:table-cell>
          <table:table-cell table:formula="of:=IF([.Q52]&gt;10;10;IF([.Q52]&lt;-10;-10;IF([.Q52]&gt;=[.R51];TRUNC([.Q52]+1/4);TRUNC([.Q52]+3/4))))" office:value-type="float" office:value="5">
            <text:p>5</text:p>
          </table:table-cell>
          <table:table-cell table:formula="of:=IF([.R52]&gt;[.R51];[.R52]-[.$S$3];[.R52]+[.$S$3])-[.$W$4]" office:value-type="float" office:value="0.8256">
            <text:p>0,8256</text:p>
          </table:table-cell>
          <table:table-cell table:formula="of:=IF([.S52]&gt;0;IF([.S52]&gt;3;3*0.25;[.S52]*0.25);IF([.S52]&lt;-3;-3*0.16;[.S52]*0.16))/3" office:value-type="float" office:value="0.0688">
            <text:p>0,0688</text:p>
          </table:table-cell>
          <table:table-cell table:formula="of:=IF([.R52]=[.R51];[.U51];IF([.R52]&gt;[.R51];1;0))" office:value-type="float" office:value="0">
            <text:p>0</text:p>
          </table:table-cell>
          <table:table-cell table:formula="of:=IF([.U52]=[.U51];IF([.V51]&gt;0;[.V51]-1;0);[.$W$6])" office:value-type="float" office:value="15">
            <text:p>15</text:p>
          </table:table-cell>
          <table:table-cell/>
        </table:table-row>
        <table:table-row table:style-name="ro2">
          <table:table-cell table:number-columns-repeated="14"/>
          <table:table-cell table:formula="of:=[.O52]-([.T52]*1+[.T51]*3+[.T50]*3+[.T49]*2+[.T48]*2+[.T47]*1)/12+RAND()*0.077" office:value-type="float" office:value="-0.00350568863750102">
            <text:p>-0,0035056886</text:p>
          </table:table-cell>
          <table:table-cell table:formula="of:=IF([.V52]&gt;0;TRUNC([.P52]+[.O53]*800);[.P52])" office:value-type="float" office:value="20020">
            <text:p>20020</text:p>
          </table:table-cell>
          <table:table-cell table:formula="of:=((([.O53]*[.O53]*10000)/256*[.$B$5]+[.$B$6]*256)*[.O53]*100+[.P53]*[.$B$7])/256/256+0" office:value-type="float" office:value="4.88358702713126">
            <text:p>4,88</text:p>
          </table:table-cell>
          <table:table-cell table:formula="of:=IF([.Q53]&gt;10;10;IF([.Q53]&lt;-10;-10;IF([.Q53]&gt;=[.R52];TRUNC([.Q53]+1/4);TRUNC([.Q53]+3/4))))" office:value-type="float" office:value="5">
            <text:p>5</text:p>
          </table:table-cell>
          <table:table-cell table:formula="of:=IF([.R53]&gt;[.R52];[.R53]-[.$S$3];[.R53]+[.$S$3])-[.$W$4]" office:value-type="float" office:value="0.8256">
            <text:p>0,8256</text:p>
          </table:table-cell>
          <table:table-cell table:formula="of:=IF([.S53]&gt;0;IF([.S53]&gt;3;3*0.25;[.S53]*0.25);IF([.S53]&lt;-3;-3*0.16;[.S53]*0.16))/3" office:value-type="float" office:value="0.0688">
            <text:p>0,0688</text:p>
          </table:table-cell>
          <table:table-cell table:formula="of:=IF([.R53]=[.R52];[.U52];IF([.R53]&gt;[.R52];1;0))" office:value-type="float" office:value="0">
            <text:p>0</text:p>
          </table:table-cell>
          <table:table-cell table:formula="of:=IF([.U53]=[.U52];IF([.V52]&gt;0;[.V52]-1;0);[.$W$6])" office:value-type="float" office:value="14">
            <text:p>14</text:p>
          </table:table-cell>
          <table:table-cell/>
        </table:table-row>
        <table:table-row table:style-name="ro2">
          <table:table-cell table:number-columns-repeated="14"/>
          <table:table-cell table:formula="of:=[.O53]-([.T53]*1+[.T52]*3+[.T51]*3+[.T50]*2+[.T49]*2+[.T48]*1)/12+RAND()*0.077" office:value-type="float" office:value="-0.0133596252456367">
            <text:p>-0,0133596252</text:p>
          </table:table-cell>
          <table:table-cell table:formula="of:=IF([.V53]&gt;0;TRUNC([.P53]+[.O54]*800);[.P53])" office:value-type="float" office:value="20009">
            <text:p>20009</text:p>
          </table:table-cell>
          <table:table-cell table:formula="of:=((([.O54]*[.O54]*10000)/256*[.$B$5]+[.$B$6]*256)*[.O54]*100+[.P54]*[.$B$7])/256/256+0" office:value-type="float" office:value="4.8693508280946">
            <text:p>4,87</text:p>
          </table:table-cell>
          <table:table-cell table:formula="of:=IF([.Q54]&gt;10;10;IF([.Q54]&lt;-10;-10;IF([.Q54]&gt;=[.R53];TRUNC([.Q54]+1/4);TRUNC([.Q54]+3/4))))" office:value-type="float" office:value="5">
            <text:p>5</text:p>
          </table:table-cell>
          <table:table-cell table:formula="of:=IF([.R54]&gt;[.R53];[.R54]-[.$S$3];[.R54]+[.$S$3])-[.$W$4]" office:value-type="float" office:value="0.8256">
            <text:p>0,8256</text:p>
          </table:table-cell>
          <table:table-cell table:formula="of:=IF([.S54]&gt;0;IF([.S54]&gt;3;3*0.25;[.S54]*0.25);IF([.S54]&lt;-3;-3*0.16;[.S54]*0.16))/3" office:value-type="float" office:value="0.0688">
            <text:p>0,0688</text:p>
          </table:table-cell>
          <table:table-cell table:formula="of:=IF([.R54]=[.R53];[.U53];IF([.R54]&gt;[.R53];1;0))" office:value-type="float" office:value="0">
            <text:p>0</text:p>
          </table:table-cell>
          <table:table-cell table:formula="of:=IF([.U54]=[.U53];IF([.V53]&gt;0;[.V53]-1;0);[.$W$6])" office:value-type="float" office:value="13">
            <text:p>13</text:p>
          </table:table-cell>
          <table:table-cell/>
        </table:table-row>
        <table:table-row table:style-name="ro2">
          <table:table-cell table:number-columns-repeated="14"/>
          <table:table-cell table:formula="of:=[.O54]-([.T54]*1+[.T53]*3+[.T52]*3+[.T51]*2+[.T50]*2+[.T49]*1)/12+RAND()*0.077" office:value-type="float" office:value="-0.0434220523158148">
            <text:p>-0,0434220523</text:p>
          </table:table-cell>
          <table:table-cell table:formula="of:=IF([.V54]&gt;0;TRUNC([.P54]+[.O55]*800);[.P54])" office:value-type="float" office:value="19974">
            <text:p>19974</text:p>
          </table:table-cell>
          <table:table-cell table:formula="of:=((([.O55]*[.O55]*10000)/256*[.$B$5]+[.$B$6]*256)*[.O55]*100+[.P55]*[.$B$7])/256/256+0" office:value-type="float" office:value="4.82547226833792">
            <text:p>4,83</text:p>
          </table:table-cell>
          <table:table-cell table:formula="of:=IF([.Q55]&gt;10;10;IF([.Q55]&lt;-10;-10;IF([.Q55]&gt;=[.R54];TRUNC([.Q55]+1/4);TRUNC([.Q55]+3/4))))" office:value-type="float" office:value="5">
            <text:p>5</text:p>
          </table:table-cell>
          <table:table-cell table:formula="of:=IF([.R55]&gt;[.R54];[.R55]-[.$S$3];[.R55]+[.$S$3])-[.$W$4]" office:value-type="float" office:value="0.8256">
            <text:p>0,8256</text:p>
          </table:table-cell>
          <table:table-cell table:formula="of:=IF([.S55]&gt;0;IF([.S55]&gt;3;3*0.25;[.S55]*0.25);IF([.S55]&lt;-3;-3*0.16;[.S55]*0.16))/3" office:value-type="float" office:value="0.0688">
            <text:p>0,0688</text:p>
          </table:table-cell>
          <table:table-cell table:formula="of:=IF([.R55]=[.R54];[.U54];IF([.R55]&gt;[.R54];1;0))" office:value-type="float" office:value="0">
            <text:p>0</text:p>
          </table:table-cell>
          <table:table-cell table:formula="of:=IF([.U55]=[.U54];IF([.V54]&gt;0;[.V54]-1;0);[.$W$6])" office:value-type="float" office:value="12">
            <text:p>12</text:p>
          </table:table-cell>
          <table:table-cell/>
        </table:table-row>
        <table:table-row table:style-name="ro2">
          <table:table-cell table:number-columns-repeated="14"/>
          <table:table-cell table:formula="of:=[.O55]-([.T55]*1+[.T54]*3+[.T53]*3+[.T52]*2+[.T51]*2+[.T50]*1)/12+RAND()*0.077" office:value-type="float" office:value="-0.0805305593987986">
            <text:p>-0,0805305594</text:p>
          </table:table-cell>
          <table:table-cell table:formula="of:=IF([.V55]&gt;0;TRUNC([.P55]+[.O56]*800);[.P55])" office:value-type="float" office:value="19909">
            <text:p>19909</text:p>
          </table:table-cell>
          <table:table-cell table:formula="of:=((([.O56]*[.O56]*10000)/256*[.$B$5]+[.$B$6]*256)*[.O56]*100+[.P56]*[.$B$7])/256/256+0" office:value-type="float" office:value="4.76553912043046">
            <text:p>4,77</text:p>
          </table:table-cell>
          <table:table-cell table:formula="of:=IF([.Q56]&gt;10;10;IF([.Q56]&lt;-10;-10;IF([.Q56]&gt;=[.R55];TRUNC([.Q56]+1/4);TRUNC([.Q56]+3/4))))" office:value-type="float" office:value="5">
            <text:p>5</text:p>
          </table:table-cell>
          <table:table-cell table:formula="of:=IF([.R56]&gt;[.R55];[.R56]-[.$S$3];[.R56]+[.$S$3])-[.$W$4]" office:value-type="float" office:value="0.8256">
            <text:p>0,8256</text:p>
          </table:table-cell>
          <table:table-cell table:formula="of:=IF([.S56]&gt;0;IF([.S56]&gt;3;3*0.25;[.S56]*0.25);IF([.S56]&lt;-3;-3*0.16;[.S56]*0.16))/3" office:value-type="float" office:value="0.0688">
            <text:p>0,0688</text:p>
          </table:table-cell>
          <table:table-cell table:formula="of:=IF([.R56]=[.R55];[.U55];IF([.R56]&gt;[.R55];1;0))" office:value-type="float" office:value="0">
            <text:p>0</text:p>
          </table:table-cell>
          <table:table-cell table:formula="of:=IF([.U56]=[.U55];IF([.V55]&gt;0;[.V55]-1;0);[.$W$6])" office:value-type="float" office:value="11">
            <text:p>11</text:p>
          </table:table-cell>
          <table:table-cell/>
        </table:table-row>
        <table:table-row table:style-name="ro2">
          <table:table-cell table:number-columns-repeated="14"/>
          <table:table-cell table:formula="of:=[.O56]-([.T56]*1+[.T55]*3+[.T54]*3+[.T53]*2+[.T52]*2+[.T51]*1)/12+RAND()*0.077" office:value-type="float" office:value="-0.123028876575927">
            <text:p>-0,1230288766</text:p>
          </table:table-cell>
          <table:table-cell table:formula="of:=IF([.V56]&gt;0;TRUNC([.P56]+[.O57]*800);[.P56])" office:value-type="float" office:value="19810">
            <text:p>19810</text:p>
          </table:table-cell>
          <table:table-cell table:formula="of:=((([.O57]*[.O57]*10000)/256*[.$B$5]+[.$B$6]*256)*[.O57]*100+[.P57]*[.$B$7])/256/256+0" office:value-type="float" office:value="4.68980943852549">
            <text:p>4,69</text:p>
          </table:table-cell>
          <table:table-cell table:formula="of:=IF([.Q57]&gt;10;10;IF([.Q57]&lt;-10;-10;IF([.Q57]&gt;=[.R56];TRUNC([.Q57]+1/4);TRUNC([.Q57]+3/4))))" office:value-type="float" office:value="5">
            <text:p>5</text:p>
          </table:table-cell>
          <table:table-cell table:formula="of:=IF([.R57]&gt;[.R56];[.R57]-[.$S$3];[.R57]+[.$S$3])-[.$W$4]" office:value-type="float" office:value="0.8256">
            <text:p>0,8256</text:p>
          </table:table-cell>
          <table:table-cell table:formula="of:=IF([.S57]&gt;0;IF([.S57]&gt;3;3*0.25;[.S57]*0.25);IF([.S57]&lt;-3;-3*0.16;[.S57]*0.16))/3" office:value-type="float" office:value="0.0688">
            <text:p>0,0688</text:p>
          </table:table-cell>
          <table:table-cell table:formula="of:=IF([.R57]=[.R56];[.U56];IF([.R57]&gt;[.R56];1;0))" office:value-type="float" office:value="0">
            <text:p>0</text:p>
          </table:table-cell>
          <table:table-cell table:formula="of:=IF([.U57]=[.U56];IF([.V56]&gt;0;[.V56]-1;0);[.$W$6])" office:value-type="float" office:value="10">
            <text:p>10</text:p>
          </table:table-cell>
          <table:table-cell/>
        </table:table-row>
        <table:table-row table:style-name="ro2">
          <table:table-cell table:number-columns-repeated="14"/>
          <table:table-cell table:formula="of:=[.O57]-([.T57]*1+[.T56]*3+[.T55]*3+[.T54]*2+[.T53]*2+[.T52]*1)/12+RAND()*0.077" office:value-type="float" office:value="-0.167860920495359">
            <text:p>-0,1678609205</text:p>
          </table:table-cell>
          <table:table-cell table:formula="of:=IF([.V57]&gt;0;TRUNC([.P57]+[.O58]*800);[.P57])" office:value-type="float" office:value="19675">
            <text:p>19675</text:p>
          </table:table-cell>
          <table:table-cell table:formula="of:=((([.O58]*[.O58]*10000)/256*[.$B$5]+[.$B$6]*256)*[.O58]*100+[.P58]*[.$B$7])/256/256+0" office:value-type="float" office:value="4.60055249756477">
            <text:p>4,60</text:p>
          </table:table-cell>
          <table:table-cell table:formula="of:=IF([.Q58]&gt;10;10;IF([.Q58]&lt;-10;-10;IF([.Q58]&gt;=[.R57];TRUNC([.Q58]+1/4);TRUNC([.Q58]+3/4))))" office:value-type="float" office:value="5">
            <text:p>5</text:p>
          </table:table-cell>
          <table:table-cell table:formula="of:=IF([.R58]&gt;[.R57];[.R58]-[.$S$3];[.R58]+[.$S$3])-[.$W$4]" office:value-type="float" office:value="0.8256">
            <text:p>0,8256</text:p>
          </table:table-cell>
          <table:table-cell table:formula="of:=IF([.S58]&gt;0;IF([.S58]&gt;3;3*0.25;[.S58]*0.25);IF([.S58]&lt;-3;-3*0.16;[.S58]*0.16))/3" office:value-type="float" office:value="0.0688">
            <text:p>0,0688</text:p>
          </table:table-cell>
          <table:table-cell table:formula="of:=IF([.R58]=[.R57];[.U57];IF([.R58]&gt;[.R57];1;0))" office:value-type="float" office:value="0">
            <text:p>0</text:p>
          </table:table-cell>
          <table:table-cell table:formula="of:=IF([.U58]=[.U57];IF([.V57]&gt;0;[.V57]-1;0);[.$W$6])" office:value-type="float" office:value="9">
            <text:p>9</text:p>
          </table:table-cell>
          <table:table-cell/>
        </table:table-row>
        <table:table-row table:style-name="ro2">
          <table:table-cell table:number-columns-repeated="14"/>
          <table:table-cell table:formula="of:=[.O58]-([.T58]*1+[.T57]*3+[.T56]*3+[.T55]*2+[.T54]*2+[.T53]*1)/12+RAND()*0.077" office:value-type="float" office:value="-0.207488449858228">
            <text:p>-0,2074884499</text:p>
          </table:table-cell>
          <table:table-cell table:formula="of:=IF([.V58]&gt;0;TRUNC([.P58]+[.O59]*800);[.P58])" office:value-type="float" office:value="19509">
            <text:p>19509</text:p>
          </table:table-cell>
          <table:table-cell table:formula="of:=((([.O59]*[.O59]*10000)/256*[.$B$5]+[.$B$6]*256)*[.O59]*100+[.P59]*[.$B$7])/256/256+0" office:value-type="float" office:value="4.50807548309163">
            <text:p>4,51</text:p>
          </table:table-cell>
          <table:table-cell table:formula="of:=IF([.Q59]&gt;10;10;IF([.Q59]&lt;-10;-10;IF([.Q59]&gt;=[.R58];TRUNC([.Q59]+1/4);TRUNC([.Q59]+3/4))))" office:value-type="float" office:value="5">
            <text:p>5</text:p>
          </table:table-cell>
          <table:table-cell table:formula="of:=IF([.R59]&gt;[.R58];[.R59]-[.$S$3];[.R59]+[.$S$3])-[.$W$4]" office:value-type="float" office:value="0.8256">
            <text:p>0,8256</text:p>
          </table:table-cell>
          <table:table-cell table:formula="of:=IF([.S59]&gt;0;IF([.S59]&gt;3;3*0.25;[.S59]*0.25);IF([.S59]&lt;-3;-3*0.16;[.S59]*0.16))/3" office:value-type="float" office:value="0.0688">
            <text:p>0,0688</text:p>
          </table:table-cell>
          <table:table-cell table:formula="of:=IF([.R59]=[.R58];[.U58];IF([.R59]&gt;[.R58];1;0))" office:value-type="float" office:value="0">
            <text:p>0</text:p>
          </table:table-cell>
          <table:table-cell table:formula="of:=IF([.U59]=[.U58];IF([.V58]&gt;0;[.V58]-1;0);[.$W$6])" office:value-type="float" office:value="8">
            <text:p>8</text:p>
          </table:table-cell>
          <table:table-cell/>
        </table:table-row>
        <table:table-row table:style-name="ro2">
          <table:table-cell table:number-columns-repeated="14"/>
          <table:table-cell table:formula="of:=[.O59]-([.T59]*1+[.T58]*3+[.T57]*3+[.T56]*2+[.T55]*2+[.T54]*1)/12+RAND()*0.077" office:value-type="float" office:value="-0.262517796090717">
            <text:p>-0,2625177961</text:p>
          </table:table-cell>
          <table:table-cell table:formula="of:=IF([.V59]&gt;0;TRUNC([.P59]+[.O60]*800);[.P59])" office:value-type="float" office:value="19298">
            <text:p>19298</text:p>
          </table:table-cell>
          <table:table-cell table:formula="of:=((([.O60]*[.O60]*10000)/256*[.$B$5]+[.$B$6]*256)*[.O60]*100+[.P60]*[.$B$7])/256/256+0" office:value-type="float" office:value="4.38006422412985">
            <text:p>4,38</text:p>
          </table:table-cell>
          <table:table-cell table:formula="of:=IF([.Q60]&gt;10;10;IF([.Q60]&lt;-10;-10;IF([.Q60]&gt;=[.R59];TRUNC([.Q60]+1/4);TRUNC([.Q60]+3/4))))" office:value-type="float" office:value="5">
            <text:p>5</text:p>
          </table:table-cell>
          <table:table-cell table:formula="of:=IF([.R60]&gt;[.R59];[.R60]-[.$S$3];[.R60]+[.$S$3])-[.$W$4]" office:value-type="float" office:value="0.8256">
            <text:p>0,8256</text:p>
          </table:table-cell>
          <table:table-cell table:formula="of:=IF([.S60]&gt;0;IF([.S60]&gt;3;3*0.25;[.S60]*0.25);IF([.S60]&lt;-3;-3*0.16;[.S60]*0.16))/3" office:value-type="float" office:value="0.0688">
            <text:p>0,0688</text:p>
          </table:table-cell>
          <table:table-cell table:formula="of:=IF([.R60]=[.R59];[.U59];IF([.R60]&gt;[.R59];1;0))" office:value-type="float" office:value="0">
            <text:p>0</text:p>
          </table:table-cell>
          <table:table-cell table:formula="of:=IF([.U60]=[.U59];IF([.V59]&gt;0;[.V59]-1;0);[.$W$6])" office:value-type="float" office:value="7">
            <text:p>7</text:p>
          </table:table-cell>
          <table:table-cell/>
        </table:table-row>
        <table:table-row table:style-name="ro2">
          <table:table-cell table:number-columns-repeated="14"/>
          <table:table-cell table:formula="of:=[.O60]-([.T60]*1+[.T59]*3+[.T58]*3+[.T57]*2+[.T56]*2+[.T55]*1)/12+RAND()*0.077" office:value-type="float" office:value="-0.298973424184235">
            <text:p>-0,2989734242</text:p>
          </table:table-cell>
          <table:table-cell table:formula="of:=IF([.V60]&gt;0;TRUNC([.P60]+[.O61]*800);[.P60])" office:value-type="float" office:value="19058">
            <text:p>19058</text:p>
          </table:table-cell>
          <table:table-cell table:formula="of:=((([.O61]*[.O61]*10000)/256*[.$B$5]+[.$B$6]*256)*[.O61]*100+[.P61]*[.$B$7])/256/256+0" office:value-type="float" office:value="4.26742960927241">
            <text:p>4,27</text:p>
          </table:table-cell>
          <table:table-cell table:formula="of:=IF([.Q61]&gt;10;10;IF([.Q61]&lt;-10;-10;IF([.Q61]&gt;=[.R60];TRUNC([.Q61]+1/4);TRUNC([.Q61]+3/4))))" office:value-type="float" office:value="5">
            <text:p>5</text:p>
          </table:table-cell>
          <table:table-cell table:formula="of:=IF([.R61]&gt;[.R60];[.R61]-[.$S$3];[.R61]+[.$S$3])-[.$W$4]" office:value-type="float" office:value="0.8256">
            <text:p>0,8256</text:p>
          </table:table-cell>
          <table:table-cell table:formula="of:=IF([.S61]&gt;0;IF([.S61]&gt;3;3*0.25;[.S61]*0.25);IF([.S61]&lt;-3;-3*0.16;[.S61]*0.16))/3" office:value-type="float" office:value="0.0688">
            <text:p>0,0688</text:p>
          </table:table-cell>
          <table:table-cell table:formula="of:=IF([.R61]=[.R60];[.U60];IF([.R61]&gt;[.R60];1;0))" office:value-type="float" office:value="0">
            <text:p>0</text:p>
          </table:table-cell>
          <table:table-cell table:formula="of:=IF([.U61]=[.U60];IF([.V60]&gt;0;[.V60]-1;0);[.$W$6])" office:value-type="float" office:value="6">
            <text:p>6</text:p>
          </table:table-cell>
          <table:table-cell/>
        </table:table-row>
        <table:table-row table:style-name="ro2">
          <table:table-cell table:number-columns-repeated="14"/>
          <table:table-cell table:formula="of:=[.O61]-([.T61]*1+[.T60]*3+[.T59]*3+[.T58]*2+[.T57]*2+[.T56]*1)/12+RAND()*0.077" office:value-type="float" office:value="-0.317092005041247">
            <text:p>-0,317092005</text:p>
          </table:table-cell>
          <table:table-cell table:formula="of:=IF([.V61]&gt;0;TRUNC([.P61]+[.O62]*800);[.P61])" office:value-type="float" office:value="18804">
            <text:p>18804</text:p>
          </table:table-cell>
          <table:table-cell table:formula="of:=((([.O62]*[.O62]*10000)/256*[.$B$5]+[.$B$6]*256)*[.O62]*100+[.P62]*[.$B$7])/256/256+0" office:value-type="float" office:value="4.17742018947135">
            <text:p>4,18</text:p>
          </table:table-cell>
          <table:table-cell table:formula="of:=IF([.Q62]&gt;10;10;IF([.Q62]&lt;-10;-10;IF([.Q62]&gt;=[.R61];TRUNC([.Q62]+1/4);TRUNC([.Q62]+3/4))))" office:value-type="float" office:value="4">
            <text:p>4</text:p>
          </table:table-cell>
          <table:table-cell table:formula="of:=IF([.R62]&gt;[.R61];[.R62]-[.$S$3];[.R62]+[.$S$3])-[.$W$4]" office:value-type="float" office:value="-0.1744">
            <text:p>-0,1744</text:p>
          </table:table-cell>
          <table:table-cell table:formula="of:=IF([.S62]&gt;0;IF([.S62]&gt;3;3*0.25;[.S62]*0.25);IF([.S62]&lt;-3;-3*0.16;[.S62]*0.16))/3" office:value-type="float" office:value="-0.00930133333333335">
            <text:p>-0,0093013333</text:p>
          </table:table-cell>
          <table:table-cell table:formula="of:=IF([.R62]=[.R61];[.U61];IF([.R62]&gt;[.R61];1;0))" office:value-type="float" office:value="0">
            <text:p>0</text:p>
          </table:table-cell>
          <table:table-cell table:formula="of:=IF([.U62]=[.U61];IF([.V61]&gt;0;[.V61]-1;0);[.$W$6])" office:value-type="float" office:value="5">
            <text:p>5</text:p>
          </table:table-cell>
          <table:table-cell/>
        </table:table-row>
        <table:table-row table:style-name="ro2">
          <table:table-cell table:number-columns-repeated="14"/>
          <table:table-cell table:formula="of:=[.O62]-([.T62]*1+[.T61]*3+[.T60]*3+[.T59]*2+[.T58]*2+[.T57]*1)/12+RAND()*0.077" office:value-type="float" office:value="-0.327828445256525">
            <text:p>-0,3278284453</text:p>
          </table:table-cell>
          <table:table-cell table:formula="of:=IF([.V62]&gt;0;TRUNC([.P62]+[.O63]*800);[.P62])" office:value-type="float" office:value="18541">
            <text:p>18541</text:p>
          </table:table-cell>
          <table:table-cell table:formula="of:=((([.O63]*[.O63]*10000)/256*[.$B$5]+[.$B$6]*256)*[.O63]*100+[.P63]*[.$B$7])/256/256+0" office:value-type="float" office:value="4.09623729315359">
            <text:p>4,10</text:p>
          </table:table-cell>
          <table:table-cell table:formula="of:=IF([.Q63]&gt;10;10;IF([.Q63]&lt;-10;-10;IF([.Q63]&gt;=[.R62];TRUNC([.Q63]+1/4);TRUNC([.Q63]+3/4))))" office:value-type="float" office:value="4">
            <text:p>4</text:p>
          </table:table-cell>
          <table:table-cell table:formula="of:=IF([.R63]&gt;[.R62];[.R63]-[.$S$3];[.R63]+[.$S$3])-[.$W$4]" office:value-type="float" office:value="-0.1744">
            <text:p>-0,1744</text:p>
          </table:table-cell>
          <table:table-cell table:formula="of:=IF([.S63]&gt;0;IF([.S63]&gt;3;3*0.25;[.S63]*0.25);IF([.S63]&lt;-3;-3*0.16;[.S63]*0.16))/3" office:value-type="float" office:value="-0.00930133333333335">
            <text:p>-0,0093013333</text:p>
          </table:table-cell>
          <table:table-cell table:formula="of:=IF([.R63]=[.R62];[.U62];IF([.R63]&gt;[.R62];1;0))" office:value-type="float" office:value="0">
            <text:p>0</text:p>
          </table:table-cell>
          <table:table-cell table:formula="of:=IF([.U63]=[.U62];IF([.V62]&gt;0;[.V62]-1;0);[.$W$6])" office:value-type="float" office:value="4">
            <text:p>4</text:p>
          </table:table-cell>
          <table:table-cell/>
        </table:table-row>
        <table:table-row table:style-name="ro2">
          <table:table-cell table:number-columns-repeated="14"/>
          <table:table-cell table:formula="of:=[.O63]-([.T63]*1+[.T62]*3+[.T61]*3+[.T60]*2+[.T59]*2+[.T58]*1)/12+RAND()*0.077" office:value-type="float" office:value="-0.304299380815405">
            <text:p>-0,3042993808</text:p>
          </table:table-cell>
          <table:table-cell table:formula="of:=IF([.V63]&gt;0;TRUNC([.P63]+[.O64]*800);[.P63])" office:value-type="float" office:value="18297">
            <text:p>18297</text:p>
          </table:table-cell>
          <table:table-cell table:formula="of:=((([.O64]*[.O64]*10000)/256*[.$B$5]+[.$B$6]*256)*[.O64]*100+[.P64]*[.$B$7])/256/256+0" office:value-type="float" office:value="4.07349089781342">
            <text:p>4,07</text:p>
          </table:table-cell>
          <table:table-cell table:formula="of:=IF([.Q64]&gt;10;10;IF([.Q64]&lt;-10;-10;IF([.Q64]&gt;=[.R63];TRUNC([.Q64]+1/4);TRUNC([.Q64]+3/4))))" office:value-type="float" office:value="4">
            <text:p>4</text:p>
          </table:table-cell>
          <table:table-cell table:formula="of:=IF([.R64]&gt;[.R63];[.R64]-[.$S$3];[.R64]+[.$S$3])-[.$W$4]" office:value-type="float" office:value="-0.1744">
            <text:p>-0,1744</text:p>
          </table:table-cell>
          <table:table-cell table:formula="of:=IF([.S64]&gt;0;IF([.S64]&gt;3;3*0.25;[.S64]*0.25);IF([.S64]&lt;-3;-3*0.16;[.S64]*0.16))/3" office:value-type="float" office:value="-0.00930133333333335">
            <text:p>-0,0093013333</text:p>
          </table:table-cell>
          <table:table-cell table:formula="of:=IF([.R64]=[.R63];[.U63];IF([.R64]&gt;[.R63];1;0))" office:value-type="float" office:value="0">
            <text:p>0</text:p>
          </table:table-cell>
          <table:table-cell table:formula="of:=IF([.U64]=[.U63];IF([.V63]&gt;0;[.V63]-1;0);[.$W$6])" office:value-type="float" office:value="3">
            <text:p>3</text:p>
          </table:table-cell>
          <table:table-cell/>
        </table:table-row>
        <table:table-row table:style-name="ro2">
          <table:table-cell table:number-columns-repeated="14"/>
          <table:table-cell table:formula="of:=[.O64]-([.T64]*1+[.T63]*3+[.T62]*3+[.T61]*2+[.T60]*2+[.T59]*1)/12+RAND()*0.077" office:value-type="float" office:value="-0.254160651790202">
            <text:p>-0,2541606518</text:p>
          </table:table-cell>
          <table:table-cell table:formula="of:=IF([.V64]&gt;0;TRUNC([.P64]+[.O65]*800);[.P64])" office:value-type="float" office:value="18093">
            <text:p>18093</text:p>
          </table:table-cell>
          <table:table-cell table:formula="of:=((([.O65]*[.O65]*10000)/256*[.$B$5]+[.$B$6]*256)*[.O65]*100+[.P65]*[.$B$7])/256/256+0" office:value-type="float" office:value="4.09786262227361">
            <text:p>4,10</text:p>
          </table:table-cell>
          <table:table-cell table:formula="of:=IF([.Q65]&gt;10;10;IF([.Q65]&lt;-10;-10;IF([.Q65]&gt;=[.R64];TRUNC([.Q65]+1/4);TRUNC([.Q65]+3/4))))" office:value-type="float" office:value="4">
            <text:p>4</text:p>
          </table:table-cell>
          <table:table-cell table:formula="of:=IF([.R65]&gt;[.R64];[.R65]-[.$S$3];[.R65]+[.$S$3])-[.$W$4]" office:value-type="float" office:value="-0.1744">
            <text:p>-0,1744</text:p>
          </table:table-cell>
          <table:table-cell table:formula="of:=IF([.S65]&gt;0;IF([.S65]&gt;3;3*0.25;[.S65]*0.25);IF([.S65]&lt;-3;-3*0.16;[.S65]*0.16))/3" office:value-type="float" office:value="-0.00930133333333335">
            <text:p>-0,0093013333</text:p>
          </table:table-cell>
          <table:table-cell table:formula="of:=IF([.R65]=[.R64];[.U64];IF([.R65]&gt;[.R64];1;0))" office:value-type="float" office:value="0">
            <text:p>0</text:p>
          </table:table-cell>
          <table:table-cell table:formula="of:=IF([.U65]=[.U64];IF([.V64]&gt;0;[.V64]-1;0);[.$W$6])" office:value-type="float" office:value="2">
            <text:p>2</text:p>
          </table:table-cell>
          <table:table-cell/>
        </table:table-row>
        <table:table-row table:style-name="ro2">
          <table:table-cell table:number-columns-repeated="14"/>
          <table:table-cell table:formula="of:=[.O65]-([.T65]*1+[.T64]*3+[.T63]*3+[.T62]*2+[.T61]*2+[.T60]*1)/12+RAND()*0.077" office:value-type="float" office:value="-0.232625590831802">
            <text:p>-0,2326255908</text:p>
          </table:table-cell>
          <table:table-cell table:formula="of:=IF([.V65]&gt;0;TRUNC([.P65]+[.O66]*800);[.P65])" office:value-type="float" office:value="17906">
            <text:p>17906</text:p>
          </table:table-cell>
          <table:table-cell table:formula="of:=((([.O66]*[.O66]*10000)/256*[.$B$5]+[.$B$6]*256)*[.O66]*100+[.P66]*[.$B$7])/256/256+0" office:value-type="float" office:value="4.08246664708629">
            <text:p>4,08</text:p>
          </table:table-cell>
          <table:table-cell table:formula="of:=IF([.Q66]&gt;10;10;IF([.Q66]&lt;-10;-10;IF([.Q66]&gt;=[.R65];TRUNC([.Q66]+1/4);TRUNC([.Q66]+3/4))))" office:value-type="float" office:value="4">
            <text:p>4</text:p>
          </table:table-cell>
          <table:table-cell table:formula="of:=IF([.R66]&gt;[.R65];[.R66]-[.$S$3];[.R66]+[.$S$3])-[.$W$4]" office:value-type="float" office:value="-0.1744">
            <text:p>-0,1744</text:p>
          </table:table-cell>
          <table:table-cell table:formula="of:=IF([.S66]&gt;0;IF([.S66]&gt;3;3*0.25;[.S66]*0.25);IF([.S66]&lt;-3;-3*0.16;[.S66]*0.16))/3" office:value-type="float" office:value="-0.00930133333333335">
            <text:p>-0,0093013333</text:p>
          </table:table-cell>
          <table:table-cell table:formula="of:=IF([.R66]=[.R65];[.U65];IF([.R66]&gt;[.R65];1;0))" office:value-type="float" office:value="0">
            <text:p>0</text:p>
          </table:table-cell>
          <table:table-cell table:formula="of:=IF([.U66]=[.U65];IF([.V65]&gt;0;[.V65]-1;0);[.$W$6]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66]-([.T66]*1+[.T65]*3+[.T64]*3+[.T63]*2+[.T62]*2+[.T61]*1)/12+RAND()*0.077" office:value-type="float" office:value="-0.168715234925069">
            <text:p>-0,1687152349</text:p>
          </table:table-cell>
          <table:table-cell table:formula="of:=IF([.V66]&gt;0;TRUNC([.P66]+[.O67]*800);[.P66])" office:value-type="float" office:value="17771">
            <text:p>17771</text:p>
          </table:table-cell>
          <table:table-cell table:formula="of:=((([.O67]*[.O67]*10000)/256*[.$B$5]+[.$B$6]*256)*[.O67]*100+[.P67]*[.$B$7])/256/256+0" office:value-type="float" office:value="4.13461241702871">
            <text:p>4,13</text:p>
          </table:table-cell>
          <table:table-cell table:formula="of:=IF([.Q67]&gt;10;10;IF([.Q67]&lt;-10;-10;IF([.Q67]&gt;=[.R66];TRUNC([.Q67]+1/4);TRUNC([.Q67]+3/4))))" office:value-type="float" office:value="4">
            <text:p>4</text:p>
          </table:table-cell>
          <table:table-cell table:formula="of:=IF([.R67]&gt;[.R66];[.R67]-[.$S$3];[.R67]+[.$S$3])-[.$W$4]" office:value-type="float" office:value="-0.1744">
            <text:p>-0,1744</text:p>
          </table:table-cell>
          <table:table-cell table:formula="of:=IF([.S67]&gt;0;IF([.S67]&gt;3;3*0.25;[.S67]*0.25);IF([.S67]&lt;-3;-3*0.16;[.S67]*0.16))/3" office:value-type="float" office:value="-0.00930133333333335">
            <text:p>-0,0093013333</text:p>
          </table:table-cell>
          <table:table-cell table:formula="of:=IF([.R67]=[.R66];[.U66];IF([.R67]&gt;[.R66];1;0))" office:value-type="float" office:value="0">
            <text:p>0</text:p>
          </table:table-cell>
          <table:table-cell table:formula="of:=IF([.U67]=[.U66];IF([.V66]&gt;0;[.V66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67]-([.T67]*1+[.T66]*3+[.T65]*3+[.T64]*2+[.T63]*2+[.T62]*1)/12+RAND()*0.077" office:value-type="float" office:value="-0.0917078575874366">
            <text:p>-0,0917078576</text:p>
          </table:table-cell>
          <table:table-cell table:formula="of:=IF([.V67]&gt;0;TRUNC([.P67]+[.O68]*800);[.P67])" office:value-type="float" office:value="17771">
            <text:p>17771</text:p>
          </table:table-cell>
          <table:table-cell table:formula="of:=((([.O68]*[.O68]*10000)/256*[.$B$5]+[.$B$6]*256)*[.O68]*100+[.P68]*[.$B$7])/256/256+0" office:value-type="float" office:value="4.23014150247743">
            <text:p>4,23</text:p>
          </table:table-cell>
          <table:table-cell table:formula="of:=IF([.Q68]&gt;10;10;IF([.Q68]&lt;-10;-10;IF([.Q68]&gt;=[.R67];TRUNC([.Q68]+1/4);TRUNC([.Q68]+3/4))))" office:value-type="float" office:value="4">
            <text:p>4</text:p>
          </table:table-cell>
          <table:table-cell table:formula="of:=IF([.R68]&gt;[.R67];[.R68]-[.$S$3];[.R68]+[.$S$3])-[.$W$4]" office:value-type="float" office:value="-0.1744">
            <text:p>-0,1744</text:p>
          </table:table-cell>
          <table:table-cell table:formula="of:=IF([.S68]&gt;0;IF([.S68]&gt;3;3*0.25;[.S68]*0.25);IF([.S68]&lt;-3;-3*0.16;[.S68]*0.16))/3" office:value-type="float" office:value="-0.00930133333333335">
            <text:p>-0,0093013333</text:p>
          </table:table-cell>
          <table:table-cell table:formula="of:=IF([.R68]=[.R67];[.U67];IF([.R68]&gt;[.R67];1;0))" office:value-type="float" office:value="0">
            <text:p>0</text:p>
          </table:table-cell>
          <table:table-cell table:formula="of:=IF([.U68]=[.U67];IF([.V67]&gt;0;[.V67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68]-([.T68]*1+[.T67]*3+[.T66]*3+[.T65]*2+[.T64]*2+[.T63]*1)/12+RAND()*0.077" office:value-type="float" office:value="-0.0372562577683488">
            <text:p>-0,0372562578</text:p>
          </table:table-cell>
          <table:table-cell table:formula="of:=IF([.V68]&gt;0;TRUNC([.P68]+[.O69]*800);[.P68])" office:value-type="float" office:value="17771">
            <text:p>17771</text:p>
          </table:table-cell>
          <table:table-cell table:formula="of:=((([.O69]*[.O69]*10000)/256*[.$B$5]+[.$B$6]*256)*[.O69]*100+[.P69]*[.$B$7])/256/256+0" office:value-type="float" office:value="4.29489555875194">
            <text:p>4,29</text:p>
          </table:table-cell>
          <table:table-cell table:formula="of:=IF([.Q69]&gt;10;10;IF([.Q69]&lt;-10;-10;IF([.Q69]&gt;=[.R68];TRUNC([.Q69]+1/4);TRUNC([.Q69]+3/4))))" office:value-type="float" office:value="4">
            <text:p>4</text:p>
          </table:table-cell>
          <table:table-cell table:formula="of:=IF([.R69]&gt;[.R68];[.R69]-[.$S$3];[.R69]+[.$S$3])-[.$W$4]" office:value-type="float" office:value="-0.1744">
            <text:p>-0,1744</text:p>
          </table:table-cell>
          <table:table-cell table:formula="of:=IF([.S69]&gt;0;IF([.S69]&gt;3;3*0.25;[.S69]*0.25);IF([.S69]&lt;-3;-3*0.16;[.S69]*0.16))/3" office:value-type="float" office:value="-0.00930133333333335">
            <text:p>-0,0093013333</text:p>
          </table:table-cell>
          <table:table-cell table:formula="of:=IF([.R69]=[.R68];[.U68];IF([.R69]&gt;[.R68];1;0))" office:value-type="float" office:value="0">
            <text:p>0</text:p>
          </table:table-cell>
          <table:table-cell table:formula="of:=IF([.U69]=[.U68];IF([.V68]&gt;0;[.V68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69]-([.T69]*1+[.T68]*3+[.T67]*3+[.T66]*2+[.T65]*2+[.T64]*1)/12+RAND()*0.077" office:value-type="float" office:value="0.0329306237370375">
            <text:p>0,0329306237</text:p>
          </table:table-cell>
          <table:table-cell table:formula="of:=IF([.V69]&gt;0;TRUNC([.P69]+[.O70]*800);[.P69])" office:value-type="float" office:value="17771">
            <text:p>17771</text:p>
          </table:table-cell>
          <table:table-cell table:formula="of:=((([.O70]*[.O70]*10000)/256*[.$B$5]+[.$B$6]*256)*[.O70]*100+[.P70]*[.$B$7])/256/256+0" office:value-type="float" office:value="4.37726044924826">
            <text:p>4,38</text:p>
          </table:table-cell>
          <table:table-cell table:formula="of:=IF([.Q70]&gt;10;10;IF([.Q70]&lt;-10;-10;IF([.Q70]&gt;=[.R69];TRUNC([.Q70]+1/4);TRUNC([.Q70]+3/4))))" office:value-type="float" office:value="4">
            <text:p>4</text:p>
          </table:table-cell>
          <table:table-cell table:formula="of:=IF([.R70]&gt;[.R69];[.R70]-[.$S$3];[.R70]+[.$S$3])-[.$W$4]" office:value-type="float" office:value="-0.1744">
            <text:p>-0,1744</text:p>
          </table:table-cell>
          <table:table-cell table:formula="of:=IF([.S70]&gt;0;IF([.S70]&gt;3;3*0.25;[.S70]*0.25);IF([.S70]&lt;-3;-3*0.16;[.S70]*0.16))/3" office:value-type="float" office:value="-0.00930133333333335">
            <text:p>-0,0093013333</text:p>
          </table:table-cell>
          <table:table-cell table:formula="of:=IF([.R70]=[.R69];[.U69];IF([.R70]&gt;[.R69];1;0))" office:value-type="float" office:value="0">
            <text:p>0</text:p>
          </table:table-cell>
          <table:table-cell table:formula="of:=IF([.U70]=[.U69];IF([.V69]&gt;0;[.V69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0]-([.T70]*1+[.T69]*3+[.T68]*3+[.T67]*2+[.T66]*2+[.T65]*1)/12+RAND()*0.077" office:value-type="float" office:value="0.109527368726516">
            <text:p>0,1095273687</text:p>
          </table:table-cell>
          <table:table-cell table:formula="of:=IF([.V70]&gt;0;TRUNC([.P70]+[.O71]*800);[.P70])" office:value-type="float" office:value="17771">
            <text:p>17771</text:p>
          </table:table-cell>
          <table:table-cell table:formula="of:=((([.O71]*[.O71]*10000)/256*[.$B$5]+[.$B$6]*256)*[.O71]*100+[.P71]*[.$B$7])/256/256+0" office:value-type="float" office:value="4.46869837445865">
            <text:p>4,47</text:p>
          </table:table-cell>
          <table:table-cell table:formula="of:=IF([.Q71]&gt;10;10;IF([.Q71]&lt;-10;-10;IF([.Q71]&gt;=[.R70];TRUNC([.Q71]+1/4);TRUNC([.Q71]+3/4))))" office:value-type="float" office:value="4">
            <text:p>4</text:p>
          </table:table-cell>
          <table:table-cell table:formula="of:=IF([.R71]&gt;[.R70];[.R71]-[.$S$3];[.R71]+[.$S$3])-[.$W$4]" office:value-type="float" office:value="-0.1744">
            <text:p>-0,1744</text:p>
          </table:table-cell>
          <table:table-cell table:formula="of:=IF([.S71]&gt;0;IF([.S71]&gt;3;3*0.25;[.S71]*0.25);IF([.S71]&lt;-3;-3*0.16;[.S71]*0.16))/3" office:value-type="float" office:value="-0.00930133333333335">
            <text:p>-0,0093013333</text:p>
          </table:table-cell>
          <table:table-cell table:formula="of:=IF([.R71]=[.R70];[.U70];IF([.R71]&gt;[.R70];1;0))" office:value-type="float" office:value="0">
            <text:p>0</text:p>
          </table:table-cell>
          <table:table-cell table:formula="of:=IF([.U71]=[.U70];IF([.V70]&gt;0;[.V70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1]-([.T71]*1+[.T70]*3+[.T69]*3+[.T68]*2+[.T67]*2+[.T66]*1)/12+RAND()*0.077" office:value-type="float" office:value="0.120150839452907">
            <text:p>0,1201508395</text:p>
          </table:table-cell>
          <table:table-cell table:formula="of:=IF([.V71]&gt;0;TRUNC([.P71]+[.O72]*800);[.P71])" office:value-type="float" office:value="17771">
            <text:p>17771</text:p>
          </table:table-cell>
          <table:table-cell table:formula="of:=((([.O72]*[.O72]*10000)/256*[.$B$5]+[.$B$6]*256)*[.O72]*100+[.P72]*[.$B$7])/256/256+0" office:value-type="float" office:value="4.48169929757162">
            <text:p>4,48</text:p>
          </table:table-cell>
          <table:table-cell table:formula="of:=IF([.Q72]&gt;10;10;IF([.Q72]&lt;-10;-10;IF([.Q72]&gt;=[.R71];TRUNC([.Q72]+1/4);TRUNC([.Q72]+3/4))))" office:value-type="float" office:value="4">
            <text:p>4</text:p>
          </table:table-cell>
          <table:table-cell table:formula="of:=IF([.R72]&gt;[.R71];[.R72]-[.$S$3];[.R72]+[.$S$3])-[.$W$4]" office:value-type="float" office:value="-0.1744">
            <text:p>-0,1744</text:p>
          </table:table-cell>
          <table:table-cell table:formula="of:=IF([.S72]&gt;0;IF([.S72]&gt;3;3*0.25;[.S72]*0.25);IF([.S72]&lt;-3;-3*0.16;[.S72]*0.16))/3" office:value-type="float" office:value="-0.00930133333333335">
            <text:p>-0,0093013333</text:p>
          </table:table-cell>
          <table:table-cell table:formula="of:=IF([.R72]=[.R71];[.U71];IF([.R72]&gt;[.R71];1;0))" office:value-type="float" office:value="0">
            <text:p>0</text:p>
          </table:table-cell>
          <table:table-cell table:formula="of:=IF([.U72]=[.U71];IF([.V71]&gt;0;[.V71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2]-([.T72]*1+[.T71]*3+[.T70]*3+[.T69]*2+[.T68]*2+[.T67]*1)/12+RAND()*0.077" office:value-type="float" office:value="0.138114623828568">
            <text:p>0,1381146238</text:p>
          </table:table-cell>
          <table:table-cell table:formula="of:=IF([.V72]&gt;0;TRUNC([.P72]+[.O73]*800);[.P72])" office:value-type="float" office:value="17771">
            <text:p>17771</text:p>
          </table:table-cell>
          <table:table-cell table:formula="of:=((([.O73]*[.O73]*10000)/256*[.$B$5]+[.$B$6]*256)*[.O73]*100+[.P73]*[.$B$7])/256/256+0" office:value-type="float" office:value="4.50393091267449">
            <text:p>4,50</text:p>
          </table:table-cell>
          <table:table-cell table:formula="of:=IF([.Q73]&gt;10;10;IF([.Q73]&lt;-10;-10;IF([.Q73]&gt;=[.R72];TRUNC([.Q73]+1/4);TRUNC([.Q73]+3/4))))" office:value-type="float" office:value="4">
            <text:p>4</text:p>
          </table:table-cell>
          <table:table-cell table:formula="of:=IF([.R73]&gt;[.R72];[.R73]-[.$S$3];[.R73]+[.$S$3])-[.$W$4]" office:value-type="float" office:value="-0.1744">
            <text:p>-0,1744</text:p>
          </table:table-cell>
          <table:table-cell table:formula="of:=IF([.S73]&gt;0;IF([.S73]&gt;3;3*0.25;[.S73]*0.25);IF([.S73]&lt;-3;-3*0.16;[.S73]*0.16))/3" office:value-type="float" office:value="-0.00930133333333335">
            <text:p>-0,0093013333</text:p>
          </table:table-cell>
          <table:table-cell table:formula="of:=IF([.R73]=[.R72];[.U72];IF([.R73]&gt;[.R72];1;0))" office:value-type="float" office:value="0">
            <text:p>0</text:p>
          </table:table-cell>
          <table:table-cell table:formula="of:=IF([.U73]=[.U72];IF([.V72]&gt;0;[.V72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3]-([.T73]*1+[.T72]*3+[.T71]*3+[.T70]*2+[.T69]*2+[.T68]*1)/12+RAND()*0.077" office:value-type="float" office:value="0.156762667971408">
            <text:p>0,156762668</text:p>
          </table:table-cell>
          <table:table-cell table:formula="of:=IF([.V73]&gt;0;TRUNC([.P73]+[.O74]*800);[.P73])" office:value-type="float" office:value="17771">
            <text:p>17771</text:p>
          </table:table-cell>
          <table:table-cell table:formula="of:=((([.O74]*[.O74]*10000)/256*[.$B$5]+[.$B$6]*256)*[.O74]*100+[.P74]*[.$B$7])/256/256+0" office:value-type="float" office:value="4.52738091897964">
            <text:p>4,53</text:p>
          </table:table-cell>
          <table:table-cell table:formula="of:=IF([.Q74]&gt;10;10;IF([.Q74]&lt;-10;-10;IF([.Q74]&gt;=[.R73];TRUNC([.Q74]+1/4);TRUNC([.Q74]+3/4))))" office:value-type="float" office:value="4">
            <text:p>4</text:p>
          </table:table-cell>
          <table:table-cell table:formula="of:=IF([.R74]&gt;[.R73];[.R74]-[.$S$3];[.R74]+[.$S$3])-[.$W$4]" office:value-type="float" office:value="-0.1744">
            <text:p>-0,1744</text:p>
          </table:table-cell>
          <table:table-cell table:formula="of:=IF([.S74]&gt;0;IF([.S74]&gt;3;3*0.25;[.S74]*0.25);IF([.S74]&lt;-3;-3*0.16;[.S74]*0.16))/3" office:value-type="float" office:value="-0.00930133333333335">
            <text:p>-0,0093013333</text:p>
          </table:table-cell>
          <table:table-cell table:formula="of:=IF([.R74]=[.R73];[.U73];IF([.R74]&gt;[.R73];1;0))" office:value-type="float" office:value="0">
            <text:p>0</text:p>
          </table:table-cell>
          <table:table-cell table:formula="of:=IF([.U74]=[.U73];IF([.V73]&gt;0;[.V73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4]-([.T74]*1+[.T73]*3+[.T72]*3+[.T71]*2+[.T70]*2+[.T69]*1)/12+RAND()*0.077" office:value-type="float" office:value="0.241370622804566">
            <text:p>0,2413706228</text:p>
          </table:table-cell>
          <table:table-cell table:formula="of:=IF([.V74]&gt;0;TRUNC([.P74]+[.O75]*800);[.P74])" office:value-type="float" office:value="17771">
            <text:p>17771</text:p>
          </table:table-cell>
          <table:table-cell table:formula="of:=((([.O75]*[.O75]*10000)/256*[.$B$5]+[.$B$6]*256)*[.O75]*100+[.P75]*[.$B$7])/256/256+0" office:value-type="float" office:value="4.63991903747735">
            <text:p>4,64</text:p>
          </table:table-cell>
          <table:table-cell table:formula="of:=IF([.Q75]&gt;10;10;IF([.Q75]&lt;-10;-10;IF([.Q75]&gt;=[.R74];TRUNC([.Q75]+1/4);TRUNC([.Q75]+3/4))))" office:value-type="float" office:value="4">
            <text:p>4</text:p>
          </table:table-cell>
          <table:table-cell table:formula="of:=IF([.R75]&gt;[.R74];[.R75]-[.$S$3];[.R75]+[.$S$3])-[.$W$4]" office:value-type="float" office:value="-0.1744">
            <text:p>-0,1744</text:p>
          </table:table-cell>
          <table:table-cell table:formula="of:=IF([.S75]&gt;0;IF([.S75]&gt;3;3*0.25;[.S75]*0.25);IF([.S75]&lt;-3;-3*0.16;[.S75]*0.16))/3" office:value-type="float" office:value="-0.00930133333333335">
            <text:p>-0,0093013333</text:p>
          </table:table-cell>
          <table:table-cell table:formula="of:=IF([.R75]=[.R74];[.U74];IF([.R75]&gt;[.R74];1;0))" office:value-type="float" office:value="0">
            <text:p>0</text:p>
          </table:table-cell>
          <table:table-cell table:formula="of:=IF([.U75]=[.U74];IF([.V74]&gt;0;[.V74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5]-([.T75]*1+[.T74]*3+[.T73]*3+[.T72]*2+[.T71]*2+[.T70]*1)/12+RAND()*0.077" office:value-type="float" office:value="0.254816851516866">
            <text:p>0,2548168515</text:p>
          </table:table-cell>
          <table:table-cell table:formula="of:=IF([.V75]&gt;0;TRUNC([.P75]+[.O76]*800);[.P75])" office:value-type="float" office:value="17771">
            <text:p>17771</text:p>
          </table:table-cell>
          <table:table-cell table:formula="of:=((([.O76]*[.O76]*10000)/256*[.$B$5]+[.$B$6]*256)*[.O76]*100+[.P76]*[.$B$7])/256/256+0" office:value-type="float" office:value="4.65893292185753">
            <text:p>4,66</text:p>
          </table:table-cell>
          <table:table-cell table:formula="of:=IF([.Q76]&gt;10;10;IF([.Q76]&lt;-10;-10;IF([.Q76]&gt;=[.R75];TRUNC([.Q76]+1/4);TRUNC([.Q76]+3/4))))" office:value-type="float" office:value="4">
            <text:p>4</text:p>
          </table:table-cell>
          <table:table-cell table:formula="of:=IF([.R76]&gt;[.R75];[.R76]-[.$S$3];[.R76]+[.$S$3])-[.$W$4]" office:value-type="float" office:value="-0.1744">
            <text:p>-0,1744</text:p>
          </table:table-cell>
          <table:table-cell table:formula="of:=IF([.S76]&gt;0;IF([.S76]&gt;3;3*0.25;[.S76]*0.25);IF([.S76]&lt;-3;-3*0.16;[.S76]*0.16))/3" office:value-type="float" office:value="-0.00930133333333335">
            <text:p>-0,0093013333</text:p>
          </table:table-cell>
          <table:table-cell table:formula="of:=IF([.R76]=[.R75];[.U75];IF([.R76]&gt;[.R75];1;0))" office:value-type="float" office:value="0">
            <text:p>0</text:p>
          </table:table-cell>
          <table:table-cell table:formula="of:=IF([.U76]=[.U75];IF([.V75]&gt;0;[.V75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6]-([.T76]*1+[.T75]*3+[.T74]*3+[.T73]*2+[.T72]*2+[.T71]*1)/12+RAND()*0.077" office:value-type="float" office:value="0.294220300185142">
            <text:p>0,2942203002</text:p>
          </table:table-cell>
          <table:table-cell table:formula="of:=IF([.V76]&gt;0;TRUNC([.P76]+[.O77]*800);[.P76])" office:value-type="float" office:value="17771">
            <text:p>17771</text:p>
          </table:table-cell>
          <table:table-cell table:formula="of:=((([.O77]*[.O77]*10000)/256*[.$B$5]+[.$B$6]*256)*[.O77]*100+[.P77]*[.$B$7])/256/256+0" office:value-type="float" office:value="4.71681047863022">
            <text:p>4,72</text:p>
          </table:table-cell>
          <table:table-cell table:formula="of:=IF([.Q77]&gt;10;10;IF([.Q77]&lt;-10;-10;IF([.Q77]&gt;=[.R76];TRUNC([.Q77]+1/4);TRUNC([.Q77]+3/4))))" office:value-type="float" office:value="4">
            <text:p>4</text:p>
          </table:table-cell>
          <table:table-cell table:formula="of:=IF([.R77]&gt;[.R76];[.R77]-[.$S$3];[.R77]+[.$S$3])-[.$W$4]" office:value-type="float" office:value="-0.1744">
            <text:p>-0,1744</text:p>
          </table:table-cell>
          <table:table-cell table:formula="of:=IF([.S77]&gt;0;IF([.S77]&gt;3;3*0.25;[.S77]*0.25);IF([.S77]&lt;-3;-3*0.16;[.S77]*0.16))/3" office:value-type="float" office:value="-0.00930133333333335">
            <text:p>-0,0093013333</text:p>
          </table:table-cell>
          <table:table-cell table:formula="of:=IF([.R77]=[.R76];[.U76];IF([.R77]&gt;[.R76];1;0))" office:value-type="float" office:value="0">
            <text:p>0</text:p>
          </table:table-cell>
          <table:table-cell table:formula="of:=IF([.U77]=[.U76];IF([.V76]&gt;0;[.V76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7]-([.T77]*1+[.T76]*3+[.T75]*3+[.T74]*2+[.T73]*2+[.T72]*1)/12+RAND()*0.077" office:value-type="float" office:value="0.308229037990875">
            <text:p>0,308229038</text:p>
          </table:table-cell>
          <table:table-cell table:formula="of:=IF([.V77]&gt;0;TRUNC([.P77]+[.O78]*800);[.P77])" office:value-type="float" office:value="17771">
            <text:p>17771</text:p>
          </table:table-cell>
          <table:table-cell table:formula="of:=((([.O78]*[.O78]*10000)/256*[.$B$5]+[.$B$6]*256)*[.O78]*100+[.P78]*[.$B$7])/256/256+0" office:value-type="float" office:value="4.73822826225325">
            <text:p>4,74</text:p>
          </table:table-cell>
          <table:table-cell table:formula="of:=IF([.Q78]&gt;10;10;IF([.Q78]&lt;-10;-10;IF([.Q78]&gt;=[.R77];TRUNC([.Q78]+1/4);TRUNC([.Q78]+3/4))))" office:value-type="float" office:value="4">
            <text:p>4</text:p>
          </table:table-cell>
          <table:table-cell table:formula="of:=IF([.R78]&gt;[.R77];[.R78]-[.$S$3];[.R78]+[.$S$3])-[.$W$4]" office:value-type="float" office:value="-0.1744">
            <text:p>-0,1744</text:p>
          </table:table-cell>
          <table:table-cell table:formula="of:=IF([.S78]&gt;0;IF([.S78]&gt;3;3*0.25;[.S78]*0.25);IF([.S78]&lt;-3;-3*0.16;[.S78]*0.16))/3" office:value-type="float" office:value="-0.00930133333333335">
            <text:p>-0,0093013333</text:p>
          </table:table-cell>
          <table:table-cell table:formula="of:=IF([.R78]=[.R77];[.U77];IF([.R78]&gt;[.R77];1;0))" office:value-type="float" office:value="0">
            <text:p>0</text:p>
          </table:table-cell>
          <table:table-cell table:formula="of:=IF([.U78]=[.U77];IF([.V77]&gt;0;[.V77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8]-([.T78]*1+[.T77]*3+[.T76]*3+[.T75]*2+[.T74]*2+[.T73]*1)/12+RAND()*0.077" office:value-type="float" office:value="0.378839203354486">
            <text:p>0,3788392034</text:p>
          </table:table-cell>
          <table:table-cell table:formula="of:=IF([.V78]&gt;0;TRUNC([.P78]+[.O79]*800);[.P78])" office:value-type="float" office:value="17771">
            <text:p>17771</text:p>
          </table:table-cell>
          <table:table-cell table:formula="of:=((([.O79]*[.O79]*10000)/256*[.$B$5]+[.$B$6]*256)*[.O79]*100+[.P79]*[.$B$7])/256/256+0" office:value-type="float" office:value="4.85387162641097">
            <text:p>4,85</text:p>
          </table:table-cell>
          <table:table-cell table:formula="of:=IF([.Q79]&gt;10;10;IF([.Q79]&lt;-10;-10;IF([.Q79]&gt;=[.R78];TRUNC([.Q79]+1/4);TRUNC([.Q79]+3/4))))" office:value-type="float" office:value="5">
            <text:p>5</text:p>
          </table:table-cell>
          <table:table-cell table:formula="of:=IF([.R79]&gt;[.R78];[.R79]-[.$S$3];[.R79]+[.$S$3])-[.$W$4]" office:value-type="float" office:value="0.285600000000001">
            <text:p>0,2856</text:p>
          </table:table-cell>
          <table:table-cell table:formula="of:=IF([.S79]&gt;0;IF([.S79]&gt;3;3*0.25;[.S79]*0.25);IF([.S79]&lt;-3;-3*0.16;[.S79]*0.16))/3" office:value-type="float" office:value="0.0238">
            <text:p>0,0238</text:p>
          </table:table-cell>
          <table:table-cell table:formula="of:=IF([.R79]=[.R78];[.U78];IF([.R79]&gt;[.R78];1;0))" office:value-type="float" office:value="1">
            <text:p>1</text:p>
          </table:table-cell>
          <table:table-cell table:formula="of:=IF([.U79]=[.U78];IF([.V78]&gt;0;[.V78]-1;0);[.$W$6])" office:value-type="float" office:value="20">
            <text:p>20</text:p>
          </table:table-cell>
          <table:table-cell/>
        </table:table-row>
        <table:table-row table:style-name="ro2">
          <table:table-cell table:number-columns-repeated="14"/>
          <table:table-cell table:formula="of:=[.O79]-([.T79]*1+[.T78]*3+[.T77]*3+[.T76]*2+[.T75]*2+[.T74]*1)/12+RAND()*0.077" office:value-type="float" office:value="0.402280906608642">
            <text:p>0,4022809066</text:p>
          </table:table-cell>
          <table:table-cell table:formula="of:=IF([.V79]&gt;0;TRUNC([.P79]+[.O80]*800);[.P79])" office:value-type="float" office:value="18092">
            <text:p>18092</text:p>
          </table:table-cell>
          <table:table-cell table:formula="of:=((([.O80]*[.O80]*10000)/256*[.$B$5]+[.$B$6]*256)*[.O80]*100+[.P80]*[.$B$7])/256/256+0" office:value-type="float" office:value="4.97378232660438">
            <text:p>4,97</text:p>
          </table:table-cell>
          <table:table-cell table:formula="of:=IF([.Q80]&gt;10;10;IF([.Q80]&lt;-10;-10;IF([.Q80]&gt;=[.R79];TRUNC([.Q80]+1/4);TRUNC([.Q80]+3/4))))" office:value-type="float" office:value="5">
            <text:p>5</text:p>
          </table:table-cell>
          <table:table-cell table:formula="of:=IF([.R80]&gt;[.R79];[.R80]-[.$S$3];[.R80]+[.$S$3])-[.$W$4]" office:value-type="float" office:value="0.8256">
            <text:p>0,8256</text:p>
          </table:table-cell>
          <table:table-cell table:formula="of:=IF([.S80]&gt;0;IF([.S80]&gt;3;3*0.25;[.S80]*0.25);IF([.S80]&lt;-3;-3*0.16;[.S80]*0.16))/3" office:value-type="float" office:value="0.0688">
            <text:p>0,0688</text:p>
          </table:table-cell>
          <table:table-cell table:formula="of:=IF([.R80]=[.R79];[.U79];IF([.R80]&gt;[.R79];1;0))" office:value-type="float" office:value="1">
            <text:p>1</text:p>
          </table:table-cell>
          <table:table-cell table:formula="of:=IF([.U80]=[.U79];IF([.V79]&gt;0;[.V79]-1;0);[.$W$6])" office:value-type="float" office:value="19">
            <text:p>19</text:p>
          </table:table-cell>
          <table:table-cell/>
        </table:table-row>
        <table:table-row table:style-name="ro2">
          <table:table-cell table:number-columns-repeated="14"/>
          <table:table-cell table:formula="of:=[.O80]-([.T80]*1+[.T79]*3+[.T78]*3+[.T77]*2+[.T76]*2+[.T75]*1)/12+RAND()*0.077" office:value-type="float" office:value="0.427583579440676">
            <text:p>0,4275835794</text:p>
          </table:table-cell>
          <table:table-cell table:formula="of:=IF([.V80]&gt;0;TRUNC([.P80]+[.O81]*800);[.P80])" office:value-type="float" office:value="18434">
            <text:p>18434</text:p>
          </table:table-cell>
          <table:table-cell table:formula="of:=((([.O81]*[.O81]*10000)/256*[.$B$5]+[.$B$6]*256)*[.O81]*100+[.P81]*[.$B$7])/256/256+0" office:value-type="float" office:value="5.10407269566815">
            <text:p>5,10</text:p>
          </table:table-cell>
          <table:table-cell table:formula="of:=IF([.Q81]&gt;10;10;IF([.Q81]&lt;-10;-10;IF([.Q81]&gt;=[.R80];TRUNC([.Q81]+1/4);TRUNC([.Q81]+3/4))))" office:value-type="float" office:value="5">
            <text:p>5</text:p>
          </table:table-cell>
          <table:table-cell table:formula="of:=IF([.R81]&gt;[.R80];[.R81]-[.$S$3];[.R81]+[.$S$3])-[.$W$4]" office:value-type="float" office:value="0.8256">
            <text:p>0,8256</text:p>
          </table:table-cell>
          <table:table-cell table:formula="of:=IF([.S81]&gt;0;IF([.S81]&gt;3;3*0.25;[.S81]*0.25);IF([.S81]&lt;-3;-3*0.16;[.S81]*0.16))/3" office:value-type="float" office:value="0.0688">
            <text:p>0,0688</text:p>
          </table:table-cell>
          <table:table-cell table:formula="of:=IF([.R81]=[.R80];[.U80];IF([.R81]&gt;[.R80];1;0))" office:value-type="float" office:value="1">
            <text:p>1</text:p>
          </table:table-cell>
          <table:table-cell table:formula="of:=IF([.U81]=[.U80];IF([.V80]&gt;0;[.V80]-1;0);[.$W$6])" office:value-type="float" office:value="18">
            <text:p>18</text:p>
          </table:table-cell>
          <table:table-cell/>
        </table:table-row>
        <table:table-row table:style-name="ro2">
          <table:table-cell table:number-columns-repeated="14"/>
          <table:table-cell table:formula="of:=[.O81]-([.T81]*1+[.T80]*3+[.T79]*3+[.T78]*2+[.T77]*2+[.T76]*1)/12+RAND()*0.077" office:value-type="float" office:value="0.451434201716243">
            <text:p>0,4514342017</text:p>
          </table:table-cell>
          <table:table-cell table:formula="of:=IF([.V81]&gt;0;TRUNC([.P81]+[.O82]*800);[.P81])" office:value-type="float" office:value="18795">
            <text:p>18795</text:p>
          </table:table-cell>
          <table:table-cell table:formula="of:=((([.O82]*[.O82]*10000)/256*[.$B$5]+[.$B$6]*256)*[.O82]*100+[.P82]*[.$B$7])/256/256+0" office:value-type="float" office:value="5.2382860669433">
            <text:p>5,24</text:p>
          </table:table-cell>
          <table:table-cell table:formula="of:=IF([.Q82]&gt;10;10;IF([.Q82]&lt;-10;-10;IF([.Q82]&gt;=[.R81];TRUNC([.Q82]+1/4);TRUNC([.Q82]+3/4))))" office:value-type="float" office:value="5">
            <text:p>5</text:p>
          </table:table-cell>
          <table:table-cell table:formula="of:=IF([.R82]&gt;[.R81];[.R82]-[.$S$3];[.R82]+[.$S$3])-[.$W$4]" office:value-type="float" office:value="0.8256">
            <text:p>0,8256</text:p>
          </table:table-cell>
          <table:table-cell table:formula="of:=IF([.S82]&gt;0;IF([.S82]&gt;3;3*0.25;[.S82]*0.25);IF([.S82]&lt;-3;-3*0.16;[.S82]*0.16))/3" office:value-type="float" office:value="0.0688">
            <text:p>0,0688</text:p>
          </table:table-cell>
          <table:table-cell table:formula="of:=IF([.R82]=[.R81];[.U81];IF([.R82]&gt;[.R81];1;0))" office:value-type="float" office:value="1">
            <text:p>1</text:p>
          </table:table-cell>
          <table:table-cell table:formula="of:=IF([.U82]=[.U81];IF([.V81]&gt;0;[.V81]-1;0);[.$W$6])" office:value-type="float" office:value="17">
            <text:p>17</text:p>
          </table:table-cell>
          <table:table-cell/>
        </table:table-row>
        <table:table-row table:style-name="ro2">
          <table:table-cell table:number-columns-repeated="14"/>
          <table:table-cell table:formula="of:=[.O82]-([.T82]*1+[.T81]*3+[.T80]*3+[.T79]*2+[.T78]*2+[.T77]*1)/12+RAND()*0.077" office:value-type="float" office:value="0.425896397049189">
            <text:p>0,425896397</text:p>
          </table:table-cell>
          <table:table-cell table:formula="of:=IF([.V82]&gt;0;TRUNC([.P82]+[.O83]*800);[.P82])" office:value-type="float" office:value="19135">
            <text:p>19135</text:p>
          </table:table-cell>
          <table:table-cell table:formula="of:=((([.O83]*[.O83]*10000)/256*[.$B$5]+[.$B$6]*256)*[.O83]*100+[.P83]*[.$B$7])/256/256+0" office:value-type="float" office:value="5.27202942140249">
            <text:p>5,27</text:p>
          </table:table-cell>
          <table:table-cell table:formula="of:=IF([.Q83]&gt;10;10;IF([.Q83]&lt;-10;-10;IF([.Q83]&gt;=[.R82];TRUNC([.Q83]+1/4);TRUNC([.Q83]+3/4))))" office:value-type="float" office:value="5">
            <text:p>5</text:p>
          </table:table-cell>
          <table:table-cell table:formula="of:=IF([.R83]&gt;[.R82];[.R83]-[.$S$3];[.R83]+[.$S$3])-[.$W$4]" office:value-type="float" office:value="0.8256">
            <text:p>0,8256</text:p>
          </table:table-cell>
          <table:table-cell table:formula="of:=IF([.S83]&gt;0;IF([.S83]&gt;3;3*0.25;[.S83]*0.25);IF([.S83]&lt;-3;-3*0.16;[.S83]*0.16))/3" office:value-type="float" office:value="0.0688">
            <text:p>0,0688</text:p>
          </table:table-cell>
          <table:table-cell table:formula="of:=IF([.R83]=[.R82];[.U82];IF([.R83]&gt;[.R82];1;0))" office:value-type="float" office:value="1">
            <text:p>1</text:p>
          </table:table-cell>
          <table:table-cell table:formula="of:=IF([.U83]=[.U82];IF([.V82]&gt;0;[.V82]-1;0);[.$W$6])" office:value-type="float" office:value="16">
            <text:p>16</text:p>
          </table:table-cell>
          <table:table-cell/>
        </table:table-row>
        <table:table-row table:style-name="ro2">
          <table:table-cell table:number-columns-repeated="14"/>
          <table:table-cell table:formula="of:=[.O83]-([.T83]*1+[.T82]*3+[.T81]*3+[.T80]*2+[.T79]*2+[.T78]*1)/12+RAND()*0.077" office:value-type="float" office:value="0.38642702168562">
            <text:p>0,3864270217</text:p>
          </table:table-cell>
          <table:table-cell table:formula="of:=IF([.V83]&gt;0;TRUNC([.P83]+[.O84]*800);[.P83])" office:value-type="float" office:value="19444">
            <text:p>19444</text:p>
          </table:table-cell>
          <table:table-cell table:formula="of:=((([.O84]*[.O84]*10000)/256*[.$B$5]+[.$B$6]*256)*[.O84]*100+[.P84]*[.$B$7])/256/256+0" office:value-type="float" office:value="5.27558125768171">
            <text:p>5,28</text:p>
          </table:table-cell>
          <table:table-cell table:formula="of:=IF([.Q84]&gt;10;10;IF([.Q84]&lt;-10;-10;IF([.Q84]&gt;=[.R83];TRUNC([.Q84]+1/4);TRUNC([.Q84]+3/4))))" office:value-type="float" office:value="5">
            <text:p>5</text:p>
          </table:table-cell>
          <table:table-cell table:formula="of:=IF([.R84]&gt;[.R83];[.R84]-[.$S$3];[.R84]+[.$S$3])-[.$W$4]" office:value-type="float" office:value="0.8256">
            <text:p>0,8256</text:p>
          </table:table-cell>
          <table:table-cell table:formula="of:=IF([.S84]&gt;0;IF([.S84]&gt;3;3*0.25;[.S84]*0.25);IF([.S84]&lt;-3;-3*0.16;[.S84]*0.16))/3" office:value-type="float" office:value="0.0688">
            <text:p>0,0688</text:p>
          </table:table-cell>
          <table:table-cell table:formula="of:=IF([.R84]=[.R83];[.U83];IF([.R84]&gt;[.R83];1;0))" office:value-type="float" office:value="1">
            <text:p>1</text:p>
          </table:table-cell>
          <table:table-cell table:formula="of:=IF([.U84]=[.U83];IF([.V83]&gt;0;[.V83]-1;0);[.$W$6])" office:value-type="float" office:value="15">
            <text:p>15</text:p>
          </table:table-cell>
          <table:table-cell/>
        </table:table-row>
        <table:table-row table:style-name="ro2">
          <table:table-cell table:number-columns-repeated="14"/>
          <table:table-cell table:formula="of:=[.O84]-([.T84]*1+[.T83]*3+[.T82]*3+[.T81]*2+[.T80]*2+[.T79]*1)/12+RAND()*0.077" office:value-type="float" office:value="0.352181485130829">
            <text:p>0,3521814851</text:p>
          </table:table-cell>
          <table:table-cell table:formula="of:=IF([.V84]&gt;0;TRUNC([.P84]+[.O85]*800);[.P84])" office:value-type="float" office:value="19725">
            <text:p>19725</text:p>
          </table:table-cell>
          <table:table-cell table:formula="of:=((([.O85]*[.O85]*10000)/256*[.$B$5]+[.$B$6]*256)*[.O85]*100+[.P85]*[.$B$7])/256/256+0" office:value-type="float" office:value="5.28566641858826">
            <text:p>5,29</text:p>
          </table:table-cell>
          <table:table-cell table:formula="of:=IF([.Q85]&gt;10;10;IF([.Q85]&lt;-10;-10;IF([.Q85]&gt;=[.R84];TRUNC([.Q85]+1/4);TRUNC([.Q85]+3/4))))" office:value-type="float" office:value="5">
            <text:p>5</text:p>
          </table:table-cell>
          <table:table-cell table:formula="of:=IF([.R85]&gt;[.R84];[.R85]-[.$S$3];[.R85]+[.$S$3])-[.$W$4]" office:value-type="float" office:value="0.8256">
            <text:p>0,8256</text:p>
          </table:table-cell>
          <table:table-cell table:formula="of:=IF([.S85]&gt;0;IF([.S85]&gt;3;3*0.25;[.S85]*0.25);IF([.S85]&lt;-3;-3*0.16;[.S85]*0.16))/3" office:value-type="float" office:value="0.0688">
            <text:p>0,0688</text:p>
          </table:table-cell>
          <table:table-cell table:formula="of:=IF([.R85]=[.R84];[.U84];IF([.R85]&gt;[.R84];1;0))" office:value-type="float" office:value="1">
            <text:p>1</text:p>
          </table:table-cell>
          <table:table-cell table:formula="of:=IF([.U85]=[.U84];IF([.V84]&gt;0;[.V84]-1;0);[.$W$6])" office:value-type="float" office:value="14">
            <text:p>14</text:p>
          </table:table-cell>
          <table:table-cell/>
        </table:table-row>
        <table:table-row table:style-name="ro2">
          <table:table-cell table:number-columns-repeated="14"/>
          <table:table-cell table:formula="of:=[.O85]-([.T85]*1+[.T84]*3+[.T83]*3+[.T82]*2+[.T81]*2+[.T80]*1)/12+RAND()*0.077" office:value-type="float" office:value="0.338355920096119">
            <text:p>0,3383559201</text:p>
          </table:table-cell>
          <table:table-cell table:formula="of:=IF([.V85]&gt;0;TRUNC([.P85]+[.O86]*800);[.P85])" office:value-type="float" office:value="19995">
            <text:p>19995</text:p>
          </table:table-cell>
          <table:table-cell table:formula="of:=((([.O86]*[.O86]*10000)/256*[.$B$5]+[.$B$6]*256)*[.O86]*100+[.P86]*[.$B$7])/256/256+0" office:value-type="float" office:value="5.32889801021313">
            <text:p>5,33</text:p>
          </table:table-cell>
          <table:table-cell table:formula="of:=IF([.Q86]&gt;10;10;IF([.Q86]&lt;-10;-10;IF([.Q86]&gt;=[.R85];TRUNC([.Q86]+1/4);TRUNC([.Q86]+3/4))))" office:value-type="float" office:value="5">
            <text:p>5</text:p>
          </table:table-cell>
          <table:table-cell table:formula="of:=IF([.R86]&gt;[.R85];[.R86]-[.$S$3];[.R86]+[.$S$3])-[.$W$4]" office:value-type="float" office:value="0.8256">
            <text:p>0,8256</text:p>
          </table:table-cell>
          <table:table-cell table:formula="of:=IF([.S86]&gt;0;IF([.S86]&gt;3;3*0.25;[.S86]*0.25);IF([.S86]&lt;-3;-3*0.16;[.S86]*0.16))/3" office:value-type="float" office:value="0.0688">
            <text:p>0,0688</text:p>
          </table:table-cell>
          <table:table-cell table:formula="of:=IF([.R86]=[.R85];[.U85];IF([.R86]&gt;[.R85];1;0))" office:value-type="float" office:value="1">
            <text:p>1</text:p>
          </table:table-cell>
          <table:table-cell table:formula="of:=IF([.U86]=[.U85];IF([.V85]&gt;0;[.V85]-1;0);[.$W$6])" office:value-type="float" office:value="13">
            <text:p>13</text:p>
          </table:table-cell>
          <table:table-cell/>
        </table:table-row>
        <table:table-row table:style-name="ro2">
          <table:table-cell table:number-columns-repeated="14"/>
          <table:table-cell table:formula="of:=[.O86]-([.T86]*1+[.T85]*3+[.T84]*3+[.T83]*2+[.T82]*2+[.T81]*1)/12+RAND()*0.077" office:value-type="float" office:value="0.316569593205121">
            <text:p>0,3165695932</text:p>
          </table:table-cell>
          <table:table-cell table:formula="of:=IF([.V86]&gt;0;TRUNC([.P86]+[.O87]*800);[.P86])" office:value-type="float" office:value="20248">
            <text:p>20248</text:p>
          </table:table-cell>
          <table:table-cell table:formula="of:=((([.O87]*[.O87]*10000)/256*[.$B$5]+[.$B$6]*256)*[.O87]*100+[.P87]*[.$B$7])/256/256+0" office:value-type="float" office:value="5.35594100012414">
            <text:p>5,36</text:p>
          </table:table-cell>
          <table:table-cell table:formula="of:=IF([.Q87]&gt;10;10;IF([.Q87]&lt;-10;-10;IF([.Q87]&gt;=[.R86];TRUNC([.Q87]+1/4);TRUNC([.Q87]+3/4))))" office:value-type="float" office:value="5">
            <text:p>5</text:p>
          </table:table-cell>
          <table:table-cell table:formula="of:=IF([.R87]&gt;[.R86];[.R87]-[.$S$3];[.R87]+[.$S$3])-[.$W$4]" office:value-type="float" office:value="0.8256">
            <text:p>0,8256</text:p>
          </table:table-cell>
          <table:table-cell table:formula="of:=IF([.S87]&gt;0;IF([.S87]&gt;3;3*0.25;[.S87]*0.25);IF([.S87]&lt;-3;-3*0.16;[.S87]*0.16))/3" office:value-type="float" office:value="0.0688">
            <text:p>0,0688</text:p>
          </table:table-cell>
          <table:table-cell table:formula="of:=IF([.R87]=[.R86];[.U86];IF([.R87]&gt;[.R86];1;0))" office:value-type="float" office:value="1">
            <text:p>1</text:p>
          </table:table-cell>
          <table:table-cell table:formula="of:=IF([.U87]=[.U86];IF([.V86]&gt;0;[.V86]-1;0);[.$W$6])" office:value-type="float" office:value="12">
            <text:p>12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+ext. err. -&gt;&gt;</text:p>
          </table:table-cell>
          <table:table-cell table:formula="of:=[.O87]-([.T87]*1+[.T86]*3+[.T85]*3+[.T84]*2+[.T83]*2+[.T82]*1)/12+RAND()*0.077-2" office:value-type="float" office:value="-1.69512426049094">
            <text:p>-1,6951242605</text:p>
          </table:table-cell>
          <table:table-cell table:formula="of:=IF([.V87]&gt;0;TRUNC([.P87]+[.O88]*800);[.P87])" office:value-type="float" office:value="18891">
            <text:p>18891</text:p>
          </table:table-cell>
          <table:table-cell table:formula="of:=((([.O88]*[.O88]*10000)/256*[.$B$5]+[.$B$6]*256)*[.O88]*100+[.P88]*[.$B$7])/256/256+0" office:value-type="float" office:value="-3.76156742983171">
            <text:p>-3,76</text:p>
          </table:table-cell>
          <table:table-cell table:formula="of:=IF([.Q88]&gt;10;10;IF([.Q88]&lt;-10;-10;IF([.Q88]&gt;=[.R87];TRUNC([.Q88]+1/4);TRUNC([.Q88]+3/4))))" office:value-type="float" office:value="-3">
            <text:p>-3</text:p>
          </table:table-cell>
          <table:table-cell table:formula="of:=IF([.R88]&gt;[.R87];[.R88]-[.$S$3];[.R88]+[.$S$3])-[.$W$4]" office:value-type="float" office:value="-7.1744">
            <text:p>-7,1744</text:p>
          </table:table-cell>
          <table:table-cell table:formula="of:=IF([.S88]&gt;0;IF([.S88]&gt;3;3*0.25;[.S88]*0.25);IF([.S88]&lt;-3;-3*0.16;[.S88]*0.16))/3" office:value-type="float" office:value="-0.16">
            <text:p>-0,16</text:p>
          </table:table-cell>
          <table:table-cell table:formula="of:=IF([.R88]=[.R87];[.U87];IF([.R88]&gt;[.R87];1;0))" office:value-type="float" office:value="0">
            <text:p>0</text:p>
          </table:table-cell>
          <table:table-cell table:formula="of:=IF([.U88]=[.U87];IF([.V87]&gt;0;[.V87]-1;0);[.$W$6])" office:value-type="float" office:value="20">
            <text:p>20</text:p>
          </table:table-cell>
          <table:table-cell/>
        </table:table-row>
        <table:table-row table:style-name="ro2">
          <table:table-cell table:number-columns-repeated="14"/>
          <table:table-cell table:formula="of:=[.O88]-([.T88]*1+[.T87]*3+[.T86]*3+[.T85]*2+[.T84]*2+[.T83]*1)/12+RAND()*0.077" office:value-type="float" office:value="-1.74291520277842">
            <text:p>-1,7429152028</text:p>
          </table:table-cell>
          <table:table-cell table:formula="of:=IF([.V88]&gt;0;TRUNC([.P88]+[.O89]*800);[.P88])" office:value-type="float" office:value="17496">
            <text:p>17496</text:p>
          </table:table-cell>
          <table:table-cell table:formula="of:=((([.O89]*[.O89]*10000)/256*[.$B$5]+[.$B$6]*256)*[.O89]*100+[.P89]*[.$B$7])/256/256+0" office:value-type="float" office:value="-4.71374489095343">
            <text:p>-4,71</text:p>
          </table:table-cell>
          <table:table-cell table:formula="of:=IF([.Q89]&gt;10;10;IF([.Q89]&lt;-10;-10;IF([.Q89]&gt;=[.R88];TRUNC([.Q89]+1/4);TRUNC([.Q89]+3/4))))" office:value-type="float" office:value="-3">
            <text:p>-3</text:p>
          </table:table-cell>
          <table:table-cell table:formula="of:=IF([.R89]&gt;[.R88];[.R89]-[.$S$3];[.R89]+[.$S$3])-[.$W$4]" office:value-type="float" office:value="-7.1744">
            <text:p>-7,1744</text:p>
          </table:table-cell>
          <table:table-cell table:formula="of:=IF([.S89]&gt;0;IF([.S89]&gt;3;3*0.25;[.S89]*0.25);IF([.S89]&lt;-3;-3*0.16;[.S89]*0.16))/3" office:value-type="float" office:value="-0.16">
            <text:p>-0,16</text:p>
          </table:table-cell>
          <table:table-cell table:formula="of:=IF([.R89]=[.R88];[.U88];IF([.R89]&gt;[.R88];1;0))" office:value-type="float" office:value="0">
            <text:p>0</text:p>
          </table:table-cell>
          <table:table-cell table:formula="of:=IF([.U89]=[.U88];IF([.V88]&gt;0;[.V88]-1;0);[.$W$6])" office:value-type="float" office:value="19">
            <text:p>19</text:p>
          </table:table-cell>
          <table:table-cell/>
        </table:table-row>
        <table:table-row table:style-name="ro2">
          <table:table-cell table:number-columns-repeated="14"/>
          <table:table-cell table:formula="of:=[.O89]-([.T89]*1+[.T88]*3+[.T87]*3+[.T86]*2+[.T85]*2+[.T84]*1)/12+RAND()*0.077" office:value-type="float" office:value="-1.65926239232976">
            <text:p>-1,6592623923</text:p>
          </table:table-cell>
          <table:table-cell table:formula="of:=IF([.V89]&gt;0;TRUNC([.P89]+[.O90]*800);[.P89])" office:value-type="float" office:value="16168">
            <text:p>16168</text:p>
          </table:table-cell>
          <table:table-cell table:formula="of:=((([.O90]*[.O90]*10000)/256*[.$B$5]+[.$B$6]*256)*[.O90]*100+[.P90]*[.$B$7])/256/256+0" office:value-type="float" office:value="-3.98747451484887">
            <text:p>-3,99</text:p>
          </table:table-cell>
          <table:table-cell table:formula="of:=IF([.Q90]&gt;10;10;IF([.Q90]&lt;-10;-10;IF([.Q90]&gt;=[.R89];TRUNC([.Q90]+1/4);TRUNC([.Q90]+3/4))))" office:value-type="float" office:value="-3">
            <text:p>-3</text:p>
          </table:table-cell>
          <table:table-cell table:formula="of:=IF([.R90]&gt;[.R89];[.R90]-[.$S$3];[.R90]+[.$S$3])-[.$W$4]" office:value-type="float" office:value="-7.1744">
            <text:p>-7,1744</text:p>
          </table:table-cell>
          <table:table-cell table:formula="of:=IF([.S90]&gt;0;IF([.S90]&gt;3;3*0.25;[.S90]*0.25);IF([.S90]&lt;-3;-3*0.16;[.S90]*0.16))/3" office:value-type="float" office:value="-0.16">
            <text:p>-0,16</text:p>
          </table:table-cell>
          <table:table-cell table:formula="of:=IF([.R90]=[.R89];[.U89];IF([.R90]&gt;[.R89];1;0))" office:value-type="float" office:value="0">
            <text:p>0</text:p>
          </table:table-cell>
          <table:table-cell table:formula="of:=IF([.U90]=[.U89];IF([.V89]&gt;0;[.V89]-1;0);[.$W$6])" office:value-type="float" office:value="18">
            <text:p>18</text:p>
          </table:table-cell>
          <table:table-cell/>
        </table:table-row>
        <table:table-row table:style-name="ro2">
          <table:table-cell table:number-columns-repeated="14"/>
          <table:table-cell table:formula="of:=[.O90]-([.T90]*1+[.T89]*3+[.T88]*3+[.T87]*2+[.T86]*2+[.T85]*1)/12+RAND()*0.077" office:value-type="float" office:value="-1.52371892559165">
            <text:p>-1,5237189256</text:p>
          </table:table-cell>
          <table:table-cell table:formula="of:=IF([.V90]&gt;0;TRUNC([.P90]+[.O91]*800);[.P90])" office:value-type="float" office:value="14949">
            <text:p>14949</text:p>
          </table:table-cell>
          <table:table-cell table:formula="of:=((([.O91]*[.O91]*10000)/256*[.$B$5]+[.$B$6]*256)*[.O91]*100+[.P91]*[.$B$7])/256/256+0" office:value-type="float" office:value="-2.77487511787713">
            <text:p>-2,77</text:p>
          </table:table-cell>
          <table:table-cell table:formula="of:=IF([.Q91]&gt;10;10;IF([.Q91]&lt;-10;-10;IF([.Q91]&gt;=[.R90];TRUNC([.Q91]+1/4);TRUNC([.Q91]+3/4))))" office:value-type="float" office:value="-2">
            <text:p>-2</text:p>
          </table:table-cell>
          <table:table-cell table:formula="of:=IF([.R91]&gt;[.R90];[.R91]-[.$S$3];[.R91]+[.$S$3])-[.$W$4]" office:value-type="float" office:value="-6.7144">
            <text:p>-6,7144</text:p>
          </table:table-cell>
          <table:table-cell table:formula="of:=IF([.S91]&gt;0;IF([.S91]&gt;3;3*0.25;[.S91]*0.25);IF([.S91]&lt;-3;-3*0.16;[.S91]*0.16))/3" office:value-type="float" office:value="-0.16">
            <text:p>-0,16</text:p>
          </table:table-cell>
          <table:table-cell table:formula="of:=IF([.R91]=[.R90];[.U90];IF([.R91]&gt;[.R90];1;0))" office:value-type="float" office:value="1">
            <text:p>1</text:p>
          </table:table-cell>
          <table:table-cell table:formula="of:=IF([.U91]=[.U90];IF([.V90]&gt;0;[.V90]-1;0);[.$W$6])" office:value-type="float" office:value="20">
            <text:p>20</text:p>
          </table:table-cell>
          <table:table-cell/>
        </table:table-row>
        <table:table-row table:style-name="ro2">
          <table:table-cell table:number-columns-repeated="14"/>
          <table:table-cell table:formula="of:=[.O91]-([.T91]*1+[.T90]*3+[.T89]*3+[.T88]*2+[.T87]*2+[.T86]*1)/12+RAND()*0.077" office:value-type="float" office:value="-1.38663216263931">
            <text:p>-1,3866321626</text:p>
          </table:table-cell>
          <table:table-cell table:formula="of:=IF([.V91]&gt;0;TRUNC([.P91]+[.O92]*800);[.P91])" office:value-type="float" office:value="13839">
            <text:p>13839</text:p>
          </table:table-cell>
          <table:table-cell table:formula="of:=((([.O92]*[.O92]*10000)/256*[.$B$5]+[.$B$6]*256)*[.O92]*100+[.P92]*[.$B$7])/256/256+0" office:value-type="float" office:value="-1.7424195660824">
            <text:p>-1,74</text:p>
          </table:table-cell>
          <table:table-cell table:formula="of:=IF([.Q92]&gt;10;10;IF([.Q92]&lt;-10;-10;IF([.Q92]&gt;=[.R91];TRUNC([.Q92]+1/4);TRUNC([.Q92]+3/4))))" office:value-type="float" office:value="-1">
            <text:p>-1</text:p>
          </table:table-cell>
          <table:table-cell table:formula="of:=IF([.R92]&gt;[.R91];[.R92]-[.$S$3];[.R92]+[.$S$3])-[.$W$4]" office:value-type="float" office:value="-5.7144">
            <text:p>-5,7144</text:p>
          </table:table-cell>
          <table:table-cell table:formula="of:=IF([.S92]&gt;0;IF([.S92]&gt;3;3*0.25;[.S92]*0.25);IF([.S92]&lt;-3;-3*0.16;[.S92]*0.16))/3" office:value-type="float" office:value="-0.16">
            <text:p>-0,16</text:p>
          </table:table-cell>
          <table:table-cell table:formula="of:=IF([.R92]=[.R91];[.U91];IF([.R92]&gt;[.R91];1;0))" office:value-type="float" office:value="1">
            <text:p>1</text:p>
          </table:table-cell>
          <table:table-cell table:formula="of:=IF([.U92]=[.U91];IF([.V91]&gt;0;[.V91]-1;0);[.$W$6])" office:value-type="float" office:value="19">
            <text:p>19</text:p>
          </table:table-cell>
          <table:table-cell/>
        </table:table-row>
        <table:table-row table:style-name="ro2">
          <table:table-cell table:number-columns-repeated="14"/>
          <table:table-cell table:formula="of:=[.O92]-([.T92]*1+[.T91]*3+[.T90]*3+[.T89]*2+[.T88]*2+[.T87]*1)/12+RAND()*0.077" office:value-type="float" office:value="-1.195831266381">
            <text:p>-1,1958312664</text:p>
          </table:table-cell>
          <table:table-cell table:formula="of:=IF([.V92]&gt;0;TRUNC([.P92]+[.O93]*800);[.P92])" office:value-type="float" office:value="12882">
            <text:p>12882</text:p>
          </table:table-cell>
          <table:table-cell table:formula="of:=((([.O93]*[.O93]*10000)/256*[.$B$5]+[.$B$6]*256)*[.O93]*100+[.P93]*[.$B$7])/256/256+0" office:value-type="float" office:value="-0.498742204286794">
            <text:p>-0,50</text:p>
          </table:table-cell>
          <table:table-cell table:formula="of:=IF([.Q93]&gt;10;10;IF([.Q93]&lt;-10;-10;IF([.Q93]&gt;=[.R92];TRUNC([.Q93]+1/4);TRUNC([.Q93]+3/4))))" office:value-type="float" office:value="-0">
            <text:p>-0</text:p>
          </table:table-cell>
          <table:table-cell table:formula="of:=IF([.R93]&gt;[.R92];[.R93]-[.$S$3];[.R93]+[.$S$3])-[.$W$4]" office:value-type="float" office:value="-4.7144">
            <text:p>-4,7144</text:p>
          </table:table-cell>
          <table:table-cell table:formula="of:=IF([.S93]&gt;0;IF([.S93]&gt;3;3*0.25;[.S93]*0.25);IF([.S93]&lt;-3;-3*0.16;[.S93]*0.16))/3" office:value-type="float" office:value="-0.16">
            <text:p>-0,16</text:p>
          </table:table-cell>
          <table:table-cell table:formula="of:=IF([.R93]=[.R92];[.U92];IF([.R93]&gt;[.R92];1;0))" office:value-type="float" office:value="1">
            <text:p>1</text:p>
          </table:table-cell>
          <table:table-cell table:formula="of:=IF([.U93]=[.U92];IF([.V92]&gt;0;[.V92]-1;0);[.$W$6])" office:value-type="float" office:value="18">
            <text:p>18</text:p>
          </table:table-cell>
          <table:table-cell/>
        </table:table-row>
        <table:table-row table:style-name="ro2">
          <table:table-cell table:number-columns-repeated="14"/>
          <table:table-cell table:formula="of:=[.O93]-([.T93]*1+[.T92]*3+[.T91]*3+[.T90]*2+[.T89]*2+[.T88]*1)/12+RAND()*0.077" office:value-type="float" office:value="-0.990399350933416">
            <text:p>-0,9903993509</text:p>
          </table:table-cell>
          <table:table-cell table:formula="of:=IF([.V93]&gt;0;TRUNC([.P93]+[.O94]*800);[.P93])" office:value-type="float" office:value="12089">
            <text:p>12089</text:p>
          </table:table-cell>
          <table:table-cell table:formula="of:=((([.O94]*[.O94]*10000)/256*[.$B$5]+[.$B$6]*256)*[.O94]*100+[.P94]*[.$B$7])/256/256+0" office:value-type="float" office:value="0.516896210025437">
            <text:p>0,52</text:p>
          </table:table-cell>
          <table:table-cell table:formula="of:=IF([.Q94]&gt;10;10;IF([.Q94]&lt;-10;-10;IF([.Q94]&gt;=[.R93];TRUNC([.Q94]+1/4);TRUNC([.Q94]+3/4))))" office:value-type="float" office:value="0">
            <text:p>0</text:p>
          </table:table-cell>
          <table:table-cell table:formula="of:=IF([.R94]&gt;[.R93];[.R94]-[.$S$3];[.R94]+[.$S$3])-[.$W$4]" office:value-type="float" office:value="-4.1744">
            <text:p>-4,1744</text:p>
          </table:table-cell>
          <table:table-cell table:formula="of:=IF([.S94]&gt;0;IF([.S94]&gt;3;3*0.25;[.S94]*0.25);IF([.S94]&lt;-3;-3*0.16;[.S94]*0.16))/3" office:value-type="float" office:value="-0.16">
            <text:p>-0,16</text:p>
          </table:table-cell>
          <table:table-cell table:formula="of:=IF([.R94]=[.R93];[.U93];IF([.R94]&gt;[.R93];1;0))" office:value-type="float" office:value="1">
            <text:p>1</text:p>
          </table:table-cell>
          <table:table-cell table:formula="of:=IF([.U94]=[.U93];IF([.V93]&gt;0;[.V93]-1;0);[.$W$6])" office:value-type="float" office:value="17">
            <text:p>17</text:p>
          </table:table-cell>
          <table:table-cell/>
        </table:table-row>
        <table:table-row table:style-name="ro2">
          <table:table-cell table:number-columns-repeated="14"/>
          <table:table-cell table:formula="of:=[.O94]-([.T94]*1+[.T93]*3+[.T92]*3+[.T91]*2+[.T90]*2+[.T89]*1)/12+RAND()*0.077" office:value-type="float" office:value="-0.806817301281879">
            <text:p>-0,8068173013</text:p>
          </table:table-cell>
          <table:table-cell table:formula="of:=IF([.V94]&gt;0;TRUNC([.P94]+[.O95]*800);[.P94])" office:value-type="float" office:value="11443">
            <text:p>11443</text:p>
          </table:table-cell>
          <table:table-cell table:formula="of:=((([.O95]*[.O95]*10000)/256*[.$B$5]+[.$B$6]*256)*[.O95]*100+[.P95]*[.$B$7])/256/256+0" office:value-type="float" office:value="1.15951482742203">
            <text:p>1,16</text:p>
          </table:table-cell>
          <table:table-cell table:formula="of:=IF([.Q95]&gt;10;10;IF([.Q95]&lt;-10;-10;IF([.Q95]&gt;=[.R94];TRUNC([.Q95]+1/4);TRUNC([.Q95]+3/4))))" office:value-type="float" office:value="1">
            <text:p>1</text:p>
          </table:table-cell>
          <table:table-cell table:formula="of:=IF([.R95]&gt;[.R94];[.R95]-[.$S$3];[.R95]+[.$S$3])-[.$W$4]" office:value-type="float" office:value="-3.7144">
            <text:p>-3,7144</text:p>
          </table:table-cell>
          <table:table-cell table:formula="of:=IF([.S95]&gt;0;IF([.S95]&gt;3;3*0.25;[.S95]*0.25);IF([.S95]&lt;-3;-3*0.16;[.S95]*0.16))/3" office:value-type="float" office:value="-0.16">
            <text:p>-0,16</text:p>
          </table:table-cell>
          <table:table-cell table:formula="of:=IF([.R95]=[.R94];[.U94];IF([.R95]&gt;[.R94];1;0))" office:value-type="float" office:value="1">
            <text:p>1</text:p>
          </table:table-cell>
          <table:table-cell table:formula="of:=IF([.U95]=[.U94];IF([.V94]&gt;0;[.V94]-1;0);[.$W$6])" office:value-type="float" office:value="16">
            <text:p>16</text:p>
          </table:table-cell>
          <table:table-cell/>
        </table:table-row>
        <table:table-row table:style-name="ro2">
          <table:table-cell table:number-columns-repeated="14"/>
          <table:table-cell table:formula="of:=[.O95]-([.T95]*1+[.T94]*3+[.T93]*3+[.T92]*2+[.T91]*2+[.T90]*1)/12+RAND()*0.077" office:value-type="float" office:value="-0.60057012044281">
            <text:p>-0,6005701204</text:p>
          </table:table-cell>
          <table:table-cell table:formula="of:=IF([.V95]&gt;0;TRUNC([.P95]+[.O96]*800);[.P95])" office:value-type="float" office:value="10962">
            <text:p>10962</text:p>
          </table:table-cell>
          <table:table-cell table:formula="of:=((([.O96]*[.O96]*10000)/256*[.$B$5]+[.$B$6]*256)*[.O96]*100+[.P96]*[.$B$7])/256/256+0" office:value-type="float" office:value="1.68842697374357">
            <text:p>1,69</text:p>
          </table:table-cell>
          <table:table-cell table:formula="of:=IF([.Q96]&gt;10;10;IF([.Q96]&lt;-10;-10;IF([.Q96]&gt;=[.R95];TRUNC([.Q96]+1/4);TRUNC([.Q96]+3/4))))" office:value-type="float" office:value="1">
            <text:p>1</text:p>
          </table:table-cell>
          <table:table-cell table:formula="of:=IF([.R96]&gt;[.R95];[.R96]-[.$S$3];[.R96]+[.$S$3])-[.$W$4]" office:value-type="float" office:value="-3.1744">
            <text:p>-3,1744</text:p>
          </table:table-cell>
          <table:table-cell table:formula="of:=IF([.S96]&gt;0;IF([.S96]&gt;3;3*0.25;[.S96]*0.25);IF([.S96]&lt;-3;-3*0.16;[.S96]*0.16))/3" office:value-type="float" office:value="-0.16">
            <text:p>-0,16</text:p>
          </table:table-cell>
          <table:table-cell table:formula="of:=IF([.R96]=[.R95];[.U95];IF([.R96]&gt;[.R95];1;0))" office:value-type="float" office:value="1">
            <text:p>1</text:p>
          </table:table-cell>
          <table:table-cell table:formula="of:=IF([.U96]=[.U95];IF([.V95]&gt;0;[.V95]-1;0);[.$W$6])" office:value-type="float" office:value="15">
            <text:p>15</text:p>
          </table:table-cell>
          <table:table-cell/>
        </table:table-row>
        <table:table-row table:style-name="ro2">
          <table:table-cell table:number-columns-repeated="14"/>
          <table:table-cell table:formula="of:=[.O96]-([.T96]*1+[.T95]*3+[.T94]*3+[.T93]*2+[.T92]*2+[.T91]*1)/12+RAND()*0.077" office:value-type="float" office:value="-0.440379144036828">
            <text:p>-0,440379144</text:p>
          </table:table-cell>
          <table:table-cell table:formula="of:=IF([.V96]&gt;0;TRUNC([.P96]+[.O97]*800);[.P96])" office:value-type="float" office:value="10609">
            <text:p>10609</text:p>
          </table:table-cell>
          <table:table-cell table:formula="of:=((([.O97]*[.O97]*10000)/256*[.$B$5]+[.$B$6]*256)*[.O97]*100+[.P97]*[.$B$7])/256/256+0" office:value-type="float" office:value="1.9620276092512">
            <text:p>1,96</text:p>
          </table:table-cell>
          <table:table-cell table:formula="of:=IF([.Q97]&gt;10;10;IF([.Q97]&lt;-10;-10;IF([.Q97]&gt;=[.R96];TRUNC([.Q97]+1/4);TRUNC([.Q97]+3/4))))" office:value-type="float" office:value="2">
            <text:p>2</text:p>
          </table:table-cell>
          <table:table-cell table:formula="of:=IF([.R97]&gt;[.R96];[.R97]-[.$S$3];[.R97]+[.$S$3])-[.$W$4]" office:value-type="float" office:value="-2.7144">
            <text:p>-2,7144</text:p>
          </table:table-cell>
          <table:table-cell table:formula="of:=IF([.S97]&gt;0;IF([.S97]&gt;3;3*0.25;[.S97]*0.25);IF([.S97]&lt;-3;-3*0.16;[.S97]*0.16))/3" office:value-type="float" office:value="-0.144768">
            <text:p>-0,144768</text:p>
          </table:table-cell>
          <table:table-cell table:formula="of:=IF([.R97]=[.R96];[.U96];IF([.R97]&gt;[.R96];1;0))" office:value-type="float" office:value="1">
            <text:p>1</text:p>
          </table:table-cell>
          <table:table-cell table:formula="of:=IF([.U97]=[.U96];IF([.V96]&gt;0;[.V96]-1;0);[.$W$6])" office:value-type="float" office:value="14">
            <text:p>14</text:p>
          </table:table-cell>
          <table:table-cell/>
        </table:table-row>
        <table:table-row table:style-name="ro2">
          <table:table-cell table:number-columns-repeated="14"/>
          <table:table-cell table:formula="of:=[.O97]-([.T97]*1+[.T96]*3+[.T95]*3+[.T94]*2+[.T93]*2+[.T92]*1)/12+RAND()*0.077" office:value-type="float" office:value="-0.27394896070078">
            <text:p>-0,2739489607</text:p>
          </table:table-cell>
          <table:table-cell table:formula="of:=IF([.V97]&gt;0;TRUNC([.P97]+[.O98]*800);[.P97])" office:value-type="float" office:value="10389">
            <text:p>10389</text:p>
          </table:table-cell>
          <table:table-cell table:formula="of:=((([.O98]*[.O98]*10000)/256*[.$B$5]+[.$B$6]*256)*[.O98]*100+[.P98]*[.$B$7])/256/256+0" office:value-type="float" office:value="2.18838351958348">
            <text:p>2,19</text:p>
          </table:table-cell>
          <table:table-cell table:formula="of:=IF([.Q98]&gt;10;10;IF([.Q98]&lt;-10;-10;IF([.Q98]&gt;=[.R97];TRUNC([.Q98]+1/4);TRUNC([.Q98]+3/4))))" office:value-type="float" office:value="2">
            <text:p>2</text:p>
          </table:table-cell>
          <table:table-cell table:formula="of:=IF([.R98]&gt;[.R97];[.R98]-[.$S$3];[.R98]+[.$S$3])-[.$W$4]" office:value-type="float" office:value="-2.1744">
            <text:p>-2,1744</text:p>
          </table:table-cell>
          <table:table-cell table:formula="of:=IF([.S98]&gt;0;IF([.S98]&gt;3;3*0.25;[.S98]*0.25);IF([.S98]&lt;-3;-3*0.16;[.S98]*0.16))/3" office:value-type="float" office:value="-0.115968">
            <text:p>-0,115968</text:p>
          </table:table-cell>
          <table:table-cell table:formula="of:=IF([.R98]=[.R97];[.U97];IF([.R98]&gt;[.R97];1;0))" office:value-type="float" office:value="1">
            <text:p>1</text:p>
          </table:table-cell>
          <table:table-cell table:formula="of:=IF([.U98]=[.U97];IF([.V97]&gt;0;[.V97]-1;0);[.$W$6])" office:value-type="float" office:value="13">
            <text:p>13</text:p>
          </table:table-cell>
          <table:table-cell/>
        </table:table-row>
        <table:table-row table:style-name="ro2">
          <table:table-cell table:number-columns-repeated="14"/>
          <table:table-cell table:formula="of:=[.O98]-([.T98]*1+[.T97]*3+[.T96]*3+[.T95]*2+[.T94]*2+[.T93]*1)/12+RAND()*0.077" office:value-type="float" office:value="-0.084473069190745">
            <text:p>-0,0844730692</text:p>
          </table:table-cell>
          <table:table-cell table:formula="of:=IF([.V98]&gt;0;TRUNC([.P98]+[.O99]*800);[.P98])" office:value-type="float" office:value="10321">
            <text:p>10321</text:p>
          </table:table-cell>
          <table:table-cell table:formula="of:=((([.O99]*[.O99]*10000)/256*[.$B$5]+[.$B$6]*256)*[.O99]*100+[.P99]*[.$B$7])/256/256+0" office:value-type="float" office:value="2.41999309323902">
            <text:p>2,42</text:p>
          </table:table-cell>
          <table:table-cell table:formula="of:=IF([.Q99]&gt;10;10;IF([.Q99]&lt;-10;-10;IF([.Q99]&gt;=[.R98];TRUNC([.Q99]+1/4);TRUNC([.Q99]+3/4))))" office:value-type="float" office:value="2">
            <text:p>2</text:p>
          </table:table-cell>
          <table:table-cell table:formula="of:=IF([.R99]&gt;[.R98];[.R99]-[.$S$3];[.R99]+[.$S$3])-[.$W$4]" office:value-type="float" office:value="-2.1744">
            <text:p>-2,1744</text:p>
          </table:table-cell>
          <table:table-cell table:formula="of:=IF([.S99]&gt;0;IF([.S99]&gt;3;3*0.25;[.S99]*0.25);IF([.S99]&lt;-3;-3*0.16;[.S99]*0.16))/3" office:value-type="float" office:value="-0.115968">
            <text:p>-0,115968</text:p>
          </table:table-cell>
          <table:table-cell table:formula="of:=IF([.R99]=[.R98];[.U98];IF([.R99]&gt;[.R98];1;0))" office:value-type="float" office:value="1">
            <text:p>1</text:p>
          </table:table-cell>
          <table:table-cell table:formula="of:=IF([.U99]=[.U98];IF([.V98]&gt;0;[.V98]-1;0);[.$W$6])" office:value-type="float" office:value="12">
            <text:p>12</text:p>
          </table:table-cell>
          <table:table-cell/>
        </table:table-row>
        <table:table-row table:style-name="ro2">
          <table:table-cell table:number-columns-repeated="14"/>
          <table:table-cell table:formula="of:=[.O99]-([.T99]*1+[.T98]*3+[.T97]*3+[.T96]*2+[.T95]*2+[.T94]*1)/12+RAND()*0.077" office:value-type="float" office:value="0.102382840367658">
            <text:p>0,1023828404</text:p>
          </table:table-cell>
          <table:table-cell table:formula="of:=IF([.V99]&gt;0;TRUNC([.P99]+[.O100]*800);[.P99])" office:value-type="float" office:value="10402">
            <text:p>10402</text:p>
          </table:table-cell>
          <table:table-cell table:formula="of:=((([.O100]*[.O100]*10000)/256*[.$B$5]+[.$B$6]*256)*[.O100]*100+[.P100]*[.$B$7])/256/256+0" office:value-type="float" office:value="2.66093796458962">
            <text:p>2,66</text:p>
          </table:table-cell>
          <table:table-cell table:formula="of:=IF([.Q100]&gt;10;10;IF([.Q100]&lt;-10;-10;IF([.Q100]&gt;=[.R99];TRUNC([.Q100]+1/4);TRUNC([.Q100]+3/4))))" office:value-type="float" office:value="2">
            <text:p>2</text:p>
          </table:table-cell>
          <table:table-cell table:formula="of:=IF([.R100]&gt;[.R99];[.R100]-[.$S$3];[.R100]+[.$S$3])-[.$W$4]" office:value-type="float" office:value="-2.1744">
            <text:p>-2,1744</text:p>
          </table:table-cell>
          <table:table-cell table:formula="of:=IF([.S100]&gt;0;IF([.S100]&gt;3;3*0.25;[.S100]*0.25);IF([.S100]&lt;-3;-3*0.16;[.S100]*0.16))/3" office:value-type="float" office:value="-0.115968">
            <text:p>-0,115968</text:p>
          </table:table-cell>
          <table:table-cell table:formula="of:=IF([.R100]=[.R99];[.U99];IF([.R100]&gt;[.R99];1;0))" office:value-type="float" office:value="1">
            <text:p>1</text:p>
          </table:table-cell>
          <table:table-cell table:formula="of:=IF([.U100]=[.U99];IF([.V99]&gt;0;[.V99]-1;0);[.$W$6])" office:value-type="float" office:value="11">
            <text:p>11</text:p>
          </table:table-cell>
          <table:table-cell/>
        </table:table-row>
        <table:table-row table:style-name="ro2">
          <table:table-cell table:number-columns-repeated="14"/>
          <table:table-cell table:formula="of:=[.O100]-([.T100]*1+[.T99]*3+[.T98]*3+[.T97]*2+[.T96]*2+[.T95]*1)/12+RAND()*0.077" office:value-type="float" office:value="0.302743905244948">
            <text:p>0,3027439052</text:p>
          </table:table-cell>
          <table:table-cell table:formula="of:=IF([.V100]&gt;0;TRUNC([.P100]+[.O101]*800);[.P100])" office:value-type="float" office:value="10644">
            <text:p>10644</text:p>
          </table:table-cell>
          <table:table-cell table:formula="of:=((([.O101]*[.O101]*10000)/256*[.$B$5]+[.$B$6]*256)*[.O101]*100+[.P101]*[.$B$7])/256/256+0" office:value-type="float" office:value="2.98979638209388">
            <text:p>2,99</text:p>
          </table:table-cell>
          <table:table-cell table:formula="of:=IF([.Q101]&gt;10;10;IF([.Q101]&lt;-10;-10;IF([.Q101]&gt;=[.R100];TRUNC([.Q101]+1/4);TRUNC([.Q101]+3/4))))" office:value-type="float" office:value="3">
            <text:p>3</text:p>
          </table:table-cell>
          <table:table-cell table:formula="of:=IF([.R101]&gt;[.R100];[.R101]-[.$S$3];[.R101]+[.$S$3])-[.$W$4]" office:value-type="float" office:value="-1.7144">
            <text:p>-1,7144</text:p>
          </table:table-cell>
          <table:table-cell table:formula="of:=IF([.S101]&gt;0;IF([.S101]&gt;3;3*0.25;[.S101]*0.25);IF([.S101]&lt;-3;-3*0.16;[.S101]*0.16))/3" office:value-type="float" office:value="-0.0914346666666667">
            <text:p>-0,0914346667</text:p>
          </table:table-cell>
          <table:table-cell table:formula="of:=IF([.R101]=[.R100];[.U100];IF([.R101]&gt;[.R100];1;0))" office:value-type="float" office:value="1">
            <text:p>1</text:p>
          </table:table-cell>
          <table:table-cell table:formula="of:=IF([.U101]=[.U100];IF([.V100]&gt;0;[.V100]-1;0);[.$W$6])" office:value-type="float" office:value="10">
            <text:p>10</text:p>
          </table:table-cell>
          <table:table-cell/>
        </table:table-row>
        <table:table-row table:style-name="ro2">
          <table:table-cell table:number-columns-repeated="14"/>
          <table:table-cell table:formula="of:=[.O101]-([.T101]*1+[.T100]*3+[.T99]*3+[.T98]*2+[.T97]*2+[.T96]*1)/12+RAND()*0.077" office:value-type="float" office:value="0.45238543063335">
            <text:p>0,4523854306</text:p>
          </table:table-cell>
          <table:table-cell table:formula="of:=IF([.V101]&gt;0;TRUNC([.P101]+[.O102]*800);[.P101])" office:value-type="float" office:value="11005">
            <text:p>11005</text:p>
          </table:table-cell>
          <table:table-cell table:formula="of:=((([.O102]*[.O102]*10000)/256*[.$B$5]+[.$B$6]*256)*[.O102]*100+[.P102]*[.$B$7])/256/256+0" office:value-type="float" office:value="3.33830952971751">
            <text:p>3,34</text:p>
          </table:table-cell>
          <table:table-cell table:formula="of:=IF([.Q102]&gt;10;10;IF([.Q102]&lt;-10;-10;IF([.Q102]&gt;=[.R101];TRUNC([.Q102]+1/4);TRUNC([.Q102]+3/4))))" office:value-type="float" office:value="3">
            <text:p>3</text:p>
          </table:table-cell>
          <table:table-cell table:formula="of:=IF([.R102]&gt;[.R101];[.R102]-[.$S$3];[.R102]+[.$S$3])-[.$W$4]" office:value-type="float" office:value="-1.1744">
            <text:p>-1,1744</text:p>
          </table:table-cell>
          <table:table-cell table:formula="of:=IF([.S102]&gt;0;IF([.S102]&gt;3;3*0.25;[.S102]*0.25);IF([.S102]&lt;-3;-3*0.16;[.S102]*0.16))/3" office:value-type="float" office:value="-0.0626346666666667">
            <text:p>-0,0626346667</text:p>
          </table:table-cell>
          <table:table-cell table:formula="of:=IF([.R102]=[.R101];[.U101];IF([.R102]&gt;[.R101];1;0))" office:value-type="float" office:value="1">
            <text:p>1</text:p>
          </table:table-cell>
          <table:table-cell table:formula="of:=IF([.U102]=[.U101];IF([.V101]&gt;0;[.V101]-1;0);[.$W$6])" office:value-type="float" office:value="9">
            <text:p>9</text:p>
          </table:table-cell>
          <table:table-cell/>
        </table:table-row>
        <table:table-row table:style-name="ro2">
          <table:table-cell table:number-columns-repeated="14"/>
          <table:table-cell table:formula="of:=[.O102]-([.T102]*1+[.T101]*3+[.T100]*3+[.T99]*2+[.T98]*2+[.T97]*1)/12+RAND()*0.077" office:value-type="float" office:value="0.606839033176222">
            <text:p>0,6068390332</text:p>
          </table:table-cell>
          <table:table-cell table:formula="of:=IF([.V102]&gt;0;TRUNC([.P102]+[.O103]*800);[.P102])" office:value-type="float" office:value="11490">
            <text:p>11490</text:p>
          </table:table-cell>
          <table:table-cell table:formula="of:=((([.O103]*[.O103]*10000)/256*[.$B$5]+[.$B$6]*256)*[.O103]*100+[.P103]*[.$B$7])/256/256+0" office:value-type="float" office:value="3.80935284585307">
            <text:p>3,81</text:p>
          </table:table-cell>
          <table:table-cell table:formula="of:=IF([.Q103]&gt;10;10;IF([.Q103]&lt;-10;-10;IF([.Q103]&gt;=[.R102];TRUNC([.Q103]+1/4);TRUNC([.Q103]+3/4))))" office:value-type="float" office:value="4">
            <text:p>4</text:p>
          </table:table-cell>
          <table:table-cell table:formula="of:=IF([.R103]&gt;[.R102];[.R103]-[.$S$3];[.R103]+[.$S$3])-[.$W$4]" office:value-type="float" office:value="-0.7144">
            <text:p>-0,7144</text:p>
          </table:table-cell>
          <table:table-cell table:formula="of:=IF([.S103]&gt;0;IF([.S103]&gt;3;3*0.25;[.S103]*0.25);IF([.S103]&lt;-3;-3*0.16;[.S103]*0.16))/3" office:value-type="float" office:value="-0.0381013333333333">
            <text:p>-0,0381013333</text:p>
          </table:table-cell>
          <table:table-cell table:formula="of:=IF([.R103]=[.R102];[.U102];IF([.R103]&gt;[.R102];1;0))" office:value-type="float" office:value="1">
            <text:p>1</text:p>
          </table:table-cell>
          <table:table-cell table:formula="of:=IF([.U103]=[.U102];IF([.V102]&gt;0;[.V102]-1;0);[.$W$6])" office:value-type="float" office:value="8">
            <text:p>8</text:p>
          </table:table-cell>
          <table:table-cell/>
        </table:table-row>
        <table:table-row table:style-name="ro2">
          <table:table-cell table:number-columns-repeated="14"/>
          <table:table-cell table:formula="of:=[.O103]-([.T103]*1+[.T102]*3+[.T101]*3+[.T100]*2+[.T99]*2+[.T98]*1)/12+RAND()*0.077" office:value-type="float" office:value="0.697098993540285">
            <text:p>0,6970989935</text:p>
          </table:table-cell>
          <table:table-cell table:formula="of:=IF([.V103]&gt;0;TRUNC([.P103]+[.O104]*800);[.P103])" office:value-type="float" office:value="12047">
            <text:p>12047</text:p>
          </table:table-cell>
          <table:table-cell table:formula="of:=((([.O104]*[.O104]*10000)/256*[.$B$5]+[.$B$6]*256)*[.O104]*100+[.P104]*[.$B$7])/256/256+0" office:value-type="float" office:value="4.20228276359502">
            <text:p>4,20</text:p>
          </table:table-cell>
          <table:table-cell table:formula="of:=IF([.Q104]&gt;10;10;IF([.Q104]&lt;-10;-10;IF([.Q104]&gt;=[.R103];TRUNC([.Q104]+1/4);TRUNC([.Q104]+3/4))))" office:value-type="float" office:value="4">
            <text:p>4</text:p>
          </table:table-cell>
          <table:table-cell table:formula="of:=IF([.R104]&gt;[.R103];[.R104]-[.$S$3];[.R104]+[.$S$3])-[.$W$4]" office:value-type="float" office:value="-0.1744">
            <text:p>-0,1744</text:p>
          </table:table-cell>
          <table:table-cell table:formula="of:=IF([.S104]&gt;0;IF([.S104]&gt;3;3*0.25;[.S104]*0.25);IF([.S104]&lt;-3;-3*0.16;[.S104]*0.16))/3" office:value-type="float" office:value="-0.00930133333333335">
            <text:p>-0,0093013333</text:p>
          </table:table-cell>
          <table:table-cell table:formula="of:=IF([.R104]=[.R103];[.U103];IF([.R104]&gt;[.R103];1;0))" office:value-type="float" office:value="1">
            <text:p>1</text:p>
          </table:table-cell>
          <table:table-cell table:formula="of:=IF([.U104]=[.U103];IF([.V103]&gt;0;[.V103]-1;0);[.$W$6])" office:value-type="float" office:value="7">
            <text:p>7</text:p>
          </table:table-cell>
          <table:table-cell/>
        </table:table-row>
        <table:table-row table:style-name="ro2">
          <table:table-cell table:number-columns-repeated="14"/>
          <table:table-cell table:formula="of:=[.O104]-([.T104]*1+[.T103]*3+[.T102]*3+[.T101]*2+[.T100]*2+[.T99]*1)/12+RAND()*0.077" office:value-type="float" office:value="0.803884563071526">
            <text:p>0,8038845631</text:p>
          </table:table-cell>
          <table:table-cell table:formula="of:=IF([.V104]&gt;0;TRUNC([.P104]+[.O105]*800);[.P104])" office:value-type="float" office:value="12690">
            <text:p>12690</text:p>
          </table:table-cell>
          <table:table-cell table:formula="of:=((([.O105]*[.O105]*10000)/256*[.$B$5]+[.$B$6]*256)*[.O105]*100+[.P105]*[.$B$7])/256/256+0" office:value-type="float" office:value="4.72141120400418">
            <text:p>4,72</text:p>
          </table:table-cell>
          <table:table-cell table:formula="of:=IF([.Q105]&gt;10;10;IF([.Q105]&lt;-10;-10;IF([.Q105]&gt;=[.R104];TRUNC([.Q105]+1/4);TRUNC([.Q105]+3/4))))" office:value-type="float" office:value="4">
            <text:p>4</text:p>
          </table:table-cell>
          <table:table-cell table:formula="of:=IF([.R105]&gt;[.R104];[.R105]-[.$S$3];[.R105]+[.$S$3])-[.$W$4]" office:value-type="float" office:value="-0.1744">
            <text:p>-0,1744</text:p>
          </table:table-cell>
          <table:table-cell table:formula="of:=IF([.S105]&gt;0;IF([.S105]&gt;3;3*0.25;[.S105]*0.25);IF([.S105]&lt;-3;-3*0.16;[.S105]*0.16))/3" office:value-type="float" office:value="-0.00930133333333335">
            <text:p>-0,0093013333</text:p>
          </table:table-cell>
          <table:table-cell table:formula="of:=IF([.R105]=[.R104];[.U104];IF([.R105]&gt;[.R104];1;0))" office:value-type="float" office:value="1">
            <text:p>1</text:p>
          </table:table-cell>
          <table:table-cell table:formula="of:=IF([.U105]=[.U104];IF([.V104]&gt;0;[.V104]-1;0);[.$W$6])" office:value-type="float" office:value="6">
            <text:p>6</text:p>
          </table:table-cell>
          <table:table-cell/>
        </table:table-row>
        <table:table-row table:style-name="ro2">
          <table:table-cell table:number-columns-repeated="14"/>
          <table:table-cell table:formula="of:=[.O105]-([.T105]*1+[.T104]*3+[.T103]*3+[.T102]*2+[.T101]*2+[.T100]*1)/12+RAND()*0.077" office:value-type="float" office:value="0.896822564892001">
            <text:p>0,8968225649</text:p>
          </table:table-cell>
          <table:table-cell table:formula="of:=IF([.V105]&gt;0;TRUNC([.P105]+[.O106]*800);[.P105])" office:value-type="float" office:value="13407">
            <text:p>13407</text:p>
          </table:table-cell>
          <table:table-cell table:formula="of:=((([.O106]*[.O106]*10000)/256*[.$B$5]+[.$B$6]*256)*[.O106]*100+[.P106]*[.$B$7])/256/256+0" office:value-type="float" office:value="5.27000751526222">
            <text:p>5,27</text:p>
          </table:table-cell>
          <table:table-cell table:formula="of:=IF([.Q106]&gt;10;10;IF([.Q106]&lt;-10;-10;IF([.Q106]&gt;=[.R105];TRUNC([.Q106]+1/4);TRUNC([.Q106]+3/4))))" office:value-type="float" office:value="5">
            <text:p>5</text:p>
          </table:table-cell>
          <table:table-cell table:formula="of:=IF([.R106]&gt;[.R105];[.R106]-[.$S$3];[.R106]+[.$S$3])-[.$W$4]" office:value-type="float" office:value="0.285600000000001">
            <text:p>0,2856</text:p>
          </table:table-cell>
          <table:table-cell table:formula="of:=IF([.S106]&gt;0;IF([.S106]&gt;3;3*0.25;[.S106]*0.25);IF([.S106]&lt;-3;-3*0.16;[.S106]*0.16))/3" office:value-type="float" office:value="0.0238">
            <text:p>0,0238</text:p>
          </table:table-cell>
          <table:table-cell table:formula="of:=IF([.R106]=[.R105];[.U105];IF([.R106]&gt;[.R105];1;0))" office:value-type="float" office:value="1">
            <text:p>1</text:p>
          </table:table-cell>
          <table:table-cell table:formula="of:=IF([.U106]=[.U105];IF([.V105]&gt;0;[.V105]-1;0);[.$W$6])" office:value-type="float" office:value="5">
            <text:p>5</text:p>
          </table:table-cell>
          <table:table-cell/>
        </table:table-row>
        <table:table-row table:style-name="ro2">
          <table:table-cell table:number-columns-repeated="14"/>
          <table:table-cell table:formula="of:=[.O106]-([.T106]*1+[.T105]*3+[.T104]*3+[.T103]*2+[.T102]*2+[.T101]*1)/12+RAND()*0.077" office:value-type="float" office:value="0.928291198448664">
            <text:p>0,9282911984</text:p>
          </table:table-cell>
          <table:table-cell table:formula="of:=IF([.V106]&gt;0;TRUNC([.P106]+[.O107]*800);[.P106])" office:value-type="float" office:value="14149">
            <text:p>14149</text:p>
          </table:table-cell>
          <table:table-cell table:formula="of:=((([.O107]*[.O107]*10000)/256*[.$B$5]+[.$B$6]*256)*[.O107]*100+[.P107]*[.$B$7])/256/256+0" office:value-type="float" office:value="5.59113863181941">
            <text:p>5,59</text:p>
          </table:table-cell>
          <table:table-cell table:formula="of:=IF([.Q107]&gt;10;10;IF([.Q107]&lt;-10;-10;IF([.Q107]&gt;=[.R106];TRUNC([.Q107]+1/4);TRUNC([.Q107]+3/4))))" office:value-type="float" office:value="5">
            <text:p>5</text:p>
          </table:table-cell>
          <table:table-cell table:formula="of:=IF([.R107]&gt;[.R106];[.R107]-[.$S$3];[.R107]+[.$S$3])-[.$W$4]" office:value-type="float" office:value="0.8256">
            <text:p>0,8256</text:p>
          </table:table-cell>
          <table:table-cell table:formula="of:=IF([.S107]&gt;0;IF([.S107]&gt;3;3*0.25;[.S107]*0.25);IF([.S107]&lt;-3;-3*0.16;[.S107]*0.16))/3" office:value-type="float" office:value="0.0688">
            <text:p>0,0688</text:p>
          </table:table-cell>
          <table:table-cell table:formula="of:=IF([.R107]=[.R106];[.U106];IF([.R107]&gt;[.R106];1;0))" office:value-type="float" office:value="1">
            <text:p>1</text:p>
          </table:table-cell>
          <table:table-cell table:formula="of:=IF([.U107]=[.U106];IF([.V106]&gt;0;[.V106]-1;0);[.$W$6])" office:value-type="float" office:value="4">
            <text:p>4</text:p>
          </table:table-cell>
          <table:table-cell/>
        </table:table-row>
        <table:table-row table:style-name="ro2">
          <table:table-cell table:number-columns-repeated="14"/>
          <table:table-cell table:formula="of:=[.O107]-([.T107]*1+[.T106]*3+[.T105]*3+[.T104]*2+[.T103]*2+[.T102]*1)/12+RAND()*0.077" office:value-type="float" office:value="0.998750661092626">
            <text:p>0,9987506611</text:p>
          </table:table-cell>
          <table:table-cell table:formula="of:=IF([.V107]&gt;0;TRUNC([.P107]+[.O108]*800);[.P107])" office:value-type="float" office:value="14948">
            <text:p>14948</text:p>
          </table:table-cell>
          <table:table-cell table:formula="of:=((([.O108]*[.O108]*10000)/256*[.$B$5]+[.$B$6]*256)*[.O108]*100+[.P108]*[.$B$7])/256/256+0" office:value-type="float" office:value="6.1262185336811">
            <text:p>6,13</text:p>
          </table:table-cell>
          <table:table-cell table:formula="of:=IF([.Q108]&gt;10;10;IF([.Q108]&lt;-10;-10;IF([.Q108]&gt;=[.R107];TRUNC([.Q108]+1/4);TRUNC([.Q108]+3/4))))" office:value-type="float" office:value="6">
            <text:p>6</text:p>
          </table:table-cell>
          <table:table-cell table:formula="of:=IF([.R108]&gt;[.R107];[.R108]-[.$S$3];[.R108]+[.$S$3])-[.$W$4]" office:value-type="float" office:value="1.2856">
            <text:p>1,2856</text:p>
          </table:table-cell>
          <table:table-cell table:formula="of:=IF([.S108]&gt;0;IF([.S108]&gt;3;3*0.25;[.S108]*0.25);IF([.S108]&lt;-3;-3*0.16;[.S108]*0.16))/3" office:value-type="float" office:value="0.107133333333333">
            <text:p>0,1071333333</text:p>
          </table:table-cell>
          <table:table-cell table:formula="of:=IF([.R108]=[.R107];[.U107];IF([.R108]&gt;[.R107];1;0))" office:value-type="float" office:value="1">
            <text:p>1</text:p>
          </table:table-cell>
          <table:table-cell table:formula="of:=IF([.U108]=[.U107];IF([.V107]&gt;0;[.V107]-1;0);[.$W$6])" office:value-type="float" office:value="3">
            <text:p>3</text:p>
          </table:table-cell>
          <table:table-cell/>
        </table:table-row>
        <table:table-row table:style-name="ro2">
          <table:table-cell table:number-columns-repeated="14"/>
          <table:table-cell table:formula="of:=[.O108]-([.T108]*1+[.T107]*3+[.T106]*3+[.T105]*2+[.T104]*2+[.T103]*1)/12+RAND()*0.077" office:value-type="float" office:value="1.02262584516328">
            <text:p>1,0226258452</text:p>
          </table:table-cell>
          <table:table-cell table:formula="of:=IF([.V108]&gt;0;TRUNC([.P108]+[.O109]*800);[.P108])" office:value-type="float" office:value="15766">
            <text:p>15766</text:p>
          </table:table-cell>
          <table:table-cell table:formula="of:=((([.O109]*[.O109]*10000)/256*[.$B$5]+[.$B$6]*256)*[.O109]*100+[.P109]*[.$B$7])/256/256+0" office:value-type="float" office:value="6.44984997063">
            <text:p>6,45</text:p>
          </table:table-cell>
          <table:table-cell table:formula="of:=IF([.Q109]&gt;10;10;IF([.Q109]&lt;-10;-10;IF([.Q109]&gt;=[.R108];TRUNC([.Q109]+1/4);TRUNC([.Q109]+3/4))))" office:value-type="float" office:value="6">
            <text:p>6</text:p>
          </table:table-cell>
          <table:table-cell table:formula="of:=IF([.R109]&gt;[.R108];[.R109]-[.$S$3];[.R109]+[.$S$3])-[.$W$4]" office:value-type="float" office:value="1.8256">
            <text:p>1,8256</text:p>
          </table:table-cell>
          <table:table-cell table:formula="of:=IF([.S109]&gt;0;IF([.S109]&gt;3;3*0.25;[.S109]*0.25);IF([.S109]&lt;-3;-3*0.16;[.S109]*0.16))/3" office:value-type="float" office:value="0.152133333333333">
            <text:p>0,1521333333</text:p>
          </table:table-cell>
          <table:table-cell table:formula="of:=IF([.R109]=[.R108];[.U108];IF([.R109]&gt;[.R108];1;0))" office:value-type="float" office:value="1">
            <text:p>1</text:p>
          </table:table-cell>
          <table:table-cell table:formula="of:=IF([.U109]=[.U108];IF([.V108]&gt;0;[.V108]-1;0);[.$W$6])" office:value-type="float" office:value="2">
            <text:p>2</text:p>
          </table:table-cell>
          <table:table-cell/>
        </table:table-row>
        <table:table-row table:style-name="ro2">
          <table:table-cell table:number-columns-repeated="14"/>
          <table:table-cell table:formula="of:=[.O109]-([.T109]*1+[.T108]*3+[.T107]*3+[.T106]*2+[.T105]*2+[.T104]*1)/12+RAND()*0.077" office:value-type="float" office:value="1.03002464408355">
            <text:p>1,0300246441</text:p>
          </table:table-cell>
          <table:table-cell table:formula="of:=IF([.V109]&gt;0;TRUNC([.P109]+[.O110]*800);[.P109])" office:value-type="float" office:value="16590">
            <text:p>16590</text:p>
          </table:table-cell>
          <table:table-cell table:formula="of:=((([.O110]*[.O110]*10000)/256*[.$B$5]+[.$B$6]*256)*[.O110]*100+[.P110]*[.$B$7])/256/256+0" office:value-type="float" office:value="6.69035125539472">
            <text:p>6,69</text:p>
          </table:table-cell>
          <table:table-cell table:formula="of:=IF([.Q110]&gt;10;10;IF([.Q110]&lt;-10;-10;IF([.Q110]&gt;=[.R109];TRUNC([.Q110]+1/4);TRUNC([.Q110]+3/4))))" office:value-type="float" office:value="6">
            <text:p>6</text:p>
          </table:table-cell>
          <table:table-cell table:formula="of:=IF([.R110]&gt;[.R109];[.R110]-[.$S$3];[.R110]+[.$S$3])-[.$W$4]" office:value-type="float" office:value="1.8256">
            <text:p>1,8256</text:p>
          </table:table-cell>
          <table:table-cell table:formula="of:=IF([.S110]&gt;0;IF([.S110]&gt;3;3*0.25;[.S110]*0.25);IF([.S110]&lt;-3;-3*0.16;[.S110]*0.16))/3" office:value-type="float" office:value="0.152133333333333">
            <text:p>0,1521333333</text:p>
          </table:table-cell>
          <table:table-cell table:formula="of:=IF([.R110]=[.R109];[.U109];IF([.R110]&gt;[.R109];1;0))" office:value-type="float" office:value="1">
            <text:p>1</text:p>
          </table:table-cell>
          <table:table-cell table:formula="of:=IF([.U110]=[.U109];IF([.V109]&gt;0;[.V109]-1;0);[.$W$6]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10]-([.T110]*1+[.T109]*3+[.T108]*3+[.T107]*2+[.T106]*2+[.T105]*1)/12+RAND()*0.077" office:value-type="float" office:value="0.944468254461971">
            <text:p>0,9444682545</text:p>
          </table:table-cell>
          <table:table-cell table:formula="of:=IF([.V110]&gt;0;TRUNC([.P110]+[.O111]*800);[.P110])" office:value-type="float" office:value="17345">
            <text:p>17345</text:p>
          </table:table-cell>
          <table:table-cell table:formula="of:=((([.O111]*[.O111]*10000)/256*[.$B$5]+[.$B$6]*256)*[.O111]*100+[.P111]*[.$B$7])/256/256+0" office:value-type="float" office:value="6.44617008825791">
            <text:p>6,45</text:p>
          </table:table-cell>
          <table:table-cell table:formula="of:=IF([.Q111]&gt;10;10;IF([.Q111]&lt;-10;-10;IF([.Q111]&gt;=[.R110];TRUNC([.Q111]+1/4);TRUNC([.Q111]+3/4))))" office:value-type="float" office:value="6">
            <text:p>6</text:p>
          </table:table-cell>
          <table:table-cell table:formula="of:=IF([.R111]&gt;[.R110];[.R111]-[.$S$3];[.R111]+[.$S$3])-[.$W$4]" office:value-type="float" office:value="1.8256">
            <text:p>1,8256</text:p>
          </table:table-cell>
          <table:table-cell table:formula="of:=IF([.S111]&gt;0;IF([.S111]&gt;3;3*0.25;[.S111]*0.25);IF([.S111]&lt;-3;-3*0.16;[.S111]*0.16))/3" office:value-type="float" office:value="0.152133333333333">
            <text:p>0,1521333333</text:p>
          </table:table-cell>
          <table:table-cell table:formula="of:=IF([.R111]=[.R110];[.U110];IF([.R111]&gt;[.R110];1;0))" office:value-type="float" office:value="1">
            <text:p>1</text:p>
          </table:table-cell>
          <table:table-cell table:formula="of:=IF([.U111]=[.U110];IF([.V110]&gt;0;[.V110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11]-([.T111]*1+[.T110]*3+[.T109]*3+[.T108]*2+[.T107]*2+[.T106]*1)/12+RAND()*0.077" office:value-type="float" office:value="0.827880778031324">
            <text:p>0,827880778</text:p>
          </table:table-cell>
          <table:table-cell table:formula="of:=IF([.V111]&gt;0;TRUNC([.P111]+[.O112]*800);[.P111])" office:value-type="float" office:value="17345">
            <text:p>17345</text:p>
          </table:table-cell>
          <table:table-cell table:formula="of:=((([.O112]*[.O112]*10000)/256*[.$B$5]+[.$B$6]*256)*[.O112]*100+[.P112]*[.$B$7])/256/256+0" office:value-type="float" office:value="5.94884888535414">
            <text:p>5,95</text:p>
          </table:table-cell>
          <table:table-cell table:formula="of:=IF([.Q112]&gt;10;10;IF([.Q112]&lt;-10;-10;IF([.Q112]&gt;=[.R111];TRUNC([.Q112]+1/4);TRUNC([.Q112]+3/4))))" office:value-type="float" office:value="6">
            <text:p>6</text:p>
          </table:table-cell>
          <table:table-cell table:formula="of:=IF([.R112]&gt;[.R111];[.R112]-[.$S$3];[.R112]+[.$S$3])-[.$W$4]" office:value-type="float" office:value="1.8256">
            <text:p>1,8256</text:p>
          </table:table-cell>
          <table:table-cell table:formula="of:=IF([.S112]&gt;0;IF([.S112]&gt;3;3*0.25;[.S112]*0.25);IF([.S112]&lt;-3;-3*0.16;[.S112]*0.16))/3" office:value-type="float" office:value="0.152133333333333">
            <text:p>0,1521333333</text:p>
          </table:table-cell>
          <table:table-cell table:formula="of:=IF([.R112]=[.R111];[.U111];IF([.R112]&gt;[.R111];1;0))" office:value-type="float" office:value="1">
            <text:p>1</text:p>
          </table:table-cell>
          <table:table-cell table:formula="of:=IF([.U112]=[.U111];IF([.V111]&gt;0;[.V111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12]-([.T112]*1+[.T111]*3+[.T110]*3+[.T109]*2+[.T108]*2+[.T107]*1)/12+RAND()*0.077" office:value-type="float" office:value="0.727751532560497">
            <text:p>0,7277515326</text:p>
          </table:table-cell>
          <table:table-cell table:formula="of:=IF([.V112]&gt;0;TRUNC([.P112]+[.O113]*800);[.P112])" office:value-type="float" office:value="17345">
            <text:p>17345</text:p>
          </table:table-cell>
          <table:table-cell table:formula="of:=((([.O113]*[.O113]*10000)/256*[.$B$5]+[.$B$6]*256)*[.O113]*100+[.P113]*[.$B$7])/256/256+0" office:value-type="float" office:value="5.5928726740283">
            <text:p>5,59</text:p>
          </table:table-cell>
          <table:table-cell table:formula="of:=IF([.Q113]&gt;10;10;IF([.Q113]&lt;-10;-10;IF([.Q113]&gt;=[.R112];TRUNC([.Q113]+1/4);TRUNC([.Q113]+3/4))))" office:value-type="float" office:value="6">
            <text:p>6</text:p>
          </table:table-cell>
          <table:table-cell table:formula="of:=IF([.R113]&gt;[.R112];[.R113]-[.$S$3];[.R113]+[.$S$3])-[.$W$4]" office:value-type="float" office:value="1.8256">
            <text:p>1,8256</text:p>
          </table:table-cell>
          <table:table-cell table:formula="of:=IF([.S113]&gt;0;IF([.S113]&gt;3;3*0.25;[.S113]*0.25);IF([.S113]&lt;-3;-3*0.16;[.S113]*0.16))/3" office:value-type="float" office:value="0.152133333333333">
            <text:p>0,1521333333</text:p>
          </table:table-cell>
          <table:table-cell table:formula="of:=IF([.R113]=[.R112];[.U112];IF([.R113]&gt;[.R112];1;0))" office:value-type="float" office:value="1">
            <text:p>1</text:p>
          </table:table-cell>
          <table:table-cell table:formula="of:=IF([.U113]=[.U112];IF([.V112]&gt;0;[.V112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13]-([.T113]*1+[.T112]*3+[.T111]*3+[.T110]*2+[.T109]*2+[.T108]*1)/12+RAND()*0.077" office:value-type="float" office:value="0.602201338271862">
            <text:p>0,6022013383</text:p>
          </table:table-cell>
          <table:table-cell table:formula="of:=IF([.V113]&gt;0;TRUNC([.P113]+[.O114]*800);[.P113])" office:value-type="float" office:value="17345">
            <text:p>17345</text:p>
          </table:table-cell>
          <table:table-cell table:formula="of:=((([.O114]*[.O114]*10000)/256*[.$B$5]+[.$B$6]*256)*[.O114]*100+[.P114]*[.$B$7])/256/256+0" office:value-type="float" office:value="5.22669410710156">
            <text:p>5,23</text:p>
          </table:table-cell>
          <table:table-cell table:formula="of:=IF([.Q114]&gt;10;10;IF([.Q114]&lt;-10;-10;IF([.Q114]&gt;=[.R113];TRUNC([.Q114]+1/4);TRUNC([.Q114]+3/4))))" office:value-type="float" office:value="5">
            <text:p>5</text:p>
          </table:table-cell>
          <table:table-cell table:formula="of:=IF([.R114]&gt;[.R113];[.R114]-[.$S$3];[.R114]+[.$S$3])-[.$W$4]" office:value-type="float" office:value="0.8256">
            <text:p>0,8256</text:p>
          </table:table-cell>
          <table:table-cell table:formula="of:=IF([.S114]&gt;0;IF([.S114]&gt;3;3*0.25;[.S114]*0.25);IF([.S114]&lt;-3;-3*0.16;[.S114]*0.16))/3" office:value-type="float" office:value="0.0688">
            <text:p>0,0688</text:p>
          </table:table-cell>
          <table:table-cell table:formula="of:=IF([.R114]=[.R113];[.U113];IF([.R114]&gt;[.R113];1;0))" office:value-type="float" office:value="0">
            <text:p>0</text:p>
          </table:table-cell>
          <table:table-cell table:formula="of:=IF([.U114]=[.U113];IF([.V113]&gt;0;[.V113]-1;0);[.$W$6])" office:value-type="float" office:value="20">
            <text:p>20</text:p>
          </table:table-cell>
          <table:table-cell/>
        </table:table-row>
        <table:table-row table:style-name="ro2">
          <table:table-cell table:number-columns-repeated="14"/>
          <table:table-cell table:formula="of:=[.O114]-([.T114]*1+[.T113]*3+[.T112]*3+[.T111]*2+[.T110]*2+[.T109]*1)/12+RAND()*0.077" office:value-type="float" office:value="0.475797153144313">
            <text:p>0,4757971531</text:p>
          </table:table-cell>
          <table:table-cell table:formula="of:=IF([.V114]&gt;0;TRUNC([.P114]+[.O115]*800);[.P114])" office:value-type="float" office:value="17725">
            <text:p>17725</text:p>
          </table:table-cell>
          <table:table-cell table:formula="of:=((([.O115]*[.O115]*10000)/256*[.$B$5]+[.$B$6]*256)*[.O115]*100+[.P115]*[.$B$7])/256/256+0" office:value-type="float" office:value="5.02621081220507">
            <text:p>5,03</text:p>
          </table:table-cell>
          <table:table-cell table:formula="of:=IF([.Q115]&gt;10;10;IF([.Q115]&lt;-10;-10;IF([.Q115]&gt;=[.R114];TRUNC([.Q115]+1/4);TRUNC([.Q115]+3/4))))" office:value-type="float" office:value="5">
            <text:p>5</text:p>
          </table:table-cell>
          <table:table-cell table:formula="of:=IF([.R115]&gt;[.R114];[.R115]-[.$S$3];[.R115]+[.$S$3])-[.$W$4]" office:value-type="float" office:value="0.8256">
            <text:p>0,8256</text:p>
          </table:table-cell>
          <table:table-cell table:formula="of:=IF([.S115]&gt;0;IF([.S115]&gt;3;3*0.25;[.S115]*0.25);IF([.S115]&lt;-3;-3*0.16;[.S115]*0.16))/3" office:value-type="float" office:value="0.0688">
            <text:p>0,0688</text:p>
          </table:table-cell>
          <table:table-cell table:formula="of:=IF([.R115]=[.R114];[.U114];IF([.R115]&gt;[.R114];1;0))" office:value-type="float" office:value="0">
            <text:p>0</text:p>
          </table:table-cell>
          <table:table-cell table:formula="of:=IF([.U115]=[.U114];IF([.V114]&gt;0;[.V114]-1;0);[.$W$6])" office:value-type="float" office:value="19">
            <text:p>19</text:p>
          </table:table-cell>
          <table:table-cell/>
        </table:table-row>
        <table:table-row table:style-name="ro2">
          <table:table-cell table:number-columns-repeated="14"/>
          <table:table-cell table:formula="of:=[.O115]-([.T115]*1+[.T114]*3+[.T113]*3+[.T112]*2+[.T111]*2+[.T110]*1)/12+RAND()*0.077" office:value-type="float" office:value="0.419805704487885">
            <text:p>0,4198057045</text:p>
          </table:table-cell>
          <table:table-cell table:formula="of:=IF([.V115]&gt;0;TRUNC([.P115]+[.O116]*800);[.P115])" office:value-type="float" office:value="18060">
            <text:p>18060</text:p>
          </table:table-cell>
          <table:table-cell table:formula="of:=((([.O116]*[.O116]*10000)/256*[.$B$5]+[.$B$6]*256)*[.O116]*100+[.P116]*[.$B$7])/256/256+0" office:value-type="float" office:value="4.99815648645249">
            <text:p>5,00</text:p>
          </table:table-cell>
          <table:table-cell table:formula="of:=IF([.Q116]&gt;10;10;IF([.Q116]&lt;-10;-10;IF([.Q116]&gt;=[.R115];TRUNC([.Q116]+1/4);TRUNC([.Q116]+3/4))))" office:value-type="float" office:value="5">
            <text:p>5</text:p>
          </table:table-cell>
          <table:table-cell table:formula="of:=IF([.R116]&gt;[.R115];[.R116]-[.$S$3];[.R116]+[.$S$3])-[.$W$4]" office:value-type="float" office:value="0.8256">
            <text:p>0,8256</text:p>
          </table:table-cell>
          <table:table-cell table:formula="of:=IF([.S116]&gt;0;IF([.S116]&gt;3;3*0.25;[.S116]*0.25);IF([.S116]&lt;-3;-3*0.16;[.S116]*0.16))/3" office:value-type="float" office:value="0.0688">
            <text:p>0,0688</text:p>
          </table:table-cell>
          <table:table-cell table:formula="of:=IF([.R116]=[.R115];[.U115];IF([.R116]&gt;[.R115];1;0))" office:value-type="float" office:value="0">
            <text:p>0</text:p>
          </table:table-cell>
          <table:table-cell table:formula="of:=IF([.U116]=[.U115];IF([.V115]&gt;0;[.V115]-1;0);[.$W$6])" office:value-type="float" office:value="18">
            <text:p>18</text:p>
          </table:table-cell>
          <table:table-cell/>
        </table:table-row>
        <table:table-row table:style-name="ro2">
          <table:table-cell table:number-columns-repeated="14"/>
          <table:table-cell table:formula="of:=[.O116]-([.T116]*1+[.T115]*3+[.T114]*3+[.T113]*2+[.T112]*2+[.T111]*1)/12+RAND()*0.077" office:value-type="float" office:value="0.317091056275651">
            <text:p>0,3170910563</text:p>
          </table:table-cell>
          <table:table-cell table:formula="of:=IF([.V116]&gt;0;TRUNC([.P116]+[.O117]*800);[.P116])" office:value-type="float" office:value="18313">
            <text:p>18313</text:p>
          </table:table-cell>
          <table:table-cell table:formula="of:=((([.O117]*[.O117]*10000)/256*[.$B$5]+[.$B$6]*256)*[.O117]*100+[.P117]*[.$B$7])/256/256+0" office:value-type="float" office:value="4.8843459015417">
            <text:p>4,88</text:p>
          </table:table-cell>
          <table:table-cell table:formula="of:=IF([.Q117]&gt;10;10;IF([.Q117]&lt;-10;-10;IF([.Q117]&gt;=[.R116];TRUNC([.Q117]+1/4);TRUNC([.Q117]+3/4))))" office:value-type="float" office:value="5">
            <text:p>5</text:p>
          </table:table-cell>
          <table:table-cell table:formula="of:=IF([.R117]&gt;[.R116];[.R117]-[.$S$3];[.R117]+[.$S$3])-[.$W$4]" office:value-type="float" office:value="0.8256">
            <text:p>0,8256</text:p>
          </table:table-cell>
          <table:table-cell table:formula="of:=IF([.S117]&gt;0;IF([.S117]&gt;3;3*0.25;[.S117]*0.25);IF([.S117]&lt;-3;-3*0.16;[.S117]*0.16))/3" office:value-type="float" office:value="0.0688">
            <text:p>0,0688</text:p>
          </table:table-cell>
          <table:table-cell table:formula="of:=IF([.R117]=[.R116];[.U116];IF([.R117]&gt;[.R116];1;0))" office:value-type="float" office:value="0">
            <text:p>0</text:p>
          </table:table-cell>
          <table:table-cell table:formula="of:=IF([.U117]=[.U116];IF([.V116]&gt;0;[.V116]-1;0);[.$W$6])" office:value-type="float" office:value="17">
            <text:p>17</text:p>
          </table:table-cell>
          <table:table-cell/>
        </table:table-row>
        <table:table-row table:style-name="ro2">
          <table:table-cell table:number-columns-repeated="14"/>
          <table:table-cell table:formula="of:=[.O117]-([.T117]*1+[.T116]*3+[.T115]*3+[.T114]*2+[.T113]*2+[.T112]*1)/12+RAND()*0.077" office:value-type="float" office:value="0.293256099848515">
            <text:p>0,2932560998</text:p>
          </table:table-cell>
          <table:table-cell table:formula="of:=IF([.V117]&gt;0;TRUNC([.P117]+[.O118]*800);[.P117])" office:value-type="float" office:value="18547">
            <text:p>18547</text:p>
          </table:table-cell>
          <table:table-cell table:formula="of:=((([.O118]*[.O118]*10000)/256*[.$B$5]+[.$B$6]*256)*[.O118]*100+[.P118]*[.$B$7])/256/256+0" office:value-type="float" office:value="4.9048064065602">
            <text:p>4,90</text:p>
          </table:table-cell>
          <table:table-cell table:formula="of:=IF([.Q118]&gt;10;10;IF([.Q118]&lt;-10;-10;IF([.Q118]&gt;=[.R117];TRUNC([.Q118]+1/4);TRUNC([.Q118]+3/4))))" office:value-type="float" office:value="5">
            <text:p>5</text:p>
          </table:table-cell>
          <table:table-cell table:formula="of:=IF([.R118]&gt;[.R117];[.R118]-[.$S$3];[.R118]+[.$S$3])-[.$W$4]" office:value-type="float" office:value="0.8256">
            <text:p>0,8256</text:p>
          </table:table-cell>
          <table:table-cell table:formula="of:=IF([.S118]&gt;0;IF([.S118]&gt;3;3*0.25;[.S118]*0.25);IF([.S118]&lt;-3;-3*0.16;[.S118]*0.16))/3" office:value-type="float" office:value="0.0688">
            <text:p>0,0688</text:p>
          </table:table-cell>
          <table:table-cell table:formula="of:=IF([.R118]=[.R117];[.U117];IF([.R118]&gt;[.R117];1;0))" office:value-type="float" office:value="0">
            <text:p>0</text:p>
          </table:table-cell>
          <table:table-cell table:formula="of:=IF([.U118]=[.U117];IF([.V117]&gt;0;[.V117]-1;0);[.$W$6])" office:value-type="float" office:value="16">
            <text:p>16</text:p>
          </table:table-cell>
          <table:table-cell/>
        </table:table-row>
        <table:table-row table:style-name="ro2">
          <table:table-cell table:number-columns-repeated="14"/>
          <table:table-cell table:formula="of:=[.O118]-([.T118]*1+[.T117]*3+[.T116]*3+[.T115]*2+[.T114]*2+[.T113]*1)/12+RAND()*0.077" office:value-type="float" office:value="0.265981908607135">
            <text:p>0,2659819086</text:p>
          </table:table-cell>
          <table:table-cell table:formula="of:=IF([.V118]&gt;0;TRUNC([.P118]+[.O119]*800);[.P118])" office:value-type="float" office:value="18759">
            <text:p>18759</text:p>
          </table:table-cell>
          <table:table-cell table:formula="of:=((([.O119]*[.O119]*10000)/256*[.$B$5]+[.$B$6]*256)*[.O119]*100+[.P119]*[.$B$7])/256/256+0" office:value-type="float" office:value="4.91620664248263">
            <text:p>4,92</text:p>
          </table:table-cell>
          <table:table-cell table:formula="of:=IF([.Q119]&gt;10;10;IF([.Q119]&lt;-10;-10;IF([.Q119]&gt;=[.R118];TRUNC([.Q119]+1/4);TRUNC([.Q119]+3/4))))" office:value-type="float" office:value="5">
            <text:p>5</text:p>
          </table:table-cell>
          <table:table-cell table:formula="of:=IF([.R119]&gt;[.R118];[.R119]-[.$S$3];[.R119]+[.$S$3])-[.$W$4]" office:value-type="float" office:value="0.8256">
            <text:p>0,8256</text:p>
          </table:table-cell>
          <table:table-cell table:formula="of:=IF([.S119]&gt;0;IF([.S119]&gt;3;3*0.25;[.S119]*0.25);IF([.S119]&lt;-3;-3*0.16;[.S119]*0.16))/3" office:value-type="float" office:value="0.0688">
            <text:p>0,0688</text:p>
          </table:table-cell>
          <table:table-cell table:formula="of:=IF([.R119]=[.R118];[.U118];IF([.R119]&gt;[.R118];1;0))" office:value-type="float" office:value="0">
            <text:p>0</text:p>
          </table:table-cell>
          <table:table-cell table:formula="of:=IF([.U119]=[.U118];IF([.V118]&gt;0;[.V118]-1;0);[.$W$6])" office:value-type="float" office:value="15">
            <text:p>15</text:p>
          </table:table-cell>
          <table:table-cell/>
        </table:table-row>
        <table:table-row table:style-name="ro2">
          <table:table-cell table:number-columns-repeated="14"/>
          <table:table-cell table:formula="of:=[.O119]-([.T119]*1+[.T118]*3+[.T117]*3+[.T116]*2+[.T115]*2+[.T114]*1)/12+RAND()*0.077" office:value-type="float" office:value="0.199931873662981">
            <text:p>0,1999318737</text:p>
          </table:table-cell>
          <table:table-cell table:formula="of:=IF([.V119]&gt;0;TRUNC([.P119]+[.O120]*800);[.P119])" office:value-type="float" office:value="18918">
            <text:p>18918</text:p>
          </table:table-cell>
          <table:table-cell table:formula="of:=((([.O120]*[.O120]*10000)/256*[.$B$5]+[.$B$6]*256)*[.O120]*100+[.P120]*[.$B$7])/256/256+0" office:value-type="float" office:value="4.86342720922472">
            <text:p>4,86</text:p>
          </table:table-cell>
          <table:table-cell table:formula="of:=IF([.Q120]&gt;10;10;IF([.Q120]&lt;-10;-10;IF([.Q120]&gt;=[.R119];TRUNC([.Q120]+1/4);TRUNC([.Q120]+3/4))))" office:value-type="float" office:value="5">
            <text:p>5</text:p>
          </table:table-cell>
          <table:table-cell table:formula="of:=IF([.R120]&gt;[.R119];[.R120]-[.$S$3];[.R120]+[.$S$3])-[.$W$4]" office:value-type="float" office:value="0.8256">
            <text:p>0,8256</text:p>
          </table:table-cell>
          <table:table-cell table:formula="of:=IF([.S120]&gt;0;IF([.S120]&gt;3;3*0.25;[.S120]*0.25);IF([.S120]&lt;-3;-3*0.16;[.S120]*0.16))/3" office:value-type="float" office:value="0.0688">
            <text:p>0,0688</text:p>
          </table:table-cell>
          <table:table-cell table:formula="of:=IF([.R120]=[.R119];[.U119];IF([.R120]&gt;[.R119];1;0))" office:value-type="float" office:value="0">
            <text:p>0</text:p>
          </table:table-cell>
          <table:table-cell table:formula="of:=IF([.U120]=[.U119];IF([.V119]&gt;0;[.V119]-1;0);[.$W$6])" office:value-type="float" office:value="14">
            <text:p>14</text:p>
          </table:table-cell>
          <table:table-cell/>
        </table:table-row>
        <table:table-row table:style-name="ro2">
          <table:table-cell table:number-columns-repeated="14"/>
          <table:table-cell table:formula="of:=[.O120]-([.T120]*1+[.T119]*3+[.T118]*3+[.T117]*2+[.T116]*2+[.T115]*1)/12+RAND()*0.077" office:value-type="float" office:value="0.196116394351168">
            <text:p>0,1961163944</text:p>
          </table:table-cell>
          <table:table-cell table:formula="of:=IF([.V120]&gt;0;TRUNC([.P120]+[.O121]*800);[.P120])" office:value-type="float" office:value="19074">
            <text:p>19074</text:p>
          </table:table-cell>
          <table:table-cell table:formula="of:=((([.O121]*[.O121]*10000)/256*[.$B$5]+[.$B$6]*256)*[.O121]*100+[.P121]*[.$B$7])/256/256+0" office:value-type="float" office:value="4.89645327842847">
            <text:p>4,90</text:p>
          </table:table-cell>
          <table:table-cell table:formula="of:=IF([.Q121]&gt;10;10;IF([.Q121]&lt;-10;-10;IF([.Q121]&gt;=[.R120];TRUNC([.Q121]+1/4);TRUNC([.Q121]+3/4))))" office:value-type="float" office:value="5">
            <text:p>5</text:p>
          </table:table-cell>
          <table:table-cell table:formula="of:=IF([.R121]&gt;[.R120];[.R121]-[.$S$3];[.R121]+[.$S$3])-[.$W$4]" office:value-type="float" office:value="0.8256">
            <text:p>0,8256</text:p>
          </table:table-cell>
          <table:table-cell table:formula="of:=IF([.S121]&gt;0;IF([.S121]&gt;3;3*0.25;[.S121]*0.25);IF([.S121]&lt;-3;-3*0.16;[.S121]*0.16))/3" office:value-type="float" office:value="0.0688">
            <text:p>0,0688</text:p>
          </table:table-cell>
          <table:table-cell table:formula="of:=IF([.R121]=[.R120];[.U120];IF([.R121]&gt;[.R120];1;0))" office:value-type="float" office:value="0">
            <text:p>0</text:p>
          </table:table-cell>
          <table:table-cell table:formula="of:=IF([.U121]=[.U120];IF([.V120]&gt;0;[.V120]-1;0);[.$W$6])" office:value-type="float" office:value="13">
            <text:p>13</text:p>
          </table:table-cell>
          <table:table-cell/>
        </table:table-row>
        <table:table-row table:style-name="ro2">
          <table:table-cell table:number-columns-repeated="14"/>
          <table:table-cell table:formula="of:=[.O121]-([.T121]*1+[.T120]*3+[.T119]*3+[.T118]*2+[.T117]*2+[.T116]*1)/12+RAND()*0.077" office:value-type="float" office:value="0.16966344762568">
            <text:p>0,1696634476</text:p>
          </table:table-cell>
          <table:table-cell table:formula="of:=IF([.V121]&gt;0;TRUNC([.P121]+[.O122]*800);[.P121])" office:value-type="float" office:value="19209">
            <text:p>19209</text:p>
          </table:table-cell>
          <table:table-cell table:formula="of:=((([.O122]*[.O122]*10000)/256*[.$B$5]+[.$B$6]*256)*[.O122]*100+[.P122]*[.$B$7])/256/256+0" office:value-type="float" office:value="4.8949258590402">
            <text:p>4,89</text:p>
          </table:table-cell>
          <table:table-cell table:formula="of:=IF([.Q122]&gt;10;10;IF([.Q122]&lt;-10;-10;IF([.Q122]&gt;=[.R121];TRUNC([.Q122]+1/4);TRUNC([.Q122]+3/4))))" office:value-type="float" office:value="5">
            <text:p>5</text:p>
          </table:table-cell>
          <table:table-cell table:formula="of:=IF([.R122]&gt;[.R121];[.R122]-[.$S$3];[.R122]+[.$S$3])-[.$W$4]" office:value-type="float" office:value="0.8256">
            <text:p>0,8256</text:p>
          </table:table-cell>
          <table:table-cell table:formula="of:=IF([.S122]&gt;0;IF([.S122]&gt;3;3*0.25;[.S122]*0.25);IF([.S122]&lt;-3;-3*0.16;[.S122]*0.16))/3" office:value-type="float" office:value="0.0688">
            <text:p>0,0688</text:p>
          </table:table-cell>
          <table:table-cell table:formula="of:=IF([.R122]=[.R121];[.U121];IF([.R122]&gt;[.R121];1;0))" office:value-type="float" office:value="0">
            <text:p>0</text:p>
          </table:table-cell>
          <table:table-cell table:formula="of:=IF([.U122]=[.U121];IF([.V121]&gt;0;[.V121]-1;0);[.$W$6])" office:value-type="float" office:value="12">
            <text:p>12</text:p>
          </table:table-cell>
          <table:table-cell/>
        </table:table-row>
        <table:table-row table:style-name="ro2">
          <table:table-cell table:number-columns-repeated="14"/>
          <table:table-cell table:formula="of:=[.O122]-([.T122]*1+[.T121]*3+[.T120]*3+[.T119]*2+[.T118]*2+[.T117]*1)/12+RAND()*0.077" office:value-type="float" office:value="0.137900175669721">
            <text:p>0,1379001757</text:p>
          </table:table-cell>
          <table:table-cell table:formula="of:=IF([.V122]&gt;0;TRUNC([.P122]+[.O123]*800);[.P122])" office:value-type="float" office:value="19319">
            <text:p>19319</text:p>
          </table:table-cell>
          <table:table-cell table:formula="of:=((([.O123]*[.O123]*10000)/256*[.$B$5]+[.$B$6]*256)*[.O123]*100+[.P123]*[.$B$7])/256/256+0" office:value-type="float" office:value="4.88159322613154">
            <text:p>4,88</text:p>
          </table:table-cell>
          <table:table-cell table:formula="of:=IF([.Q123]&gt;10;10;IF([.Q123]&lt;-10;-10;IF([.Q123]&gt;=[.R122];TRUNC([.Q123]+1/4);TRUNC([.Q123]+3/4))))" office:value-type="float" office:value="5">
            <text:p>5</text:p>
          </table:table-cell>
          <table:table-cell table:formula="of:=IF([.R123]&gt;[.R122];[.R123]-[.$S$3];[.R123]+[.$S$3])-[.$W$4]" office:value-type="float" office:value="0.8256">
            <text:p>0,8256</text:p>
          </table:table-cell>
          <table:table-cell table:formula="of:=IF([.S123]&gt;0;IF([.S123]&gt;3;3*0.25;[.S123]*0.25);IF([.S123]&lt;-3;-3*0.16;[.S123]*0.16))/3" office:value-type="float" office:value="0.0688">
            <text:p>0,0688</text:p>
          </table:table-cell>
          <table:table-cell table:formula="of:=IF([.R123]=[.R122];[.U122];IF([.R123]&gt;[.R122];1;0))" office:value-type="float" office:value="0">
            <text:p>0</text:p>
          </table:table-cell>
          <table:table-cell table:formula="of:=IF([.U123]=[.U122];IF([.V122]&gt;0;[.V122]-1;0);[.$W$6])" office:value-type="float" office:value="11">
            <text:p>11</text:p>
          </table:table-cell>
          <table:table-cell/>
        </table:table-row>
        <table:table-row table:style-name="ro2">
          <table:table-cell table:number-columns-repeated="14"/>
          <table:table-cell table:formula="of:=[.O123]-([.T123]*1+[.T122]*3+[.T121]*3+[.T120]*2+[.T119]*2+[.T118]*1)/12+RAND()*0.077" office:value-type="float" office:value="0.106952259282885">
            <text:p>0,1069522593</text:p>
          </table:table-cell>
          <table:table-cell table:formula="of:=IF([.V123]&gt;0;TRUNC([.P123]+[.O124]*800);[.P123])" office:value-type="float" office:value="19404">
            <text:p>19404</text:p>
          </table:table-cell>
          <table:table-cell table:formula="of:=((([.O124]*[.O124]*10000)/256*[.$B$5]+[.$B$6]*256)*[.O124]*100+[.P124]*[.$B$7])/256/256+0" office:value-type="float" office:value="4.86424361866075">
            <text:p>4,86</text:p>
          </table:table-cell>
          <table:table-cell table:formula="of:=IF([.Q124]&gt;10;10;IF([.Q124]&lt;-10;-10;IF([.Q124]&gt;=[.R123];TRUNC([.Q124]+1/4);TRUNC([.Q124]+3/4))))" office:value-type="float" office:value="5">
            <text:p>5</text:p>
          </table:table-cell>
          <table:table-cell table:formula="of:=IF([.R124]&gt;[.R123];[.R124]-[.$S$3];[.R124]+[.$S$3])-[.$W$4]" office:value-type="float" office:value="0.8256">
            <text:p>0,8256</text:p>
          </table:table-cell>
          <table:table-cell table:formula="of:=IF([.S124]&gt;0;IF([.S124]&gt;3;3*0.25;[.S124]*0.25);IF([.S124]&lt;-3;-3*0.16;[.S124]*0.16))/3" office:value-type="float" office:value="0.0688">
            <text:p>0,0688</text:p>
          </table:table-cell>
          <table:table-cell table:formula="of:=IF([.R124]=[.R123];[.U123];IF([.R124]&gt;[.R123];1;0))" office:value-type="float" office:value="0">
            <text:p>0</text:p>
          </table:table-cell>
          <table:table-cell table:formula="of:=IF([.U124]=[.U123];IF([.V123]&gt;0;[.V123]-1;0);[.$W$6])" office:value-type="float" office:value="10">
            <text:p>10</text:p>
          </table:table-cell>
          <table:table-cell/>
        </table:table-row>
        <table:table-row table:style-name="ro2">
          <table:table-cell table:number-columns-repeated="14"/>
          <table:table-cell table:formula="of:=[.O124]-([.T124]*1+[.T123]*3+[.T122]*3+[.T121]*2+[.T120]*2+[.T119]*1)/12+RAND()*0.077" office:value-type="float" office:value="0.0489312280049793">
            <text:p>0,048931228</text:p>
          </table:table-cell>
          <table:table-cell table:formula="of:=IF([.V124]&gt;0;TRUNC([.P124]+[.O125]*800);[.P124])" office:value-type="float" office:value="19443">
            <text:p>19443</text:p>
          </table:table-cell>
          <table:table-cell table:formula="of:=((([.O125]*[.O125]*10000)/256*[.$B$5]+[.$B$6]*256)*[.O125]*100+[.P125]*[.$B$7])/256/256+0" office:value-type="float" office:value="4.80432107942257">
            <text:p>4,80</text:p>
          </table:table-cell>
          <table:table-cell table:formula="of:=IF([.Q125]&gt;10;10;IF([.Q125]&lt;-10;-10;IF([.Q125]&gt;=[.R124];TRUNC([.Q125]+1/4);TRUNC([.Q125]+3/4))))" office:value-type="float" office:value="5">
            <text:p>5</text:p>
          </table:table-cell>
          <table:table-cell table:formula="of:=IF([.R125]&gt;[.R124];[.R125]-[.$S$3];[.R125]+[.$S$3])-[.$W$4]" office:value-type="float" office:value="0.8256">
            <text:p>0,8256</text:p>
          </table:table-cell>
          <table:table-cell table:formula="of:=IF([.S125]&gt;0;IF([.S125]&gt;3;3*0.25;[.S125]*0.25);IF([.S125]&lt;-3;-3*0.16;[.S125]*0.16))/3" office:value-type="float" office:value="0.0688">
            <text:p>0,0688</text:p>
          </table:table-cell>
          <table:table-cell table:formula="of:=IF([.R125]=[.R124];[.U124];IF([.R125]&gt;[.R124];1;0))" office:value-type="float" office:value="0">
            <text:p>0</text:p>
          </table:table-cell>
          <table:table-cell table:formula="of:=IF([.U125]=[.U124];IF([.V124]&gt;0;[.V124]-1;0);[.$W$6])" office:value-type="float" office:value="9">
            <text:p>9</text:p>
          </table:table-cell>
          <table:table-cell/>
        </table:table-row>
        <table:table-row table:style-name="ro2">
          <table:table-cell table:number-columns-repeated="14"/>
          <table:table-cell table:formula="of:=[.O125]-([.T125]*1+[.T124]*3+[.T123]*3+[.T122]*2+[.T121]*2+[.T120]*1)/12+RAND()*0.077" office:value-type="float" office:value="0.0407500057005569">
            <text:p>0,0407500057</text:p>
          </table:table-cell>
          <table:table-cell table:formula="of:=IF([.V125]&gt;0;TRUNC([.P125]+[.O126]*800);[.P125])" office:value-type="float" office:value="19475">
            <text:p>19475</text:p>
          </table:table-cell>
          <table:table-cell table:formula="of:=((([.O126]*[.O126]*10000)/256*[.$B$5]+[.$B$6]*256)*[.O126]*100+[.P126]*[.$B$7])/256/256+0" office:value-type="float" office:value="4.80248131793639">
            <text:p>4,80</text:p>
          </table:table-cell>
          <table:table-cell table:formula="of:=IF([.Q126]&gt;10;10;IF([.Q126]&lt;-10;-10;IF([.Q126]&gt;=[.R125];TRUNC([.Q126]+1/4);TRUNC([.Q126]+3/4))))" office:value-type="float" office:value="5">
            <text:p>5</text:p>
          </table:table-cell>
          <table:table-cell table:formula="of:=IF([.R126]&gt;[.R125];[.R126]-[.$S$3];[.R126]+[.$S$3])-[.$W$4]" office:value-type="float" office:value="0.8256">
            <text:p>0,8256</text:p>
          </table:table-cell>
          <table:table-cell table:formula="of:=IF([.S126]&gt;0;IF([.S126]&gt;3;3*0.25;[.S126]*0.25);IF([.S126]&lt;-3;-3*0.16;[.S126]*0.16))/3" office:value-type="float" office:value="0.0688">
            <text:p>0,0688</text:p>
          </table:table-cell>
          <table:table-cell table:formula="of:=IF([.R126]=[.R125];[.U125];IF([.R126]&gt;[.R125];1;0))" office:value-type="float" office:value="0">
            <text:p>0</text:p>
          </table:table-cell>
          <table:table-cell table:formula="of:=IF([.U126]=[.U125];IF([.V125]&gt;0;[.V125]-1;0);[.$W$6])" office:value-type="float" office:value="8">
            <text:p>8</text:p>
          </table:table-cell>
          <table:table-cell/>
        </table:table-row>
        <table:table-row table:style-name="ro2">
          <table:table-cell table:number-columns-repeated="14"/>
          <table:table-cell table:formula="of:=[.O126]-([.T126]*1+[.T125]*3+[.T124]*3+[.T123]*2+[.T122]*2+[.T121]*1)/12+RAND()*0.077" office:value-type="float" office:value="-0.0209507298113532">
            <text:p>-0,0209507298</text:p>
          </table:table-cell>
          <table:table-cell table:formula="of:=IF([.V126]&gt;0;TRUNC([.P126]+[.O127]*800);[.P126])" office:value-type="float" office:value="19458">
            <text:p>19458</text:p>
          </table:table-cell>
          <table:table-cell table:formula="of:=((([.O127]*[.O127]*10000)/256*[.$B$5]+[.$B$6]*256)*[.O127]*100+[.P127]*[.$B$7])/256/256+0" office:value-type="float" office:value="4.72592458605892">
            <text:p>4,73</text:p>
          </table:table-cell>
          <table:table-cell table:formula="of:=IF([.Q127]&gt;10;10;IF([.Q127]&lt;-10;-10;IF([.Q127]&gt;=[.R126];TRUNC([.Q127]+1/4);TRUNC([.Q127]+3/4))))" office:value-type="float" office:value="5">
            <text:p>5</text:p>
          </table:table-cell>
          <table:table-cell table:formula="of:=IF([.R127]&gt;[.R126];[.R127]-[.$S$3];[.R127]+[.$S$3])-[.$W$4]" office:value-type="float" office:value="0.8256">
            <text:p>0,8256</text:p>
          </table:table-cell>
          <table:table-cell table:formula="of:=IF([.S127]&gt;0;IF([.S127]&gt;3;3*0.25;[.S127]*0.25);IF([.S127]&lt;-3;-3*0.16;[.S127]*0.16))/3" office:value-type="float" office:value="0.0688">
            <text:p>0,0688</text:p>
          </table:table-cell>
          <table:table-cell table:formula="of:=IF([.R127]=[.R126];[.U126];IF([.R127]&gt;[.R126];1;0))" office:value-type="float" office:value="0">
            <text:p>0</text:p>
          </table:table-cell>
          <table:table-cell table:formula="of:=IF([.U127]=[.U126];IF([.V126]&gt;0;[.V126]-1;0);[.$W$6])" office:value-type="float" office:value="7">
            <text:p>7</text:p>
          </table:table-cell>
          <table:table-cell/>
        </table:table-row>
        <table:table-row table:style-name="ro2">
          <table:table-cell table:number-columns-repeated="14"/>
          <table:table-cell table:formula="of:=[.O127]-([.T127]*1+[.T126]*3+[.T125]*3+[.T124]*2+[.T123]*2+[.T122]*1)/12+RAND()*0.077" office:value-type="float" office:value="-0.0787807846832774">
            <text:p>-0,0787807847</text:p>
          </table:table-cell>
          <table:table-cell table:formula="of:=IF([.V127]&gt;0;TRUNC([.P127]+[.O128]*800);[.P127])" office:value-type="float" office:value="19394">
            <text:p>19394</text:p>
          </table:table-cell>
          <table:table-cell table:formula="of:=((([.O128]*[.O128]*10000)/256*[.$B$5]+[.$B$6]*256)*[.O128]*100+[.P128]*[.$B$7])/256/256+0" office:value-type="float" office:value="4.64190089322772">
            <text:p>4,64</text:p>
          </table:table-cell>
          <table:table-cell table:formula="of:=IF([.Q128]&gt;10;10;IF([.Q128]&lt;-10;-10;IF([.Q128]&gt;=[.R127];TRUNC([.Q128]+1/4);TRUNC([.Q128]+3/4))))" office:value-type="float" office:value="5">
            <text:p>5</text:p>
          </table:table-cell>
          <table:table-cell table:formula="of:=IF([.R128]&gt;[.R127];[.R128]-[.$S$3];[.R128]+[.$S$3])-[.$W$4]" office:value-type="float" office:value="0.8256">
            <text:p>0,8256</text:p>
          </table:table-cell>
          <table:table-cell table:formula="of:=IF([.S128]&gt;0;IF([.S128]&gt;3;3*0.25;[.S128]*0.25);IF([.S128]&lt;-3;-3*0.16;[.S128]*0.16))/3" office:value-type="float" office:value="0.0688">
            <text:p>0,0688</text:p>
          </table:table-cell>
          <table:table-cell table:formula="of:=IF([.R128]=[.R127];[.U127];IF([.R128]&gt;[.R127];1;0))" office:value-type="float" office:value="0">
            <text:p>0</text:p>
          </table:table-cell>
          <table:table-cell table:formula="of:=IF([.U128]=[.U127];IF([.V127]&gt;0;[.V127]-1;0);[.$W$6])" office:value-type="float" office:value="6">
            <text:p>6</text:p>
          </table:table-cell>
          <table:table-cell/>
        </table:table-row>
        <table:table-row table:style-name="ro2">
          <table:table-cell table:number-columns-repeated="14"/>
          <table:table-cell table:formula="of:=[.O128]-([.T128]*1+[.T127]*3+[.T126]*3+[.T125]*2+[.T124]*2+[.T123]*1)/12+RAND()*0.077" office:value-type="float" office:value="-0.0792624903183184">
            <text:p>-0,0792624903</text:p>
          </table:table-cell>
          <table:table-cell table:formula="of:=IF([.V128]&gt;0;TRUNC([.P128]+[.O129]*800);[.P128])" office:value-type="float" office:value="19330">
            <text:p>19330</text:p>
          </table:table-cell>
          <table:table-cell table:formula="of:=((([.O129]*[.O129]*10000)/256*[.$B$5]+[.$B$6]*256)*[.O129]*100+[.P129]*[.$B$7])/256/256+0" office:value-type="float" office:value="4.62569956131959">
            <text:p>4,63</text:p>
          </table:table-cell>
          <table:table-cell table:formula="of:=IF([.Q129]&gt;10;10;IF([.Q129]&lt;-10;-10;IF([.Q129]&gt;=[.R128];TRUNC([.Q129]+1/4);TRUNC([.Q129]+3/4))))" office:value-type="float" office:value="5">
            <text:p>5</text:p>
          </table:table-cell>
          <table:table-cell table:formula="of:=IF([.R129]&gt;[.R128];[.R129]-[.$S$3];[.R129]+[.$S$3])-[.$W$4]" office:value-type="float" office:value="0.8256">
            <text:p>0,8256</text:p>
          </table:table-cell>
          <table:table-cell table:formula="of:=IF([.S129]&gt;0;IF([.S129]&gt;3;3*0.25;[.S129]*0.25);IF([.S129]&lt;-3;-3*0.16;[.S129]*0.16))/3" office:value-type="float" office:value="0.0688">
            <text:p>0,0688</text:p>
          </table:table-cell>
          <table:table-cell table:formula="of:=IF([.R129]=[.R128];[.U128];IF([.R129]&gt;[.R128];1;0))" office:value-type="float" office:value="0">
            <text:p>0</text:p>
          </table:table-cell>
          <table:table-cell table:formula="of:=IF([.U129]=[.U128];IF([.V128]&gt;0;[.V128]-1;0);[.$W$6])" office:value-type="float" office:value="5">
            <text:p>5</text:p>
          </table:table-cell>
          <table:table-cell/>
        </table:table-row>
        <table:table-row table:style-name="ro2">
          <table:table-cell table:number-columns-repeated="14"/>
          <table:table-cell table:formula="of:=[.O129]-([.T129]*1+[.T128]*3+[.T127]*3+[.T126]*2+[.T125]*2+[.T124]*1)/12+RAND()*0.077" office:value-type="float" office:value="-0.104010000986861">
            <text:p>-0,104010001</text:p>
          </table:table-cell>
          <table:table-cell table:formula="of:=IF([.V129]&gt;0;TRUNC([.P129]+[.O130]*800);[.P129])" office:value-type="float" office:value="19246">
            <text:p>19246</text:p>
          </table:table-cell>
          <table:table-cell table:formula="of:=((([.O130]*[.O130]*10000)/256*[.$B$5]+[.$B$6]*256)*[.O130]*100+[.P130]*[.$B$7])/256/256+0" office:value-type="float" office:value="4.57536828664818">
            <text:p>4,58</text:p>
          </table:table-cell>
          <table:table-cell table:formula="of:=IF([.Q130]&gt;10;10;IF([.Q130]&lt;-10;-10;IF([.Q130]&gt;=[.R129];TRUNC([.Q130]+1/4);TRUNC([.Q130]+3/4))))" office:value-type="float" office:value="5">
            <text:p>5</text:p>
          </table:table-cell>
          <table:table-cell table:formula="of:=IF([.R130]&gt;[.R129];[.R130]-[.$S$3];[.R130]+[.$S$3])-[.$W$4]" office:value-type="float" office:value="0.8256">
            <text:p>0,8256</text:p>
          </table:table-cell>
          <table:table-cell table:formula="of:=IF([.S130]&gt;0;IF([.S130]&gt;3;3*0.25;[.S130]*0.25);IF([.S130]&lt;-3;-3*0.16;[.S130]*0.16))/3" office:value-type="float" office:value="0.0688">
            <text:p>0,0688</text:p>
          </table:table-cell>
          <table:table-cell table:formula="of:=IF([.R130]=[.R129];[.U129];IF([.R130]&gt;[.R129];1;0))" office:value-type="float" office:value="0">
            <text:p>0</text:p>
          </table:table-cell>
          <table:table-cell table:formula="of:=IF([.U130]=[.U129];IF([.V129]&gt;0;[.V129]-1;0);[.$W$6])" office:value-type="float" office:value="4">
            <text:p>4</text:p>
          </table:table-cell>
          <table:table-cell/>
        </table:table-row>
        <table:table-row table:style-name="ro2">
          <table:table-cell table:number-columns-repeated="14"/>
          <table:table-cell table:formula="of:=[.O130]-([.T130]*1+[.T129]*3+[.T128]*3+[.T127]*2+[.T126]*2+[.T125]*1)/12+RAND()*0.077" office:value-type="float" office:value="-0.116498812931193">
            <text:p>-0,1164988129</text:p>
          </table:table-cell>
          <table:table-cell table:formula="of:=IF([.V130]&gt;0;TRUNC([.P130]+[.O131]*800);[.P130])" office:value-type="float" office:value="19152">
            <text:p>19152</text:p>
          </table:table-cell>
          <table:table-cell table:formula="of:=((([.O131]*[.O131]*10000)/256*[.$B$5]+[.$B$6]*256)*[.O131]*100+[.P131]*[.$B$7])/256/256+0" office:value-type="float" office:value="4.53718587906959">
            <text:p>4,54</text:p>
          </table:table-cell>
          <table:table-cell table:formula="of:=IF([.Q131]&gt;10;10;IF([.Q131]&lt;-10;-10;IF([.Q131]&gt;=[.R130];TRUNC([.Q131]+1/4);TRUNC([.Q131]+3/4))))" office:value-type="float" office:value="5">
            <text:p>5</text:p>
          </table:table-cell>
          <table:table-cell table:formula="of:=IF([.R131]&gt;[.R130];[.R131]-[.$S$3];[.R131]+[.$S$3])-[.$W$4]" office:value-type="float" office:value="0.8256">
            <text:p>0,8256</text:p>
          </table:table-cell>
          <table:table-cell table:formula="of:=IF([.S131]&gt;0;IF([.S131]&gt;3;3*0.25;[.S131]*0.25);IF([.S131]&lt;-3;-3*0.16;[.S131]*0.16))/3" office:value-type="float" office:value="0.0688">
            <text:p>0,0688</text:p>
          </table:table-cell>
          <table:table-cell table:formula="of:=IF([.R131]=[.R130];[.U130];IF([.R131]&gt;[.R130];1;0))" office:value-type="float" office:value="0">
            <text:p>0</text:p>
          </table:table-cell>
          <table:table-cell table:formula="of:=IF([.U131]=[.U130];IF([.V130]&gt;0;[.V130]-1;0);[.$W$6])" office:value-type="float" office:value="3">
            <text:p>3</text:p>
          </table:table-cell>
          <table:table-cell/>
        </table:table-row>
        <table:table-row table:style-name="ro2">
          <table:table-cell table:number-columns-repeated="14"/>
          <table:table-cell table:formula="of:=[.O131]-([.T131]*1+[.T130]*3+[.T129]*3+[.T128]*2+[.T127]*2+[.T126]*1)/12+RAND()*0.077" office:value-type="float" office:value="-0.125395453688943">
            <text:p>-0,1253954537</text:p>
          </table:table-cell>
          <table:table-cell table:formula="of:=IF([.V131]&gt;0;TRUNC([.P131]+[.O132]*800);[.P131])" office:value-type="float" office:value="19051">
            <text:p>19051</text:p>
          </table:table-cell>
          <table:table-cell table:formula="of:=((([.O132]*[.O132]*10000)/256*[.$B$5]+[.$B$6]*256)*[.O132]*100+[.P132]*[.$B$7])/256/256+0" office:value-type="float" office:value="4.50158972805561">
            <text:p>4,50</text:p>
          </table:table-cell>
          <table:table-cell table:formula="of:=IF([.Q132]&gt;10;10;IF([.Q132]&lt;-10;-10;IF([.Q132]&gt;=[.R131];TRUNC([.Q132]+1/4);TRUNC([.Q132]+3/4))))" office:value-type="float" office:value="5">
            <text:p>5</text:p>
          </table:table-cell>
          <table:table-cell table:formula="of:=IF([.R132]&gt;[.R131];[.R132]-[.$S$3];[.R132]+[.$S$3])-[.$W$4]" office:value-type="float" office:value="0.8256">
            <text:p>0,8256</text:p>
          </table:table-cell>
          <table:table-cell table:formula="of:=IF([.S132]&gt;0;IF([.S132]&gt;3;3*0.25;[.S132]*0.25);IF([.S132]&lt;-3;-3*0.16;[.S132]*0.16))/3" office:value-type="float" office:value="0.0688">
            <text:p>0,0688</text:p>
          </table:table-cell>
          <table:table-cell table:formula="of:=IF([.R132]=[.R131];[.U131];IF([.R132]&gt;[.R131];1;0))" office:value-type="float" office:value="0">
            <text:p>0</text:p>
          </table:table-cell>
          <table:table-cell table:formula="of:=IF([.U132]=[.U131];IF([.V131]&gt;0;[.V131]-1;0);[.$W$6])" office:value-type="float" office:value="2">
            <text:p>2</text:p>
          </table:table-cell>
          <table:table-cell/>
        </table:table-row>
        <table:table-row table:style-name="ro2">
          <table:table-cell table:number-columns-repeated="14"/>
          <table:table-cell table:formula="of:=[.O132]-([.T132]*1+[.T131]*3+[.T130]*3+[.T129]*2+[.T128]*2+[.T127]*1)/12+RAND()*0.077" office:value-type="float" office:value="-0.122894327822117">
            <text:p>-0,1228943278</text:p>
          </table:table-cell>
          <table:table-cell table:formula="of:=IF([.V132]&gt;0;TRUNC([.P132]+[.O133]*800);[.P132])" office:value-type="float" office:value="18952">
            <text:p>18952</text:p>
          </table:table-cell>
          <table:table-cell table:formula="of:=((([.O133]*[.O133]*10000)/256*[.$B$5]+[.$B$6]*256)*[.O133]*100+[.P133]*[.$B$7])/256/256+0" office:value-type="float" office:value="4.48050245941159">
            <text:p>4,48</text:p>
          </table:table-cell>
          <table:table-cell table:formula="of:=IF([.Q133]&gt;10;10;IF([.Q133]&lt;-10;-10;IF([.Q133]&gt;=[.R132];TRUNC([.Q133]+1/4);TRUNC([.Q133]+3/4))))" office:value-type="float" office:value="5">
            <text:p>5</text:p>
          </table:table-cell>
          <table:table-cell table:formula="of:=IF([.R133]&gt;[.R132];[.R133]-[.$S$3];[.R133]+[.$S$3])-[.$W$4]" office:value-type="float" office:value="0.8256">
            <text:p>0,8256</text:p>
          </table:table-cell>
          <table:table-cell table:formula="of:=IF([.S133]&gt;0;IF([.S133]&gt;3;3*0.25;[.S133]*0.25);IF([.S133]&lt;-3;-3*0.16;[.S133]*0.16))/3" office:value-type="float" office:value="0.0688">
            <text:p>0,0688</text:p>
          </table:table-cell>
          <table:table-cell table:formula="of:=IF([.R133]=[.R132];[.U132];IF([.R133]&gt;[.R132];1;0))" office:value-type="float" office:value="0">
            <text:p>0</text:p>
          </table:table-cell>
          <table:table-cell table:formula="of:=IF([.U133]=[.U132];IF([.V132]&gt;0;[.V132]-1;0);[.$W$6]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33]-([.T133]*1+[.T132]*3+[.T131]*3+[.T130]*2+[.T129]*2+[.T128]*1)/12+RAND()*0.077" office:value-type="float" office:value="-0.165719759445799">
            <text:p>-0,1657197594</text:p>
          </table:table-cell>
          <table:table-cell table:formula="of:=IF([.V133]&gt;0;TRUNC([.P133]+[.O134]*800);[.P133])" office:value-type="float" office:value="18819">
            <text:p>18819</text:p>
          </table:table-cell>
          <table:table-cell table:formula="of:=((([.O134]*[.O134]*10000)/256*[.$B$5]+[.$B$6]*256)*[.O134]*100+[.P134]*[.$B$7])/256/256+0" office:value-type="float" office:value="4.39431162201883">
            <text:p>4,39</text:p>
          </table:table-cell>
          <table:table-cell table:formula="of:=IF([.Q134]&gt;10;10;IF([.Q134]&lt;-10;-10;IF([.Q134]&gt;=[.R133];TRUNC([.Q134]+1/4);TRUNC([.Q134]+3/4))))" office:value-type="float" office:value="5">
            <text:p>5</text:p>
          </table:table-cell>
          <table:table-cell table:formula="of:=IF([.R134]&gt;[.R133];[.R134]-[.$S$3];[.R134]+[.$S$3])-[.$W$4]" office:value-type="float" office:value="0.8256">
            <text:p>0,8256</text:p>
          </table:table-cell>
          <table:table-cell table:formula="of:=IF([.S134]&gt;0;IF([.S134]&gt;3;3*0.25;[.S134]*0.25);IF([.S134]&lt;-3;-3*0.16;[.S134]*0.16))/3" office:value-type="float" office:value="0.0688">
            <text:p>0,0688</text:p>
          </table:table-cell>
          <table:table-cell table:formula="of:=IF([.R134]=[.R133];[.U133];IF([.R134]&gt;[.R133];1;0))" office:value-type="float" office:value="0">
            <text:p>0</text:p>
          </table:table-cell>
          <table:table-cell table:formula="of:=IF([.U134]=[.U133];IF([.V133]&gt;0;[.V133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4]-([.T134]*1+[.T133]*3+[.T132]*3+[.T131]*2+[.T130]*2+[.T129]*1)/12+RAND()*0.077" office:value-type="float" office:value="-0.174368884248075">
            <text:p>-0,1743688842</text:p>
          </table:table-cell>
          <table:table-cell table:formula="of:=IF([.V134]&gt;0;TRUNC([.P134]+[.O135]*800);[.P134])" office:value-type="float" office:value="18819">
            <text:p>18819</text:p>
          </table:table-cell>
          <table:table-cell table:formula="of:=((([.O135]*[.O135]*10000)/256*[.$B$5]+[.$B$6]*256)*[.O135]*100+[.P135]*[.$B$7])/256/256+0" office:value-type="float" office:value="4.38319188585117">
            <text:p>4,38</text:p>
          </table:table-cell>
          <table:table-cell table:formula="of:=IF([.Q135]&gt;10;10;IF([.Q135]&lt;-10;-10;IF([.Q135]&gt;=[.R134];TRUNC([.Q135]+1/4);TRUNC([.Q135]+3/4))))" office:value-type="float" office:value="5">
            <text:p>5</text:p>
          </table:table-cell>
          <table:table-cell table:formula="of:=IF([.R135]&gt;[.R134];[.R135]-[.$S$3];[.R135]+[.$S$3])-[.$W$4]" office:value-type="float" office:value="0.8256">
            <text:p>0,8256</text:p>
          </table:table-cell>
          <table:table-cell table:formula="of:=IF([.S135]&gt;0;IF([.S135]&gt;3;3*0.25;[.S135]*0.25);IF([.S135]&lt;-3;-3*0.16;[.S135]*0.16))/3" office:value-type="float" office:value="0.0688">
            <text:p>0,0688</text:p>
          </table:table-cell>
          <table:table-cell table:formula="of:=IF([.R135]=[.R134];[.U134];IF([.R135]&gt;[.R134];1;0))" office:value-type="float" office:value="0">
            <text:p>0</text:p>
          </table:table-cell>
          <table:table-cell table:formula="of:=IF([.U135]=[.U134];IF([.V134]&gt;0;[.V134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5]-([.T135]*1+[.T134]*3+[.T133]*3+[.T132]*2+[.T131]*2+[.T130]*1)/12+RAND()*0.077" office:value-type="float" office:value="-0.212272411072229">
            <text:p>-0,2122724111</text:p>
          </table:table-cell>
          <table:table-cell table:formula="of:=IF([.V135]&gt;0;TRUNC([.P135]+[.O136]*800);[.P135])" office:value-type="float" office:value="18819">
            <text:p>18819</text:p>
          </table:table-cell>
          <table:table-cell table:formula="of:=((([.O136]*[.O136]*10000)/256*[.$B$5]+[.$B$6]*256)*[.O136]*100+[.P136]*[.$B$7])/256/256+0" office:value-type="float" office:value="4.33318320939408">
            <text:p>4,33</text:p>
          </table:table-cell>
          <table:table-cell table:formula="of:=IF([.Q136]&gt;10;10;IF([.Q136]&lt;-10;-10;IF([.Q136]&gt;=[.R135];TRUNC([.Q136]+1/4);TRUNC([.Q136]+3/4))))" office:value-type="float" office:value="5">
            <text:p>5</text:p>
          </table:table-cell>
          <table:table-cell table:formula="of:=IF([.R136]&gt;[.R135];[.R136]-[.$S$3];[.R136]+[.$S$3])-[.$W$4]" office:value-type="float" office:value="0.8256">
            <text:p>0,8256</text:p>
          </table:table-cell>
          <table:table-cell table:formula="of:=IF([.S136]&gt;0;IF([.S136]&gt;3;3*0.25;[.S136]*0.25);IF([.S136]&lt;-3;-3*0.16;[.S136]*0.16))/3" office:value-type="float" office:value="0.0688">
            <text:p>0,0688</text:p>
          </table:table-cell>
          <table:table-cell table:formula="of:=IF([.R136]=[.R135];[.U135];IF([.R136]&gt;[.R135];1;0))" office:value-type="float" office:value="0">
            <text:p>0</text:p>
          </table:table-cell>
          <table:table-cell table:formula="of:=IF([.U136]=[.U135];IF([.V135]&gt;0;[.V135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6]-([.T136]*1+[.T135]*3+[.T134]*3+[.T133]*2+[.T132]*2+[.T131]*1)/12+RAND()*0.077" office:value-type="float" office:value="-0.210127840875437">
            <text:p>-0,2101278409</text:p>
          </table:table-cell>
          <table:table-cell table:formula="of:=IF([.V136]&gt;0;TRUNC([.P136]+[.O137]*800);[.P136])" office:value-type="float" office:value="18819">
            <text:p>18819</text:p>
          </table:table-cell>
          <table:table-cell table:formula="of:=((([.O137]*[.O137]*10000)/256*[.$B$5]+[.$B$6]*256)*[.O137]*100+[.P137]*[.$B$7])/256/256+0" office:value-type="float" office:value="4.33607269679905">
            <text:p>4,34</text:p>
          </table:table-cell>
          <table:table-cell table:formula="of:=IF([.Q137]&gt;10;10;IF([.Q137]&lt;-10;-10;IF([.Q137]&gt;=[.R136];TRUNC([.Q137]+1/4);TRUNC([.Q137]+3/4))))" office:value-type="float" office:value="5">
            <text:p>5</text:p>
          </table:table-cell>
          <table:table-cell table:formula="of:=IF([.R137]&gt;[.R136];[.R137]-[.$S$3];[.R137]+[.$S$3])-[.$W$4]" office:value-type="float" office:value="0.8256">
            <text:p>0,8256</text:p>
          </table:table-cell>
          <table:table-cell table:formula="of:=IF([.S137]&gt;0;IF([.S137]&gt;3;3*0.25;[.S137]*0.25);IF([.S137]&lt;-3;-3*0.16;[.S137]*0.16))/3" office:value-type="float" office:value="0.0688">
            <text:p>0,0688</text:p>
          </table:table-cell>
          <table:table-cell table:formula="of:=IF([.R137]=[.R136];[.U136];IF([.R137]&gt;[.R136];1;0))" office:value-type="float" office:value="0">
            <text:p>0</text:p>
          </table:table-cell>
          <table:table-cell table:formula="of:=IF([.U137]=[.U136];IF([.V136]&gt;0;[.V136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7]-([.T137]*1+[.T136]*3+[.T135]*3+[.T134]*2+[.T133]*2+[.T132]*1)/12+RAND()*0.077" office:value-type="float" office:value="-0.214384554343273">
            <text:p>-0,2143845543</text:p>
          </table:table-cell>
          <table:table-cell table:formula="of:=IF([.V137]&gt;0;TRUNC([.P137]+[.O138]*800);[.P137])" office:value-type="float" office:value="18819">
            <text:p>18819</text:p>
          </table:table-cell>
          <table:table-cell table:formula="of:=((([.O138]*[.O138]*10000)/256*[.$B$5]+[.$B$6]*256)*[.O138]*100+[.P138]*[.$B$7])/256/256+0" office:value-type="float" office:value="4.33032990495468">
            <text:p>4,33</text:p>
          </table:table-cell>
          <table:table-cell table:formula="of:=IF([.Q138]&gt;10;10;IF([.Q138]&lt;-10;-10;IF([.Q138]&gt;=[.R137];TRUNC([.Q138]+1/4);TRUNC([.Q138]+3/4))))" office:value-type="float" office:value="5">
            <text:p>5</text:p>
          </table:table-cell>
          <table:table-cell table:formula="of:=IF([.R138]&gt;[.R137];[.R138]-[.$S$3];[.R138]+[.$S$3])-[.$W$4]" office:value-type="float" office:value="0.8256">
            <text:p>0,8256</text:p>
          </table:table-cell>
          <table:table-cell table:formula="of:=IF([.S138]&gt;0;IF([.S138]&gt;3;3*0.25;[.S138]*0.25);IF([.S138]&lt;-3;-3*0.16;[.S138]*0.16))/3" office:value-type="float" office:value="0.0688">
            <text:p>0,0688</text:p>
          </table:table-cell>
          <table:table-cell table:formula="of:=IF([.R138]=[.R137];[.U137];IF([.R138]&gt;[.R137];1;0))" office:value-type="float" office:value="0">
            <text:p>0</text:p>
          </table:table-cell>
          <table:table-cell table:formula="of:=IF([.U138]=[.U137];IF([.V137]&gt;0;[.V137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8]-([.T138]*1+[.T137]*3+[.T136]*3+[.T135]*2+[.T134]*2+[.T133]*1)/12+RAND()*0.077" office:value-type="float" office:value="-0.262590618487609">
            <text:p>-0,2625906185</text:p>
          </table:table-cell>
          <table:table-cell table:formula="of:=IF([.V138]&gt;0;TRUNC([.P138]+[.O139]*800);[.P138])" office:value-type="float" office:value="18819">
            <text:p>18819</text:p>
          </table:table-cell>
          <table:table-cell table:formula="of:=((([.O139]*[.O139]*10000)/256*[.$B$5]+[.$B$6]*256)*[.O139]*100+[.P139]*[.$B$7])/256/256+0" office:value-type="float" office:value="4.2630157778331">
            <text:p>4,26</text:p>
          </table:table-cell>
          <table:table-cell table:formula="of:=IF([.Q139]&gt;10;10;IF([.Q139]&lt;-10;-10;IF([.Q139]&gt;=[.R138];TRUNC([.Q139]+1/4);TRUNC([.Q139]+3/4))))" office:value-type="float" office:value="5">
            <text:p>5</text:p>
          </table:table-cell>
          <table:table-cell table:formula="of:=IF([.R139]&gt;[.R138];[.R139]-[.$S$3];[.R139]+[.$S$3])-[.$W$4]" office:value-type="float" office:value="0.8256">
            <text:p>0,8256</text:p>
          </table:table-cell>
          <table:table-cell table:formula="of:=IF([.S139]&gt;0;IF([.S139]&gt;3;3*0.25;[.S139]*0.25);IF([.S139]&lt;-3;-3*0.16;[.S139]*0.16))/3" office:value-type="float" office:value="0.0688">
            <text:p>0,0688</text:p>
          </table:table-cell>
          <table:table-cell table:formula="of:=IF([.R139]=[.R138];[.U138];IF([.R139]&gt;[.R138];1;0))" office:value-type="float" office:value="0">
            <text:p>0</text:p>
          </table:table-cell>
          <table:table-cell table:formula="of:=IF([.U139]=[.U138];IF([.V138]&gt;0;[.V138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9]-([.T139]*1+[.T138]*3+[.T137]*3+[.T136]*2+[.T135]*2+[.T134]*1)/12+RAND()*0.077" office:value-type="float" office:value="-0.287768641997942">
            <text:p>-0,287768642</text:p>
          </table:table-cell>
          <table:table-cell table:formula="of:=IF([.V139]&gt;0;TRUNC([.P139]+[.O140]*800);[.P139])" office:value-type="float" office:value="18819">
            <text:p>18819</text:p>
          </table:table-cell>
          <table:table-cell table:formula="of:=((([.O140]*[.O140]*10000)/256*[.$B$5]+[.$B$6]*256)*[.O140]*100+[.P140]*[.$B$7])/256/256+0" office:value-type="float" office:value="4.22600475587149">
            <text:p>4,23</text:p>
          </table:table-cell>
          <table:table-cell table:formula="of:=IF([.Q140]&gt;10;10;IF([.Q140]&lt;-10;-10;IF([.Q140]&gt;=[.R139];TRUNC([.Q140]+1/4);TRUNC([.Q140]+3/4))))" office:value-type="float" office:value="4">
            <text:p>4</text:p>
          </table:table-cell>
          <table:table-cell table:formula="of:=IF([.R140]&gt;[.R139];[.R140]-[.$S$3];[.R140]+[.$S$3])-[.$W$4]" office:value-type="float" office:value="-0.1744">
            <text:p>-0,1744</text:p>
          </table:table-cell>
          <table:table-cell table:formula="of:=IF([.S140]&gt;0;IF([.S140]&gt;3;3*0.25;[.S140]*0.25);IF([.S140]&lt;-3;-3*0.16;[.S140]*0.16))/3" office:value-type="float" office:value="-0.00930133333333335">
            <text:p>-0,0093013333</text:p>
          </table:table-cell>
          <table:table-cell table:formula="of:=IF([.R140]=[.R139];[.U139];IF([.R140]&gt;[.R139];1;0))" office:value-type="float" office:value="0">
            <text:p>0</text:p>
          </table:table-cell>
          <table:table-cell table:formula="of:=IF([.U140]=[.U139];IF([.V139]&gt;0;[.V139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0]-([.T140]*1+[.T139]*3+[.T138]*3+[.T137]*2+[.T136]*2+[.T135]*1)/12+RAND()*0.077" office:value-type="float" office:value="-0.296815667656616">
            <text:p>-0,2968156677</text:p>
          </table:table-cell>
          <table:table-cell table:formula="of:=IF([.V140]&gt;0;TRUNC([.P140]+[.O141]*800);[.P140])" office:value-type="float" office:value="18819">
            <text:p>18819</text:p>
          </table:table-cell>
          <table:table-cell table:formula="of:=((([.O141]*[.O141]*10000)/256*[.$B$5]+[.$B$6]*256)*[.O141]*100+[.P141]*[.$B$7])/256/256+0" office:value-type="float" office:value="4.21236189570191">
            <text:p>4,21</text:p>
          </table:table-cell>
          <table:table-cell table:formula="of:=IF([.Q141]&gt;10;10;IF([.Q141]&lt;-10;-10;IF([.Q141]&gt;=[.R140];TRUNC([.Q141]+1/4);TRUNC([.Q141]+3/4))))" office:value-type="float" office:value="4">
            <text:p>4</text:p>
          </table:table-cell>
          <table:table-cell table:formula="of:=IF([.R141]&gt;[.R140];[.R141]-[.$S$3];[.R141]+[.$S$3])-[.$W$4]" office:value-type="float" office:value="-0.1744">
            <text:p>-0,1744</text:p>
          </table:table-cell>
          <table:table-cell table:formula="of:=IF([.S141]&gt;0;IF([.S141]&gt;3;3*0.25;[.S141]*0.25);IF([.S141]&lt;-3;-3*0.16;[.S141]*0.16))/3" office:value-type="float" office:value="-0.00930133333333335">
            <text:p>-0,0093013333</text:p>
          </table:table-cell>
          <table:table-cell table:formula="of:=IF([.R141]=[.R140];[.U140];IF([.R141]&gt;[.R140];1;0))" office:value-type="float" office:value="0">
            <text:p>0</text:p>
          </table:table-cell>
          <table:table-cell table:formula="of:=IF([.U141]=[.U140];IF([.V140]&gt;0;[.V140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1]-([.T141]*1+[.T140]*3+[.T139]*3+[.T138]*2+[.T137]*2+[.T136]*1)/12+RAND()*0.077" office:value-type="float" office:value="-0.312391676978088">
            <text:p>-0,312391677</text:p>
          </table:table-cell>
          <table:table-cell table:formula="of:=IF([.V141]&gt;0;TRUNC([.P141]+[.O142]*800);[.P141])" office:value-type="float" office:value="18819">
            <text:p>18819</text:p>
          </table:table-cell>
          <table:table-cell table:formula="of:=((([.O142]*[.O142]*10000)/256*[.$B$5]+[.$B$6]*256)*[.O142]*100+[.P142]*[.$B$7])/256/256+0" office:value-type="float" office:value="4.18842225863118">
            <text:p>4,19</text:p>
          </table:table-cell>
          <table:table-cell table:formula="of:=IF([.Q142]&gt;10;10;IF([.Q142]&lt;-10;-10;IF([.Q142]&gt;=[.R141];TRUNC([.Q142]+1/4);TRUNC([.Q142]+3/4))))" office:value-type="float" office:value="4">
            <text:p>4</text:p>
          </table:table-cell>
          <table:table-cell table:formula="of:=IF([.R142]&gt;[.R141];[.R142]-[.$S$3];[.R142]+[.$S$3])-[.$W$4]" office:value-type="float" office:value="-0.1744">
            <text:p>-0,1744</text:p>
          </table:table-cell>
          <table:table-cell table:formula="of:=IF([.S142]&gt;0;IF([.S142]&gt;3;3*0.25;[.S142]*0.25);IF([.S142]&lt;-3;-3*0.16;[.S142]*0.16))/3" office:value-type="float" office:value="-0.00930133333333335">
            <text:p>-0,0093013333</text:p>
          </table:table-cell>
          <table:table-cell table:formula="of:=IF([.R142]=[.R141];[.U141];IF([.R142]&gt;[.R141];1;0))" office:value-type="float" office:value="0">
            <text:p>0</text:p>
          </table:table-cell>
          <table:table-cell table:formula="of:=IF([.U142]=[.U141];IF([.V141]&gt;0;[.V141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2]-([.T142]*1+[.T141]*3+[.T140]*3+[.T139]*2+[.T138]*2+[.T137]*1)/12+RAND()*0.077" office:value-type="float" office:value="-0.288548065807957">
            <text:p>-0,2885480658</text:p>
          </table:table-cell>
          <table:table-cell table:formula="of:=IF([.V142]&gt;0;TRUNC([.P142]+[.O143]*800);[.P142])" office:value-type="float" office:value="18819">
            <text:p>18819</text:p>
          </table:table-cell>
          <table:table-cell table:formula="of:=((([.O143]*[.O143]*10000)/256*[.$B$5]+[.$B$6]*256)*[.O143]*100+[.P143]*[.$B$7])/256/256+0" office:value-type="float" office:value="4.22483676741999">
            <text:p>4,22</text:p>
          </table:table-cell>
          <table:table-cell table:formula="of:=IF([.Q143]&gt;10;10;IF([.Q143]&lt;-10;-10;IF([.Q143]&gt;=[.R142];TRUNC([.Q143]+1/4);TRUNC([.Q143]+3/4))))" office:value-type="float" office:value="4">
            <text:p>4</text:p>
          </table:table-cell>
          <table:table-cell table:formula="of:=IF([.R143]&gt;[.R142];[.R143]-[.$S$3];[.R143]+[.$S$3])-[.$W$4]" office:value-type="float" office:value="-0.1744">
            <text:p>-0,1744</text:p>
          </table:table-cell>
          <table:table-cell table:formula="of:=IF([.S143]&gt;0;IF([.S143]&gt;3;3*0.25;[.S143]*0.25);IF([.S143]&lt;-3;-3*0.16;[.S143]*0.16))/3" office:value-type="float" office:value="-0.00930133333333335">
            <text:p>-0,0093013333</text:p>
          </table:table-cell>
          <table:table-cell table:formula="of:=IF([.R143]=[.R142];[.U142];IF([.R143]&gt;[.R142];1;0))" office:value-type="float" office:value="0">
            <text:p>0</text:p>
          </table:table-cell>
          <table:table-cell table:formula="of:=IF([.U143]=[.U142];IF([.V142]&gt;0;[.V142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3]-([.T143]*1+[.T142]*3+[.T141]*3+[.T140]*2+[.T139]*2+[.T138]*1)/12+RAND()*0.077" office:value-type="float" office:value="-0.284967892493013">
            <text:p>-0,2849678925</text:p>
          </table:table-cell>
          <table:table-cell table:formula="of:=IF([.V143]&gt;0;TRUNC([.P143]+[.O144]*800);[.P143])" office:value-type="float" office:value="18819">
            <text:p>18819</text:p>
          </table:table-cell>
          <table:table-cell table:formula="of:=((([.O144]*[.O144]*10000)/256*[.$B$5]+[.$B$6]*256)*[.O144]*100+[.P144]*[.$B$7])/256/256+0" office:value-type="float" office:value="4.23019043287109">
            <text:p>4,23</text:p>
          </table:table-cell>
          <table:table-cell table:formula="of:=IF([.Q144]&gt;10;10;IF([.Q144]&lt;-10;-10;IF([.Q144]&gt;=[.R143];TRUNC([.Q144]+1/4);TRUNC([.Q144]+3/4))))" office:value-type="float" office:value="4">
            <text:p>4</text:p>
          </table:table-cell>
          <table:table-cell table:formula="of:=IF([.R144]&gt;[.R143];[.R144]-[.$S$3];[.R144]+[.$S$3])-[.$W$4]" office:value-type="float" office:value="-0.1744">
            <text:p>-0,1744</text:p>
          </table:table-cell>
          <table:table-cell table:formula="of:=IF([.S144]&gt;0;IF([.S144]&gt;3;3*0.25;[.S144]*0.25);IF([.S144]&lt;-3;-3*0.16;[.S144]*0.16))/3" office:value-type="float" office:value="-0.00930133333333335">
            <text:p>-0,0093013333</text:p>
          </table:table-cell>
          <table:table-cell table:formula="of:=IF([.R144]=[.R143];[.U143];IF([.R144]&gt;[.R143];1;0))" office:value-type="float" office:value="0">
            <text:p>0</text:p>
          </table:table-cell>
          <table:table-cell table:formula="of:=IF([.U144]=[.U143];IF([.V143]&gt;0;[.V143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4]-([.T144]*1+[.T143]*3+[.T142]*3+[.T141]*2+[.T140]*2+[.T139]*1)/12+RAND()*0.077" office:value-type="float" office:value="-0.232151651658675">
            <text:p>-0,2321516517</text:p>
          </table:table-cell>
          <table:table-cell table:formula="of:=IF([.V144]&gt;0;TRUNC([.P144]+[.O145]*800);[.P144])" office:value-type="float" office:value="18819">
            <text:p>18819</text:p>
          </table:table-cell>
          <table:table-cell table:formula="of:=((([.O145]*[.O145]*10000)/256*[.$B$5]+[.$B$6]*256)*[.O145]*100+[.P145]*[.$B$7])/256/256+0" office:value-type="float" office:value="4.30602312290178">
            <text:p>4,31</text:p>
          </table:table-cell>
          <table:table-cell table:formula="of:=IF([.Q145]&gt;10;10;IF([.Q145]&lt;-10;-10;IF([.Q145]&gt;=[.R144];TRUNC([.Q145]+1/4);TRUNC([.Q145]+3/4))))" office:value-type="float" office:value="4">
            <text:p>4</text:p>
          </table:table-cell>
          <table:table-cell table:formula="of:=IF([.R145]&gt;[.R144];[.R145]-[.$S$3];[.R145]+[.$S$3])-[.$W$4]" office:value-type="float" office:value="-0.1744">
            <text:p>-0,1744</text:p>
          </table:table-cell>
          <table:table-cell table:formula="of:=IF([.S145]&gt;0;IF([.S145]&gt;3;3*0.25;[.S145]*0.25);IF([.S145]&lt;-3;-3*0.16;[.S145]*0.16))/3" office:value-type="float" office:value="-0.00930133333333335">
            <text:p>-0,0093013333</text:p>
          </table:table-cell>
          <table:table-cell table:formula="of:=IF([.R145]=[.R144];[.U144];IF([.R145]&gt;[.R144];1;0))" office:value-type="float" office:value="0">
            <text:p>0</text:p>
          </table:table-cell>
          <table:table-cell table:formula="of:=IF([.U145]=[.U144];IF([.V144]&gt;0;[.V144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5]-([.T145]*1+[.T144]*3+[.T143]*3+[.T142]*2+[.T141]*2+[.T140]*1)/12+RAND()*0.077" office:value-type="float" office:value="-0.156981114504983">
            <text:p>-0,1569811145</text:p>
          </table:table-cell>
          <table:table-cell table:formula="of:=IF([.V145]&gt;0;TRUNC([.P145]+[.O146]*800);[.P145])" office:value-type="float" office:value="18819">
            <text:p>18819</text:p>
          </table:table-cell>
          <table:table-cell table:formula="of:=((([.O146]*[.O146]*10000)/256*[.$B$5]+[.$B$6]*256)*[.O146]*100+[.P146]*[.$B$7])/256/256+0" office:value-type="float" office:value="4.40544741021456">
            <text:p>4,41</text:p>
          </table:table-cell>
          <table:table-cell table:formula="of:=IF([.Q146]&gt;10;10;IF([.Q146]&lt;-10;-10;IF([.Q146]&gt;=[.R145];TRUNC([.Q146]+1/4);TRUNC([.Q146]+3/4))))" office:value-type="float" office:value="4">
            <text:p>4</text:p>
          </table:table-cell>
          <table:table-cell table:formula="of:=IF([.R146]&gt;[.R145];[.R146]-[.$S$3];[.R146]+[.$S$3])-[.$W$4]" office:value-type="float" office:value="-0.1744">
            <text:p>-0,1744</text:p>
          </table:table-cell>
          <table:table-cell table:formula="of:=IF([.S146]&gt;0;IF([.S146]&gt;3;3*0.25;[.S146]*0.25);IF([.S146]&lt;-3;-3*0.16;[.S146]*0.16))/3" office:value-type="float" office:value="-0.00930133333333335">
            <text:p>-0,0093013333</text:p>
          </table:table-cell>
          <table:table-cell table:formula="of:=IF([.R146]=[.R145];[.U145];IF([.R146]&gt;[.R145];1;0))" office:value-type="float" office:value="0">
            <text:p>0</text:p>
          </table:table-cell>
          <table:table-cell table:formula="of:=IF([.U146]=[.U145];IF([.V145]&gt;0;[.V145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6]-([.T146]*1+[.T145]*3+[.T144]*3+[.T143]*2+[.T142]*2+[.T141]*1)/12+RAND()*0.077" office:value-type="float" office:value="-0.142511500957578">
            <text:p>-0,142511501</text:p>
          </table:table-cell>
          <table:table-cell table:formula="of:=IF([.V146]&gt;0;TRUNC([.P146]+[.O147]*800);[.P146])" office:value-type="float" office:value="18819">
            <text:p>18819</text:p>
          </table:table-cell>
          <table:table-cell table:formula="of:=((([.O147]*[.O147]*10000)/256*[.$B$5]+[.$B$6]*256)*[.O147]*100+[.P147]*[.$B$7])/256/256+0" office:value-type="float" office:value="4.42368140061212">
            <text:p>4,42</text:p>
          </table:table-cell>
          <table:table-cell table:formula="of:=IF([.Q147]&gt;10;10;IF([.Q147]&lt;-10;-10;IF([.Q147]&gt;=[.R146];TRUNC([.Q147]+1/4);TRUNC([.Q147]+3/4))))" office:value-type="float" office:value="4">
            <text:p>4</text:p>
          </table:table-cell>
          <table:table-cell table:formula="of:=IF([.R147]&gt;[.R146];[.R147]-[.$S$3];[.R147]+[.$S$3])-[.$W$4]" office:value-type="float" office:value="-0.1744">
            <text:p>-0,1744</text:p>
          </table:table-cell>
          <table:table-cell table:formula="of:=IF([.S147]&gt;0;IF([.S147]&gt;3;3*0.25;[.S147]*0.25);IF([.S147]&lt;-3;-3*0.16;[.S147]*0.16))/3" office:value-type="float" office:value="-0.00930133333333335">
            <text:p>-0,0093013333</text:p>
          </table:table-cell>
          <table:table-cell table:formula="of:=IF([.R147]=[.R146];[.U146];IF([.R147]&gt;[.R146];1;0))" office:value-type="float" office:value="0">
            <text:p>0</text:p>
          </table:table-cell>
          <table:table-cell table:formula="of:=IF([.U147]=[.U146];IF([.V146]&gt;0;[.V146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7]-([.T147]*1+[.T146]*3+[.T145]*3+[.T144]*2+[.T143]*2+[.T142]*1)/12+RAND()*0.077" office:value-type="float" office:value="-0.082379241632952">
            <text:p>-0,0823792416</text:p>
          </table:table-cell>
          <table:table-cell table:formula="of:=IF([.V147]&gt;0;TRUNC([.P147]+[.O148]*800);[.P147])" office:value-type="float" office:value="18819">
            <text:p>18819</text:p>
          </table:table-cell>
          <table:table-cell table:formula="of:=((([.O148]*[.O148]*10000)/256*[.$B$5]+[.$B$6]*256)*[.O148]*100+[.P148]*[.$B$7])/256/256+0" office:value-type="float" office:value="4.49721116001352">
            <text:p>4,50</text:p>
          </table:table-cell>
          <table:table-cell table:formula="of:=IF([.Q148]&gt;10;10;IF([.Q148]&lt;-10;-10;IF([.Q148]&gt;=[.R147];TRUNC([.Q148]+1/4);TRUNC([.Q148]+3/4))))" office:value-type="float" office:value="4">
            <text:p>4</text:p>
          </table:table-cell>
          <table:table-cell table:formula="of:=IF([.R148]&gt;[.R147];[.R148]-[.$S$3];[.R148]+[.$S$3])-[.$W$4]" office:value-type="float" office:value="-0.1744">
            <text:p>-0,1744</text:p>
          </table:table-cell>
          <table:table-cell table:formula="of:=IF([.S148]&gt;0;IF([.S148]&gt;3;3*0.25;[.S148]*0.25);IF([.S148]&lt;-3;-3*0.16;[.S148]*0.16))/3" office:value-type="float" office:value="-0.00930133333333335">
            <text:p>-0,0093013333</text:p>
          </table:table-cell>
          <table:table-cell table:formula="of:=IF([.R148]=[.R147];[.U147];IF([.R148]&gt;[.R147];1;0))" office:value-type="float" office:value="0">
            <text:p>0</text:p>
          </table:table-cell>
          <table:table-cell table:formula="of:=IF([.U148]=[.U147];IF([.V147]&gt;0;[.V147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8]-([.T148]*1+[.T147]*3+[.T146]*3+[.T145]*2+[.T144]*2+[.T143]*1)/12+RAND()*0.077" office:value-type="float" office:value="-0.0184103275730622">
            <text:p>-0,0184103276</text:p>
          </table:table-cell>
          <table:table-cell table:formula="of:=IF([.V148]&gt;0;TRUNC([.P148]+[.O149]*800);[.P148])" office:value-type="float" office:value="18819">
            <text:p>18819</text:p>
          </table:table-cell>
          <table:table-cell table:formula="of:=((([.O149]*[.O149]*10000)/256*[.$B$5]+[.$B$6]*256)*[.O149]*100+[.P149]*[.$B$7])/256/256+0" office:value-type="float" office:value="4.57289963672547">
            <text:p>4,57</text:p>
          </table:table-cell>
          <table:table-cell table:formula="of:=IF([.Q149]&gt;10;10;IF([.Q149]&lt;-10;-10;IF([.Q149]&gt;=[.R148];TRUNC([.Q149]+1/4);TRUNC([.Q149]+3/4))))" office:value-type="float" office:value="4">
            <text:p>4</text:p>
          </table:table-cell>
          <table:table-cell table:formula="of:=IF([.R149]&gt;[.R148];[.R149]-[.$S$3];[.R149]+[.$S$3])-[.$W$4]" office:value-type="float" office:value="-0.1744">
            <text:p>-0,1744</text:p>
          </table:table-cell>
          <table:table-cell table:formula="of:=IF([.S149]&gt;0;IF([.S149]&gt;3;3*0.25;[.S149]*0.25);IF([.S149]&lt;-3;-3*0.16;[.S149]*0.16))/3" office:value-type="float" office:value="-0.00930133333333335">
            <text:p>-0,0093013333</text:p>
          </table:table-cell>
          <table:table-cell table:formula="of:=IF([.R149]=[.R148];[.U148];IF([.R149]&gt;[.R148];1;0))" office:value-type="float" office:value="0">
            <text:p>0</text:p>
          </table:table-cell>
          <table:table-cell table:formula="of:=IF([.U149]=[.U148];IF([.V148]&gt;0;[.V148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9]-([.T149]*1+[.T148]*3+[.T147]*3+[.T146]*2+[.T145]*2+[.T144]*1)/12+RAND()*0.077" office:value-type="float" office:value="0.0445295391774066">
            <text:p>0,0445295392</text:p>
          </table:table-cell>
          <table:table-cell table:formula="of:=IF([.V149]&gt;0;TRUNC([.P149]+[.O150]*800);[.P149])" office:value-type="float" office:value="18819">
            <text:p>18819</text:p>
          </table:table-cell>
          <table:table-cell table:formula="of:=((([.O150]*[.O150]*10000)/256*[.$B$5]+[.$B$6]*256)*[.O150]*100+[.P150]*[.$B$7])/256/256+0" office:value-type="float" office:value="4.64678125928876">
            <text:p>4,65</text:p>
          </table:table-cell>
          <table:table-cell table:formula="of:=IF([.Q150]&gt;10;10;IF([.Q150]&lt;-10;-10;IF([.Q150]&gt;=[.R149];TRUNC([.Q150]+1/4);TRUNC([.Q150]+3/4))))" office:value-type="float" office:value="4">
            <text:p>4</text:p>
          </table:table-cell>
          <table:table-cell table:formula="of:=IF([.R150]&gt;[.R149];[.R150]-[.$S$3];[.R150]+[.$S$3])-[.$W$4]" office:value-type="float" office:value="-0.1744">
            <text:p>-0,1744</text:p>
          </table:table-cell>
          <table:table-cell table:formula="of:=IF([.S150]&gt;0;IF([.S150]&gt;3;3*0.25;[.S150]*0.25);IF([.S150]&lt;-3;-3*0.16;[.S150]*0.16))/3" office:value-type="float" office:value="-0.00930133333333335">
            <text:p>-0,0093013333</text:p>
          </table:table-cell>
          <table:table-cell table:formula="of:=IF([.R150]=[.R149];[.U149];IF([.R150]&gt;[.R149];1;0))" office:value-type="float" office:value="0">
            <text:p>0</text:p>
          </table:table-cell>
          <table:table-cell table:formula="of:=IF([.U150]=[.U149];IF([.V149]&gt;0;[.V149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50]-([.T150]*1+[.T149]*3+[.T148]*3+[.T147]*2+[.T146]*2+[.T145]*1)/12+RAND()*0.077" office:value-type="float" office:value="0.107411763557879">
            <text:p>0,1074117636</text:p>
          </table:table-cell>
          <table:table-cell table:formula="of:=IF([.V150]&gt;0;TRUNC([.P150]+[.O151]*800);[.P150])" office:value-type="float" office:value="18819">
            <text:p>18819</text:p>
          </table:table-cell>
          <table:table-cell table:formula="of:=((([.O151]*[.O151]*10000)/256*[.$B$5]+[.$B$6]*256)*[.O151]*100+[.P151]*[.$B$7])/256/256+0" office:value-type="float" office:value="4.72198060085747">
            <text:p>4,72</text:p>
          </table:table-cell>
          <table:table-cell table:formula="of:=IF([.Q151]&gt;10;10;IF([.Q151]&lt;-10;-10;IF([.Q151]&gt;=[.R150];TRUNC([.Q151]+1/4);TRUNC([.Q151]+3/4))))" office:value-type="float" office:value="4">
            <text:p>4</text:p>
          </table:table-cell>
          <table:table-cell table:formula="of:=IF([.R151]&gt;[.R150];[.R151]-[.$S$3];[.R151]+[.$S$3])-[.$W$4]" office:value-type="float" office:value="-0.1744">
            <text:p>-0,1744</text:p>
          </table:table-cell>
          <table:table-cell table:formula="of:=IF([.S151]&gt;0;IF([.S151]&gt;3;3*0.25;[.S151]*0.25);IF([.S151]&lt;-3;-3*0.16;[.S151]*0.16))/3" office:value-type="float" office:value="-0.00930133333333335">
            <text:p>-0,0093013333</text:p>
          </table:table-cell>
          <table:table-cell table:formula="of:=IF([.R151]=[.R150];[.U150];IF([.R151]&gt;[.R150];1;0))" office:value-type="float" office:value="0">
            <text:p>0</text:p>
          </table:table-cell>
          <table:table-cell table:formula="of:=IF([.U151]=[.U150];IF([.V150]&gt;0;[.V150]-1;0);[.$W$6]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51]-([.T151]*1+[.T150]*3+[.T149]*3+[.T148]*2+[.T147]*2+[.T146]*1)/12+RAND()*0.077" office:value-type="float" office:value="0.159365198305956">
            <text:p>0,1593651983</text:p>
          </table:table-cell>
          <table:table-cell table:formula="of:=IF([.V151]&gt;0;TRUNC([.P151]+[.O152]*800);[.P151])" office:value-type="float" office:value="18819">
            <text:p>18819</text:p>
          </table:table-cell>
          <table:table-cell table:formula="of:=((([.O152]*[.O152]*10000)/256*[.$B$5]+[.$B$6]*256)*[.O152]*100+[.P152]*[.$B$7])/256/256+0" office:value-type="float" office:value="4.78654593108181">
            <text:p>4,79</text:p>
          </table:table-cell>
          <table:table-cell table:formula="of:=IF([.Q152]&gt;10;10;IF([.Q152]&lt;-10;-10;IF([.Q152]&gt;=[.R151];TRUNC([.Q152]+1/4);TRUNC([.Q152]+3/4))))" office:value-type="float" office:value="5">
            <text:p>5</text:p>
          </table:table-cell>
          <table:table-cell table:formula="of:=IF([.R152]&gt;[.R151];[.R152]-[.$S$3];[.R152]+[.$S$3])-[.$W$4]" office:value-type="float" office:value="0.285600000000001">
            <text:p>0,2856</text:p>
          </table:table-cell>
          <table:table-cell table:formula="of:=IF([.S152]&gt;0;IF([.S152]&gt;3;3*0.25;[.S152]*0.25);IF([.S152]&lt;-3;-3*0.16;[.S152]*0.16))/3" office:value-type="float" office:value="0.0238">
            <text:p>0,0238</text:p>
          </table:table-cell>
          <table:table-cell table:formula="of:=IF([.R152]=[.R151];[.U151];IF([.R152]&gt;[.R151];1;0))" office:value-type="float" office:value="1">
            <text:p>1</text:p>
          </table:table-cell>
          <table:table-cell table:formula="of:=IF([.U152]=[.U151];IF([.V151]&gt;0;[.V151]-1;0);[.$W$6])" office:value-type="float" office:value="20">
            <text:p>20</text:p>
          </table:table-cell>
          <table:table-cell/>
        </table:table-row>
        <table:table-row table:style-name="ro2">
          <table:table-cell table:number-columns-repeated="14"/>
          <table:table-cell table:formula="of:=[.O152]-([.T152]*1+[.T151]*3+[.T150]*3+[.T149]*2+[.T148]*2+[.T147]*1)/12+RAND()*0.077" office:value-type="float" office:value="0.184893673922348">
            <text:p>0,1848936739</text:p>
          </table:table-cell>
          <table:table-cell table:formula="of:=IF([.V152]&gt;0;TRUNC([.P152]+[.O153]*800);[.P152])" office:value-type="float" office:value="18966">
            <text:p>18966</text:p>
          </table:table-cell>
          <table:table-cell table:formula="of:=((([.O153]*[.O153]*10000)/256*[.$B$5]+[.$B$6]*256)*[.O153]*100+[.P153]*[.$B$7])/256/256+0" office:value-type="float" office:value="4.85533173427597">
            <text:p>4,86</text:p>
          </table:table-cell>
          <table:table-cell table:formula="of:=IF([.Q153]&gt;10;10;IF([.Q153]&lt;-10;-10;IF([.Q153]&gt;=[.R152];TRUNC([.Q153]+1/4);TRUNC([.Q153]+3/4))))" office:value-type="float" office:value="5">
            <text:p>5</text:p>
          </table:table-cell>
          <table:table-cell table:formula="of:=IF([.R153]&gt;[.R152];[.R153]-[.$S$3];[.R153]+[.$S$3])-[.$W$4]" office:value-type="float" office:value="0.8256">
            <text:p>0,8256</text:p>
          </table:table-cell>
          <table:table-cell table:formula="of:=IF([.S153]&gt;0;IF([.S153]&gt;3;3*0.25;[.S153]*0.25);IF([.S153]&lt;-3;-3*0.16;[.S153]*0.16))/3" office:value-type="float" office:value="0.0688">
            <text:p>0,0688</text:p>
          </table:table-cell>
          <table:table-cell table:formula="of:=IF([.R153]=[.R152];[.U152];IF([.R153]&gt;[.R152];1;0))" office:value-type="float" office:value="1">
            <text:p>1</text:p>
          </table:table-cell>
          <table:table-cell table:formula="of:=IF([.U153]=[.U152];IF([.V152]&gt;0;[.V152]-1;0);[.$W$6])" office:value-type="float" office:value="19">
            <text:p>19</text:p>
          </table:table-cell>
          <table:table-cell/>
        </table:table-row>
        <table:table-row table:style-name="ro2">
          <table:table-cell table:number-columns-repeated="14"/>
          <table:table-cell table:formula="of:=[.O153]-([.T153]*1+[.T152]*3+[.T151]*3+[.T150]*2+[.T149]*2+[.T148]*1)/12+RAND()*0.077" office:value-type="float" office:value="0.193028848569083">
            <text:p>0,1930288486</text:p>
          </table:table-cell>
          <table:table-cell table:formula="of:=IF([.V153]&gt;0;TRUNC([.P153]+[.O154]*800);[.P153])" office:value-type="float" office:value="19120">
            <text:p>19120</text:p>
          </table:table-cell>
          <table:table-cell table:formula="of:=((([.O154]*[.O154]*10000)/256*[.$B$5]+[.$B$6]*256)*[.O154]*100+[.P154]*[.$B$7])/256/256+0" office:value-type="float" office:value="4.90360568600009">
            <text:p>4,90</text:p>
          </table:table-cell>
          <table:table-cell table:formula="of:=IF([.Q154]&gt;10;10;IF([.Q154]&lt;-10;-10;IF([.Q154]&gt;=[.R153];TRUNC([.Q154]+1/4);TRUNC([.Q154]+3/4))))" office:value-type="float" office:value="5">
            <text:p>5</text:p>
          </table:table-cell>
          <table:table-cell table:formula="of:=IF([.R154]&gt;[.R153];[.R154]-[.$S$3];[.R154]+[.$S$3])-[.$W$4]" office:value-type="float" office:value="0.8256">
            <text:p>0,8256</text:p>
          </table:table-cell>
          <table:table-cell table:formula="of:=IF([.S154]&gt;0;IF([.S154]&gt;3;3*0.25;[.S154]*0.25);IF([.S154]&lt;-3;-3*0.16;[.S154]*0.16))/3" office:value-type="float" office:value="0.0688">
            <text:p>0,0688</text:p>
          </table:table-cell>
          <table:table-cell table:formula="of:=IF([.R154]=[.R153];[.U153];IF([.R154]&gt;[.R153];1;0))" office:value-type="float" office:value="1">
            <text:p>1</text:p>
          </table:table-cell>
          <table:table-cell table:formula="of:=IF([.U154]=[.U153];IF([.V153]&gt;0;[.V153]-1;0);[.$W$6])" office:value-type="float" office:value="18">
            <text:p>18</text:p>
          </table:table-cell>
          <table:table-cell/>
        </table:table-row>
        <table:table-row table:style-name="ro2">
          <table:table-cell table:number-columns-repeated="14"/>
          <table:table-cell table:formula="of:=[.O154]-([.T154]*1+[.T153]*3+[.T152]*3+[.T151]*2+[.T150]*2+[.T149]*1)/12+RAND()*0.077" office:value-type="float" office:value="0.17152525585507">
            <text:p>0,1715252559</text:p>
          </table:table-cell>
          <table:table-cell table:formula="of:=IF([.V154]&gt;0;TRUNC([.P154]+[.O155]*800);[.P154])" office:value-type="float" office:value="19257">
            <text:p>19257</text:p>
          </table:table-cell>
          <table:table-cell table:formula="of:=((([.O155]*[.O155]*10000)/256*[.$B$5]+[.$B$6]*256)*[.O155]*100+[.P155]*[.$B$7])/256/256+0" office:value-type="float" office:value="4.90903956911958">
            <text:p>4,91</text:p>
          </table:table-cell>
          <table:table-cell table:formula="of:=IF([.Q155]&gt;10;10;IF([.Q155]&lt;-10;-10;IF([.Q155]&gt;=[.R154];TRUNC([.Q155]+1/4);TRUNC([.Q155]+3/4))))" office:value-type="float" office:value="5">
            <text:p>5</text:p>
          </table:table-cell>
          <table:table-cell table:formula="of:=IF([.R155]&gt;[.R154];[.R155]-[.$S$3];[.R155]+[.$S$3])-[.$W$4]" office:value-type="float" office:value="0.8256">
            <text:p>0,8256</text:p>
          </table:table-cell>
          <table:table-cell table:formula="of:=IF([.S155]&gt;0;IF([.S155]&gt;3;3*0.25;[.S155]*0.25);IF([.S155]&lt;-3;-3*0.16;[.S155]*0.16))/3" office:value-type="float" office:value="0.0688">
            <text:p>0,0688</text:p>
          </table:table-cell>
          <table:table-cell table:formula="of:=IF([.R155]=[.R154];[.U154];IF([.R155]&gt;[.R154];1;0))" office:value-type="float" office:value="1">
            <text:p>1</text:p>
          </table:table-cell>
          <table:table-cell table:formula="of:=IF([.U155]=[.U154];IF([.V154]&gt;0;[.V154]-1;0);[.$W$6])" office:value-type="float" office:value="17">
            <text:p>17</text:p>
          </table:table-cell>
          <table:table-cell/>
        </table:table-row>
        <table:table-row table:style-name="ro2">
          <table:table-cell table:number-columns-repeated="14"/>
          <table:table-cell table:formula="of:=[.O155]-([.T155]*1+[.T154]*3+[.T153]*3+[.T152]*2+[.T151]*2+[.T150]*1)/12+RAND()*0.077" office:value-type="float" office:value="0.159515144638001">
            <text:p>0,1595151446</text:p>
          </table:table-cell>
          <table:table-cell table:formula="of:=IF([.V155]&gt;0;TRUNC([.P155]+[.O156]*800);[.P155])" office:value-type="float" office:value="19384">
            <text:p>19384</text:p>
          </table:table-cell>
          <table:table-cell table:formula="of:=((([.O156]*[.O156]*10000)/256*[.$B$5]+[.$B$6]*256)*[.O156]*100+[.P156]*[.$B$7])/256/256+0" office:value-type="float" office:value="4.92467609787382">
            <text:p>4,92</text:p>
          </table:table-cell>
          <table:table-cell table:formula="of:=IF([.Q156]&gt;10;10;IF([.Q156]&lt;-10;-10;IF([.Q156]&gt;=[.R155];TRUNC([.Q156]+1/4);TRUNC([.Q156]+3/4))))" office:value-type="float" office:value="5">
            <text:p>5</text:p>
          </table:table-cell>
          <table:table-cell table:formula="of:=IF([.R156]&gt;[.R155];[.R156]-[.$S$3];[.R156]+[.$S$3])-[.$W$4]" office:value-type="float" office:value="0.8256">
            <text:p>0,8256</text:p>
          </table:table-cell>
          <table:table-cell table:formula="of:=IF([.S156]&gt;0;IF([.S156]&gt;3;3*0.25;[.S156]*0.25);IF([.S156]&lt;-3;-3*0.16;[.S156]*0.16))/3" office:value-type="float" office:value="0.0688">
            <text:p>0,0688</text:p>
          </table:table-cell>
          <table:table-cell table:formula="of:=IF([.R156]=[.R155];[.U155];IF([.R156]&gt;[.R155];1;0))" office:value-type="float" office:value="1">
            <text:p>1</text:p>
          </table:table-cell>
          <table:table-cell table:formula="of:=IF([.U156]=[.U155];IF([.V155]&gt;0;[.V155]-1;0);[.$W$6])" office:value-type="float" office:value="16">
            <text:p>16</text:p>
          </table:table-cell>
          <table:table-cell/>
        </table:table-row>
        <table:table-row table:style-name="ro2">
          <table:table-cell table:number-columns-repeated="14"/>
          <table:table-cell table:formula="of:=[.O156]-([.T156]*1+[.T155]*3+[.T154]*3+[.T153]*2+[.T152]*2+[.T151]*1)/12+RAND()*0.077" office:value-type="float" office:value="0.178959985869202">
            <text:p>0,1789599859</text:p>
          </table:table-cell>
          <table:table-cell table:formula="of:=IF([.V156]&gt;0;TRUNC([.P156]+[.O157]*800);[.P156])" office:value-type="float" office:value="19527">
            <text:p>19527</text:p>
          </table:table-cell>
          <table:table-cell table:formula="of:=((([.O157]*[.O157]*10000)/256*[.$B$5]+[.$B$6]*256)*[.O157]*100+[.P157]*[.$B$7])/256/256+0" office:value-type="float" office:value="4.98456843787247">
            <text:p>4,98</text:p>
          </table:table-cell>
          <table:table-cell table:formula="of:=IF([.Q157]&gt;10;10;IF([.Q157]&lt;-10;-10;IF([.Q157]&gt;=[.R156];TRUNC([.Q157]+1/4);TRUNC([.Q157]+3/4))))" office:value-type="float" office:value="5">
            <text:p>5</text:p>
          </table:table-cell>
          <table:table-cell table:formula="of:=IF([.R157]&gt;[.R156];[.R157]-[.$S$3];[.R157]+[.$S$3])-[.$W$4]" office:value-type="float" office:value="0.8256">
            <text:p>0,8256</text:p>
          </table:table-cell>
          <table:table-cell table:formula="of:=IF([.S157]&gt;0;IF([.S157]&gt;3;3*0.25;[.S157]*0.25);IF([.S157]&lt;-3;-3*0.16;[.S157]*0.16))/3" office:value-type="float" office:value="0.0688">
            <text:p>0,0688</text:p>
          </table:table-cell>
          <table:table-cell table:formula="of:=IF([.R157]=[.R156];[.U156];IF([.R157]&gt;[.R156];1;0))" office:value-type="float" office:value="1">
            <text:p>1</text:p>
          </table:table-cell>
          <table:table-cell table:formula="of:=IF([.U157]=[.U156];IF([.V156]&gt;0;[.V156]-1;0);[.$W$6])" office:value-type="float" office:value="15">
            <text:p>15</text:p>
          </table:table-cell>
          <table:table-cell/>
        </table:table-row>
        <table:table-row table:style-name="ro2">
          <table:table-cell table:number-columns-repeated="14"/>
          <table:table-cell table:formula="of:=[.O157]-([.T157]*1+[.T156]*3+[.T155]*3+[.T154]*2+[.T153]*2+[.T152]*1)/12+RAND()*0.077" office:value-type="float" office:value="0.124513435421056">
            <text:p>0,1245134354</text:p>
          </table:table-cell>
          <table:table-cell table:formula="of:=IF([.V157]&gt;0;TRUNC([.P157]+[.O158]*800);[.P157])" office:value-type="float" office:value="19626">
            <text:p>19626</text:p>
          </table:table-cell>
          <table:table-cell table:formula="of:=((([.O158]*[.O158]*10000)/256*[.$B$5]+[.$B$6]*256)*[.O158]*100+[.P158]*[.$B$7])/256/256+0" office:value-type="float" office:value="4.93994943392378">
            <text:p>4,94</text:p>
          </table:table-cell>
          <table:table-cell table:formula="of:=IF([.Q158]&gt;10;10;IF([.Q158]&lt;-10;-10;IF([.Q158]&gt;=[.R157];TRUNC([.Q158]+1/4);TRUNC([.Q158]+3/4))))" office:value-type="float" office:value="5">
            <text:p>5</text:p>
          </table:table-cell>
          <table:table-cell table:formula="of:=IF([.R158]&gt;[.R157];[.R158]-[.$S$3];[.R158]+[.$S$3])-[.$W$4]" office:value-type="float" office:value="0.8256">
            <text:p>0,8256</text:p>
          </table:table-cell>
          <table:table-cell table:formula="of:=IF([.S158]&gt;0;IF([.S158]&gt;3;3*0.25;[.S158]*0.25);IF([.S158]&lt;-3;-3*0.16;[.S158]*0.16))/3" office:value-type="float" office:value="0.0688">
            <text:p>0,0688</text:p>
          </table:table-cell>
          <table:table-cell table:formula="of:=IF([.R158]=[.R157];[.U157];IF([.R158]&gt;[.R157];1;0))" office:value-type="float" office:value="1">
            <text:p>1</text:p>
          </table:table-cell>
          <table:table-cell table:formula="of:=IF([.U158]=[.U157];IF([.V157]&gt;0;[.V157]-1;0);[.$W$6])" office:value-type="float" office:value="14">
            <text:p>14</text:p>
          </table:table-cell>
          <table:table-cell/>
        </table:table-row>
        <table:table-row table:style-name="ro2">
          <table:table-cell table:number-columns-repeated="14"/>
          <table:table-cell table:formula="of:=[.O158]-([.T158]*1+[.T157]*3+[.T156]*3+[.T155]*2+[.T154]*2+[.T153]*1)/12+RAND()*0.077" office:value-type="float" office:value="0.0964479360345857">
            <text:p>0,096447936</text:p>
          </table:table-cell>
          <table:table-cell table:formula="of:=IF([.V158]&gt;0;TRUNC([.P158]+[.O159]*800);[.P158])" office:value-type="float" office:value="19703">
            <text:p>19703</text:p>
          </table:table-cell>
          <table:table-cell table:formula="of:=((([.O159]*[.O159]*10000)/256*[.$B$5]+[.$B$6]*256)*[.O159]*100+[.P159]*[.$B$7])/256/256+0" office:value-type="float" office:value="4.92450413142706">
            <text:p>4,92</text:p>
          </table:table-cell>
          <table:table-cell table:formula="of:=IF([.Q159]&gt;10;10;IF([.Q159]&lt;-10;-10;IF([.Q159]&gt;=[.R158];TRUNC([.Q159]+1/4);TRUNC([.Q159]+3/4))))" office:value-type="float" office:value="5">
            <text:p>5</text:p>
          </table:table-cell>
          <table:table-cell table:formula="of:=IF([.R159]&gt;[.R158];[.R159]-[.$S$3];[.R159]+[.$S$3])-[.$W$4]" office:value-type="float" office:value="0.8256">
            <text:p>0,8256</text:p>
          </table:table-cell>
          <table:table-cell table:formula="of:=IF([.S159]&gt;0;IF([.S159]&gt;3;3*0.25;[.S159]*0.25);IF([.S159]&lt;-3;-3*0.16;[.S159]*0.16))/3" office:value-type="float" office:value="0.0688">
            <text:p>0,0688</text:p>
          </table:table-cell>
          <table:table-cell table:formula="of:=IF([.R159]=[.R158];[.U158];IF([.R159]&gt;[.R158];1;0))" office:value-type="float" office:value="1">
            <text:p>1</text:p>
          </table:table-cell>
          <table:table-cell table:formula="of:=IF([.U159]=[.U158];IF([.V158]&gt;0;[.V158]-1;0);[.$W$6])" office:value-type="float" office:value="13">
            <text:p>13</text:p>
          </table:table-cell>
          <table:table-cell/>
        </table:table-row>
        <table:table-row table:style-name="ro2">
          <table:table-cell table:number-columns-repeated="14"/>
          <table:table-cell table:formula="of:=[.O159]-([.T159]*1+[.T158]*3+[.T157]*3+[.T156]*2+[.T155]*2+[.T154]*1)/12+RAND()*0.077" office:value-type="float" office:value="0.0932026272221574">
            <text:p>0,0932026272</text:p>
          </table:table-cell>
          <table:table-cell table:formula="of:=IF([.V159]&gt;0;TRUNC([.P159]+[.O160]*800);[.P159])" office:value-type="float" office:value="19777">
            <text:p>19777</text:p>
          </table:table-cell>
          <table:table-cell table:formula="of:=((([.O160]*[.O160]*10000)/256*[.$B$5]+[.$B$6]*256)*[.O160]*100+[.P160]*[.$B$7])/256/256+0" office:value-type="float" office:value="4.93865263378578">
            <text:p>4,94</text:p>
          </table:table-cell>
          <table:table-cell table:formula="of:=IF([.Q160]&gt;10;10;IF([.Q160]&lt;-10;-10;IF([.Q160]&gt;=[.R159];TRUNC([.Q160]+1/4);TRUNC([.Q160]+3/4))))" office:value-type="float" office:value="5">
            <text:p>5</text:p>
          </table:table-cell>
          <table:table-cell table:formula="of:=IF([.R160]&gt;[.R159];[.R160]-[.$S$3];[.R160]+[.$S$3])-[.$W$4]" office:value-type="float" office:value="0.8256">
            <text:p>0,8256</text:p>
          </table:table-cell>
          <table:table-cell table:formula="of:=IF([.S160]&gt;0;IF([.S160]&gt;3;3*0.25;[.S160]*0.25);IF([.S160]&lt;-3;-3*0.16;[.S160]*0.16))/3" office:value-type="float" office:value="0.0688">
            <text:p>0,0688</text:p>
          </table:table-cell>
          <table:table-cell table:formula="of:=IF([.R160]=[.R159];[.U159];IF([.R160]&gt;[.R159];1;0))" office:value-type="float" office:value="1">
            <text:p>1</text:p>
          </table:table-cell>
          <table:table-cell table:formula="of:=IF([.U160]=[.U159];IF([.V159]&gt;0;[.V159]-1;0);[.$W$6])" office:value-type="float" office:value="12">
            <text:p>12</text:p>
          </table:table-cell>
          <table:table-cell/>
        </table:table-row>
        <table:table-row table:style-name="ro2">
          <table:table-cell table:number-columns-repeated="14"/>
          <table:table-cell table:formula="of:=[.O160]-([.T160]*1+[.T159]*3+[.T158]*3+[.T157]*2+[.T156]*2+[.T155]*1)/12+RAND()*0.077" office:value-type="float" office:value="0.0790585661054695">
            <text:p>0,0790585661</text:p>
          </table:table-cell>
          <table:table-cell table:formula="of:=IF([.V160]&gt;0;TRUNC([.P160]+[.O161]*800);[.P160])" office:value-type="float" office:value="19840">
            <text:p>19840</text:p>
          </table:table-cell>
          <table:table-cell table:formula="of:=((([.O161]*[.O161]*10000)/256*[.$B$5]+[.$B$6]*256)*[.O161]*100+[.P161]*[.$B$7])/256/256+0" office:value-type="float" office:value="4.93704471922547">
            <text:p>4,94</text:p>
          </table:table-cell>
          <table:table-cell table:formula="of:=IF([.Q161]&gt;10;10;IF([.Q161]&lt;-10;-10;IF([.Q161]&gt;=[.R160];TRUNC([.Q161]+1/4);TRUNC([.Q161]+3/4))))" office:value-type="float" office:value="5">
            <text:p>5</text:p>
          </table:table-cell>
          <table:table-cell table:formula="of:=IF([.R161]&gt;[.R160];[.R161]-[.$S$3];[.R161]+[.$S$3])-[.$W$4]" office:value-type="float" office:value="0.8256">
            <text:p>0,8256</text:p>
          </table:table-cell>
          <table:table-cell table:formula="of:=IF([.S161]&gt;0;IF([.S161]&gt;3;3*0.25;[.S161]*0.25);IF([.S161]&lt;-3;-3*0.16;[.S161]*0.16))/3" office:value-type="float" office:value="0.0688">
            <text:p>0,0688</text:p>
          </table:table-cell>
          <table:table-cell table:formula="of:=IF([.R161]=[.R160];[.U160];IF([.R161]&gt;[.R160];1;0))" office:value-type="float" office:value="1">
            <text:p>1</text:p>
          </table:table-cell>
          <table:table-cell table:formula="of:=IF([.U161]=[.U160];IF([.V160]&gt;0;[.V160]-1;0);[.$W$6])" office:value-type="float" office:value="11">
            <text:p>11</text:p>
          </table:table-cell>
          <table:table-cell/>
        </table:table-row>
        <table:table-row table:style-name="ro2">
          <table:table-cell table:number-columns-repeated="14"/>
          <table:table-cell table:formula="of:=[.O161]-([.T161]*1+[.T160]*3+[.T159]*3+[.T158]*2+[.T157]*2+[.T156]*1)/12+RAND()*0.077" office:value-type="float" office:value="0.0303042547746668">
            <text:p>0,0303042548</text:p>
          </table:table-cell>
          <table:table-cell table:formula="of:=IF([.V161]&gt;0;TRUNC([.P161]+[.O162]*800);[.P161])" office:value-type="float" office:value="19864">
            <text:p>19864</text:p>
          </table:table-cell>
          <table:table-cell table:formula="of:=((([.O162]*[.O162]*10000)/256*[.$B$5]+[.$B$6]*256)*[.O162]*100+[.P162]*[.$B$7])/256/256+0" office:value-type="float" office:value="4.88515866690383">
            <text:p>4,89</text:p>
          </table:table-cell>
          <table:table-cell table:formula="of:=IF([.Q162]&gt;10;10;IF([.Q162]&lt;-10;-10;IF([.Q162]&gt;=[.R161];TRUNC([.Q162]+1/4);TRUNC([.Q162]+3/4))))" office:value-type="float" office:value="5">
            <text:p>5</text:p>
          </table:table-cell>
          <table:table-cell table:formula="of:=IF([.R162]&gt;[.R161];[.R162]-[.$S$3];[.R162]+[.$S$3])-[.$W$4]" office:value-type="float" office:value="0.8256">
            <text:p>0,8256</text:p>
          </table:table-cell>
          <table:table-cell table:formula="of:=IF([.S162]&gt;0;IF([.S162]&gt;3;3*0.25;[.S162]*0.25);IF([.S162]&lt;-3;-3*0.16;[.S162]*0.16))/3" office:value-type="float" office:value="0.0688">
            <text:p>0,0688</text:p>
          </table:table-cell>
          <table:table-cell table:formula="of:=IF([.R162]=[.R161];[.U161];IF([.R162]&gt;[.R161];1;0))" office:value-type="float" office:value="1">
            <text:p>1</text:p>
          </table:table-cell>
          <table:table-cell table:formula="of:=IF([.U162]=[.U161];IF([.V161]&gt;0;[.V161]-1;0);[.$W$6])" office:value-type="float" office:value="10">
            <text:p>10</text:p>
          </table:table-cell>
          <table:table-cell/>
        </table:table-row>
        <table:table-row table:style-name="ro2">
          <table:table-cell table:number-columns-repeated="14"/>
          <table:table-cell table:formula="of:=[.O162]-([.T162]*1+[.T161]*3+[.T160]*3+[.T159]*2+[.T158]*2+[.T157]*1)/12+RAND()*0.077" office:value-type="float" office:value="0.00996230520448782">
            <text:p>0,0099623052</text:p>
          </table:table-cell>
          <table:table-cell table:formula="of:=IF([.V162]&gt;0;TRUNC([.P162]+[.O163]*800);[.P162])" office:value-type="float" office:value="19871">
            <text:p>19871</text:p>
          </table:table-cell>
          <table:table-cell table:formula="of:=((([.O163]*[.O163]*10000)/256*[.$B$5]+[.$B$6]*256)*[.O163]*100+[.P163]*[.$B$7])/256/256+0" office:value-type="float" office:value="4.86299423231574">
            <text:p>4,86</text:p>
          </table:table-cell>
          <table:table-cell table:formula="of:=IF([.Q163]&gt;10;10;IF([.Q163]&lt;-10;-10;IF([.Q163]&gt;=[.R162];TRUNC([.Q163]+1/4);TRUNC([.Q163]+3/4))))" office:value-type="float" office:value="5">
            <text:p>5</text:p>
          </table:table-cell>
          <table:table-cell table:formula="of:=IF([.R163]&gt;[.R162];[.R163]-[.$S$3];[.R163]+[.$S$3])-[.$W$4]" office:value-type="float" office:value="0.8256">
            <text:p>0,8256</text:p>
          </table:table-cell>
          <table:table-cell table:formula="of:=IF([.S163]&gt;0;IF([.S163]&gt;3;3*0.25;[.S163]*0.25);IF([.S163]&lt;-3;-3*0.16;[.S163]*0.16))/3" office:value-type="float" office:value="0.0688">
            <text:p>0,0688</text:p>
          </table:table-cell>
          <table:table-cell table:formula="of:=IF([.R163]=[.R162];[.U162];IF([.R163]&gt;[.R162];1;0))" office:value-type="float" office:value="1">
            <text:p>1</text:p>
          </table:table-cell>
          <table:table-cell table:formula="of:=IF([.U163]=[.U162];IF([.V162]&gt;0;[.V162]-1;0);[.$W$6])" office:value-type="float" office:value="9">
            <text:p>9</text:p>
          </table:table-cell>
          <table:table-cell/>
        </table:table-row>
        <table:table-row table:style-name="ro2">
          <table:table-cell table:number-columns-repeated="14"/>
          <table:table-cell table:formula="of:=[.O163]-([.T163]*1+[.T162]*3+[.T161]*3+[.T160]*2+[.T159]*2+[.T158]*1)/12+RAND()*0.077" office:value-type="float" office:value="-0.00988063004537348">
            <text:p>-0,00988063</text:p>
          </table:table-cell>
          <table:table-cell table:formula="of:=IF([.V163]&gt;0;TRUNC([.P163]+[.O164]*800);[.P163])" office:value-type="float" office:value="19863">
            <text:p>19863</text:p>
          </table:table-cell>
          <table:table-cell table:formula="of:=((([.O164]*[.O164]*10000)/256*[.$B$5]+[.$B$6]*256)*[.O164]*100+[.P164]*[.$B$7])/256/256+0" office:value-type="float" office:value="4.8377851061391">
            <text:p>4,84</text:p>
          </table:table-cell>
          <table:table-cell table:formula="of:=IF([.Q164]&gt;10;10;IF([.Q164]&lt;-10;-10;IF([.Q164]&gt;=[.R163];TRUNC([.Q164]+1/4);TRUNC([.Q164]+3/4))))" office:value-type="float" office:value="5">
            <text:p>5</text:p>
          </table:table-cell>
          <table:table-cell table:formula="of:=IF([.R164]&gt;[.R163];[.R164]-[.$S$3];[.R164]+[.$S$3])-[.$W$4]" office:value-type="float" office:value="0.8256">
            <text:p>0,8256</text:p>
          </table:table-cell>
          <table:table-cell table:formula="of:=IF([.S164]&gt;0;IF([.S164]&gt;3;3*0.25;[.S164]*0.25);IF([.S164]&lt;-3;-3*0.16;[.S164]*0.16))/3" office:value-type="float" office:value="0.0688">
            <text:p>0,0688</text:p>
          </table:table-cell>
          <table:table-cell table:formula="of:=IF([.R164]=[.R163];[.U163];IF([.R164]&gt;[.R163];1;0))" office:value-type="float" office:value="1">
            <text:p>1</text:p>
          </table:table-cell>
          <table:table-cell table:formula="of:=IF([.U164]=[.U163];IF([.V163]&gt;0;[.V163]-1;0);[.$W$6])" office:value-type="float" office:value="8">
            <text:p>8</text:p>
          </table:table-cell>
          <table:table-cell/>
        </table:table-row>
        <table:table-row table:style-name="ro2">
          <table:table-cell table:number-columns-repeated="14"/>
          <table:table-cell table:formula="of:=[.O164]-([.T164]*1+[.T163]*3+[.T162]*3+[.T161]*2+[.T160]*2+[.T159]*1)/12+RAND()*0.077" office:value-type="float" office:value="-0.0326603729998586">
            <text:p>-0,032660373</text:p>
          </table:table-cell>
          <table:table-cell table:formula="of:=IF([.V164]&gt;0;TRUNC([.P164]+[.O165]*800);[.P164])" office:value-type="float" office:value="19836">
            <text:p>19836</text:p>
          </table:table-cell>
          <table:table-cell table:formula="of:=((([.O165]*[.O165]*10000)/256*[.$B$5]+[.$B$6]*256)*[.O165]*100+[.P165]*[.$B$7])/256/256+0" office:value-type="float" office:value="4.80445387867168">
            <text:p>4,80</text:p>
          </table:table-cell>
          <table:table-cell table:formula="of:=IF([.Q165]&gt;10;10;IF([.Q165]&lt;-10;-10;IF([.Q165]&gt;=[.R164];TRUNC([.Q165]+1/4);TRUNC([.Q165]+3/4))))" office:value-type="float" office:value="5">
            <text:p>5</text:p>
          </table:table-cell>
          <table:table-cell table:formula="of:=IF([.R165]&gt;[.R164];[.R165]-[.$S$3];[.R165]+[.$S$3])-[.$W$4]" office:value-type="float" office:value="0.8256">
            <text:p>0,8256</text:p>
          </table:table-cell>
          <table:table-cell table:formula="of:=IF([.S165]&gt;0;IF([.S165]&gt;3;3*0.25;[.S165]*0.25);IF([.S165]&lt;-3;-3*0.16;[.S165]*0.16))/3" office:value-type="float" office:value="0.0688">
            <text:p>0,0688</text:p>
          </table:table-cell>
          <table:table-cell table:formula="of:=IF([.R165]=[.R164];[.U164];IF([.R165]&gt;[.R164];1;0))" office:value-type="float" office:value="1">
            <text:p>1</text:p>
          </table:table-cell>
          <table:table-cell table:formula="of:=IF([.U165]=[.U164];IF([.V164]&gt;0;[.V164]-1;0);[.$W$6])" office:value-type="float" office:value="7">
            <text:p>7</text:p>
          </table:table-cell>
          <table:table-cell/>
        </table:table-row>
        <table:table-row table:style-name="ro2">
          <table:table-cell table:number-columns-repeated="14"/>
          <table:table-cell table:formula="of:=[.O165]-([.T165]*1+[.T164]*3+[.T163]*3+[.T162]*2+[.T161]*2+[.T160]*1)/12+RAND()*0.077" office:value-type="float" office:value="-0.069851447372314">
            <text:p>-0,0698514474</text:p>
          </table:table-cell>
          <table:table-cell table:formula="of:=IF([.V165]&gt;0;TRUNC([.P165]+[.O166]*800);[.P165])" office:value-type="float" office:value="19780">
            <text:p>19780</text:p>
          </table:table-cell>
          <table:table-cell table:formula="of:=((([.O166]*[.O166]*10000)/256*[.$B$5]+[.$B$6]*256)*[.O166]*100+[.P166]*[.$B$7])/256/256+0" office:value-type="float" office:value="4.74679747841005">
            <text:p>4,75</text:p>
          </table:table-cell>
          <table:table-cell table:formula="of:=IF([.Q166]&gt;10;10;IF([.Q166]&lt;-10;-10;IF([.Q166]&gt;=[.R165];TRUNC([.Q166]+1/4);TRUNC([.Q166]+3/4))))" office:value-type="float" office:value="5">
            <text:p>5</text:p>
          </table:table-cell>
          <table:table-cell table:formula="of:=IF([.R166]&gt;[.R165];[.R166]-[.$S$3];[.R166]+[.$S$3])-[.$W$4]" office:value-type="float" office:value="0.8256">
            <text:p>0,8256</text:p>
          </table:table-cell>
          <table:table-cell table:formula="of:=IF([.S166]&gt;0;IF([.S166]&gt;3;3*0.25;[.S166]*0.25);IF([.S166]&lt;-3;-3*0.16;[.S166]*0.16))/3" office:value-type="float" office:value="0.0688">
            <text:p>0,0688</text:p>
          </table:table-cell>
          <table:table-cell table:formula="of:=IF([.R166]=[.R165];[.U165];IF([.R166]&gt;[.R165];1;0))" office:value-type="float" office:value="1">
            <text:p>1</text:p>
          </table:table-cell>
          <table:table-cell table:formula="of:=IF([.U166]=[.U165];IF([.V165]&gt;0;[.V165]-1;0);[.$W$6])" office:value-type="float" office:value="6">
            <text:p>6</text:p>
          </table:table-cell>
          <table:table-cell/>
        </table:table-row>
        <table:table-row table:style-name="ro2">
          <table:table-cell table:number-columns-repeated="14"/>
          <table:table-cell table:formula="of:=[.O166]-([.T166]*1+[.T165]*3+[.T164]*3+[.T163]*2+[.T162]*2+[.T161]*1)/12+RAND()*0.077" office:value-type="float" office:value="-0.135797909410473">
            <text:p>-0,1357979094</text:p>
          </table:table-cell>
          <table:table-cell table:formula="of:=IF([.V166]&gt;0;TRUNC([.P166]+[.O167]*800);[.P166])" office:value-type="float" office:value="19671">
            <text:p>19671</text:p>
          </table:table-cell>
          <table:table-cell table:formula="of:=((([.O167]*[.O167]*10000)/256*[.$B$5]+[.$B$6]*256)*[.O167]*100+[.P167]*[.$B$7])/256/256+0" office:value-type="float" office:value="4.64006821891765">
            <text:p>4,64</text:p>
          </table:table-cell>
          <table:table-cell table:formula="of:=IF([.Q167]&gt;10;10;IF([.Q167]&lt;-10;-10;IF([.Q167]&gt;=[.R166];TRUNC([.Q167]+1/4);TRUNC([.Q167]+3/4))))" office:value-type="float" office:value="5">
            <text:p>5</text:p>
          </table:table-cell>
          <table:table-cell table:formula="of:=IF([.R167]&gt;[.R166];[.R167]-[.$S$3];[.R167]+[.$S$3])-[.$W$4]" office:value-type="float" office:value="0.8256">
            <text:p>0,8256</text:p>
          </table:table-cell>
          <table:table-cell table:formula="of:=IF([.S167]&gt;0;IF([.S167]&gt;3;3*0.25;[.S167]*0.25);IF([.S167]&lt;-3;-3*0.16;[.S167]*0.16))/3" office:value-type="float" office:value="0.0688">
            <text:p>0,0688</text:p>
          </table:table-cell>
          <table:table-cell table:formula="of:=IF([.R167]=[.R166];[.U166];IF([.R167]&gt;[.R166];1;0))" office:value-type="float" office:value="1">
            <text:p>1</text:p>
          </table:table-cell>
          <table:table-cell table:formula="of:=IF([.U167]=[.U166];IF([.V166]&gt;0;[.V166]-1;0);[.$W$6])" office:value-type="float" office:value="5">
            <text:p>5</text:p>
          </table:table-cell>
          <table:table-cell/>
        </table:table-row>
        <table:table-row table:style-name="ro2">
          <table:table-cell table:number-columns-repeated="14"/>
          <table:table-cell table:formula="of:=[.O167]-([.T167]*1+[.T166]*3+[.T165]*3+[.T164]*2+[.T163]*2+[.T162]*1)/12+RAND()*0.077" office:value-type="float" office:value="-0.164633082168166">
            <text:p>-0,1646330822</text:p>
          </table:table-cell>
          <table:table-cell table:formula="of:=IF([.V167]&gt;0;TRUNC([.P167]+[.O168]*800);[.P167])" office:value-type="float" office:value="19539">
            <text:p>19539</text:p>
          </table:table-cell>
          <table:table-cell table:formula="of:=((([.O168]*[.O168]*10000)/256*[.$B$5]+[.$B$6]*256)*[.O168]*100+[.P168]*[.$B$7])/256/256+0" office:value-type="float" office:value="4.57148295518127">
            <text:p>4,57</text:p>
          </table:table-cell>
          <table:table-cell table:formula="of:=IF([.Q168]&gt;10;10;IF([.Q168]&lt;-10;-10;IF([.Q168]&gt;=[.R167];TRUNC([.Q168]+1/4);TRUNC([.Q168]+3/4))))" office:value-type="float" office:value="5">
            <text:p>5</text:p>
          </table:table-cell>
          <table:table-cell table:formula="of:=IF([.R168]&gt;[.R167];[.R168]-[.$S$3];[.R168]+[.$S$3])-[.$W$4]" office:value-type="float" office:value="0.8256">
            <text:p>0,8256</text:p>
          </table:table-cell>
          <table:table-cell table:formula="of:=IF([.S168]&gt;0;IF([.S168]&gt;3;3*0.25;[.S168]*0.25);IF([.S168]&lt;-3;-3*0.16;[.S168]*0.16))/3" office:value-type="float" office:value="0.0688">
            <text:p>0,0688</text:p>
          </table:table-cell>
          <table:table-cell table:formula="of:=IF([.R168]=[.R167];[.U167];IF([.R168]&gt;[.R167];1;0))" office:value-type="float" office:value="1">
            <text:p>1</text:p>
          </table:table-cell>
          <table:table-cell table:formula="of:=IF([.U168]=[.U167];IF([.V167]&gt;0;[.V167]-1;0);[.$W$6])" office:value-type="float" office:value="4">
            <text:p>4</text:p>
          </table:table-cell>
          <table:table-cell/>
        </table:table-row>
        <table:table-row table:style-name="ro2">
          <table:table-cell table:number-columns-repeated="14"/>
          <table:table-cell table:formula="of:=[.O168]-([.T168]*1+[.T167]*3+[.T166]*3+[.T165]*2+[.T164]*2+[.T163]*1)/12+RAND()*0.077" office:value-type="float" office:value="-0.214280870008458">
            <text:p>-0,21428087</text:p>
          </table:table-cell>
          <table:table-cell table:formula="of:=IF([.V168]&gt;0;TRUNC([.P168]+[.O169]*800);[.P168])" office:value-type="float" office:value="19367">
            <text:p>19367</text:p>
          </table:table-cell>
          <table:table-cell table:formula="of:=((([.O169]*[.O169]*10000)/256*[.$B$5]+[.$B$6]*256)*[.O169]*100+[.P169]*[.$B$7])/256/256+0" office:value-type="float" office:value="4.46425921014099">
            <text:p>4,46</text:p>
          </table:table-cell>
          <table:table-cell table:formula="of:=IF([.Q169]&gt;10;10;IF([.Q169]&lt;-10;-10;IF([.Q169]&gt;=[.R168];TRUNC([.Q169]+1/4);TRUNC([.Q169]+3/4))))" office:value-type="float" office:value="5">
            <text:p>5</text:p>
          </table:table-cell>
          <table:table-cell table:formula="of:=IF([.R169]&gt;[.R168];[.R169]-[.$S$3];[.R169]+[.$S$3])-[.$W$4]" office:value-type="float" office:value="0.8256">
            <text:p>0,8256</text:p>
          </table:table-cell>
          <table:table-cell table:formula="of:=IF([.S169]&gt;0;IF([.S169]&gt;3;3*0.25;[.S169]*0.25);IF([.S169]&lt;-3;-3*0.16;[.S169]*0.16))/3" office:value-type="float" office:value="0.0688">
            <text:p>0,0688</text:p>
          </table:table-cell>
          <table:table-cell table:formula="of:=IF([.R169]=[.R168];[.U168];IF([.R169]&gt;[.R168];1;0))" office:value-type="float" office:value="1">
            <text:p>1</text:p>
          </table:table-cell>
          <table:table-cell table:formula="of:=IF([.U169]=[.U168];IF([.V168]&gt;0;[.V168]-1;0);[.$W$6])" office:value-type="float" office:value="3">
            <text:p>3</text:p>
          </table:table-cell>
          <table:table-cell/>
        </table:table-row>
        <table:table-row table:style-name="ro2">
          <table:table-cell table:number-columns-repeated="14"/>
          <table:table-cell table:formula="of:=[.O169]-([.T169]*1+[.T168]*3+[.T167]*3+[.T166]*2+[.T165]*2+[.T164]*1)/12+RAND()*0.077" office:value-type="float" office:value="-0.259633396190953">
            <text:p>-0,2596333962</text:p>
          </table:table-cell>
          <table:table-cell table:formula="of:=IF([.V169]&gt;0;TRUNC([.P169]+[.O170]*800);[.P169])" office:value-type="float" office:value="19159">
            <text:p>19159</text:p>
          </table:table-cell>
          <table:table-cell table:formula="of:=((([.O170]*[.O170]*10000)/256*[.$B$5]+[.$B$6]*256)*[.O170]*100+[.P170]*[.$B$7])/256/256+0" office:value-type="float" office:value="4.35028225532362">
            <text:p>4,35</text:p>
          </table:table-cell>
          <table:table-cell table:formula="of:=IF([.Q170]&gt;10;10;IF([.Q170]&lt;-10;-10;IF([.Q170]&gt;=[.R169];TRUNC([.Q170]+1/4);TRUNC([.Q170]+3/4))))" office:value-type="float" office:value="5">
            <text:p>5</text:p>
          </table:table-cell>
          <table:table-cell table:formula="of:=IF([.R170]&gt;[.R169];[.R170]-[.$S$3];[.R170]+[.$S$3])-[.$W$4]" office:value-type="float" office:value="0.8256">
            <text:p>0,8256</text:p>
          </table:table-cell>
          <table:table-cell table:formula="of:=IF([.S170]&gt;0;IF([.S170]&gt;3;3*0.25;[.S170]*0.25);IF([.S170]&lt;-3;-3*0.16;[.S170]*0.16))/3" office:value-type="float" office:value="0.0688">
            <text:p>0,0688</text:p>
          </table:table-cell>
          <table:table-cell table:formula="of:=IF([.R170]=[.R169];[.U169];IF([.R170]&gt;[.R169];1;0))" office:value-type="float" office:value="1">
            <text:p>1</text:p>
          </table:table-cell>
          <table:table-cell table:formula="of:=IF([.U170]=[.U169];IF([.V169]&gt;0;[.V169]-1;0);[.$W$6])" office:value-type="float" office:value="2">
            <text:p>2</text:p>
          </table:table-cell>
          <table:table-cell/>
        </table:table-row>
        <table:table-row table:style-name="ro2">
          <table:table-cell table:number-columns-repeated="14"/>
          <table:table-cell table:formula="of:=[.O170]-([.T170]*1+[.T169]*3+[.T168]*3+[.T167]*2+[.T166]*2+[.T165]*1)/12+RAND()*0.077" office:value-type="float" office:value="-0.321846592458979">
            <text:p>-0,3218465925</text:p>
          </table:table-cell>
          <table:table-cell table:formula="of:=IF([.V170]&gt;0;TRUNC([.P170]+[.O171]*800);[.P170])" office:value-type="float" office:value="18901">
            <text:p>18901</text:p>
          </table:table-cell>
          <table:table-cell table:formula="of:=((([.O171]*[.O171]*10000)/256*[.$B$5]+[.$B$6]*256)*[.O171]*100+[.P171]*[.$B$7])/256/256+0" office:value-type="float" office:value="4.1936210601815">
            <text:p>4,19</text:p>
          </table:table-cell>
          <table:table-cell table:formula="of:=IF([.Q171]&gt;10;10;IF([.Q171]&lt;-10;-10;IF([.Q171]&gt;=[.R170];TRUNC([.Q171]+1/4);TRUNC([.Q171]+3/4))))" office:value-type="float" office:value="4">
            <text:p>4</text:p>
          </table:table-cell>
          <table:table-cell table:formula="of:=IF([.R171]&gt;[.R170];[.R171]-[.$S$3];[.R171]+[.$S$3])-[.$W$4]" office:value-type="float" office:value="-0.1744">
            <text:p>-0,1744</text:p>
          </table:table-cell>
          <table:table-cell table:formula="of:=IF([.S171]&gt;0;IF([.S171]&gt;3;3*0.25;[.S171]*0.25);IF([.S171]&lt;-3;-3*0.16;[.S171]*0.16))/3" office:value-type="float" office:value="-0.00930133333333335">
            <text:p>-0,0093013333</text:p>
          </table:table-cell>
          <table:table-cell table:formula="of:=IF([.R171]=[.R170];[.U170];IF([.R171]&gt;[.R170];1;0))" office:value-type="float" office:value="0">
            <text:p>0</text:p>
          </table:table-cell>
          <table:table-cell table:formula="of:=IF([.U171]=[.U170];IF([.V170]&gt;0;[.V170]-1;0);[.$W$6])" office:value-type="float" office:value="20">
            <text:p>20</text:p>
          </table:table-cell>
          <table:table-cell/>
        </table:table-row>
        <table:table-row table:style-name="ro2">
          <table:table-cell table:number-columns-repeated="14"/>
          <table:table-cell table:formula="of:=[.O171]-([.T171]*1+[.T170]*3+[.T169]*3+[.T168]*2+[.T167]*2+[.T166]*1)/12+RAND()*0.077" office:value-type="float" office:value="-0.311741405957944">
            <text:p>-0,311741406</text:p>
          </table:table-cell>
          <table:table-cell table:formula="of:=IF([.V171]&gt;0;TRUNC([.P171]+[.O172]*800);[.P171])" office:value-type="float" office:value="18651">
            <text:p>18651</text:p>
          </table:table-cell>
          <table:table-cell table:formula="of:=((([.O172]*[.O172]*10000)/256*[.$B$5]+[.$B$6]*256)*[.O172]*100+[.P172]*[.$B$7])/256/256+0" office:value-type="float" office:value="4.14841779251657">
            <text:p>4,15</text:p>
          </table:table-cell>
          <table:table-cell table:formula="of:=IF([.Q172]&gt;10;10;IF([.Q172]&lt;-10;-10;IF([.Q172]&gt;=[.R171];TRUNC([.Q172]+1/4);TRUNC([.Q172]+3/4))))" office:value-type="float" office:value="4">
            <text:p>4</text:p>
          </table:table-cell>
          <table:table-cell table:formula="of:=IF([.R172]&gt;[.R171];[.R172]-[.$S$3];[.R172]+[.$S$3])-[.$W$4]" office:value-type="float" office:value="-0.1744">
            <text:p>-0,1744</text:p>
          </table:table-cell>
          <table:table-cell table:formula="of:=IF([.S172]&gt;0;IF([.S172]&gt;3;3*0.25;[.S172]*0.25);IF([.S172]&lt;-3;-3*0.16;[.S172]*0.16))/3" office:value-type="float" office:value="-0.00930133333333335">
            <text:p>-0,0093013333</text:p>
          </table:table-cell>
          <table:table-cell table:formula="of:=IF([.R172]=[.R171];[.U171];IF([.R172]&gt;[.R171];1;0))" office:value-type="float" office:value="0">
            <text:p>0</text:p>
          </table:table-cell>
          <table:table-cell table:formula="of:=IF([.U172]=[.U171];IF([.V171]&gt;0;[.V171]-1;0);[.$W$6])" office:value-type="float" office:value="19">
            <text:p>19</text:p>
          </table:table-cell>
          <table:table-cell/>
        </table:table-row>
        <table:table-row table:style-name="ro2">
          <table:table-cell table:number-columns-repeated="14"/>
          <table:table-cell table:formula="of:=[.O172]-([.T172]*1+[.T171]*3+[.T170]*3+[.T169]*2+[.T168]*2+[.T167]*1)/12+RAND()*0.077" office:value-type="float" office:value="-0.303869941461911">
            <text:p>-0,3038699415</text:p>
          </table:table-cell>
          <table:table-cell table:formula="of:=IF([.V172]&gt;0;TRUNC([.P172]+[.O173]*800);[.P172])" office:value-type="float" office:value="18407">
            <text:p>18407</text:p>
          </table:table-cell>
          <table:table-cell table:formula="of:=((([.O173]*[.O173]*10000)/256*[.$B$5]+[.$B$6]*256)*[.O173]*100+[.P173]*[.$B$7])/256/256+0" office:value-type="float" office:value="4.10100582801685">
            <text:p>4,10</text:p>
          </table:table-cell>
          <table:table-cell table:formula="of:=IF([.Q173]&gt;10;10;IF([.Q173]&lt;-10;-10;IF([.Q173]&gt;=[.R172];TRUNC([.Q173]+1/4);TRUNC([.Q173]+3/4))))" office:value-type="float" office:value="4">
            <text:p>4</text:p>
          </table:table-cell>
          <table:table-cell table:formula="of:=IF([.R173]&gt;[.R172];[.R173]-[.$S$3];[.R173]+[.$S$3])-[.$W$4]" office:value-type="float" office:value="-0.1744">
            <text:p>-0,1744</text:p>
          </table:table-cell>
          <table:table-cell table:formula="of:=IF([.S173]&gt;0;IF([.S173]&gt;3;3*0.25;[.S173]*0.25);IF([.S173]&lt;-3;-3*0.16;[.S173]*0.16))/3" office:value-type="float" office:value="-0.00930133333333335">
            <text:p>-0,0093013333</text:p>
          </table:table-cell>
          <table:table-cell table:formula="of:=IF([.R173]=[.R172];[.U172];IF([.R173]&gt;[.R172];1;0))" office:value-type="float" office:value="0">
            <text:p>0</text:p>
          </table:table-cell>
          <table:table-cell table:formula="of:=IF([.U173]=[.U172];IF([.V172]&gt;0;[.V172]-1;0);[.$W$6])" office:value-type="float" office:value="18">
            <text:p>18</text:p>
          </table:table-cell>
          <table:table-cell/>
        </table:table-row>
        <table:table-row table:style-name="ro2">
          <table:table-cell table:number-columns-repeated="14"/>
          <table:table-cell table:formula="of:=[.O173]-([.T173]*1+[.T172]*3+[.T171]*3+[.T170]*2+[.T169]*2+[.T168]*1)/12+RAND()*0.077" office:value-type="float" office:value="-0.273439526559806">
            <text:p>-0,2734395266</text:p>
          </table:table-cell>
          <table:table-cell table:formula="of:=IF([.V173]&gt;0;TRUNC([.P173]+[.O174]*800);[.P173])" office:value-type="float" office:value="18188">
            <text:p>18188</text:p>
          </table:table-cell>
          <table:table-cell table:formula="of:=((([.O174]*[.O174]*10000)/256*[.$B$5]+[.$B$6]*256)*[.O174]*100+[.P174]*[.$B$7])/256/256+0" office:value-type="float" office:value="4.09318336881486">
            <text:p>4,09</text:p>
          </table:table-cell>
          <table:table-cell table:formula="of:=IF([.Q174]&gt;10;10;IF([.Q174]&lt;-10;-10;IF([.Q174]&gt;=[.R173];TRUNC([.Q174]+1/4);TRUNC([.Q174]+3/4))))" office:value-type="float" office:value="4">
            <text:p>4</text:p>
          </table:table-cell>
          <table:table-cell table:formula="of:=IF([.R174]&gt;[.R173];[.R174]-[.$S$3];[.R174]+[.$S$3])-[.$W$4]" office:value-type="float" office:value="-0.1744">
            <text:p>-0,1744</text:p>
          </table:table-cell>
          <table:table-cell table:formula="of:=IF([.S174]&gt;0;IF([.S174]&gt;3;3*0.25;[.S174]*0.25);IF([.S174]&lt;-3;-3*0.16;[.S174]*0.16))/3" office:value-type="float" office:value="-0.00930133333333335">
            <text:p>-0,0093013333</text:p>
          </table:table-cell>
          <table:table-cell table:formula="of:=IF([.R174]=[.R173];[.U173];IF([.R174]&gt;[.R173];1;0))" office:value-type="float" office:value="0">
            <text:p>0</text:p>
          </table:table-cell>
          <table:table-cell table:formula="of:=IF([.U174]=[.U173];IF([.V173]&gt;0;[.V173]-1;0);[.$W$6])" office:value-type="float" office:value="17">
            <text:p>17</text:p>
          </table:table-cell>
          <table:table-cell/>
        </table:table-row>
        <table:table-row table:style-name="ro2">
          <table:table-cell table:number-columns-repeated="14"/>
          <table:table-cell table:formula="of:=[.O174]-([.T174]*1+[.T173]*3+[.T172]*3+[.T171]*2+[.T170]*2+[.T169]*1)/12+RAND()*0.077" office:value-type="float" office:value="-0.274462611152417">
            <text:p>-0,2744626112</text:p>
          </table:table-cell>
          <table:table-cell table:formula="of:=IF([.V174]&gt;0;TRUNC([.P174]+[.O175]*800);[.P174])" office:value-type="float" office:value="17968">
            <text:p>17968</text:p>
          </table:table-cell>
          <table:table-cell table:formula="of:=((([.O175]*[.O175]*10000)/256*[.$B$5]+[.$B$6]*256)*[.O175]*100+[.P175]*[.$B$7])/256/256+0" office:value-type="float" office:value="4.03797145179953">
            <text:p>4,04</text:p>
          </table:table-cell>
          <table:table-cell table:formula="of:=IF([.Q175]&gt;10;10;IF([.Q175]&lt;-10;-10;IF([.Q175]&gt;=[.R174];TRUNC([.Q175]+1/4);TRUNC([.Q175]+3/4))))" office:value-type="float" office:value="4">
            <text:p>4</text:p>
          </table:table-cell>
          <table:table-cell table:formula="of:=IF([.R175]&gt;[.R174];[.R175]-[.$S$3];[.R175]+[.$S$3])-[.$W$4]" office:value-type="float" office:value="-0.1744">
            <text:p>-0,1744</text:p>
          </table:table-cell>
          <table:table-cell table:formula="of:=IF([.S175]&gt;0;IF([.S175]&gt;3;3*0.25;[.S175]*0.25);IF([.S175]&lt;-3;-3*0.16;[.S175]*0.16))/3" office:value-type="float" office:value="-0.00930133333333335">
            <text:p>-0,0093013333</text:p>
          </table:table-cell>
          <table:table-cell table:formula="of:=IF([.R175]=[.R174];[.U174];IF([.R175]&gt;[.R174];1;0))" office:value-type="float" office:value="0">
            <text:p>0</text:p>
          </table:table-cell>
          <table:table-cell table:formula="of:=IF([.U175]=[.U174];IF([.V174]&gt;0;[.V174]-1;0);[.$W$6])" office:value-type="float" office:value="16">
            <text:p>16</text:p>
          </table:table-cell>
          <table:table-cell/>
        </table:table-row>
        <table:table-row table:style-name="ro2">
          <table:table-cell table:number-columns-repeated="14"/>
          <table:table-cell table:formula="of:=[.O175]-([.T175]*1+[.T174]*3+[.T173]*3+[.T172]*2+[.T171]*2+[.T170]*1)/12+RAND()*0.077" office:value-type="float" office:value="-0.248008683599824">
            <text:p>-0,2480086836</text:p>
          </table:table-cell>
          <table:table-cell table:formula="of:=IF([.V175]&gt;0;TRUNC([.P175]+[.O176]*800);[.P175])" office:value-type="float" office:value="17769">
            <text:p>17769</text:p>
          </table:table-cell>
          <table:table-cell table:formula="of:=((([.O176]*[.O176]*10000)/256*[.$B$5]+[.$B$6]*256)*[.O176]*100+[.P176]*[.$B$7])/256/256+0" office:value-type="float" office:value="4.02749620671405">
            <text:p>4,03</text:p>
          </table:table-cell>
          <table:table-cell table:formula="of:=IF([.Q176]&gt;10;10;IF([.Q176]&lt;-10;-10;IF([.Q176]&gt;=[.R175];TRUNC([.Q176]+1/4);TRUNC([.Q176]+3/4))))" office:value-type="float" office:value="4">
            <text:p>4</text:p>
          </table:table-cell>
          <table:table-cell table:formula="of:=IF([.R176]&gt;[.R175];[.R176]-[.$S$3];[.R176]+[.$S$3])-[.$W$4]" office:value-type="float" office:value="-0.1744">
            <text:p>-0,1744</text:p>
          </table:table-cell>
          <table:table-cell table:formula="of:=IF([.S176]&gt;0;IF([.S176]&gt;3;3*0.25;[.S176]*0.25);IF([.S176]&lt;-3;-3*0.16;[.S176]*0.16))/3" office:value-type="float" office:value="-0.00930133333333335">
            <text:p>-0,0093013333</text:p>
          </table:table-cell>
          <table:table-cell table:formula="of:=IF([.R176]=[.R175];[.U175];IF([.R176]&gt;[.R175];1;0))" office:value-type="float" office:value="0">
            <text:p>0</text:p>
          </table:table-cell>
          <table:table-cell table:formula="of:=IF([.U176]=[.U175];IF([.V175]&gt;0;[.V175]-1;0);[.$W$6])" office:value-type="float" office:value="15">
            <text:p>15</text:p>
          </table:table-cell>
          <table:table-cell/>
        </table:table-row>
        <table:table-row table:style-name="ro2">
          <table:table-cell table:number-columns-repeated="14"/>
          <table:table-cell table:formula="of:=[.O176]-([.T176]*1+[.T175]*3+[.T174]*3+[.T173]*2+[.T172]*2+[.T171]*1)/12+RAND()*0.077" office:value-type="float" office:value="-0.196166842655138">
            <text:p>-0,1961668427</text:p>
          </table:table-cell>
          <table:table-cell table:formula="of:=IF([.V176]&gt;0;TRUNC([.P176]+[.O177]*800);[.P176])" office:value-type="float" office:value="17612">
            <text:p>17612</text:p>
          </table:table-cell>
          <table:table-cell table:formula="of:=((([.O177]*[.O177]*10000)/256*[.$B$5]+[.$B$6]*256)*[.O177]*100+[.P177]*[.$B$7])/256/256+0" office:value-type="float" office:value="4.06002293619633">
            <text:p>4,06</text:p>
          </table:table-cell>
          <table:table-cell table:formula="of:=IF([.Q177]&gt;10;10;IF([.Q177]&lt;-10;-10;IF([.Q177]&gt;=[.R176];TRUNC([.Q177]+1/4);TRUNC([.Q177]+3/4))))" office:value-type="float" office:value="4">
            <text:p>4</text:p>
          </table:table-cell>
          <table:table-cell table:formula="of:=IF([.R177]&gt;[.R176];[.R177]-[.$S$3];[.R177]+[.$S$3])-[.$W$4]" office:value-type="float" office:value="-0.1744">
            <text:p>-0,1744</text:p>
          </table:table-cell>
          <table:table-cell table:formula="of:=IF([.S177]&gt;0;IF([.S177]&gt;3;3*0.25;[.S177]*0.25);IF([.S177]&lt;-3;-3*0.16;[.S177]*0.16))/3" office:value-type="float" office:value="-0.00930133333333335">
            <text:p>-0,0093013333</text:p>
          </table:table-cell>
          <table:table-cell table:formula="of:=IF([.R177]=[.R176];[.U176];IF([.R177]&gt;[.R176];1;0))" office:value-type="float" office:value="0">
            <text:p>0</text:p>
          </table:table-cell>
          <table:table-cell table:formula="of:=IF([.U177]=[.U176];IF([.V176]&gt;0;[.V176]-1;0);[.$W$6])" office:value-type="float" office:value="14">
            <text:p>14</text:p>
          </table:table-cell>
          <table:table-cell/>
        </table:table-row>
        <table:table-row table:style-name="ro2">
          <table:table-cell table:number-columns-repeated="14"/>
          <table:table-cell table:formula="of:=[.O177]-([.T177]*1+[.T176]*3+[.T175]*3+[.T174]*2+[.T173]*2+[.T172]*1)/12+RAND()*0.077" office:value-type="float" office:value="-0.172496313700344">
            <text:p>-0,1724963137</text:p>
          </table:table-cell>
          <table:table-cell table:formula="of:=IF([.V177]&gt;0;TRUNC([.P177]+[.O178]*800);[.P177])" office:value-type="float" office:value="17474">
            <text:p>17474</text:p>
          </table:table-cell>
          <table:table-cell table:formula="of:=((([.O178]*[.O178]*10000)/256*[.$B$5]+[.$B$6]*256)*[.O178]*100+[.P178]*[.$B$7])/256/256+0" office:value-type="float" office:value="4.05723874248657">
            <text:p>4,06</text:p>
          </table:table-cell>
          <table:table-cell table:formula="of:=IF([.Q178]&gt;10;10;IF([.Q178]&lt;-10;-10;IF([.Q178]&gt;=[.R177];TRUNC([.Q178]+1/4);TRUNC([.Q178]+3/4))))" office:value-type="float" office:value="4">
            <text:p>4</text:p>
          </table:table-cell>
          <table:table-cell table:formula="of:=IF([.R178]&gt;[.R177];[.R178]-[.$S$3];[.R178]+[.$S$3])-[.$W$4]" office:value-type="float" office:value="-0.1744">
            <text:p>-0,1744</text:p>
          </table:table-cell>
          <table:table-cell table:formula="of:=IF([.S178]&gt;0;IF([.S178]&gt;3;3*0.25;[.S178]*0.25);IF([.S178]&lt;-3;-3*0.16;[.S178]*0.16))/3" office:value-type="float" office:value="-0.00930133333333335">
            <text:p>-0,0093013333</text:p>
          </table:table-cell>
          <table:table-cell table:formula="of:=IF([.R178]=[.R177];[.U177];IF([.R178]&gt;[.R177];1;0))" office:value-type="float" office:value="0">
            <text:p>0</text:p>
          </table:table-cell>
          <table:table-cell table:formula="of:=IF([.U178]=[.U177];IF([.V177]&gt;0;[.V177]-1;0);[.$W$6])" office:value-type="float" office:value="13">
            <text:p>13</text:p>
          </table:table-cell>
          <table:table-cell/>
        </table:table-row>
        <table:table-row table:style-name="ro2">
          <table:table-cell table:number-columns-repeated="14"/>
          <table:table-cell table:formula="of:=[.O178]-([.T178]*1+[.T177]*3+[.T176]*3+[.T175]*2+[.T174]*2+[.T173]*1)/12+RAND()*0.077" office:value-type="float" office:value="-0.0887030157120133">
            <text:p>-0,0887030157</text:p>
          </table:table-cell>
          <table:table-cell table:formula="of:=IF([.V178]&gt;0;TRUNC([.P178]+[.O179]*800);[.P178])" office:value-type="float" office:value="17403">
            <text:p>17403</text:p>
          </table:table-cell>
          <table:table-cell table:formula="of:=((([.O179]*[.O179]*10000)/256*[.$B$5]+[.$B$6]*256)*[.O179]*100+[.P179]*[.$B$7])/256/256+0" office:value-type="float" office:value="4.1439152462726">
            <text:p>4,14</text:p>
          </table:table-cell>
          <table:table-cell table:formula="of:=IF([.Q179]&gt;10;10;IF([.Q179]&lt;-10;-10;IF([.Q179]&gt;=[.R178];TRUNC([.Q179]+1/4);TRUNC([.Q179]+3/4))))" office:value-type="float" office:value="4">
            <text:p>4</text:p>
          </table:table-cell>
          <table:table-cell table:formula="of:=IF([.R179]&gt;[.R178];[.R179]-[.$S$3];[.R179]+[.$S$3])-[.$W$4]" office:value-type="float" office:value="-0.1744">
            <text:p>-0,1744</text:p>
          </table:table-cell>
          <table:table-cell table:formula="of:=IF([.S179]&gt;0;IF([.S179]&gt;3;3*0.25;[.S179]*0.25);IF([.S179]&lt;-3;-3*0.16;[.S179]*0.16))/3" office:value-type="float" office:value="-0.00930133333333335">
            <text:p>-0,0093013333</text:p>
          </table:table-cell>
          <table:table-cell table:formula="of:=IF([.R179]=[.R178];[.U178];IF([.R179]&gt;[.R178];1;0))" office:value-type="float" office:value="0">
            <text:p>0</text:p>
          </table:table-cell>
          <table:table-cell table:formula="of:=IF([.U179]=[.U178];IF([.V178]&gt;0;[.V178]-1;0);[.$W$6])" office:value-type="float" office:value="12">
            <text:p>12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+ext. err. -&gt;&gt;</text:p>
          </table:table-cell>
          <table:table-cell table:formula="of:=[.O179]-([.T179]*1+[.T178]*3+[.T177]*3+[.T176]*2+[.T175]*2+[.T174]*1)/12+RAND()*0.077+2" office:value-type="float" office:value="1.94080640599509">
            <text:p>1,940806406</text:p>
          </table:table-cell>
          <table:table-cell table:formula="of:=IF([.V179]&gt;0;TRUNC([.P179]+[.O180]*800);[.P179])" office:value-type="float" office:value="18955">
            <text:p>18955</text:p>
          </table:table-cell>
          <table:table-cell table:formula="of:=((([.O180]*[.O180]*10000)/256*[.$B$5]+[.$B$6]*256)*[.O180]*100+[.P180]*[.$B$7])/256/256+0" office:value-type="float" office:value="16.4883331761087">
            <text:p>16,49</text:p>
          </table:table-cell>
          <table:table-cell table:formula="of:=IF([.Q180]&gt;10;10;IF([.Q180]&lt;-10;-10;IF([.Q180]&gt;=[.R179];TRUNC([.Q180]+1/4);TRUNC([.Q180]+3/4))))" office:value-type="float" office:value="10">
            <text:p>10</text:p>
          </table:table-cell>
          <table:table-cell table:formula="of:=IF([.R180]&gt;[.R179];[.R180]-[.$S$3];[.R180]+[.$S$3])-[.$W$4]" office:value-type="float" office:value="5.2856">
            <text:p>5,2856</text:p>
          </table:table-cell>
          <table:table-cell table:formula="of:=IF([.S180]&gt;0;IF([.S180]&gt;3;3*0.25;[.S180]*0.25);IF([.S180]&lt;-3;-3*0.16;[.S180]*0.16))/3" office:value-type="float" office:value="0.25">
            <text:p>0,25</text:p>
          </table:table-cell>
          <table:table-cell table:formula="of:=IF([.R180]=[.R179];[.U179];IF([.R180]&gt;[.R179];1;0))" office:value-type="float" office:value="1">
            <text:p>1</text:p>
          </table:table-cell>
          <table:table-cell table:formula="of:=IF([.U180]=[.U179];IF([.V179]&gt;0;[.V179]-1;0);[.$W$6])" office:value-type="float" office:value="20">
            <text:p>20</text:p>
          </table:table-cell>
          <table:table-cell/>
        </table:table-row>
        <table:table-row table:style-name="ro2">
          <table:table-cell table:number-columns-repeated="14"/>
          <table:table-cell table:formula="of:=[.O180]-([.T180]*1+[.T179]*3+[.T178]*3+[.T177]*2+[.T176]*2+[.T175]*1)/12+RAND()*0.077" office:value-type="float" office:value="1.99650702395843">
            <text:p>1,996507024</text:p>
          </table:table-cell>
          <table:table-cell table:formula="of:=IF([.V180]&gt;0;TRUNC([.P180]+[.O181]*800);[.P180])" office:value-type="float" office:value="20552">
            <text:p>20552</text:p>
          </table:table-cell>
          <table:table-cell table:formula="of:=((([.O181]*[.O181]*10000)/256*[.$B$5]+[.$B$6]*256)*[.O181]*100+[.P181]*[.$B$7])/256/256+0" office:value-type="float" office:value="17.7927840471541">
            <text:p>17,79</text:p>
          </table:table-cell>
          <table:table-cell table:formula="of:=IF([.Q181]&gt;10;10;IF([.Q181]&lt;-10;-10;IF([.Q181]&gt;=[.R180];TRUNC([.Q181]+1/4);TRUNC([.Q181]+3/4))))" office:value-type="float" office:value="10">
            <text:p>10</text:p>
          </table:table-cell>
          <table:table-cell table:formula="of:=IF([.R181]&gt;[.R180];[.R181]-[.$S$3];[.R181]+[.$S$3])-[.$W$4]" office:value-type="float" office:value="5.8256">
            <text:p>5,8256</text:p>
          </table:table-cell>
          <table:table-cell table:formula="of:=IF([.S181]&gt;0;IF([.S181]&gt;3;3*0.25;[.S181]*0.25);IF([.S181]&lt;-3;-3*0.16;[.S181]*0.16))/3" office:value-type="float" office:value="0.25">
            <text:p>0,25</text:p>
          </table:table-cell>
          <table:table-cell table:formula="of:=IF([.R181]=[.R180];[.U180];IF([.R181]&gt;[.R180];1;0))" office:value-type="float" office:value="1">
            <text:p>1</text:p>
          </table:table-cell>
          <table:table-cell table:formula="of:=IF([.U181]=[.U180];IF([.V180]&gt;0;[.V180]-1;0);[.$W$6])" office:value-type="float" office:value="19">
            <text:p>19</text:p>
          </table:table-cell>
          <table:table-cell/>
        </table:table-row>
        <table:table-row table:style-name="ro2">
          <table:table-cell table:number-columns-repeated="14"/>
          <table:table-cell table:formula="of:=[.O181]-([.T181]*1+[.T180]*3+[.T179]*3+[.T178]*2+[.T177]*2+[.T176]*1)/12+RAND()*0.077" office:value-type="float" office:value="1.97044743525197">
            <text:p>1,9704474353</text:p>
          </table:table-cell>
          <table:table-cell table:formula="of:=IF([.V181]&gt;0;TRUNC([.P181]+[.O182]*800);[.P181])" office:value-type="float" office:value="22128">
            <text:p>22128</text:p>
          </table:table-cell>
          <table:table-cell table:formula="of:=((([.O182]*[.O182]*10000)/256*[.$B$5]+[.$B$6]*256)*[.O182]*100+[.P182]*[.$B$7])/256/256+0" office:value-type="float" office:value="17.7436887481055">
            <text:p>17,74</text:p>
          </table:table-cell>
          <table:table-cell table:formula="of:=IF([.Q182]&gt;10;10;IF([.Q182]&lt;-10;-10;IF([.Q182]&gt;=[.R181];TRUNC([.Q182]+1/4);TRUNC([.Q182]+3/4))))" office:value-type="float" office:value="10">
            <text:p>10</text:p>
          </table:table-cell>
          <table:table-cell table:formula="of:=IF([.R182]&gt;[.R181];[.R182]-[.$S$3];[.R182]+[.$S$3])-[.$W$4]" office:value-type="float" office:value="5.8256">
            <text:p>5,8256</text:p>
          </table:table-cell>
          <table:table-cell table:formula="of:=IF([.S182]&gt;0;IF([.S182]&gt;3;3*0.25;[.S182]*0.25);IF([.S182]&lt;-3;-3*0.16;[.S182]*0.16))/3" office:value-type="float" office:value="0.25">
            <text:p>0,25</text:p>
          </table:table-cell>
          <table:table-cell table:formula="of:=IF([.R182]=[.R181];[.U181];IF([.R182]&gt;[.R181];1;0))" office:value-type="float" office:value="1">
            <text:p>1</text:p>
          </table:table-cell>
          <table:table-cell table:formula="of:=IF([.U182]=[.U181];IF([.V181]&gt;0;[.V181]-1;0);[.$W$6])" office:value-type="float" office:value="18">
            <text:p>18</text:p>
          </table:table-cell>
          <table:table-cell/>
        </table:table-row>
        <table:table-row table:style-name="ro2">
          <table:table-cell table:number-columns-repeated="14"/>
          <table:table-cell table:formula="of:=[.O182]-([.T182]*1+[.T181]*3+[.T180]*3+[.T179]*2+[.T178]*2+[.T177]*1)/12+RAND()*0.077" office:value-type="float" office:value="1.8913498472627">
            <text:p>1,8913498473</text:p>
          </table:table-cell>
          <table:table-cell table:formula="of:=IF([.V182]&gt;0;TRUNC([.P182]+[.O183]*800);[.P182])" office:value-type="float" office:value="23641">
            <text:p>23641</text:p>
          </table:table-cell>
          <table:table-cell table:formula="of:=((([.O183]*[.O183]*10000)/256*[.$B$5]+[.$B$6]*256)*[.O183]*100+[.P183]*[.$B$7])/256/256+0" office:value-type="float" office:value="16.8600899290593">
            <text:p>16,86</text:p>
          </table:table-cell>
          <table:table-cell table:formula="of:=IF([.Q183]&gt;10;10;IF([.Q183]&lt;-10;-10;IF([.Q183]&gt;=[.R182];TRUNC([.Q183]+1/4);TRUNC([.Q183]+3/4))))" office:value-type="float" office:value="10">
            <text:p>10</text:p>
          </table:table-cell>
          <table:table-cell table:formula="of:=IF([.R183]&gt;[.R182];[.R183]-[.$S$3];[.R183]+[.$S$3])-[.$W$4]" office:value-type="float" office:value="5.8256">
            <text:p>5,8256</text:p>
          </table:table-cell>
          <table:table-cell table:formula="of:=IF([.S183]&gt;0;IF([.S183]&gt;3;3*0.25;[.S183]*0.25);IF([.S183]&lt;-3;-3*0.16;[.S183]*0.16))/3" office:value-type="float" office:value="0.25">
            <text:p>0,25</text:p>
          </table:table-cell>
          <table:table-cell table:formula="of:=IF([.R183]=[.R182];[.U182];IF([.R183]&gt;[.R182];1;0))" office:value-type="float" office:value="1">
            <text:p>1</text:p>
          </table:table-cell>
          <table:table-cell table:formula="of:=IF([.U183]=[.U182];IF([.V182]&gt;0;[.V182]-1;0);[.$W$6])" office:value-type="float" office:value="17">
            <text:p>17</text:p>
          </table:table-cell>
          <table:table-cell/>
        </table:table-row>
        <table:table-row table:style-name="ro2">
          <table:table-cell table:number-columns-repeated="14"/>
          <table:table-cell table:formula="of:=[.O183]-([.T183]*1+[.T182]*3+[.T181]*3+[.T180]*2+[.T179]*2+[.T178]*1)/12+RAND()*0.077" office:value-type="float" office:value="1.71616849639799">
            <text:p>1,7161684964</text:p>
          </table:table-cell>
          <table:table-cell table:formula="of:=IF([.V183]&gt;0;TRUNC([.P183]+[.O184]*800);[.P183])" office:value-type="float" office:value="25013">
            <text:p>25013</text:p>
          </table:table-cell>
          <table:table-cell table:formula="of:=((([.O184]*[.O184]*10000)/256*[.$B$5]+[.$B$6]*256)*[.O184]*100+[.P184]*[.$B$7])/256/256+0" office:value-type="float" office:value="14.7458253455685">
            <text:p>14,75</text:p>
          </table:table-cell>
          <table:table-cell table:formula="of:=IF([.Q184]&gt;10;10;IF([.Q184]&lt;-10;-10;IF([.Q184]&gt;=[.R183];TRUNC([.Q184]+1/4);TRUNC([.Q184]+3/4))))" office:value-type="float" office:value="10">
            <text:p>10</text:p>
          </table:table-cell>
          <table:table-cell table:formula="of:=IF([.R184]&gt;[.R183];[.R184]-[.$S$3];[.R184]+[.$S$3])-[.$W$4]" office:value-type="float" office:value="5.8256">
            <text:p>5,8256</text:p>
          </table:table-cell>
          <table:table-cell table:formula="of:=IF([.S184]&gt;0;IF([.S184]&gt;3;3*0.25;[.S184]*0.25);IF([.S184]&lt;-3;-3*0.16;[.S184]*0.16))/3" office:value-type="float" office:value="0.25">
            <text:p>0,25</text:p>
          </table:table-cell>
          <table:table-cell table:formula="of:=IF([.R184]=[.R183];[.U183];IF([.R184]&gt;[.R183];1;0))" office:value-type="float" office:value="1">
            <text:p>1</text:p>
          </table:table-cell>
          <table:table-cell table:formula="of:=IF([.U184]=[.U183];IF([.V183]&gt;0;[.V183]-1;0);[.$W$6])" office:value-type="float" office:value="16">
            <text:p>16</text:p>
          </table:table-cell>
          <table:table-cell/>
        </table:table-row>
        <table:table-row table:style-name="ro2">
          <table:table-cell table:number-columns-repeated="14"/>
          <table:table-cell table:formula="of:=[.O184]-([.T184]*1+[.T183]*3+[.T182]*3+[.T181]*2+[.T180]*2+[.T179]*1)/12+RAND()*0.077" office:value-type="float" office:value="1.55246741567161">
            <text:p>1,5524674157</text:p>
          </table:table-cell>
          <table:table-cell table:formula="of:=IF([.V184]&gt;0;TRUNC([.P184]+[.O185]*800);[.P184])" office:value-type="float" office:value="26254">
            <text:p>26254</text:p>
          </table:table-cell>
          <table:table-cell table:formula="of:=((([.O185]*[.O185]*10000)/256*[.$B$5]+[.$B$6]*256)*[.O185]*100+[.P185]*[.$B$7])/256/256+0" office:value-type="float" office:value="13.1354483532441">
            <text:p>13,14</text:p>
          </table:table-cell>
          <table:table-cell table:formula="of:=IF([.Q185]&gt;10;10;IF([.Q185]&lt;-10;-10;IF([.Q185]&gt;=[.R184];TRUNC([.Q185]+1/4);TRUNC([.Q185]+3/4))))" office:value-type="float" office:value="10">
            <text:p>10</text:p>
          </table:table-cell>
          <table:table-cell table:formula="of:=IF([.R185]&gt;[.R184];[.R185]-[.$S$3];[.R185]+[.$S$3])-[.$W$4]" office:value-type="float" office:value="5.8256">
            <text:p>5,8256</text:p>
          </table:table-cell>
          <table:table-cell table:formula="of:=IF([.S185]&gt;0;IF([.S185]&gt;3;3*0.25;[.S185]*0.25);IF([.S185]&lt;-3;-3*0.16;[.S185]*0.16))/3" office:value-type="float" office:value="0.25">
            <text:p>0,25</text:p>
          </table:table-cell>
          <table:table-cell table:formula="of:=IF([.R185]=[.R184];[.U184];IF([.R185]&gt;[.R184];1;0))" office:value-type="float" office:value="1">
            <text:p>1</text:p>
          </table:table-cell>
          <table:table-cell table:formula="of:=IF([.U185]=[.U184];IF([.V184]&gt;0;[.V184]-1;0);[.$W$6])" office:value-type="float" office:value="15">
            <text:p>15</text:p>
          </table:table-cell>
          <table:table-cell/>
        </table:table-row>
        <table:table-row table:style-name="ro2">
          <table:table-cell table:number-columns-repeated="14"/>
          <table:table-cell table:formula="of:=[.O185]-([.T185]*1+[.T184]*3+[.T183]*3+[.T182]*2+[.T181]*2+[.T180]*1)/12+RAND()*0.077" office:value-type="float" office:value="1.36883179052388">
            <text:p>1,3688317905</text:p>
          </table:table-cell>
          <table:table-cell table:formula="of:=IF([.V185]&gt;0;TRUNC([.P185]+[.O186]*800);[.P185])" office:value-type="float" office:value="27349">
            <text:p>27349</text:p>
          </table:table-cell>
          <table:table-cell table:formula="of:=((([.O186]*[.O186]*10000)/256*[.$B$5]+[.$B$6]*256)*[.O186]*100+[.P186]*[.$B$7])/256/256+0" office:value-type="float" office:value="11.6443043359103">
            <text:p>11,64</text:p>
          </table:table-cell>
          <table:table-cell table:formula="of:=IF([.Q186]&gt;10;10;IF([.Q186]&lt;-10;-10;IF([.Q186]&gt;=[.R185];TRUNC([.Q186]+1/4);TRUNC([.Q186]+3/4))))" office:value-type="float" office:value="10">
            <text:p>10</text:p>
          </table:table-cell>
          <table:table-cell table:formula="of:=IF([.R186]&gt;[.R185];[.R186]-[.$S$3];[.R186]+[.$S$3])-[.$W$4]" office:value-type="float" office:value="5.8256">
            <text:p>5,8256</text:p>
          </table:table-cell>
          <table:table-cell table:formula="of:=IF([.S186]&gt;0;IF([.S186]&gt;3;3*0.25;[.S186]*0.25);IF([.S186]&lt;-3;-3*0.16;[.S186]*0.16))/3" office:value-type="float" office:value="0.25">
            <text:p>0,25</text:p>
          </table:table-cell>
          <table:table-cell table:formula="of:=IF([.R186]=[.R185];[.U185];IF([.R186]&gt;[.R185];1;0))" office:value-type="float" office:value="1">
            <text:p>1</text:p>
          </table:table-cell>
          <table:table-cell table:formula="of:=IF([.U186]=[.U185];IF([.V185]&gt;0;[.V185]-1;0);[.$W$6])" office:value-type="float" office:value="14">
            <text:p>14</text:p>
          </table:table-cell>
          <table:table-cell/>
        </table:table-row>
        <table:table-row table:style-name="ro2">
          <table:table-cell table:number-columns-repeated="14"/>
          <table:table-cell table:formula="of:=[.O186]-([.T186]*1+[.T185]*3+[.T184]*3+[.T183]*2+[.T182]*2+[.T181]*1)/12+RAND()*0.077" office:value-type="float" office:value="1.15858966177544">
            <text:p>1,1585896618</text:p>
          </table:table-cell>
          <table:table-cell table:formula="of:=IF([.V186]&gt;0;TRUNC([.P186]+[.O187]*800);[.P186])" office:value-type="float" office:value="28275">
            <text:p>28275</text:p>
          </table:table-cell>
          <table:table-cell table:formula="of:=((([.O187]*[.O187]*10000)/256*[.$B$5]+[.$B$6]*256)*[.O187]*100+[.P187]*[.$B$7])/256/256+0" office:value-type="float" office:value="10.3001482647001">
            <text:p>10,30</text:p>
          </table:table-cell>
          <table:table-cell table:formula="of:=IF([.Q187]&gt;10;10;IF([.Q187]&lt;-10;-10;IF([.Q187]&gt;=[.R186];TRUNC([.Q187]+1/4);TRUNC([.Q187]+3/4))))" office:value-type="float" office:value="10">
            <text:p>10</text:p>
          </table:table-cell>
          <table:table-cell table:formula="of:=IF([.R187]&gt;[.R186];[.R187]-[.$S$3];[.R187]+[.$S$3])-[.$W$4]" office:value-type="float" office:value="5.8256">
            <text:p>5,8256</text:p>
          </table:table-cell>
          <table:table-cell table:formula="of:=IF([.S187]&gt;0;IF([.S187]&gt;3;3*0.25;[.S187]*0.25);IF([.S187]&lt;-3;-3*0.16;[.S187]*0.16))/3" office:value-type="float" office:value="0.25">
            <text:p>0,25</text:p>
          </table:table-cell>
          <table:table-cell table:formula="of:=IF([.R187]=[.R186];[.U186];IF([.R187]&gt;[.R186];1;0))" office:value-type="float" office:value="1">
            <text:p>1</text:p>
          </table:table-cell>
          <table:table-cell table:formula="of:=IF([.U187]=[.U186];IF([.V186]&gt;0;[.V186]-1;0);[.$W$6])" office:value-type="float" office:value="13">
            <text:p>13</text:p>
          </table:table-cell>
          <table:table-cell/>
        </table:table-row>
        <table:table-row table:style-name="ro2">
          <table:table-cell table:number-columns-repeated="14"/>
          <table:table-cell table:formula="of:=[.O187]-([.T187]*1+[.T186]*3+[.T185]*3+[.T184]*2+[.T183]*2+[.T182]*1)/12+RAND()*0.077" office:value-type="float" office:value="0.97051653342722">
            <text:p>0,9705165334</text:p>
          </table:table-cell>
          <table:table-cell table:formula="of:=IF([.V187]&gt;0;TRUNC([.P187]+[.O188]*800);[.P187])" office:value-type="float" office:value="29051">
            <text:p>29051</text:p>
          </table:table-cell>
          <table:table-cell table:formula="of:=((([.O188]*[.O188]*10000)/256*[.$B$5]+[.$B$6]*256)*[.O188]*100+[.P188]*[.$B$7])/256/256+0" office:value-type="float" office:value="9.42855638029088">
            <text:p>9,43</text:p>
          </table:table-cell>
          <table:table-cell table:formula="of:=IF([.Q188]&gt;10;10;IF([.Q188]&lt;-10;-10;IF([.Q188]&gt;=[.R187];TRUNC([.Q188]+1/4);TRUNC([.Q188]+3/4))))" office:value-type="float" office:value="10">
            <text:p>10</text:p>
          </table:table-cell>
          <table:table-cell table:formula="of:=IF([.R188]&gt;[.R187];[.R188]-[.$S$3];[.R188]+[.$S$3])-[.$W$4]" office:value-type="float" office:value="5.8256">
            <text:p>5,8256</text:p>
          </table:table-cell>
          <table:table-cell table:formula="of:=IF([.S188]&gt;0;IF([.S188]&gt;3;3*0.25;[.S188]*0.25);IF([.S188]&lt;-3;-3*0.16;[.S188]*0.16))/3" office:value-type="float" office:value="0.25">
            <text:p>0,25</text:p>
          </table:table-cell>
          <table:table-cell table:formula="of:=IF([.R188]=[.R187];[.U187];IF([.R188]&gt;[.R187];1;0))" office:value-type="float" office:value="1">
            <text:p>1</text:p>
          </table:table-cell>
          <table:table-cell table:formula="of:=IF([.U188]=[.U187];IF([.V187]&gt;0;[.V187]-1;0);[.$W$6])" office:value-type="float" office:value="12">
            <text:p>12</text:p>
          </table:table-cell>
          <table:table-cell/>
        </table:table-row>
        <table:table-row table:style-name="ro2">
          <table:table-cell table:number-columns-repeated="14"/>
          <table:table-cell table:formula="of:=[.O188]-([.T188]*1+[.T187]*3+[.T186]*3+[.T185]*2+[.T184]*2+[.T183]*1)/12+RAND()*0.077" office:value-type="float" office:value="0.797484357831348">
            <text:p>0,7974843578</text:p>
          </table:table-cell>
          <table:table-cell table:formula="of:=IF([.V188]&gt;0;TRUNC([.P188]+[.O189]*800);[.P188])" office:value-type="float" office:value="29688">
            <text:p>29688</text:p>
          </table:table-cell>
          <table:table-cell table:formula="of:=((([.O189]*[.O189]*10000)/256*[.$B$5]+[.$B$6]*256)*[.O189]*100+[.P189]*[.$B$7])/256/256+0" office:value-type="float" office:value="8.84767183837028">
            <text:p>8,85</text:p>
          </table:table-cell>
          <table:table-cell table:formula="of:=IF([.Q189]&gt;10;10;IF([.Q189]&lt;-10;-10;IF([.Q189]&gt;=[.R188];TRUNC([.Q189]+1/4);TRUNC([.Q189]+3/4))))" office:value-type="float" office:value="9">
            <text:p>9</text:p>
          </table:table-cell>
          <table:table-cell table:formula="of:=IF([.R189]&gt;[.R188];[.R189]-[.$S$3];[.R189]+[.$S$3])-[.$W$4]" office:value-type="float" office:value="4.8256">
            <text:p>4,8256</text:p>
          </table:table-cell>
          <table:table-cell table:formula="of:=IF([.S189]&gt;0;IF([.S189]&gt;3;3*0.25;[.S189]*0.25);IF([.S189]&lt;-3;-3*0.16;[.S189]*0.16))/3" office:value-type="float" office:value="0.25">
            <text:p>0,25</text:p>
          </table:table-cell>
          <table:table-cell table:formula="of:=IF([.R189]=[.R188];[.U188];IF([.R189]&gt;[.R188];1;0))" office:value-type="float" office:value="0">
            <text:p>0</text:p>
          </table:table-cell>
          <table:table-cell table:formula="of:=IF([.U189]=[.U188];IF([.V188]&gt;0;[.V188]-1;0);[.$W$6])" office:value-type="float" office:value="20">
            <text:p>20</text:p>
          </table:table-cell>
          <table:table-cell/>
        </table:table-row>
        <table:table-row table:style-name="ro2">
          <table:table-cell table:number-columns-repeated="14"/>
          <table:table-cell table:formula="of:=[.O189]-([.T189]*1+[.T188]*3+[.T187]*3+[.T186]*2+[.T185]*2+[.T184]*1)/12+RAND()*0.077" office:value-type="float" office:value="0.55097672969643">
            <text:p>0,5509767297</text:p>
          </table:table-cell>
          <table:table-cell table:formula="of:=IF([.V189]&gt;0;TRUNC([.P189]+[.O190]*800);[.P189])" office:value-type="float" office:value="30128">
            <text:p>30128</text:p>
          </table:table-cell>
          <table:table-cell table:formula="of:=((([.O190]*[.O190]*10000)/256*[.$B$5]+[.$B$6]*256)*[.O190]*100+[.P190]*[.$B$7])/256/256+0" office:value-type="float" office:value="8.22047688641173">
            <text:p>8,22</text:p>
          </table:table-cell>
          <table:table-cell table:formula="of:=IF([.Q190]&gt;10;10;IF([.Q190]&lt;-10;-10;IF([.Q190]&gt;=[.R189];TRUNC([.Q190]+1/4);TRUNC([.Q190]+3/4))))" office:value-type="float" office:value="8">
            <text:p>8</text:p>
          </table:table-cell>
          <table:table-cell table:formula="of:=IF([.R190]&gt;[.R189];[.R190]-[.$S$3];[.R190]+[.$S$3])-[.$W$4]" office:value-type="float" office:value="3.8256">
            <text:p>3,8256</text:p>
          </table:table-cell>
          <table:table-cell table:formula="of:=IF([.S190]&gt;0;IF([.S190]&gt;3;3*0.25;[.S190]*0.25);IF([.S190]&lt;-3;-3*0.16;[.S190]*0.16))/3" office:value-type="float" office:value="0.25">
            <text:p>0,25</text:p>
          </table:table-cell>
          <table:table-cell table:formula="of:=IF([.R190]=[.R189];[.U189];IF([.R190]&gt;[.R189];1;0))" office:value-type="float" office:value="0">
            <text:p>0</text:p>
          </table:table-cell>
          <table:table-cell table:formula="of:=IF([.U190]=[.U189];IF([.V189]&gt;0;[.V189]-1;0);[.$W$6])" office:value-type="float" office:value="19">
            <text:p>19</text:p>
          </table:table-cell>
          <table:table-cell/>
        </table:table-row>
        <table:table-row table:style-name="ro2">
          <table:table-cell table:number-columns-repeated="14"/>
          <table:table-cell table:formula="of:=[.O190]-([.T190]*1+[.T189]*3+[.T188]*3+[.T187]*2+[.T186]*2+[.T185]*1)/12+RAND()*0.077" office:value-type="float" office:value="0.351458292535785">
            <text:p>0,3514582925</text:p>
          </table:table-cell>
          <table:table-cell table:formula="of:=IF([.V190]&gt;0;TRUNC([.P190]+[.O191]*800);[.P190])" office:value-type="float" office:value="30409">
            <text:p>30409</text:p>
          </table:table-cell>
          <table:table-cell table:formula="of:=((([.O191]*[.O191]*10000)/256*[.$B$5]+[.$B$6]*256)*[.O191]*100+[.P191]*[.$B$7])/256/256+0" office:value-type="float" office:value="7.89286522186529">
            <text:p>7,89</text:p>
          </table:table-cell>
          <table:table-cell table:formula="of:=IF([.Q191]&gt;10;10;IF([.Q191]&lt;-10;-10;IF([.Q191]&gt;=[.R190];TRUNC([.Q191]+1/4);TRUNC([.Q191]+3/4))))" office:value-type="float" office:value="8">
            <text:p>8</text:p>
          </table:table-cell>
          <table:table-cell table:formula="of:=IF([.R191]&gt;[.R190];[.R191]-[.$S$3];[.R191]+[.$S$3])-[.$W$4]" office:value-type="float" office:value="3.8256">
            <text:p>3,8256</text:p>
          </table:table-cell>
          <table:table-cell table:formula="of:=IF([.S191]&gt;0;IF([.S191]&gt;3;3*0.25;[.S191]*0.25);IF([.S191]&lt;-3;-3*0.16;[.S191]*0.16))/3" office:value-type="float" office:value="0.25">
            <text:p>0,25</text:p>
          </table:table-cell>
          <table:table-cell table:formula="of:=IF([.R191]=[.R190];[.U190];IF([.R191]&gt;[.R190];1;0))" office:value-type="float" office:value="0">
            <text:p>0</text:p>
          </table:table-cell>
          <table:table-cell table:formula="of:=IF([.U191]=[.U190];IF([.V190]&gt;0;[.V190]-1;0);[.$W$6])" office:value-type="float" office:value="18">
            <text:p>18</text:p>
          </table:table-cell>
          <table:table-cell/>
        </table:table-row>
        <table:table-row table:style-name="ro2">
          <table:table-cell table:number-columns-repeated="14"/>
          <table:table-cell table:formula="of:=[.O191]-([.T191]*1+[.T190]*3+[.T189]*3+[.T188]*2+[.T187]*2+[.T186]*1)/12+RAND()*0.077" office:value-type="float" office:value="0.156082055859081">
            <text:p>0,1560820559</text:p>
          </table:table-cell>
          <table:table-cell table:formula="of:=IF([.V191]&gt;0;TRUNC([.P191]+[.O192]*800);[.P191])" office:value-type="float" office:value="30533">
            <text:p>30533</text:p>
          </table:table-cell>
          <table:table-cell table:formula="of:=((([.O192]*[.O192]*10000)/256*[.$B$5]+[.$B$6]*256)*[.O192]*100+[.P192]*[.$B$7])/256/256+0" office:value-type="float" office:value="7.64224047072664">
            <text:p>7,64</text:p>
          </table:table-cell>
          <table:table-cell table:formula="of:=IF([.Q192]&gt;10;10;IF([.Q192]&lt;-10;-10;IF([.Q192]&gt;=[.R191];TRUNC([.Q192]+1/4);TRUNC([.Q192]+3/4))))" office:value-type="float" office:value="8">
            <text:p>8</text:p>
          </table:table-cell>
          <table:table-cell table:formula="of:=IF([.R192]&gt;[.R191];[.R192]-[.$S$3];[.R192]+[.$S$3])-[.$W$4]" office:value-type="float" office:value="3.8256">
            <text:p>3,8256</text:p>
          </table:table-cell>
          <table:table-cell table:formula="of:=IF([.S192]&gt;0;IF([.S192]&gt;3;3*0.25;[.S192]*0.25);IF([.S192]&lt;-3;-3*0.16;[.S192]*0.16))/3" office:value-type="float" office:value="0.25">
            <text:p>0,25</text:p>
          </table:table-cell>
          <table:table-cell table:formula="of:=IF([.R192]=[.R191];[.U191];IF([.R192]&gt;[.R191];1;0))" office:value-type="float" office:value="0">
            <text:p>0</text:p>
          </table:table-cell>
          <table:table-cell table:formula="of:=IF([.U192]=[.U191];IF([.V191]&gt;0;[.V191]-1;0);[.$W$6])" office:value-type="float" office:value="17">
            <text:p>17</text:p>
          </table:table-cell>
          <table:table-cell/>
        </table:table-row>
        <table:table-row table:style-name="ro2">
          <table:table-cell table:number-columns-repeated="14"/>
          <table:table-cell table:formula="of:=[.O192]-([.T192]*1+[.T191]*3+[.T190]*3+[.T189]*2+[.T188]*2+[.T187]*1)/12+RAND()*0.077" office:value-type="float" office:value="-0.0703798836066389">
            <text:p>-0,0703798836</text:p>
          </table:table-cell>
          <table:table-cell table:formula="of:=IF([.V192]&gt;0;TRUNC([.P192]+[.O193]*800);[.P192])" office:value-type="float" office:value="30476">
            <text:p>30476</text:p>
          </table:table-cell>
          <table:table-cell table:formula="of:=((([.O193]*[.O193]*10000)/256*[.$B$5]+[.$B$6]*256)*[.O193]*100+[.P193]*[.$B$7])/256/256+0" office:value-type="float" office:value="7.35749612224714">
            <text:p>7,36</text:p>
          </table:table-cell>
          <table:table-cell table:formula="of:=IF([.Q193]&gt;10;10;IF([.Q193]&lt;-10;-10;IF([.Q193]&gt;=[.R192];TRUNC([.Q193]+1/4);TRUNC([.Q193]+3/4))))" office:value-type="float" office:value="8">
            <text:p>8</text:p>
          </table:table-cell>
          <table:table-cell table:formula="of:=IF([.R193]&gt;[.R192];[.R193]-[.$S$3];[.R193]+[.$S$3])-[.$W$4]" office:value-type="float" office:value="3.8256">
            <text:p>3,8256</text:p>
          </table:table-cell>
          <table:table-cell table:formula="of:=IF([.S193]&gt;0;IF([.S193]&gt;3;3*0.25;[.S193]*0.25);IF([.S193]&lt;-3;-3*0.16;[.S193]*0.16))/3" office:value-type="float" office:value="0.25">
            <text:p>0,25</text:p>
          </table:table-cell>
          <table:table-cell table:formula="of:=IF([.R193]=[.R192];[.U192];IF([.R193]&gt;[.R192];1;0))" office:value-type="float" office:value="0">
            <text:p>0</text:p>
          </table:table-cell>
          <table:table-cell table:formula="of:=IF([.U193]=[.U192];IF([.V192]&gt;0;[.V192]-1;0);[.$W$6])" office:value-type="float" office:value="16">
            <text:p>16</text:p>
          </table:table-cell>
          <table:table-cell/>
        </table:table-row>
        <table:table-row table:style-name="ro2">
          <table:table-cell table:number-columns-repeated="14"/>
          <table:table-cell table:formula="of:=[.O193]-([.T193]*1+[.T192]*3+[.T191]*3+[.T190]*2+[.T189]*2+[.T188]*1)/12+RAND()*0.077" office:value-type="float" office:value="-0.298440270337463">
            <text:p>-0,2984402703</text:p>
          </table:table-cell>
          <table:table-cell table:formula="of:=IF([.V193]&gt;0;TRUNC([.P193]+[.O194]*800);[.P193])" office:value-type="float" office:value="30237">
            <text:p>30237</text:p>
          </table:table-cell>
          <table:table-cell table:formula="of:=((([.O194]*[.O194]*10000)/256*[.$B$5]+[.$B$6]*256)*[.O194]*100+[.P194]*[.$B$7])/256/256+0" office:value-type="float" office:value="6.99748958599814">
            <text:p>7,00</text:p>
          </table:table-cell>
          <table:table-cell table:formula="of:=IF([.Q194]&gt;10;10;IF([.Q194]&lt;-10;-10;IF([.Q194]&gt;=[.R193];TRUNC([.Q194]+1/4);TRUNC([.Q194]+3/4))))" office:value-type="float" office:value="7">
            <text:p>7</text:p>
          </table:table-cell>
          <table:table-cell table:formula="of:=IF([.R194]&gt;[.R193];[.R194]-[.$S$3];[.R194]+[.$S$3])-[.$W$4]" office:value-type="float" office:value="2.8256">
            <text:p>2,8256</text:p>
          </table:table-cell>
          <table:table-cell table:formula="of:=IF([.S194]&gt;0;IF([.S194]&gt;3;3*0.25;[.S194]*0.25);IF([.S194]&lt;-3;-3*0.16;[.S194]*0.16))/3" office:value-type="float" office:value="0.235466666666667">
            <text:p>0,2354666667</text:p>
          </table:table-cell>
          <table:table-cell table:formula="of:=IF([.R194]=[.R193];[.U193];IF([.R194]&gt;[.R193];1;0))" office:value-type="float" office:value="0">
            <text:p>0</text:p>
          </table:table-cell>
          <table:table-cell table:formula="of:=IF([.U194]=[.U193];IF([.V193]&gt;0;[.V193]-1;0);[.$W$6])" office:value-type="float" office:value="15">
            <text:p>15</text:p>
          </table:table-cell>
          <table:table-cell/>
        </table:table-row>
        <table:table-row table:style-name="ro2">
          <table:table-cell table:number-columns-repeated="14"/>
          <table:table-cell table:formula="of:=[.O194]-([.T194]*1+[.T193]*3+[.T192]*3+[.T191]*2+[.T190]*2+[.T189]*1)/12+RAND()*0.077" office:value-type="float" office:value="-0.520648331152917">
            <text:p>-0,5206483312</text:p>
          </table:table-cell>
          <table:table-cell table:formula="of:=IF([.V194]&gt;0;TRUNC([.P194]+[.O195]*800);[.P194])" office:value-type="float" office:value="29820">
            <text:p>29820</text:p>
          </table:table-cell>
          <table:table-cell table:formula="of:=((([.O195]*[.O195]*10000)/256*[.$B$5]+[.$B$6]*256)*[.O195]*100+[.P195]*[.$B$7])/256/256+0" office:value-type="float" office:value="6.48506858837293">
            <text:p>6,49</text:p>
          </table:table-cell>
          <table:table-cell table:formula="of:=IF([.Q195]&gt;10;10;IF([.Q195]&lt;-10;-10;IF([.Q195]&gt;=[.R194];TRUNC([.Q195]+1/4);TRUNC([.Q195]+3/4))))" office:value-type="float" office:value="7">
            <text:p>7</text:p>
          </table:table-cell>
          <table:table-cell table:formula="of:=IF([.R195]&gt;[.R194];[.R195]-[.$S$3];[.R195]+[.$S$3])-[.$W$4]" office:value-type="float" office:value="2.8256">
            <text:p>2,8256</text:p>
          </table:table-cell>
          <table:table-cell table:formula="of:=IF([.S195]&gt;0;IF([.S195]&gt;3;3*0.25;[.S195]*0.25);IF([.S195]&lt;-3;-3*0.16;[.S195]*0.16))/3" office:value-type="float" office:value="0.235466666666667">
            <text:p>0,2354666667</text:p>
          </table:table-cell>
          <table:table-cell table:formula="of:=IF([.R195]=[.R194];[.U194];IF([.R195]&gt;[.R194];1;0))" office:value-type="float" office:value="0">
            <text:p>0</text:p>
          </table:table-cell>
          <table:table-cell table:formula="of:=IF([.U195]=[.U194];IF([.V194]&gt;0;[.V194]-1;0);[.$W$6])" office:value-type="float" office:value="14">
            <text:p>14</text:p>
          </table:table-cell>
          <table:table-cell/>
        </table:table-row>
        <table:table-row table:style-name="ro2">
          <table:table-cell table:number-columns-repeated="14"/>
          <table:table-cell table:formula="of:=[.O195]-([.T195]*1+[.T194]*3+[.T193]*3+[.T192]*2+[.T191]*2+[.T190]*1)/12+RAND()*0.077" office:value-type="float" office:value="-0.696245569128678">
            <text:p>-0,6962455691</text:p>
          </table:table-cell>
          <table:table-cell table:formula="of:=IF([.V195]&gt;0;TRUNC([.P195]+[.O196]*800);[.P195])" office:value-type="float" office:value="29263">
            <text:p>29263</text:p>
          </table:table-cell>
          <table:table-cell table:formula="of:=((([.O196]*[.O196]*10000)/256*[.$B$5]+[.$B$6]*256)*[.O196]*100+[.P196]*[.$B$7])/256/256+0" office:value-type="float" office:value="5.88579603132147">
            <text:p>5,89</text:p>
          </table:table-cell>
          <table:table-cell table:formula="of:=IF([.Q196]&gt;10;10;IF([.Q196]&lt;-10;-10;IF([.Q196]&gt;=[.R195];TRUNC([.Q196]+1/4);TRUNC([.Q196]+3/4))))" office:value-type="float" office:value="6">
            <text:p>6</text:p>
          </table:table-cell>
          <table:table-cell table:formula="of:=IF([.R196]&gt;[.R195];[.R196]-[.$S$3];[.R196]+[.$S$3])-[.$W$4]" office:value-type="float" office:value="1.8256">
            <text:p>1,8256</text:p>
          </table:table-cell>
          <table:table-cell table:formula="of:=IF([.S196]&gt;0;IF([.S196]&gt;3;3*0.25;[.S196]*0.25);IF([.S196]&lt;-3;-3*0.16;[.S196]*0.16))/3" office:value-type="float" office:value="0.152133333333333">
            <text:p>0,1521333333</text:p>
          </table:table-cell>
          <table:table-cell table:formula="of:=IF([.R196]=[.R195];[.U195];IF([.R196]&gt;[.R195];1;0))" office:value-type="float" office:value="0">
            <text:p>0</text:p>
          </table:table-cell>
          <table:table-cell table:formula="of:=IF([.U196]=[.U195];IF([.V195]&gt;0;[.V195]-1;0);[.$W$6])" office:value-type="float" office:value="13">
            <text:p>13</text:p>
          </table:table-cell>
          <table:table-cell/>
        </table:table-row>
        <table:table-row table:style-name="ro2">
          <table:table-cell table:number-columns-repeated="14"/>
          <table:table-cell table:formula="of:=[.O196]-([.T196]*1+[.T195]*3+[.T194]*3+[.T193]*2+[.T192]*2+[.T191]*1)/12+RAND()*0.077" office:value-type="float" office:value="-0.877274807973879">
            <text:p>-0,877274808</text:p>
          </table:table-cell>
          <table:table-cell table:formula="of:=IF([.V196]&gt;0;TRUNC([.P196]+[.O197]*800);[.P196])" office:value-type="float" office:value="28561">
            <text:p>28561</text:p>
          </table:table-cell>
          <table:table-cell table:formula="of:=((([.O197]*[.O197]*10000)/256*[.$B$5]+[.$B$6]*256)*[.O197]*100+[.P197]*[.$B$7])/256/256+0" office:value-type="float" office:value="5.05950464094246">
            <text:p>5,06</text:p>
          </table:table-cell>
          <table:table-cell table:formula="of:=IF([.Q197]&gt;10;10;IF([.Q197]&lt;-10;-10;IF([.Q197]&gt;=[.R196];TRUNC([.Q197]+1/4);TRUNC([.Q197]+3/4))))" office:value-type="float" office:value="5">
            <text:p>5</text:p>
          </table:table-cell>
          <table:table-cell table:formula="of:=IF([.R197]&gt;[.R196];[.R197]-[.$S$3];[.R197]+[.$S$3])-[.$W$4]" office:value-type="float" office:value="0.8256">
            <text:p>0,8256</text:p>
          </table:table-cell>
          <table:table-cell table:formula="of:=IF([.S197]&gt;0;IF([.S197]&gt;3;3*0.25;[.S197]*0.25);IF([.S197]&lt;-3;-3*0.16;[.S197]*0.16))/3" office:value-type="float" office:value="0.0688">
            <text:p>0,0688</text:p>
          </table:table-cell>
          <table:table-cell table:formula="of:=IF([.R197]=[.R196];[.U196];IF([.R197]&gt;[.R196];1;0))" office:value-type="float" office:value="0">
            <text:p>0</text:p>
          </table:table-cell>
          <table:table-cell table:formula="of:=IF([.U197]=[.U196];IF([.V196]&gt;0;[.V196]-1;0);[.$W$6])" office:value-type="float" office:value="12">
            <text:p>12</text:p>
          </table:table-cell>
          <table:table-cell/>
        </table:table-row>
        <table:table-row table:style-name="ro2">
          <table:table-cell table:number-columns-repeated="14"/>
          <table:table-cell table:formula="of:=[.O197]-([.T197]*1+[.T196]*3+[.T195]*3+[.T194]*2+[.T193]*2+[.T192]*1)/12+RAND()*0.077" office:value-type="float" office:value="-1.05221821971638">
            <text:p>-1,0522182197</text:p>
          </table:table-cell>
          <table:table-cell table:formula="of:=IF([.V197]&gt;0;TRUNC([.P197]+[.O198]*800);[.P197])" office:value-type="float" office:value="27719">
            <text:p>27719</text:p>
          </table:table-cell>
          <table:table-cell table:formula="of:=((([.O198]*[.O198]*10000)/256*[.$B$5]+[.$B$6]*256)*[.O198]*100+[.P198]*[.$B$7])/256/256+0" office:value-type="float" office:value="4.00662851556853">
            <text:p>4,01</text:p>
          </table:table-cell>
          <table:table-cell table:formula="of:=IF([.Q198]&gt;10;10;IF([.Q198]&lt;-10;-10;IF([.Q198]&gt;=[.R197];TRUNC([.Q198]+1/4);TRUNC([.Q198]+3/4))))" office:value-type="float" office:value="4">
            <text:p>4</text:p>
          </table:table-cell>
          <table:table-cell table:formula="of:=IF([.R198]&gt;[.R197];[.R198]-[.$S$3];[.R198]+[.$S$3])-[.$W$4]" office:value-type="float" office:value="-0.1744">
            <text:p>-0,1744</text:p>
          </table:table-cell>
          <table:table-cell table:formula="of:=IF([.S198]&gt;0;IF([.S198]&gt;3;3*0.25;[.S198]*0.25);IF([.S198]&lt;-3;-3*0.16;[.S198]*0.16))/3" office:value-type="float" office:value="-0.00930133333333335">
            <text:p>-0,0093013333</text:p>
          </table:table-cell>
          <table:table-cell table:formula="of:=IF([.R198]=[.R197];[.U197];IF([.R198]&gt;[.R197];1;0))" office:value-type="float" office:value="0">
            <text:p>0</text:p>
          </table:table-cell>
          <table:table-cell table:formula="of:=IF([.U198]=[.U197];IF([.V197]&gt;0;[.V197]-1;0);[.$W$6])" office:value-type="float" office:value="11">
            <text:p>11</text:p>
          </table:table-cell>
          <table:table-cell/>
        </table:table-row>
        <table:table-row table:style-name="ro2">
          <table:table-cell table:number-columns-repeated="14"/>
          <table:table-cell table:formula="of:=[.O198]-([.T198]*1+[.T197]*3+[.T196]*3+[.T195]*2+[.T194]*2+[.T193]*1)/12+RAND()*0.077" office:value-type="float" office:value="-1.17347551933872">
            <text:p>-1,1734755193</text:p>
          </table:table-cell>
          <table:table-cell table:formula="of:=IF([.V198]&gt;0;TRUNC([.P198]+[.O199]*800);[.P198])" office:value-type="float" office:value="26780">
            <text:p>26780</text:p>
          </table:table-cell>
          <table:table-cell table:formula="of:=((([.O199]*[.O199]*10000)/256*[.$B$5]+[.$B$6]*256)*[.O199]*100+[.P199]*[.$B$7])/256/256+0" office:value-type="float" office:value="3.04394892998843">
            <text:p>3,04</text:p>
          </table:table-cell>
          <table:table-cell table:formula="of:=IF([.Q199]&gt;10;10;IF([.Q199]&lt;-10;-10;IF([.Q199]&gt;=[.R198];TRUNC([.Q199]+1/4);TRUNC([.Q199]+3/4))))" office:value-type="float" office:value="3">
            <text:p>3</text:p>
          </table:table-cell>
          <table:table-cell table:formula="of:=IF([.R199]&gt;[.R198];[.R199]-[.$S$3];[.R199]+[.$S$3])-[.$W$4]" office:value-type="float" office:value="-1.1744">
            <text:p>-1,1744</text:p>
          </table:table-cell>
          <table:table-cell table:formula="of:=IF([.S199]&gt;0;IF([.S199]&gt;3;3*0.25;[.S199]*0.25);IF([.S199]&lt;-3;-3*0.16;[.S199]*0.16))/3" office:value-type="float" office:value="-0.0626346666666667">
            <text:p>-0,0626346667</text:p>
          </table:table-cell>
          <table:table-cell table:formula="of:=IF([.R199]=[.R198];[.U198];IF([.R199]&gt;[.R198];1;0))" office:value-type="float" office:value="0">
            <text:p>0</text:p>
          </table:table-cell>
          <table:table-cell table:formula="of:=IF([.U199]=[.U198];IF([.V198]&gt;0;[.V198]-1;0);[.$W$6])" office:value-type="float" office:value="10">
            <text:p>10</text:p>
          </table:table-cell>
          <table:table-cell/>
        </table:table-row>
        <table:table-row table:style-name="ro2">
          <table:table-cell table:number-columns-repeated="14"/>
          <table:table-cell table:formula="of:=[.O199]-([.T199]*1+[.T198]*3+[.T197]*3+[.T196]*2+[.T195]*2+[.T194]*1)/12+RAND()*0.077" office:value-type="float" office:value="-1.19465210157977">
            <text:p>-1,1946521016</text:p>
          </table:table-cell>
          <table:table-cell table:formula="of:=IF([.V199]&gt;0;TRUNC([.P199]+[.O200]*800);[.P199])" office:value-type="float" office:value="25824">
            <text:p>25824</text:p>
          </table:table-cell>
          <table:table-cell table:formula="of:=((([.O200]*[.O200]*10000)/256*[.$B$5]+[.$B$6]*256)*[.O200]*100+[.P200]*[.$B$7])/256/256+0" office:value-type="float" office:value="2.66893449250648">
            <text:p>2,67</text:p>
          </table:table-cell>
          <table:table-cell table:formula="of:=IF([.Q200]&gt;10;10;IF([.Q200]&lt;-10;-10;IF([.Q200]&gt;=[.R199];TRUNC([.Q200]+1/4);TRUNC([.Q200]+3/4))))" office:value-type="float" office:value="3">
            <text:p>3</text:p>
          </table:table-cell>
          <table:table-cell table:formula="of:=IF([.R200]&gt;[.R199];[.R200]-[.$S$3];[.R200]+[.$S$3])-[.$W$4]" office:value-type="float" office:value="-1.1744">
            <text:p>-1,1744</text:p>
          </table:table-cell>
          <table:table-cell table:formula="of:=IF([.S200]&gt;0;IF([.S200]&gt;3;3*0.25;[.S200]*0.25);IF([.S200]&lt;-3;-3*0.16;[.S200]*0.16))/3" office:value-type="float" office:value="-0.0626346666666667">
            <text:p>-0,0626346667</text:p>
          </table:table-cell>
          <table:table-cell table:formula="of:=IF([.R200]=[.R199];[.U199];IF([.R200]&gt;[.R199];1;0))" office:value-type="float" office:value="0">
            <text:p>0</text:p>
          </table:table-cell>
          <table:table-cell table:formula="of:=IF([.U200]=[.U199];IF([.V199]&gt;0;[.V199]-1;0);[.$W$6])" office:value-type="float" office:value="9">
            <text:p>9</text:p>
          </table:table-cell>
          <table:table-cell/>
        </table:table-row>
        <table:table-row table:style-name="ro2">
          <table:table-cell table:number-columns-repeated="14"/>
          <table:table-cell table:formula="of:=[.O200]-([.T200]*1+[.T199]*3+[.T198]*3+[.T197]*2+[.T196]*2+[.T195]*1)/12+RAND()*0.077" office:value-type="float" office:value="-1.17501115061588">
            <text:p>-1,1750111506</text:p>
          </table:table-cell>
          <table:table-cell table:formula="of:=IF([.V200]&gt;0;TRUNC([.P200]+[.O201]*800);[.P200])" office:value-type="float" office:value="24883">
            <text:p>24883</text:p>
          </table:table-cell>
          <table:table-cell table:formula="of:=((([.O201]*[.O201]*10000)/256*[.$B$5]+[.$B$6]*256)*[.O201]*100+[.P201]*[.$B$7])/256/256+0" office:value-type="float" office:value="2.57068493677805">
            <text:p>2,57</text:p>
          </table:table-cell>
          <table:table-cell table:formula="of:=IF([.Q201]&gt;10;10;IF([.Q201]&lt;-10;-10;IF([.Q201]&gt;=[.R200];TRUNC([.Q201]+1/4);TRUNC([.Q201]+3/4))))" office:value-type="float" office:value="3">
            <text:p>3</text:p>
          </table:table-cell>
          <table:table-cell table:formula="of:=IF([.R201]&gt;[.R200];[.R201]-[.$S$3];[.R201]+[.$S$3])-[.$W$4]" office:value-type="float" office:value="-1.1744">
            <text:p>-1,1744</text:p>
          </table:table-cell>
          <table:table-cell table:formula="of:=IF([.S201]&gt;0;IF([.S201]&gt;3;3*0.25;[.S201]*0.25);IF([.S201]&lt;-3;-3*0.16;[.S201]*0.16))/3" office:value-type="float" office:value="-0.0626346666666667">
            <text:p>-0,0626346667</text:p>
          </table:table-cell>
          <table:table-cell table:formula="of:=IF([.R201]=[.R200];[.U200];IF([.R201]&gt;[.R200];1;0))" office:value-type="float" office:value="0">
            <text:p>0</text:p>
          </table:table-cell>
          <table:table-cell table:formula="of:=IF([.U201]=[.U200];IF([.V200]&gt;0;[.V200]-1;0);[.$W$6])" office:value-type="float" office:value="8">
            <text:p>8</text:p>
          </table:table-cell>
          <table:table-cell/>
        </table:table-row>
        <table:table-row table:style-name="ro2">
          <table:table-cell table:number-columns-repeated="14"/>
          <table:table-cell table:formula="of:=[.O201]-([.T201]*1+[.T200]*3+[.T199]*3+[.T198]*2+[.T197]*2+[.T196]*1)/12+RAND()*0.077" office:value-type="float" office:value="-1.12195853539514">
            <text:p>-1,1219585354</text:p>
          </table:table-cell>
          <table:table-cell table:formula="of:=IF([.V201]&gt;0;TRUNC([.P201]+[.O202]*800);[.P201])" office:value-type="float" office:value="23985">
            <text:p>23985</text:p>
          </table:table-cell>
          <table:table-cell table:formula="of:=((([.O202]*[.O202]*10000)/256*[.$B$5]+[.$B$6]*256)*[.O202]*100+[.P202]*[.$B$7])/256/256+0" office:value-type="float" office:value="2.68895089545307">
            <text:p>2,69</text:p>
          </table:table-cell>
          <table:table-cell table:formula="of:=IF([.Q202]&gt;10;10;IF([.Q202]&lt;-10;-10;IF([.Q202]&gt;=[.R201];TRUNC([.Q202]+1/4);TRUNC([.Q202]+3/4))))" office:value-type="float" office:value="3">
            <text:p>3</text:p>
          </table:table-cell>
          <table:table-cell table:formula="of:=IF([.R202]&gt;[.R201];[.R202]-[.$S$3];[.R202]+[.$S$3])-[.$W$4]" office:value-type="float" office:value="-1.1744">
            <text:p>-1,1744</text:p>
          </table:table-cell>
          <table:table-cell table:formula="of:=IF([.S202]&gt;0;IF([.S202]&gt;3;3*0.25;[.S202]*0.25);IF([.S202]&lt;-3;-3*0.16;[.S202]*0.16))/3" office:value-type="float" office:value="-0.0626346666666667">
            <text:p>-0,0626346667</text:p>
          </table:table-cell>
          <table:table-cell table:formula="of:=IF([.R202]=[.R201];[.U201];IF([.R202]&gt;[.R201];1;0))" office:value-type="float" office:value="0">
            <text:p>0</text:p>
          </table:table-cell>
          <table:table-cell table:formula="of:=IF([.U202]=[.U201];IF([.V201]&gt;0;[.V201]-1;0);[.$W$6])" office:value-type="float" office:value="7">
            <text:p>7</text:p>
          </table:table-cell>
          <table:table-cell/>
        </table:table-row>
        <table:table-row table:style-name="ro2">
          <table:table-cell table:number-columns-repeated="14"/>
          <table:table-cell table:formula="of:=[.O202]-([.T202]*1+[.T201]*3+[.T200]*3+[.T199]*2+[.T198]*2+[.T197]*1)/12+RAND()*0.077" office:value-type="float" office:value="-1.01106815332152">
            <text:p>-1,0110681533</text:p>
          </table:table-cell>
          <table:table-cell table:formula="of:=IF([.V202]&gt;0;TRUNC([.P202]+[.O203]*800);[.P202])" office:value-type="float" office:value="23176">
            <text:p>23176</text:p>
          </table:table-cell>
          <table:table-cell table:formula="of:=((([.O203]*[.O203]*10000)/256*[.$B$5]+[.$B$6]*256)*[.O203]*100+[.P203]*[.$B$7])/256/256+0" office:value-type="float" office:value="3.11803066951751">
            <text:p>3,12</text:p>
          </table:table-cell>
          <table:table-cell table:formula="of:=IF([.Q203]&gt;10;10;IF([.Q203]&lt;-10;-10;IF([.Q203]&gt;=[.R202];TRUNC([.Q203]+1/4);TRUNC([.Q203]+3/4))))" office:value-type="float" office:value="3">
            <text:p>3</text:p>
          </table:table-cell>
          <table:table-cell table:formula="of:=IF([.R203]&gt;[.R202];[.R203]-[.$S$3];[.R203]+[.$S$3])-[.$W$4]" office:value-type="float" office:value="-1.1744">
            <text:p>-1,1744</text:p>
          </table:table-cell>
          <table:table-cell table:formula="of:=IF([.S203]&gt;0;IF([.S203]&gt;3;3*0.25;[.S203]*0.25);IF([.S203]&lt;-3;-3*0.16;[.S203]*0.16))/3" office:value-type="float" office:value="-0.0626346666666667">
            <text:p>-0,0626346667</text:p>
          </table:table-cell>
          <table:table-cell table:formula="of:=IF([.R203]=[.R202];[.U202];IF([.R203]&gt;[.R202];1;0))" office:value-type="float" office:value="0">
            <text:p>0</text:p>
          </table:table-cell>
          <table:table-cell table:formula="of:=IF([.U203]=[.U202];IF([.V202]&gt;0;[.V202]-1;0);[.$W$6])" office:value-type="float" office:value="6">
            <text:p>6</text:p>
          </table:table-cell>
          <table:table-cell/>
        </table:table-row>
        <table:table-row table:style-name="ro2">
          <table:table-cell table:number-columns-repeated="14"/>
          <table:table-cell table:formula="of:=[.O203]-([.T203]*1+[.T202]*3+[.T201]*3+[.T200]*2+[.T199]*2+[.T198]*1)/12+RAND()*0.077" office:value-type="float" office:value="-0.926358404528261">
            <text:p>-0,9263584045</text:p>
          </table:table-cell>
          <table:table-cell table:formula="of:=IF([.V203]&gt;0;TRUNC([.P203]+[.O204]*800);[.P203])" office:value-type="float" office:value="22434">
            <text:p>22434</text:p>
          </table:table-cell>
          <table:table-cell table:formula="of:=((([.O204]*[.O204]*10000)/256*[.$B$5]+[.$B$6]*256)*[.O204]*100+[.P204]*[.$B$7])/256/256+0" office:value-type="float" office:value="3.34906127572602">
            <text:p>3,35</text:p>
          </table:table-cell>
          <table:table-cell table:formula="of:=IF([.Q204]&gt;10;10;IF([.Q204]&lt;-10;-10;IF([.Q204]&gt;=[.R203];TRUNC([.Q204]+1/4);TRUNC([.Q204]+3/4))))" office:value-type="float" office:value="3">
            <text:p>3</text:p>
          </table:table-cell>
          <table:table-cell table:formula="of:=IF([.R204]&gt;[.R203];[.R204]-[.$S$3];[.R204]+[.$S$3])-[.$W$4]" office:value-type="float" office:value="-1.1744">
            <text:p>-1,1744</text:p>
          </table:table-cell>
          <table:table-cell table:formula="of:=IF([.S204]&gt;0;IF([.S204]&gt;3;3*0.25;[.S204]*0.25);IF([.S204]&lt;-3;-3*0.16;[.S204]*0.16))/3" office:value-type="float" office:value="-0.0626346666666667">
            <text:p>-0,0626346667</text:p>
          </table:table-cell>
          <table:table-cell table:formula="of:=IF([.R204]=[.R203];[.U203];IF([.R204]&gt;[.R203];1;0))" office:value-type="float" office:value="0">
            <text:p>0</text:p>
          </table:table-cell>
          <table:table-cell table:formula="of:=IF([.U204]=[.U203];IF([.V203]&gt;0;[.V203]-1;0);[.$W$6])" office:value-type="float" office:value="5">
            <text:p>5</text:p>
          </table:table-cell>
          <table:table-cell/>
        </table:table-row>
        <table:table-row table:style-name="ro2">
          <table:table-cell table:number-columns-repeated="14"/>
          <table:table-cell table:formula="of:=[.O204]-([.T204]*1+[.T203]*3+[.T202]*3+[.T201]*2+[.T200]*2+[.T199]*1)/12+RAND()*0.077" office:value-type="float" office:value="-0.847942485516524">
            <text:p>-0,8479424855</text:p>
          </table:table-cell>
          <table:table-cell table:formula="of:=IF([.V204]&gt;0;TRUNC([.P204]+[.O205]*800);[.P204])" office:value-type="float" office:value="21755">
            <text:p>21755</text:p>
          </table:table-cell>
          <table:table-cell table:formula="of:=((([.O205]*[.O205]*10000)/256*[.$B$5]+[.$B$6]*256)*[.O205]*100+[.P205]*[.$B$7])/256/256+0" office:value-type="float" office:value="3.51812706343542">
            <text:p>3,52</text:p>
          </table:table-cell>
          <table:table-cell table:formula="of:=IF([.Q205]&gt;10;10;IF([.Q205]&lt;-10;-10;IF([.Q205]&gt;=[.R204];TRUNC([.Q205]+1/4);TRUNC([.Q205]+3/4))))" office:value-type="float" office:value="3">
            <text:p>3</text:p>
          </table:table-cell>
          <table:table-cell table:formula="of:=IF([.R205]&gt;[.R204];[.R205]-[.$S$3];[.R205]+[.$S$3])-[.$W$4]" office:value-type="float" office:value="-1.1744">
            <text:p>-1,1744</text:p>
          </table:table-cell>
          <table:table-cell table:formula="of:=IF([.S205]&gt;0;IF([.S205]&gt;3;3*0.25;[.S205]*0.25);IF([.S205]&lt;-3;-3*0.16;[.S205]*0.16))/3" office:value-type="float" office:value="-0.0626346666666667">
            <text:p>-0,0626346667</text:p>
          </table:table-cell>
          <table:table-cell table:formula="of:=IF([.R205]=[.R204];[.U204];IF([.R205]&gt;[.R204];1;0))" office:value-type="float" office:value="0">
            <text:p>0</text:p>
          </table:table-cell>
          <table:table-cell table:formula="of:=IF([.U205]=[.U204];IF([.V204]&gt;0;[.V204]-1;0);[.$W$6])" office:value-type="float" office:value="4">
            <text:p>4</text:p>
          </table:table-cell>
          <table:table-cell/>
        </table:table-row>
        <table:table-row table:style-name="ro2">
          <table:table-cell table:number-columns-repeated="14"/>
          <table:table-cell table:formula="of:=[.O205]-([.T205]*1+[.T204]*3+[.T203]*3+[.T202]*2+[.T201]*2+[.T200]*1)/12+RAND()*0.077" office:value-type="float" office:value="-0.785009410257738">
            <text:p>-0,7850094103</text:p>
          </table:table-cell>
          <table:table-cell table:formula="of:=IF([.V205]&gt;0;TRUNC([.P205]+[.O206]*800);[.P205])" office:value-type="float" office:value="21126">
            <text:p>21126</text:p>
          </table:table-cell>
          <table:table-cell table:formula="of:=((([.O206]*[.O206]*10000)/256*[.$B$5]+[.$B$6]*256)*[.O206]*100+[.P206]*[.$B$7])/256/256+0" office:value-type="float" office:value="3.60343423539614">
            <text:p>3,60</text:p>
          </table:table-cell>
          <table:table-cell table:formula="of:=IF([.Q206]&gt;10;10;IF([.Q206]&lt;-10;-10;IF([.Q206]&gt;=[.R205];TRUNC([.Q206]+1/4);TRUNC([.Q206]+3/4))))" office:value-type="float" office:value="3">
            <text:p>3</text:p>
          </table:table-cell>
          <table:table-cell table:formula="of:=IF([.R206]&gt;[.R205];[.R206]-[.$S$3];[.R206]+[.$S$3])-[.$W$4]" office:value-type="float" office:value="-1.1744">
            <text:p>-1,1744</text:p>
          </table:table-cell>
          <table:table-cell table:formula="of:=IF([.S206]&gt;0;IF([.S206]&gt;3;3*0.25;[.S206]*0.25);IF([.S206]&lt;-3;-3*0.16;[.S206]*0.16))/3" office:value-type="float" office:value="-0.0626346666666667">
            <text:p>-0,0626346667</text:p>
          </table:table-cell>
          <table:table-cell table:formula="of:=IF([.R206]=[.R205];[.U205];IF([.R206]&gt;[.R205];1;0))" office:value-type="float" office:value="0">
            <text:p>0</text:p>
          </table:table-cell>
          <table:table-cell table:formula="of:=IF([.U206]=[.U205];IF([.V205]&gt;0;[.V205]-1;0);[.$W$6])" office:value-type="float" office:value="3">
            <text:p>3</text:p>
          </table:table-cell>
          <table:table-cell/>
        </table:table-row>
        <table:table-row table:style-name="ro2">
          <table:table-cell table:number-columns-repeated="14"/>
          <table:table-cell table:formula="of:=[.O206]-([.T206]*1+[.T205]*3+[.T204]*3+[.T203]*2+[.T202]*2+[.T201]*1)/12+RAND()*0.077" office:value-type="float" office:value="-0.672194178320476">
            <text:p>-0,6721941783</text:p>
          </table:table-cell>
          <table:table-cell table:formula="of:=IF([.V206]&gt;0;TRUNC([.P206]+[.O207]*800);[.P206])" office:value-type="float" office:value="20588">
            <text:p>20588</text:p>
          </table:table-cell>
          <table:table-cell table:formula="of:=((([.O207]*[.O207]*10000)/256*[.$B$5]+[.$B$6]*256)*[.O207]*100+[.P207]*[.$B$7])/256/256+0" office:value-type="float" office:value="3.8403609856437">
            <text:p>3,84</text:p>
          </table:table-cell>
          <table:table-cell table:formula="of:=IF([.Q207]&gt;10;10;IF([.Q207]&lt;-10;-10;IF([.Q207]&gt;=[.R206];TRUNC([.Q207]+1/4);TRUNC([.Q207]+3/4))))" office:value-type="float" office:value="4">
            <text:p>4</text:p>
          </table:table-cell>
          <table:table-cell table:formula="of:=IF([.R207]&gt;[.R206];[.R207]-[.$S$3];[.R207]+[.$S$3])-[.$W$4]" office:value-type="float" office:value="-0.7144">
            <text:p>-0,7144</text:p>
          </table:table-cell>
          <table:table-cell table:formula="of:=IF([.S207]&gt;0;IF([.S207]&gt;3;3*0.25;[.S207]*0.25);IF([.S207]&lt;-3;-3*0.16;[.S207]*0.16))/3" office:value-type="float" office:value="-0.0381013333333333">
            <text:p>-0,0381013333</text:p>
          </table:table-cell>
          <table:table-cell table:formula="of:=IF([.R207]=[.R206];[.U206];IF([.R207]&gt;[.R206];1;0))" office:value-type="float" office:value="1">
            <text:p>1</text:p>
          </table:table-cell>
          <table:table-cell table:formula="of:=IF([.U207]=[.U206];IF([.V206]&gt;0;[.V206]-1;0);[.$W$6])" office:value-type="float" office:value="20">
            <text:p>20</text:p>
          </table:table-cell>
          <table:table-cell/>
        </table:table-row>
        <table:table-row table:style-name="ro2">
          <table:table-cell table:number-columns-repeated="14"/>
          <table:table-cell table:formula="of:=[.O207]-([.T207]*1+[.T206]*3+[.T205]*3+[.T204]*2+[.T203]*2+[.T202]*1)/12+RAND()*0.077" office:value-type="float" office:value="-0.553282196105975">
            <text:p>-0,5532821961</text:p>
          </table:table-cell>
          <table:table-cell table:formula="of:=IF([.V207]&gt;0;TRUNC([.P207]+[.O208]*800);[.P207])" office:value-type="float" office:value="20145">
            <text:p>20145</text:p>
          </table:table-cell>
          <table:table-cell table:formula="of:=((([.O208]*[.O208]*10000)/256*[.$B$5]+[.$B$6]*256)*[.O208]*100+[.P208]*[.$B$7])/256/256+0" office:value-type="float" office:value="4.0477382256155">
            <text:p>4,05</text:p>
          </table:table-cell>
          <table:table-cell table:formula="of:=IF([.Q208]&gt;10;10;IF([.Q208]&lt;-10;-10;IF([.Q208]&gt;=[.R207];TRUNC([.Q208]+1/4);TRUNC([.Q208]+3/4))))" office:value-type="float" office:value="4">
            <text:p>4</text:p>
          </table:table-cell>
          <table:table-cell table:formula="of:=IF([.R208]&gt;[.R207];[.R208]-[.$S$3];[.R208]+[.$S$3])-[.$W$4]" office:value-type="float" office:value="-0.1744">
            <text:p>-0,1744</text:p>
          </table:table-cell>
          <table:table-cell table:formula="of:=IF([.S208]&gt;0;IF([.S208]&gt;3;3*0.25;[.S208]*0.25);IF([.S208]&lt;-3;-3*0.16;[.S208]*0.16))/3" office:value-type="float" office:value="-0.00930133333333335">
            <text:p>-0,0093013333</text:p>
          </table:table-cell>
          <table:table-cell table:formula="of:=IF([.R208]=[.R207];[.U207];IF([.R208]&gt;[.R207];1;0))" office:value-type="float" office:value="1">
            <text:p>1</text:p>
          </table:table-cell>
          <table:table-cell table:formula="of:=IF([.U208]=[.U207];IF([.V207]&gt;0;[.V207]-1;0);[.$W$6])" office:value-type="float" office:value="19">
            <text:p>19</text:p>
          </table:table-cell>
          <table:table-cell/>
        </table:table-row>
        <table:table-row table:style-name="ro2">
          <table:table-cell table:number-columns-repeated="14"/>
          <table:table-cell table:formula="of:=[.O208]-([.T208]*1+[.T207]*3+[.T206]*3+[.T205]*2+[.T204]*2+[.T203]*1)/12+RAND()*0.077" office:value-type="float" office:value="-0.486557703003505">
            <text:p>-0,486557703</text:p>
          </table:table-cell>
          <table:table-cell table:formula="of:=IF([.V208]&gt;0;TRUNC([.P208]+[.O209]*800);[.P208])" office:value-type="float" office:value="19755">
            <text:p>19755</text:p>
          </table:table-cell>
          <table:table-cell table:formula="of:=((([.O209]*[.O209]*10000)/256*[.$B$5]+[.$B$6]*256)*[.O209]*100+[.P209]*[.$B$7])/256/256+0" office:value-type="float" office:value="4.10176841639643">
            <text:p>4,10</text:p>
          </table:table-cell>
          <table:table-cell table:formula="of:=IF([.Q209]&gt;10;10;IF([.Q209]&lt;-10;-10;IF([.Q209]&gt;=[.R208];TRUNC([.Q209]+1/4);TRUNC([.Q209]+3/4))))" office:value-type="float" office:value="4">
            <text:p>4</text:p>
          </table:table-cell>
          <table:table-cell table:formula="of:=IF([.R209]&gt;[.R208];[.R209]-[.$S$3];[.R209]+[.$S$3])-[.$W$4]" office:value-type="float" office:value="-0.1744">
            <text:p>-0,1744</text:p>
          </table:table-cell>
          <table:table-cell table:formula="of:=IF([.S209]&gt;0;IF([.S209]&gt;3;3*0.25;[.S209]*0.25);IF([.S209]&lt;-3;-3*0.16;[.S209]*0.16))/3" office:value-type="float" office:value="-0.00930133333333335">
            <text:p>-0,0093013333</text:p>
          </table:table-cell>
          <table:table-cell table:formula="of:=IF([.R209]=[.R208];[.U208];IF([.R209]&gt;[.R208];1;0))" office:value-type="float" office:value="1">
            <text:p>1</text:p>
          </table:table-cell>
          <table:table-cell table:formula="of:=IF([.U209]=[.U208];IF([.V208]&gt;0;[.V208]-1;0);[.$W$6])" office:value-type="float" office:value="18">
            <text:p>18</text:p>
          </table:table-cell>
          <table:table-cell/>
        </table:table-row>
        <table:table-row table:style-name="ro2">
          <table:table-cell table:number-columns-repeated="14"/>
          <table:table-cell table:formula="of:=[.O209]-([.T209]*1+[.T208]*3+[.T207]*3+[.T206]*2+[.T205]*2+[.T204]*1)/12+RAND()*0.077" office:value-type="float" office:value="-0.400161617522357">
            <text:p>-0,4001616175</text:p>
          </table:table-cell>
          <table:table-cell table:formula="of:=IF([.V209]&gt;0;TRUNC([.P209]+[.O210]*800);[.P209])" office:value-type="float" office:value="19434">
            <text:p>19434</text:p>
          </table:table-cell>
          <table:table-cell table:formula="of:=((([.O210]*[.O210]*10000)/256*[.$B$5]+[.$B$6]*256)*[.O210]*100+[.P210]*[.$B$7])/256/256+0" office:value-type="float" office:value="4.19166440364799">
            <text:p>4,19</text:p>
          </table:table-cell>
          <table:table-cell table:formula="of:=IF([.Q210]&gt;10;10;IF([.Q210]&lt;-10;-10;IF([.Q210]&gt;=[.R209];TRUNC([.Q210]+1/4);TRUNC([.Q210]+3/4))))" office:value-type="float" office:value="4">
            <text:p>4</text:p>
          </table:table-cell>
          <table:table-cell table:formula="of:=IF([.R210]&gt;[.R209];[.R210]-[.$S$3];[.R210]+[.$S$3])-[.$W$4]" office:value-type="float" office:value="-0.1744">
            <text:p>-0,1744</text:p>
          </table:table-cell>
          <table:table-cell table:formula="of:=IF([.S210]&gt;0;IF([.S210]&gt;3;3*0.25;[.S210]*0.25);IF([.S210]&lt;-3;-3*0.16;[.S210]*0.16))/3" office:value-type="float" office:value="-0.00930133333333335">
            <text:p>-0,0093013333</text:p>
          </table:table-cell>
          <table:table-cell table:formula="of:=IF([.R210]=[.R209];[.U209];IF([.R210]&gt;[.R209];1;0))" office:value-type="float" office:value="1">
            <text:p>1</text:p>
          </table:table-cell>
          <table:table-cell table:formula="of:=IF([.U210]=[.U209];IF([.V209]&gt;0;[.V209]-1;0);[.$W$6])" office:value-type="float" office:value="17">
            <text:p>17</text:p>
          </table:table-cell>
          <table:table-cell/>
        </table:table-row>
        <table:table-row table:style-name="ro2">
          <table:table-cell table:number-columns-repeated="14"/>
          <table:table-cell table:formula="of:=[.O210]-([.T210]*1+[.T209]*3+[.T208]*3+[.T207]*2+[.T206]*2+[.T205]*1)/12+RAND()*0.077" office:value-type="float" office:value="-0.371197102489646">
            <text:p>-0,3711971025</text:p>
          </table:table-cell>
          <table:table-cell table:formula="of:=IF([.V210]&gt;0;TRUNC([.P210]+[.O211]*800);[.P210])" office:value-type="float" office:value="19137">
            <text:p>19137</text:p>
          </table:table-cell>
          <table:table-cell table:formula="of:=((([.O211]*[.O211]*10000)/256*[.$B$5]+[.$B$6]*256)*[.O211]*100+[.P211]*[.$B$7])/256/256+0" office:value-type="float" office:value="4.17005435673044">
            <text:p>4,17</text:p>
          </table:table-cell>
          <table:table-cell table:formula="of:=IF([.Q211]&gt;10;10;IF([.Q211]&lt;-10;-10;IF([.Q211]&gt;=[.R210];TRUNC([.Q211]+1/4);TRUNC([.Q211]+3/4))))" office:value-type="float" office:value="4">
            <text:p>4</text:p>
          </table:table-cell>
          <table:table-cell table:formula="of:=IF([.R211]&gt;[.R210];[.R211]-[.$S$3];[.R211]+[.$S$3])-[.$W$4]" office:value-type="float" office:value="-0.1744">
            <text:p>-0,1744</text:p>
          </table:table-cell>
          <table:table-cell table:formula="of:=IF([.S211]&gt;0;IF([.S211]&gt;3;3*0.25;[.S211]*0.25);IF([.S211]&lt;-3;-3*0.16;[.S211]*0.16))/3" office:value-type="float" office:value="-0.00930133333333335">
            <text:p>-0,0093013333</text:p>
          </table:table-cell>
          <table:table-cell table:formula="of:=IF([.R211]=[.R210];[.U210];IF([.R211]&gt;[.R210];1;0))" office:value-type="float" office:value="1">
            <text:p>1</text:p>
          </table:table-cell>
          <table:table-cell table:formula="of:=IF([.U211]=[.U210];IF([.V210]&gt;0;[.V210]-1;0);[.$W$6])" office:value-type="float" office:value="16">
            <text:p>16</text:p>
          </table:table-cell>
          <table:table-cell/>
        </table:table-row>
        <table:table-row table:style-name="ro2">
          <table:table-cell table:number-columns-repeated="14"/>
          <table:table-cell table:formula="of:=[.O211]-([.T211]*1+[.T210]*3+[.T209]*3+[.T208]*2+[.T207]*2+[.T206]*1)/12+RAND()*0.077" office:value-type="float" office:value="-0.346975991423836">
            <text:p>-0,3469759914</text:p>
          </table:table-cell>
          <table:table-cell table:formula="of:=IF([.V211]&gt;0;TRUNC([.P211]+[.O212]*800);[.P211])" office:value-type="float" office:value="18859">
            <text:p>18859</text:p>
          </table:table-cell>
          <table:table-cell table:formula="of:=((([.O212]*[.O212]*10000)/256*[.$B$5]+[.$B$6]*256)*[.O212]*100+[.P212]*[.$B$7])/256/256+0" office:value-type="float" office:value="4.14285820154097">
            <text:p>4,14</text:p>
          </table:table-cell>
          <table:table-cell table:formula="of:=IF([.Q212]&gt;10;10;IF([.Q212]&lt;-10;-10;IF([.Q212]&gt;=[.R211];TRUNC([.Q212]+1/4);TRUNC([.Q212]+3/4))))" office:value-type="float" office:value="4">
            <text:p>4</text:p>
          </table:table-cell>
          <table:table-cell table:formula="of:=IF([.R212]&gt;[.R211];[.R212]-[.$S$3];[.R212]+[.$S$3])-[.$W$4]" office:value-type="float" office:value="-0.1744">
            <text:p>-0,1744</text:p>
          </table:table-cell>
          <table:table-cell table:formula="of:=IF([.S212]&gt;0;IF([.S212]&gt;3;3*0.25;[.S212]*0.25);IF([.S212]&lt;-3;-3*0.16;[.S212]*0.16))/3" office:value-type="float" office:value="-0.00930133333333335">
            <text:p>-0,0093013333</text:p>
          </table:table-cell>
          <table:table-cell table:formula="of:=IF([.R212]=[.R211];[.U211];IF([.R212]&gt;[.R211];1;0))" office:value-type="float" office:value="1">
            <text:p>1</text:p>
          </table:table-cell>
          <table:table-cell table:formula="of:=IF([.U212]=[.U211];IF([.V211]&gt;0;[.V211]-1;0);[.$W$6])" office:value-type="float" office:value="15">
            <text:p>15</text:p>
          </table:table-cell>
          <table:table-cell/>
        </table:table-row>
        <table:table-row table:style-name="ro2">
          <table:table-cell table:number-columns-repeated="14"/>
          <table:table-cell table:formula="of:=[.O212]-([.T212]*1+[.T211]*3+[.T210]*3+[.T209]*2+[.T208]*2+[.T207]*1)/12+RAND()*0.077" office:value-type="float" office:value="-0.313529272426919">
            <text:p>-0,3135292724</text:p>
          </table:table-cell>
          <table:table-cell table:formula="of:=IF([.V212]&gt;0;TRUNC([.P212]+[.O213]*800);[.P212])" office:value-type="float" office:value="18608">
            <text:p>18608</text:p>
          </table:table-cell>
          <table:table-cell table:formula="of:=((([.O213]*[.O213]*10000)/256*[.$B$5]+[.$B$6]*256)*[.O213]*100+[.P213]*[.$B$7])/256/256+0" office:value-type="float" office:value="4.13513714702904">
            <text:p>4,14</text:p>
          </table:table-cell>
          <table:table-cell table:formula="of:=IF([.Q213]&gt;10;10;IF([.Q213]&lt;-10;-10;IF([.Q213]&gt;=[.R212];TRUNC([.Q213]+1/4);TRUNC([.Q213]+3/4))))" office:value-type="float" office:value="4">
            <text:p>4</text:p>
          </table:table-cell>
          <table:table-cell table:formula="of:=IF([.R213]&gt;[.R212];[.R213]-[.$S$3];[.R213]+[.$S$3])-[.$W$4]" office:value-type="float" office:value="-0.1744">
            <text:p>-0,1744</text:p>
          </table:table-cell>
          <table:table-cell table:formula="of:=IF([.S213]&gt;0;IF([.S213]&gt;3;3*0.25;[.S213]*0.25);IF([.S213]&lt;-3;-3*0.16;[.S213]*0.16))/3" office:value-type="float" office:value="-0.00930133333333335">
            <text:p>-0,0093013333</text:p>
          </table:table-cell>
          <table:table-cell table:formula="of:=IF([.R213]=[.R212];[.U212];IF([.R213]&gt;[.R212];1;0))" office:value-type="float" office:value="1">
            <text:p>1</text:p>
          </table:table-cell>
          <table:table-cell table:formula="of:=IF([.U213]=[.U212];IF([.V212]&gt;0;[.V212]-1;0);[.$W$6])" office:value-type="float" office:value="14">
            <text:p>14</text:p>
          </table:table-cell>
          <table:table-cell/>
        </table:table-row>
        <table:table-row table:style-name="ro2">
          <table:table-cell table:number-columns-repeated="14"/>
          <table:table-cell table:formula="of:=[.O213]-([.T213]*1+[.T212]*3+[.T211]*3+[.T210]*2+[.T209]*2+[.T208]*1)/12+RAND()*0.077" office:value-type="float" office:value="-0.239837900939032">
            <text:p>-0,2398379009</text:p>
          </table:table-cell>
          <table:table-cell table:formula="of:=IF([.V213]&gt;0;TRUNC([.P213]+[.O214]*800);[.P213])" office:value-type="float" office:value="18416">
            <text:p>18416</text:p>
          </table:table-cell>
          <table:table-cell table:formula="of:=((([.O214]*[.O214]*10000)/256*[.$B$5]+[.$B$6]*256)*[.O214]*100+[.P214]*[.$B$7])/256/256+0" office:value-type="float" office:value="4.19694297414352">
            <text:p>4,20</text:p>
          </table:table-cell>
          <table:table-cell table:formula="of:=IF([.Q214]&gt;10;10;IF([.Q214]&lt;-10;-10;IF([.Q214]&gt;=[.R213];TRUNC([.Q214]+1/4);TRUNC([.Q214]+3/4))))" office:value-type="float" office:value="4">
            <text:p>4</text:p>
          </table:table-cell>
          <table:table-cell table:formula="of:=IF([.R214]&gt;[.R213];[.R214]-[.$S$3];[.R214]+[.$S$3])-[.$W$4]" office:value-type="float" office:value="-0.1744">
            <text:p>-0,1744</text:p>
          </table:table-cell>
          <table:table-cell table:formula="of:=IF([.S214]&gt;0;IF([.S214]&gt;3;3*0.25;[.S214]*0.25);IF([.S214]&lt;-3;-3*0.16;[.S214]*0.16))/3" office:value-type="float" office:value="-0.00930133333333335">
            <text:p>-0,0093013333</text:p>
          </table:table-cell>
          <table:table-cell table:formula="of:=IF([.R214]=[.R213];[.U213];IF([.R214]&gt;[.R213];1;0))" office:value-type="float" office:value="1">
            <text:p>1</text:p>
          </table:table-cell>
          <table:table-cell table:formula="of:=IF([.U214]=[.U213];IF([.V213]&gt;0;[.V213]-1;0);[.$W$6])" office:value-type="float" office:value="13">
            <text:p>13</text:p>
          </table:table-cell>
          <table:table-cell/>
        </table:table-row>
        <table:table-row table:style-name="ro2">
          <table:table-cell table:number-columns-repeated="14"/>
          <table:table-cell table:formula="of:=[.O214]-([.T214]*1+[.T213]*3+[.T212]*3+[.T211]*2+[.T210]*2+[.T209]*1)/12+RAND()*0.077" office:value-type="float" office:value="-0.21486791851571">
            <text:p>-0,2148679185</text:p>
          </table:table-cell>
          <table:table-cell table:formula="of:=IF([.V214]&gt;0;TRUNC([.P214]+[.O215]*800);[.P214])" office:value-type="float" office:value="18244">
            <text:p>18244</text:p>
          </table:table-cell>
          <table:table-cell table:formula="of:=((([.O215]*[.O215]*10000)/256*[.$B$5]+[.$B$6]*256)*[.O215]*100+[.P215]*[.$B$7])/256/256+0" office:value-type="float" office:value="4.18929501121887">
            <text:p>4,19</text:p>
          </table:table-cell>
          <table:table-cell table:formula="of:=IF([.Q215]&gt;10;10;IF([.Q215]&lt;-10;-10;IF([.Q215]&gt;=[.R214];TRUNC([.Q215]+1/4);TRUNC([.Q215]+3/4))))" office:value-type="float" office:value="4">
            <text:p>4</text:p>
          </table:table-cell>
          <table:table-cell table:formula="of:=IF([.R215]&gt;[.R214];[.R215]-[.$S$3];[.R215]+[.$S$3])-[.$W$4]" office:value-type="float" office:value="-0.1744">
            <text:p>-0,1744</text:p>
          </table:table-cell>
          <table:table-cell table:formula="of:=IF([.S215]&gt;0;IF([.S215]&gt;3;3*0.25;[.S215]*0.25);IF([.S215]&lt;-3;-3*0.16;[.S215]*0.16))/3" office:value-type="float" office:value="-0.00930133333333335">
            <text:p>-0,0093013333</text:p>
          </table:table-cell>
          <table:table-cell table:formula="of:=IF([.R215]=[.R214];[.U214];IF([.R215]&gt;[.R214];1;0))" office:value-type="float" office:value="1">
            <text:p>1</text:p>
          </table:table-cell>
          <table:table-cell table:formula="of:=IF([.U215]=[.U214];IF([.V214]&gt;0;[.V214]-1;0);[.$W$6])" office:value-type="float" office:value="12">
            <text:p>12</text:p>
          </table:table-cell>
          <table:table-cell/>
        </table:table-row>
        <table:table-row table:style-name="ro2">
          <table:table-cell table:number-columns-repeated="14"/>
          <table:table-cell table:formula="of:=[.O215]-([.T215]*1+[.T214]*3+[.T213]*3+[.T212]*2+[.T211]*2+[.T210]*1)/12+RAND()*0.077" office:value-type="float" office:value="-0.196130724653766">
            <text:p>-0,1961307247</text:p>
          </table:table-cell>
          <table:table-cell table:formula="of:=IF([.V215]&gt;0;TRUNC([.P215]+[.O216]*800);[.P215])" office:value-type="float" office:value="18087">
            <text:p>18087</text:p>
          </table:table-cell>
          <table:table-cell table:formula="of:=((([.O216]*[.O216]*10000)/256*[.$B$5]+[.$B$6]*256)*[.O216]*100+[.P216]*[.$B$7])/256/256+0" office:value-type="float" office:value="4.1760375254755">
            <text:p>4,18</text:p>
          </table:table-cell>
          <table:table-cell table:formula="of:=IF([.Q216]&gt;10;10;IF([.Q216]&lt;-10;-10;IF([.Q216]&gt;=[.R215];TRUNC([.Q216]+1/4);TRUNC([.Q216]+3/4))))" office:value-type="float" office:value="4">
            <text:p>4</text:p>
          </table:table-cell>
          <table:table-cell table:formula="of:=IF([.R216]&gt;[.R215];[.R216]-[.$S$3];[.R216]+[.$S$3])-[.$W$4]" office:value-type="float" office:value="-0.1744">
            <text:p>-0,1744</text:p>
          </table:table-cell>
          <table:table-cell table:formula="of:=IF([.S216]&gt;0;IF([.S216]&gt;3;3*0.25;[.S216]*0.25);IF([.S216]&lt;-3;-3*0.16;[.S216]*0.16))/3" office:value-type="float" office:value="-0.00930133333333335">
            <text:p>-0,0093013333</text:p>
          </table:table-cell>
          <table:table-cell table:formula="of:=IF([.R216]=[.R215];[.U215];IF([.R216]&gt;[.R215];1;0))" office:value-type="float" office:value="1">
            <text:p>1</text:p>
          </table:table-cell>
          <table:table-cell table:formula="of:=IF([.U216]=[.U215];IF([.V215]&gt;0;[.V215]-1;0);[.$W$6])" office:value-type="float" office:value="11">
            <text:p>11</text:p>
          </table:table-cell>
          <table:table-cell/>
        </table:table-row>
        <table:table-row table:style-name="ro2">
          <table:table-cell table:number-columns-repeated="14"/>
          <table:table-cell table:formula="of:=[.O216]-([.T216]*1+[.T215]*3+[.T214]*3+[.T213]*2+[.T212]*2+[.T211]*1)/12+RAND()*0.077" office:value-type="float" office:value="-0.13307497827775">
            <text:p>-0,1330749783</text:p>
          </table:table-cell>
          <table:table-cell table:formula="of:=IF([.V216]&gt;0;TRUNC([.P216]+[.O217]*800);[.P216])" office:value-type="float" office:value="17980">
            <text:p>17980</text:p>
          </table:table-cell>
          <table:table-cell table:formula="of:=((([.O217]*[.O217]*10000)/256*[.$B$5]+[.$B$6]*256)*[.O217]*100+[.P217]*[.$B$7])/256/256+0" office:value-type="float" office:value="4.23061095884622">
            <text:p>4,23</text:p>
          </table:table-cell>
          <table:table-cell table:formula="of:=IF([.Q217]&gt;10;10;IF([.Q217]&lt;-10;-10;IF([.Q217]&gt;=[.R216];TRUNC([.Q217]+1/4);TRUNC([.Q217]+3/4))))" office:value-type="float" office:value="4">
            <text:p>4</text:p>
          </table:table-cell>
          <table:table-cell table:formula="of:=IF([.R217]&gt;[.R216];[.R217]-[.$S$3];[.R217]+[.$S$3])-[.$W$4]" office:value-type="float" office:value="-0.1744">
            <text:p>-0,1744</text:p>
          </table:table-cell>
          <table:table-cell table:formula="of:=IF([.S217]&gt;0;IF([.S217]&gt;3;3*0.25;[.S217]*0.25);IF([.S217]&lt;-3;-3*0.16;[.S217]*0.16))/3" office:value-type="float" office:value="-0.00930133333333335">
            <text:p>-0,0093013333</text:p>
          </table:table-cell>
          <table:table-cell table:formula="of:=IF([.R217]=[.R216];[.U216];IF([.R217]&gt;[.R216];1;0))" office:value-type="float" office:value="1">
            <text:p>1</text:p>
          </table:table-cell>
          <table:table-cell table:formula="of:=IF([.U217]=[.U216];IF([.V216]&gt;0;[.V216]-1;0);[.$W$6])" office:value-type="float" office:value="10">
            <text:p>10</text:p>
          </table:table-cell>
          <table:table-cell/>
        </table:table-row>
        <table:table-row table:style-name="ro2">
          <table:table-cell table:number-columns-repeated="14"/>
          <table:table-cell table:formula="of:=[.O217]-([.T217]*1+[.T216]*3+[.T215]*3+[.T214]*2+[.T213]*2+[.T212]*1)/12+RAND()*0.077" office:value-type="float" office:value="-0.0683471245670187">
            <text:p>-0,0683471246</text:p>
          </table:table-cell>
          <table:table-cell table:formula="of:=IF([.V217]&gt;0;TRUNC([.P217]+[.O218]*800);[.P217])" office:value-type="float" office:value="17925">
            <text:p>17925</text:p>
          </table:table-cell>
          <table:table-cell table:formula="of:=((([.O218]*[.O218]*10000)/256*[.$B$5]+[.$B$6]*256)*[.O218]*100+[.P218]*[.$B$7])/256/256+0" office:value-type="float" office:value="4.29570775453717">
            <text:p>4,30</text:p>
          </table:table-cell>
          <table:table-cell table:formula="of:=IF([.Q218]&gt;10;10;IF([.Q218]&lt;-10;-10;IF([.Q218]&gt;=[.R217];TRUNC([.Q218]+1/4);TRUNC([.Q218]+3/4))))" office:value-type="float" office:value="4">
            <text:p>4</text:p>
          </table:table-cell>
          <table:table-cell table:formula="of:=IF([.R218]&gt;[.R217];[.R218]-[.$S$3];[.R218]+[.$S$3])-[.$W$4]" office:value-type="float" office:value="-0.1744">
            <text:p>-0,1744</text:p>
          </table:table-cell>
          <table:table-cell table:formula="of:=IF([.S218]&gt;0;IF([.S218]&gt;3;3*0.25;[.S218]*0.25);IF([.S218]&lt;-3;-3*0.16;[.S218]*0.16))/3" office:value-type="float" office:value="-0.00930133333333335">
            <text:p>-0,0093013333</text:p>
          </table:table-cell>
          <table:table-cell table:formula="of:=IF([.R218]=[.R217];[.U217];IF([.R218]&gt;[.R217];1;0))" office:value-type="float" office:value="1">
            <text:p>1</text:p>
          </table:table-cell>
          <table:table-cell table:formula="of:=IF([.U218]=[.U217];IF([.V217]&gt;0;[.V217]-1;0);[.$W$6])" office:value-type="float" office:value="9">
            <text:p>9</text:p>
          </table:table-cell>
          <table:table-cell/>
        </table:table-row>
        <table:table-row table:style-name="ro2">
          <table:table-cell table:number-columns-repeated="14"/>
          <table:table-cell table:formula="of:=[.O218]-([.T218]*1+[.T217]*3+[.T216]*3+[.T215]*2+[.T214]*2+[.T213]*1)/12+RAND()*0.077" office:value-type="float" office:value="0.0123169409467089">
            <text:p>0,0123169409</text:p>
          </table:table-cell>
          <table:table-cell table:formula="of:=IF([.V218]&gt;0;TRUNC([.P218]+[.O219]*800);[.P218])" office:value-type="float" office:value="17934">
            <text:p>17934</text:p>
          </table:table-cell>
          <table:table-cell table:formula="of:=((([.O219]*[.O219]*10000)/256*[.$B$5]+[.$B$6]*256)*[.O219]*100+[.P219]*[.$B$7])/256/256+0" office:value-type="float" office:value="4.39285433417737">
            <text:p>4,39</text:p>
          </table:table-cell>
          <table:table-cell table:formula="of:=IF([.Q219]&gt;10;10;IF([.Q219]&lt;-10;-10;IF([.Q219]&gt;=[.R218];TRUNC([.Q219]+1/4);TRUNC([.Q219]+3/4))))" office:value-type="float" office:value="4">
            <text:p>4</text:p>
          </table:table-cell>
          <table:table-cell table:formula="of:=IF([.R219]&gt;[.R218];[.R219]-[.$S$3];[.R219]+[.$S$3])-[.$W$4]" office:value-type="float" office:value="-0.1744">
            <text:p>-0,1744</text:p>
          </table:table-cell>
          <table:table-cell table:formula="of:=IF([.S219]&gt;0;IF([.S219]&gt;3;3*0.25;[.S219]*0.25);IF([.S219]&lt;-3;-3*0.16;[.S219]*0.16))/3" office:value-type="float" office:value="-0.00930133333333335">
            <text:p>-0,0093013333</text:p>
          </table:table-cell>
          <table:table-cell table:formula="of:=IF([.R219]=[.R218];[.U218];IF([.R219]&gt;[.R218];1;0))" office:value-type="float" office:value="1">
            <text:p>1</text:p>
          </table:table-cell>
          <table:table-cell table:formula="of:=IF([.U219]=[.U218];IF([.V218]&gt;0;[.V218]-1;0);[.$W$6])" office:value-type="float" office:value="8">
            <text:p>8</text:p>
          </table:table-cell>
          <table:table-cell/>
        </table:table-row>
        <table:table-row table:style-name="ro2">
          <table:table-cell table:number-columns-repeated="14"/>
          <table:table-cell table:formula="of:=[.O219]-([.T219]*1+[.T218]*3+[.T217]*3+[.T216]*2+[.T215]*2+[.T214]*1)/12+RAND()*0.077" office:value-type="float" office:value="0.0753405117268533">
            <text:p>0,0753405117</text:p>
          </table:table-cell>
          <table:table-cell table:formula="of:=IF([.V219]&gt;0;TRUNC([.P219]+[.O220]*800);[.P219])" office:value-type="float" office:value="17994">
            <text:p>17994</text:p>
          </table:table-cell>
          <table:table-cell table:formula="of:=((([.O220]*[.O220]*10000)/256*[.$B$5]+[.$B$6]*256)*[.O220]*100+[.P220]*[.$B$7])/256/256+0" office:value-type="float" office:value="4.48191684322061">
            <text:p>4,48</text:p>
          </table:table-cell>
          <table:table-cell table:formula="of:=IF([.Q220]&gt;10;10;IF([.Q220]&lt;-10;-10;IF([.Q220]&gt;=[.R219];TRUNC([.Q220]+1/4);TRUNC([.Q220]+3/4))))" office:value-type="float" office:value="4">
            <text:p>4</text:p>
          </table:table-cell>
          <table:table-cell table:formula="of:=IF([.R220]&gt;[.R219];[.R220]-[.$S$3];[.R220]+[.$S$3])-[.$W$4]" office:value-type="float" office:value="-0.1744">
            <text:p>-0,1744</text:p>
          </table:table-cell>
          <table:table-cell table:formula="of:=IF([.S220]&gt;0;IF([.S220]&gt;3;3*0.25;[.S220]*0.25);IF([.S220]&lt;-3;-3*0.16;[.S220]*0.16))/3" office:value-type="float" office:value="-0.00930133333333335">
            <text:p>-0,0093013333</text:p>
          </table:table-cell>
          <table:table-cell table:formula="of:=IF([.R220]=[.R219];[.U219];IF([.R220]&gt;[.R219];1;0))" office:value-type="float" office:value="1">
            <text:p>1</text:p>
          </table:table-cell>
          <table:table-cell table:formula="of:=IF([.U220]=[.U219];IF([.V219]&gt;0;[.V219]-1;0);[.$W$6])" office:value-type="float" office:value="7">
            <text:p>7</text:p>
          </table:table-cell>
          <table:table-cell/>
        </table:table-row>
      </table:table>
      <table:table table:name="Lis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.03.2011</text:date>, <text:time>16:39:5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bryj </meta:initial-creator>
    <meta:creation-date>2011-02-24T11:26:27</meta:creation-date>
    <dc:date>2011-03-03T16:39:52</dc:date>
    <dc:creator>dobryj </dc:creator>
    <meta:editing-duration>PT18H11M03S</meta:editing-duration>
    <meta:editing-cycles>12</meta:editing-cycles>
    <meta:generator>OpenOffice.org/3.2$Unix OpenOffice.org_project/320m19$Build-9505</meta:generator>
    <meta:document-statistic meta:table-count="3" meta:cell-count="18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tick-marks-minor-inner="false" chart:tick-marks-minor-outer="true" chart:logarithmic="false" chart:minimum="-2" chart:maximum="2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-25" chart:maximum="25" chart:interval-major="5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618cm" svg:height="12.533cm" xlink:href=".." chart:class="chart:scatter" chart:style-name="ch1">
        <chart:plot-area chart:style-name="ch2" table:cell-range-address="List1.I4:List1.J44" svg:x="0.21cm" svg:y="0.248cm" svg:width="17.873cm" svg:height="12.028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List1.J4:List1.J44" chart:class="chart:scatter">
            <chart:domain table:cell-range-address="List1.I4:List1.I44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I</text:p>
              </table:table-cell>
              <table:table-cell office:value-type="string">
                <text:p>Sloupec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 text:id="List1.I4:List1.I44">-2</text:p>
              </table:table-cell>
              <table:table-cell office:value-type="float" office:value="-12.8341674804688">
                <text:p text:id="List1.J4:List1.J44">-12.83416748046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">
                <text:p>-1.9</text:p>
              </table:table-cell>
              <table:table-cell office:value-type="float" office:value="-11.2207841873169">
                <text:p>-11.2207841873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">
                <text:p>-1.8</text:p>
              </table:table-cell>
              <table:table-cell office:value-type="float" office:value="-9.75688934326172">
                <text:p>-9.75688934326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">
                <text:p>-1.7</text:p>
              </table:table-cell>
              <table:table-cell office:value-type="float" office:value="-8.43461513519287">
                <text:p>-8.43461513519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">
                <text:p>-1.6</text:p>
              </table:table-cell>
              <table:table-cell office:value-type="float" office:value="-7.24609375">
                <text:p>-7.246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">
                <text:p>-1.5</text:p>
              </table:table-cell>
              <table:table-cell office:value-type="float" office:value="-6.18345737457275">
                <text:p>-6.18345737457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4">
                <text:p>-1.4</text:p>
              </table:table-cell>
              <table:table-cell office:value-type="float" office:value="-5.23883819580078">
                <text:p>-5.238838195800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3">
                <text:p>-1.3</text:p>
              </table:table-cell>
              <table:table-cell office:value-type="float" office:value="-4.40436840057373">
                <text:p>-4.40436840057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">
                <text:p>-1.2</text:p>
              </table:table-cell>
              <table:table-cell office:value-type="float" office:value="-3.67218017578125">
                <text:p>-3.6721801757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">
                <text:p>-1.1</text:p>
              </table:table-cell>
              <table:table-cell office:value-type="float" office:value="-3.03440570831299">
                <text:p>-3.03440570831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99999999999999">
                <text:p>-0.999999999999999</text:p>
              </table:table-cell>
              <table:table-cell office:value-type="float" office:value="-2.48317718505859">
                <text:p>-2.48317718505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9999999999999">
                <text:p>-0.899999999999999</text:p>
              </table:table-cell>
              <table:table-cell office:value-type="float" office:value="-2.01062679290771">
                <text:p>-2.010626792907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-1.60888671875">
                <text:p>-1.6088867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-1.27008914947509">
                <text:p>-1.270089149475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99999999999999">
                <text:p>-0.599999999999999</text:p>
              </table:table-cell>
              <table:table-cell office:value-type="float" office:value="-0.986366271972654">
                <text:p>-0.986366271972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0.749850273132322">
                <text:p>-0.749850273132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-0.552673339843748">
                <text:p>-0.5526733398437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99999999999998">
                <text:p>-0.299999999999998</text:p>
              </table:table-cell>
              <table:table-cell office:value-type="float" office:value="-0.386967658996579">
                <text:p>-0.3869676589965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99999999999998">
                <text:p>-0.199999999999998</text:p>
              </table:table-cell>
              <table:table-cell office:value-type="float" office:value="-0.244865417480466">
                <text:p>-0.2448654174804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999999999999983">
                <text:p>-0.0999999999999983</text:p>
              </table:table-cell>
              <table:table-cell office:value-type="float" office:value="-0.118498802185057">
                <text:p>-0.1184988021850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2.08166817117217E-015">
                <text:p>2.08166817117217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0000000000002">
                <text:p>0.100000000000002</text:p>
              </table:table-cell>
              <table:table-cell office:value-type="float" office:value="0.118498802185061">
                <text:p>0.1184988021850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0000000000002">
                <text:p>0.200000000000002</text:p>
              </table:table-cell>
              <table:table-cell office:value-type="float" office:value="0.244865417480471">
                <text:p>0.244865417480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0000000000002">
                <text:p>0.300000000000002</text:p>
              </table:table-cell>
              <table:table-cell office:value-type="float" office:value="0.386967658996585">
                <text:p>0.3869676589965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0000000000002">
                <text:p>0.400000000000002</text:p>
              </table:table-cell>
              <table:table-cell office:value-type="float" office:value="0.552673339843754">
                <text:p>0.5526733398437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0.749850273132329">
                <text:p>0.749850273132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0000000000002">
                <text:p>0.600000000000002</text:p>
              </table:table-cell>
              <table:table-cell office:value-type="float" office:value="0.986366271972662">
                <text:p>0.9863662719726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0000000000002">
                <text:p>0.700000000000002</text:p>
              </table:table-cell>
              <table:table-cell office:value-type="float" office:value="1.2700891494751">
                <text:p>1.2700891494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00000000000003">
                <text:p>0.800000000000003</text:p>
              </table:table-cell>
              <table:table-cell office:value-type="float" office:value="1.60888671875001">
                <text:p>1.60888671875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0000000000003">
                <text:p>0.900000000000003</text:p>
              </table:table-cell>
              <table:table-cell office:value-type="float" office:value="2.01062679290773">
                <text:p>2.010626792907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.48317718505859">
                <text:p>2.483177185058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">
                <text:p>1.1</text:p>
              </table:table-cell>
              <table:table-cell office:value-type="float" office:value="3.03440570831299">
                <text:p>3.03440570831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3.67218017578125">
                <text:p>3.6721801757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">
                <text:p>1.3</text:p>
              </table:table-cell>
              <table:table-cell office:value-type="float" office:value="4.40436840057373">
                <text:p>4.40436840057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">
                <text:p>1.4</text:p>
              </table:table-cell>
              <table:table-cell office:value-type="float" office:value="5.23883819580078">
                <text:p>5.23883819580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">
                <text:p>1.5</text:p>
              </table:table-cell>
              <table:table-cell office:value-type="float" office:value="6.18345737457275">
                <text:p>6.18345737457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">
                <text:p>1.6</text:p>
              </table:table-cell>
              <table:table-cell office:value-type="float" office:value="7.24609375">
                <text:p>7.24609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">
                <text:p>1.7</text:p>
              </table:table-cell>
              <table:table-cell office:value-type="float" office:value="8.43461513519287">
                <text:p>8.434615135192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">
                <text:p>1.8</text:p>
              </table:table-cell>
              <table:table-cell office:value-type="float" office:value="9.75688934326172">
                <text:p>9.75688934326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">
                <text:p>1.9</text:p>
              </table:table-cell>
              <table:table-cell office:value-type="float" office:value="11.2207841873169">
                <text:p>11.2207841873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2.8341674804688">
                <text:p>12.83416748046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541cm" svg:height="7.252cm" xlink:href=".." chart:class="chart:line" chart:style-name="ch1">
        <chart:legend chart:legend-position="end" svg:x="26.9cm" svg:y="3.157cm" chart:style-name="ch2"/>
        <chart:plot-area chart:style-name="ch3" table:cell-range-address="List1.O2:List1.O2 List1.O4:List1.O220 List1.R2:List1.R2 List1.R4:List1.R220" chart:data-source-has-labels="row" svg:x="0.61cm" svg:y="0.145cm" svg:width="25.681cm" svg:height="6.81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List1.O4:List1.O220" chart:label-cell-address="List1.O2:List1.O2" chart:class="chart:line">
            <chart:data-point chart:repeated="217"/>
          </chart:series>
          <chart:series chart:attached-axis="primary-y" chart:style-name="ch8" chart:values-cell-range-address="List1.R4:List1.R220" chart:label-cell-address="List1.R2:List1.R2" chart:class="chart:line">
            <chart:data-point chart:repeated="2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1.O2:List1.O2">error</text:p>
              </table:table-cell>
              <table:table-cell office:value-type="string">
                <text:p text:id="List1.R2:List1.R2">Valve [center +-%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">
                <text:p text:id="List1.O4:List1.O220">4.8</text:p>
              </table:table-cell>
              <table:table-cell office:value-type="float" office:value="10">
                <text:p text:id="List1.R4:List1.R220"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5">
                <text:p>4.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0714285714286">
                <text:p>4.40714285714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5714285714286">
                <text:p>4.15714285714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0714285714286">
                <text:p>3.90714285714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5714285714286">
                <text:p>3.65714285714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2692352248695">
                <text:p>3.426923522486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0193234420302">
                <text:p>3.201932344203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7139427570453">
                <text:p>2.971394275704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6220688886814">
                <text:p>2.762206888868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599124303345">
                <text:p>2.55991243033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1161653570658">
                <text:p>2.311616535706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7103283457238">
                <text:p>2.07103283457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827143268512">
                <text:p>1.88271432685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7575562135609">
                <text:p>1.675755621356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454325511876">
                <text:p>1.44543255118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0281818259521">
                <text:p>1.202818182595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6570642274482">
                <text:p>0.9665706422744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63818881274799">
                <text:p>0.7638188812747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8415376607741">
                <text:p>0.6284153766077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1612235236551">
                <text:p>0.5116122352365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9233776313315">
                <text:p>0.4592337763133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2570729077656">
                <text:p>0.452570729077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7632667748101">
                <text:p>0.497632667748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74906534357105">
                <text:p>0.574906534357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48676838635078">
                <text:p>0.6486768386350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66354587794326">
                <text:p>0.6663545877943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7164869633515">
                <text:p>0.6971648696335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44250664539615">
                <text:p>0.7442506645396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7502912629809">
                <text:p>0.7875029126298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9502444698391">
                <text:p>0.8195024446983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86007723613991">
                <text:p>0.8860077236139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64372792857382">
                <text:p>0.9643727928573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3021677450314">
                <text:p>1.030216774503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1540575780828">
                <text:p>1.015405757808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3387139451804">
                <text:p>1.033871394518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1830809550322">
                <text:p>1.018308095503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31429966410523">
                <text:p>0.9314299664105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18517980391909">
                <text:p>0.8185179803919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89185946211937">
                <text:p>0.6891859462119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11037096949516">
                <text:p>0.6110370969495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3138620795282">
                <text:p>0.531386207952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00008279144923">
                <text:p>0.4000082791449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4275728784164">
                <text:p>0.2542757287841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6250776510731">
                <text:p>0.1662507765107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05691919985501">
                <text:p>0.1056919199855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82474105673575">
                <text:p>0.0282474105673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316364525709113">
                <text:p>0.003163645257091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375724844699125">
                <text:p>0.00375724844699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350568863750102">
                <text:p>-0.00350568863750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133596252456367">
                <text:p>-0.01335962524563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434220523158148">
                <text:p>-0.0434220523158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805305593987986">
                <text:p>-0.08053055939879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23028876575927">
                <text:p>-0.1230288765759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67860920495359">
                <text:p>-0.1678609204953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07488449858228">
                <text:p>-0.2074884498582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262517796090717">
                <text:p>-0.2625177960907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98973424184235">
                <text:p>-0.298973424184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17092005041247">
                <text:p>-0.3170920050412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327828445256525">
                <text:p>-0.3278284452565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04299380815405">
                <text:p>-0.3042993808154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254160651790202">
                <text:p>-0.2541606517902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32625590831802">
                <text:p>-0.2326255908318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68715234925069">
                <text:p>-0.1687152349250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917078575874366">
                <text:p>-0.09170785758743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372562577683488">
                <text:p>-0.03725625776834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29306237370375">
                <text:p>0.0329306237370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9527368726516">
                <text:p>0.1095273687265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0150839452907">
                <text:p>0.1201508394529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8114623828568">
                <text:p>0.1381146238285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6762667971408">
                <text:p>0.156762667971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41370622804566">
                <text:p>0.2413706228045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4816851516866">
                <text:p>0.2548168515168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4220300185142">
                <text:p>0.2942203001851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8229037990875">
                <text:p>0.3082290379908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8839203354486">
                <text:p>0.3788392033544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02280906608642">
                <text:p>0.4022809066086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27583579440676">
                <text:p>0.4275835794406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51434201716243">
                <text:p>0.451434201716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25896397049189">
                <text:p>0.4258963970491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8642702168562">
                <text:p>0.386427021685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52181485130829">
                <text:p>0.3521814851308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8355920096119">
                <text:p>0.338355920096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16569593205121">
                <text:p>0.3165695932051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69512426049094">
                <text:p>-1.6951242604909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74291520277842">
                <text:p>-1.7429152027784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65926239232976">
                <text:p>-1.6592623923297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52371892559165">
                <text:p>-1.5237189255916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38663216263931">
                <text:p>-1.386632162639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195831266381">
                <text:p>-1.1958312663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90399350933416">
                <text:p>-0.990399350933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06817301281879">
                <text:p>-0.806817301281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60057012044281">
                <text:p>-0.60057012044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440379144036828">
                <text:p>-0.4403791440368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27394896070078">
                <text:p>-0.273948960700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84473069190745">
                <text:p>-0.0844730691907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2382840367658">
                <text:p>0.1023828403676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02743905244948">
                <text:p>0.3027439052449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5238543063335">
                <text:p>0.452385430633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06839033176222">
                <text:p>0.606839033176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97098993540285">
                <text:p>0.6970989935402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03884563071526">
                <text:p>0.8038845630715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96822564892001">
                <text:p>0.8968225648920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28291198448664">
                <text:p>0.9282911984486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98750661092626">
                <text:p>0.9987506610926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2262584516328">
                <text:p>1.022625845163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3002464408355">
                <text:p>1.030024644083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44468254461971">
                <text:p>0.9444682544619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27880778031324">
                <text:p>0.8278807780313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27751532560497">
                <text:p>0.7277515325604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02201338271862">
                <text:p>0.6022013382718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75797153144313">
                <text:p>0.475797153144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19805704487885">
                <text:p>0.419805704487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17091056275651">
                <text:p>0.317091056275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93256099848515">
                <text:p>0.2932560998485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65981908607135">
                <text:p>0.2659819086071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99931873662981">
                <text:p>0.1999318736629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96116394351168">
                <text:p>0.1961163943511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966344762568">
                <text:p>0.169663447625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37900175669721">
                <text:p>0.1379001756697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6952259282885">
                <text:p>0.106952259282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89312280049793">
                <text:p>0.04893122800497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07500057005569">
                <text:p>0.04075000570055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209507298113532">
                <text:p>-0.02095072981135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787807846832774">
                <text:p>-0.07878078468327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792624903183184">
                <text:p>-0.07926249031831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104010000986861">
                <text:p>-0.1040100009868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116498812931193">
                <text:p>-0.1164988129311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25395453688943">
                <text:p>-0.125395453688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122894327822117">
                <text:p>-0.1228943278221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165719759445799">
                <text:p>-0.1657197594457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174368884248075">
                <text:p>-0.1743688842480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212272411072229">
                <text:p>-0.2122724110722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210127840875437">
                <text:p>-0.2101278408754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214384554343273">
                <text:p>-0.2143845543432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262590618487609">
                <text:p>-0.2625906184876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287768641997942">
                <text:p>-0.287768641997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296815667656616">
                <text:p>-0.2968156676566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312391676978088">
                <text:p>-0.3123916769780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288548065807957">
                <text:p>-0.2885480658079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284967892493013">
                <text:p>-0.284967892493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232151651658675">
                <text:p>-0.232151651658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156981114504983">
                <text:p>-0.1569811145049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142511500957578">
                <text:p>-0.1425115009575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82379241632952">
                <text:p>-0.0823792416329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184103275730622">
                <text:p>-0.01841032757306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45295391774066">
                <text:p>0.04452953917740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07411763557879">
                <text:p>0.1074117635578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59365198305956">
                <text:p>0.1593651983059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84893673922348">
                <text:p>0.184893673922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93028848569083">
                <text:p>0.1930288485690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7152525585507">
                <text:p>0.171525255855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9515144638001">
                <text:p>0.1595151446380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78959985869202">
                <text:p>0.1789599858692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24513435421056">
                <text:p>0.1245134354210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964479360345857">
                <text:p>0.09644793603458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932026272221574">
                <text:p>0.09320262722215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790585661054695">
                <text:p>0.07905856610546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03042547746668">
                <text:p>0.03030425477466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996230520448782">
                <text:p>0.009962305204487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988063004537348">
                <text:p>-0.00988063004537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326603729998586">
                <text:p>-0.03266037299985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69851447372314">
                <text:p>-0.0698514473723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35797909410473">
                <text:p>-0.1357979094104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64633082168166">
                <text:p>-0.1646330821681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214280870008458">
                <text:p>-0.2142808700084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259633396190953">
                <text:p>-0.2596333961909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321846592458979">
                <text:p>-0.3218465924589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311741405957944">
                <text:p>-0.311741405957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303869941461911">
                <text:p>-0.3038699414619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273439526559806">
                <text:p>-0.2734395265598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274462611152417">
                <text:p>-0.274462611152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248008683599824">
                <text:p>-0.2480086835998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196166842655138">
                <text:p>-0.196166842655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172496313700344">
                <text:p>-0.172496313700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887030157120133">
                <text:p>-0.08870301571201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94080640599509">
                <text:p>1.940806405995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99650702395843">
                <text:p>1.996507023958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97044743525197">
                <text:p>1.970447435251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913498472627">
                <text:p>1.89134984726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71616849639799">
                <text:p>1.716168496397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5246741567161">
                <text:p>1.55246741567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36883179052388">
                <text:p>1.368831790523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5858966177544">
                <text:p>1.158589661775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7051653342722">
                <text:p>0.970516533427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97484357831348">
                <text:p>0.7974843578313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5097672969643">
                <text:p>0.550976729696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51458292535785">
                <text:p>0.3514582925357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56082055859081">
                <text:p>0.1560820558590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703798836066389">
                <text:p>-0.07037988360663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298440270337463">
                <text:p>-0.2984402703374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520648331152917">
                <text:p>-0.5206483311529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696245569128678">
                <text:p>-0.6962455691286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877274807973879">
                <text:p>-0.8772748079738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05221821971638">
                <text:p>-1.052218219716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17347551933872">
                <text:p>-1.173475519338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19465210157977">
                <text:p>-1.19465210157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17501115061588">
                <text:p>-1.175011150615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12195853539514">
                <text:p>-1.121958535395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01106815332152">
                <text:p>-1.01106815332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926358404528261">
                <text:p>-0.9263584045282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847942485516524">
                <text:p>-0.8479424855165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785009410257738">
                <text:p>-0.7850094102577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672194178320476">
                <text:p>-0.6721941783204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553282196105975">
                <text:p>-0.5532821961059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486557703003505">
                <text:p>-0.4865577030035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400161617522357">
                <text:p>-0.4001616175223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371197102489646">
                <text:p>-0.3711971024896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346975991423836">
                <text:p>-0.3469759914238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313529272426919">
                <text:p>-0.3135292724269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239837900939032">
                <text:p>-0.2398379009390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21486791851571">
                <text:p>-0.214867918515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196130724653766">
                <text:p>-0.1961307246537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13307497827775">
                <text:p>-0.133074978277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683471245670187">
                <text:p>-0.06834712456701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23169409467089">
                <text:p>0.01231694094670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753405117268533">
                <text:p>0.075340511726853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